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9232in" svg:height="3.5394in" svg:x="4.4272in" svg:y="0.5776in">
            <draw:object draw:notify-on-update-of-ranges="Sheet1.A1:Sheet1.A1 Sheet1.A2:Sheet1.A1179 Sheet1.B1:Sheet1.B1 Sheet1.B2:Sheet1.B117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EMoS01.baseStation[0].app.</text:p>
          </table:table-cell>
        </table:table-row>
        <table:table-row table:style-name="ro1">
          <table:table-cell office:value-type="float" office:value="5.043872114192">
            <text:p>5.0438721142</text:p>
          </table:table-cell>
          <table:table-cell office:value-type="float" office:value="3.70644">
            <text:p>3.70644</text:p>
          </table:table-cell>
        </table:table-row>
        <table:table-row table:style-name="ro1">
          <table:table-cell office:value-type="float" office:value="10.044176166166">
            <text:p>10.0441761662</text:p>
          </table:table-cell>
          <table:table-cell office:value-type="float" office:value="3.16237">
            <text:p>3.16237</text:p>
          </table:table-cell>
        </table:table-row>
        <table:table-row table:style-name="ro1">
          <table:table-cell office:value-type="float" office:value="15.011168021134">
            <text:p>15.0111680211</text:p>
          </table:table-cell>
          <table:table-cell office:value-type="float" office:value="3.43615">
            <text:p>3.43615</text:p>
          </table:table-cell>
        </table:table-row>
        <table:table-row table:style-name="ro1">
          <table:table-cell office:value-type="float" office:value="20.011760021134">
            <text:p>20.0117600211</text:p>
          </table:table-cell>
          <table:table-cell office:value-type="float" office:value="3.64078">
            <text:p>3.64078</text:p>
          </table:table-cell>
        </table:table-row>
        <table:table-row table:style-name="ro1">
          <table:table-cell office:value-type="float" office:value="25.009920021134">
            <text:p>25.0099200211</text:p>
          </table:table-cell>
          <table:table-cell office:value-type="float" office:value="3.7814">
            <text:p>3.7814</text:p>
          </table:table-cell>
        </table:table-row>
        <table:table-row table:style-name="ro1">
          <table:table-cell office:value-type="float" office:value="30.013680021134">
            <text:p>30.0136800211</text:p>
          </table:table-cell>
          <table:table-cell office:value-type="float" office:value="3.88116">
            <text:p>3.88116</text:p>
          </table:table-cell>
        </table:table-row>
        <table:table-row table:style-name="ro1">
          <table:table-cell office:value-type="float" office:value="35.014000038064">
            <text:p>35.0140000381</text:p>
          </table:table-cell>
          <table:table-cell office:value-type="float" office:value="3.34702">
            <text:p>3.34702</text:p>
          </table:table-cell>
        </table:table-row>
        <table:table-row table:style-name="ro1">
          <table:table-cell office:value-type="float" office:value="40.021072021134">
            <text:p>40.0210720211</text:p>
          </table:table-cell>
          <table:table-cell office:value-type="float" office:value="3.45914">
            <text:p>3.45914</text:p>
          </table:table-cell>
        </table:table-row>
        <table:table-row table:style-name="ro1">
          <table:table-cell office:value-type="float" office:value="45.012768021134">
            <text:p>45.0127680211</text:p>
          </table:table-cell>
          <table:table-cell office:value-type="float" office:value="3.55237">
            <text:p>3.55237</text:p>
          </table:table-cell>
        </table:table-row>
        <table:table-row table:style-name="ro1">
          <table:table-cell office:value-type="float" office:value="50.02758575911">
            <text:p>50.0275857591</text:p>
          </table:table-cell>
          <table:table-cell office:value-type="float" office:value="3.42071">
            <text:p>3.42071</text:p>
          </table:table-cell>
        </table:table-row>
        <table:table-row table:style-name="ro1">
          <table:table-cell office:value-type="float" office:value="55.011440021134">
            <text:p>55.0114400211</text:p>
          </table:table-cell>
          <table:table-cell office:value-type="float" office:value="3.69409">
            <text:p>3.69409</text:p>
          </table:table-cell>
        </table:table-row>
        <table:table-row table:style-name="ro1">
          <table:table-cell office:value-type="float" office:value="60.011440023022">
            <text:p>60.011440023</text:p>
          </table:table-cell>
          <table:table-cell office:value-type="float" office:value="3.41762">
            <text:p>3.41762</text:p>
          </table:table-cell>
        </table:table-row>
        <table:table-row table:style-name="ro1">
          <table:table-cell office:value-type="float" office:value="65.018752021134">
            <text:p>65.0187520211</text:p>
          </table:table-cell>
          <table:table-cell office:value-type="float" office:value="3.41509">
            <text:p>3.41509</text:p>
          </table:table-cell>
        </table:table-row>
        <table:table-row table:style-name="ro1">
          <table:table-cell office:value-type="float" office:value="70.009280021134">
            <text:p>70.0092800211</text:p>
          </table:table-cell>
          <table:table-cell office:value-type="float" office:value="3.41527">
            <text:p>3.41527</text:p>
          </table:table-cell>
        </table:table-row>
        <table:table-row table:style-name="ro1">
          <table:table-cell office:value-type="float" office:value="75.011488021134">
            <text:p>75.0114880211</text:p>
          </table:table-cell>
          <table:table-cell office:value-type="float" office:value="3.41526">
            <text:p>3.41526</text:p>
          </table:table-cell>
        </table:table-row>
        <table:table-row table:style-name="ro1">
          <table:table-cell office:value-type="float" office:value="80.009280021134">
            <text:p>80.0092800211</text:p>
          </table:table-cell>
          <table:table-cell office:value-type="float" office:value="3.41536">
            <text:p>3.41536</text:p>
          </table:table-cell>
        </table:table-row>
        <table:table-row table:style-name="ro1">
          <table:table-cell office:value-type="float" office:value="85.015680023022">
            <text:p>85.015680023</text:p>
          </table:table-cell>
          <table:table-cell office:value-type="float" office:value="3.60873">
            <text:p>3.60873</text:p>
          </table:table-cell>
        </table:table-row>
        <table:table-row table:style-name="ro1">
          <table:table-cell office:value-type="float" office:value="90.010480021134">
            <text:p>90.0104800211</text:p>
          </table:table-cell>
          <table:table-cell office:value-type="float" office:value="3.60862">
            <text:p>3.60862</text:p>
          </table:table-cell>
        </table:table-row>
        <table:table-row table:style-name="ro1">
          <table:table-cell office:value-type="float" office:value="95.019392021134">
            <text:p>95.0193920211</text:p>
          </table:table-cell>
          <table:table-cell office:value-type="float" office:value="3.60654">
            <text:p>3.60654</text:p>
          </table:table-cell>
        </table:table-row>
        <table:table-row table:style-name="ro1">
          <table:table-cell office:value-type="float" office:value="100.009280023022">
            <text:p>100.009280023</text:p>
          </table:table-cell>
          <table:table-cell office:value-type="float" office:value="3.75335">
            <text:p>3.75335</text:p>
          </table:table-cell>
        </table:table-row>
        <table:table-row table:style-name="ro1">
          <table:table-cell office:value-type="float" office:value="105.007328019169">
            <text:p>105.0073280192</text:p>
          </table:table-cell>
          <table:table-cell office:value-type="float" office:value="5.73105">
            <text:p>5.73105</text:p>
          </table:table-cell>
        </table:table-row>
        <table:table-row table:style-name="ro1">
          <table:table-cell office:value-type="float" office:value="110.014320019169">
            <text:p>110.0143200192</text:p>
          </table:table-cell>
          <table:table-cell office:value-type="float" office:value="5.84444">
            <text:p>5.84444</text:p>
          </table:table-cell>
        </table:table-row>
        <table:table-row table:style-name="ro1">
          <table:table-cell office:value-type="float" office:value="115.011440019169">
            <text:p>115.0114400192</text:p>
          </table:table-cell>
          <table:table-cell office:value-type="float" office:value="5.84387">
            <text:p>5.84387</text:p>
          </table:table-cell>
        </table:table-row>
        <table:table-row table:style-name="ro1">
          <table:table-cell office:value-type="float" office:value="120.011520019169">
            <text:p>120.0115200192</text:p>
          </table:table-cell>
          <table:table-cell office:value-type="float" office:value="5.84376">
            <text:p>5.84376</text:p>
          </table:table-cell>
        </table:table-row>
        <table:table-row table:style-name="ro1">
          <table:table-cell office:value-type="float" office:value="125.012480019169">
            <text:p>125.0124800192</text:p>
          </table:table-cell>
          <table:table-cell office:value-type="float" office:value="5.84344">
            <text:p>5.84344</text:p>
          </table:table-cell>
        </table:table-row>
        <table:table-row table:style-name="ro1">
          <table:table-cell office:value-type="float" office:value="130.007968019169">
            <text:p>130.0079680192</text:p>
          </table:table-cell>
          <table:table-cell office:value-type="float" office:value="5.84312">
            <text:p>5.84312</text:p>
          </table:table-cell>
        </table:table-row>
        <table:table-row table:style-name="ro1">
          <table:table-cell office:value-type="float" office:value="135.012720019169">
            <text:p>135.0127200192</text:p>
          </table:table-cell>
          <table:table-cell office:value-type="float" office:value="5.9808">
            <text:p>5.9808</text:p>
          </table:table-cell>
        </table:table-row>
        <table:table-row table:style-name="ro1">
          <table:table-cell office:value-type="float" office:value="140.013040019169">
            <text:p>140.0130400192</text:p>
          </table:table-cell>
          <table:table-cell office:value-type="float" office:value="5.98087">
            <text:p>5.98087</text:p>
          </table:table-cell>
        </table:table-row>
        <table:table-row table:style-name="ro1">
          <table:table-cell office:value-type="float" office:value="145.012800019169">
            <text:p>145.0128000192</text:p>
          </table:table-cell>
          <table:table-cell office:value-type="float" office:value="5.98087">
            <text:p>5.98087</text:p>
          </table:table-cell>
        </table:table-row>
        <table:table-row table:style-name="ro1">
          <table:table-cell office:value-type="float" office:value="150.009568019169">
            <text:p>150.0095680192</text:p>
          </table:table-cell>
          <table:table-cell office:value-type="float" office:value="5.99556">
            <text:p>5.99556</text:p>
          </table:table-cell>
        </table:table-row>
        <table:table-row table:style-name="ro1">
          <table:table-cell office:value-type="float" office:value="155.008608019169">
            <text:p>155.0086080192</text:p>
          </table:table-cell>
          <table:table-cell office:value-type="float" office:value="5.99322">
            <text:p>5.99322</text:p>
          </table:table-cell>
        </table:table-row>
        <table:table-row table:style-name="ro1">
          <table:table-cell office:value-type="float" office:value="160.010880019169">
            <text:p>160.0108800192</text:p>
          </table:table-cell>
          <table:table-cell office:value-type="float" office:value="5.9932">
            <text:p>5.9932</text:p>
          </table:table-cell>
        </table:table-row>
        <table:table-row table:style-name="ro1">
          <table:table-cell office:value-type="float" office:value="165.012800019169">
            <text:p>165.0128000192</text:p>
          </table:table-cell>
          <table:table-cell office:value-type="float" office:value="5.99255">
            <text:p>5.99255</text:p>
          </table:table-cell>
        </table:table-row>
        <table:table-row table:style-name="ro1">
          <table:table-cell office:value-type="float" office:value="170.016560019169">
            <text:p>170.0165600192</text:p>
          </table:table-cell>
          <table:table-cell office:value-type="float" office:value="5.99257">
            <text:p>5.99257</text:p>
          </table:table-cell>
        </table:table-row>
        <table:table-row table:style-name="ro1">
          <table:table-cell office:value-type="float" office:value="175.011168019169">
            <text:p>175.0111680192</text:p>
          </table:table-cell>
          <table:table-cell office:value-type="float" office:value="5.99261">
            <text:p>5.99261</text:p>
          </table:table-cell>
        </table:table-row>
        <table:table-row table:style-name="ro1">
          <table:table-cell office:value-type="float" office:value="180.009280019169">
            <text:p>180.0092800192</text:p>
          </table:table-cell>
          <table:table-cell office:value-type="float" office:value="5.99226">
            <text:p>5.99226</text:p>
          </table:table-cell>
        </table:table-row>
        <table:table-row table:style-name="ro1">
          <table:table-cell office:value-type="float" office:value="185.009920019169">
            <text:p>185.0099200192</text:p>
          </table:table-cell>
          <table:table-cell office:value-type="float" office:value="5.99194">
            <text:p>5.99194</text:p>
          </table:table-cell>
        </table:table-row>
        <table:table-row table:style-name="ro1">
          <table:table-cell office:value-type="float" office:value="190.014592031221">
            <text:p>190.0145920312</text:p>
          </table:table-cell>
          <table:table-cell office:value-type="float" office:value="5.77568">
            <text:p>5.77568</text:p>
          </table:table-cell>
        </table:table-row>
        <table:table-row table:style-name="ro1">
          <table:table-cell office:value-type="float" office:value="195.010880019169">
            <text:p>195.0108800192</text:p>
          </table:table-cell>
          <table:table-cell office:value-type="float" office:value="5.77568">
            <text:p>5.77568</text:p>
          </table:table-cell>
        </table:table-row>
        <table:table-row table:style-name="ro1">
          <table:table-cell office:value-type="float" office:value="200.014320019169">
            <text:p>200.0143200192</text:p>
          </table:table-cell>
          <table:table-cell office:value-type="float" office:value="5.77572">
            <text:p>5.77572</text:p>
          </table:table-cell>
        </table:table-row>
        <table:table-row table:style-name="ro1">
          <table:table-cell office:value-type="float" office:value="205.011760019169">
            <text:p>205.0117600192</text:p>
          </table:table-cell>
          <table:table-cell office:value-type="float" office:value="5.77571">
            <text:p>5.77571</text:p>
          </table:table-cell>
        </table:table-row>
        <table:table-row table:style-name="ro1">
          <table:table-cell office:value-type="float" office:value="210.009920019169">
            <text:p>210.0099200192</text:p>
          </table:table-cell>
          <table:table-cell office:value-type="float" office:value="5.77566">
            <text:p>5.77566</text:p>
          </table:table-cell>
        </table:table-row>
        <table:table-row table:style-name="ro1">
          <table:table-cell office:value-type="float" office:value="215.013680019169">
            <text:p>215.0136800192</text:p>
          </table:table-cell>
          <table:table-cell office:value-type="float" office:value="5.77569">
            <text:p>5.77569</text:p>
          </table:table-cell>
        </table:table-row>
        <table:table-row table:style-name="ro1">
          <table:table-cell office:value-type="float" office:value="220.011440019169">
            <text:p>220.0114400192</text:p>
          </table:table-cell>
          <table:table-cell office:value-type="float" office:value="5.7757">
            <text:p>5.7757</text:p>
          </table:table-cell>
        </table:table-row>
        <table:table-row table:style-name="ro1">
          <table:table-cell office:value-type="float" office:value="225.068672173013">
            <text:p>225.068672173</text:p>
          </table:table-cell>
          <table:table-cell office:value-type="float" office:value="5.58922">
            <text:p>5.58922</text:p>
          </table:table-cell>
        </table:table-row>
        <table:table-row table:style-name="ro1">
          <table:table-cell office:value-type="float" office:value="230.013040031221">
            <text:p>230.0130400312</text:p>
          </table:table-cell>
          <table:table-cell office:value-type="float" office:value="5.52252">
            <text:p>5.52252</text:p>
          </table:table-cell>
        </table:table-row>
        <table:table-row table:style-name="ro1">
          <table:table-cell office:value-type="float" office:value="235.009568031221">
            <text:p>235.0095680312</text:p>
          </table:table-cell>
          <table:table-cell office:value-type="float" office:value="5.58104">
            <text:p>5.58104</text:p>
          </table:table-cell>
        </table:table-row>
        <table:table-row table:style-name="ro1">
          <table:table-cell office:value-type="float" office:value="240.012080019169">
            <text:p>240.0120800192</text:p>
          </table:table-cell>
          <table:table-cell office:value-type="float" office:value="5.70968">
            <text:p>5.70968</text:p>
          </table:table-cell>
        </table:table-row>
        <table:table-row table:style-name="ro1">
          <table:table-cell office:value-type="float" office:value="245.011760019169">
            <text:p>245.0117600192</text:p>
          </table:table-cell>
          <table:table-cell office:value-type="float" office:value="5.70932">
            <text:p>5.70932</text:p>
          </table:table-cell>
        </table:table-row>
        <table:table-row table:style-name="ro1">
          <table:table-cell office:value-type="float" office:value="250.013680019169">
            <text:p>250.0136800192</text:p>
          </table:table-cell>
          <table:table-cell office:value-type="float" office:value="5.70604">
            <text:p>5.70604</text:p>
          </table:table-cell>
        </table:table-row>
        <table:table-row table:style-name="ro1">
          <table:table-cell office:value-type="float" office:value="255.014320019169">
            <text:p>255.0143200192</text:p>
          </table:table-cell>
          <table:table-cell office:value-type="float" office:value="5.70549">
            <text:p>5.70549</text:p>
          </table:table-cell>
        </table:table-row>
        <table:table-row table:style-name="ro1">
          <table:table-cell office:value-type="float" office:value="260.010848019169">
            <text:p>260.0108480192</text:p>
          </table:table-cell>
          <table:table-cell office:value-type="float" office:value="5.70572">
            <text:p>5.70572</text:p>
          </table:table-cell>
        </table:table-row>
        <table:table-row table:style-name="ro1">
          <table:table-cell office:value-type="float" office:value="265.014000019169">
            <text:p>265.0140000192</text:p>
          </table:table-cell>
          <table:table-cell office:value-type="float" office:value="5.70709">
            <text:p>5.70709</text:p>
          </table:table-cell>
        </table:table-row>
        <table:table-row table:style-name="ro1">
          <table:table-cell office:value-type="float" office:value="270.014320031221">
            <text:p>270.0143200312</text:p>
          </table:table-cell>
          <table:table-cell office:value-type="float" office:value="5.76261">
            <text:p>5.76261</text:p>
          </table:table-cell>
        </table:table-row>
        <table:table-row table:style-name="ro1">
          <table:table-cell office:value-type="float" office:value="275.009888019169">
            <text:p>275.0098880192</text:p>
          </table:table-cell>
          <table:table-cell office:value-type="float" office:value="5.90469">
            <text:p>5.90469</text:p>
          </table:table-cell>
        </table:table-row>
        <table:table-row table:style-name="ro1">
          <table:table-cell office:value-type="float" office:value="280.008928019169">
            <text:p>280.0089280192</text:p>
          </table:table-cell>
          <table:table-cell office:value-type="float" office:value="5.9821">
            <text:p>5.9821</text:p>
          </table:table-cell>
        </table:table-row>
        <table:table-row table:style-name="ro1">
          <table:table-cell office:value-type="float" office:value="285.010208019169">
            <text:p>285.0102080192</text:p>
          </table:table-cell>
          <table:table-cell office:value-type="float" office:value="5.98194">
            <text:p>5.98194</text:p>
          </table:table-cell>
        </table:table-row>
        <table:table-row table:style-name="ro1">
          <table:table-cell office:value-type="float" office:value="290.008928019169">
            <text:p>290.0089280192</text:p>
          </table:table-cell>
          <table:table-cell office:value-type="float" office:value="5.98108">
            <text:p>5.98108</text:p>
          </table:table-cell>
        </table:table-row>
        <table:table-row table:style-name="ro1">
          <table:table-cell office:value-type="float" office:value="295.014000019169">
            <text:p>295.0140000192</text:p>
          </table:table-cell>
          <table:table-cell office:value-type="float" office:value="5.98138">
            <text:p>5.98138</text:p>
          </table:table-cell>
        </table:table-row>
        <table:table-row table:style-name="ro1">
          <table:table-cell office:value-type="float" office:value="300.012400019169">
            <text:p>300.0124000192</text:p>
          </table:table-cell>
          <table:table-cell office:value-type="float" office:value="5.98077">
            <text:p>5.98077</text:p>
          </table:table-cell>
        </table:table-row>
        <table:table-row table:style-name="ro1">
          <table:table-cell office:value-type="float" office:value="305.012800019169">
            <text:p>305.0128000192</text:p>
          </table:table-cell>
          <table:table-cell office:value-type="float" office:value="5.98075">
            <text:p>5.98075</text:p>
          </table:table-cell>
        </table:table-row>
        <table:table-row table:style-name="ro1">
          <table:table-cell office:value-type="float" office:value="310.012480019169">
            <text:p>310.0124800192</text:p>
          </table:table-cell>
          <table:table-cell office:value-type="float" office:value="5.98068">
            <text:p>5.98068</text:p>
          </table:table-cell>
        </table:table-row>
        <table:table-row table:style-name="ro1">
          <table:table-cell office:value-type="float" office:value="315.011120041953">
            <text:p>315.011120042</text:p>
          </table:table-cell>
          <table:table-cell office:value-type="float" office:value="5.8225">
            <text:p>5.8225</text:p>
          </table:table-cell>
        </table:table-row>
        <table:table-row table:style-name="ro1">
          <table:table-cell office:value-type="float" office:value="320.008928019169">
            <text:p>320.0089280192</text:p>
          </table:table-cell>
          <table:table-cell office:value-type="float" office:value="5.80879">
            <text:p>5.80879</text:p>
          </table:table-cell>
        </table:table-row>
        <table:table-row table:style-name="ro1">
          <table:table-cell office:value-type="float" office:value="325.012448019169">
            <text:p>325.0124480192</text:p>
          </table:table-cell>
          <table:table-cell office:value-type="float" office:value="5.8093">
            <text:p>5.8093</text:p>
          </table:table-cell>
        </table:table-row>
        <table:table-row table:style-name="ro1">
          <table:table-cell office:value-type="float" office:value="330.015648019169">
            <text:p>330.0156480192</text:p>
          </table:table-cell>
          <table:table-cell office:value-type="float" office:value="5.80909">
            <text:p>5.80909</text:p>
          </table:table-cell>
        </table:table-row>
        <table:table-row table:style-name="ro1">
          <table:table-cell office:value-type="float" office:value="335.012480019169">
            <text:p>335.0124800192</text:p>
          </table:table-cell>
          <table:table-cell office:value-type="float" office:value="5.80916">
            <text:p>5.80916</text:p>
          </table:table-cell>
        </table:table-row>
        <table:table-row table:style-name="ro1">
          <table:table-cell office:value-type="float" office:value="340.014320019169">
            <text:p>340.0143200192</text:p>
          </table:table-cell>
          <table:table-cell office:value-type="float" office:value="5.80925">
            <text:p>5.80925</text:p>
          </table:table-cell>
        </table:table-row>
        <table:table-row table:style-name="ro1">
          <table:table-cell office:value-type="float" office:value="345.016880041953">
            <text:p>345.016880042</text:p>
          </table:table-cell>
          <table:table-cell office:value-type="float" office:value="5.67002">
            <text:p>5.67002</text:p>
          </table:table-cell>
        </table:table-row>
        <table:table-row table:style-name="ro1">
          <table:table-cell office:value-type="float" office:value="350.012768019169">
            <text:p>350.0127680192</text:p>
          </table:table-cell>
          <table:table-cell office:value-type="float" office:value="5.67008">
            <text:p>5.67008</text:p>
          </table:table-cell>
        </table:table-row>
        <table:table-row table:style-name="ro1">
          <table:table-cell office:value-type="float" office:value="355.010848019169">
            <text:p>355.0108480192</text:p>
          </table:table-cell>
          <table:table-cell office:value-type="float" office:value="5.6692">
            <text:p>5.6692</text:p>
          </table:table-cell>
        </table:table-row>
        <table:table-row table:style-name="ro1">
          <table:table-cell office:value-type="float" office:value="360.014400019169">
            <text:p>360.0144000192</text:p>
          </table:table-cell>
          <table:table-cell office:value-type="float" office:value="5.66854">
            <text:p>5.66854</text:p>
          </table:table-cell>
        </table:table-row>
        <table:table-row table:style-name="ro1">
          <table:table-cell office:value-type="float" office:value="365.013680019169">
            <text:p>365.0136800192</text:p>
          </table:table-cell>
          <table:table-cell office:value-type="float" office:value="5.81046">
            <text:p>5.81046</text:p>
          </table:table-cell>
        </table:table-row>
        <table:table-row table:style-name="ro1">
          <table:table-cell office:value-type="float" office:value="370.012160019169">
            <text:p>370.0121600192</text:p>
          </table:table-cell>
          <table:table-cell office:value-type="float" office:value="5.81006">
            <text:p>5.81006</text:p>
          </table:table-cell>
        </table:table-row>
        <table:table-row table:style-name="ro1">
          <table:table-cell office:value-type="float" office:value="375.018704019169">
            <text:p>375.0187040192</text:p>
          </table:table-cell>
          <table:table-cell office:value-type="float" office:value="5.81006">
            <text:p>5.81006</text:p>
          </table:table-cell>
        </table:table-row>
        <table:table-row table:style-name="ro1">
          <table:table-cell office:value-type="float" office:value="380.014000019169">
            <text:p>380.0140000192</text:p>
          </table:table-cell>
          <table:table-cell office:value-type="float" office:value="5.81017">
            <text:p>5.81017</text:p>
          </table:table-cell>
        </table:table-row>
        <table:table-row table:style-name="ro1">
          <table:table-cell office:value-type="float" office:value="385.012080019169">
            <text:p>385.0120800192</text:p>
          </table:table-cell>
          <table:table-cell office:value-type="float" office:value="5.81013">
            <text:p>5.81013</text:p>
          </table:table-cell>
        </table:table-row>
        <table:table-row table:style-name="ro1">
          <table:table-cell office:value-type="float" office:value="395.013360019169">
            <text:p>395.0133600192</text:p>
          </table:table-cell>
          <table:table-cell office:value-type="float" office:value="5.81011">
            <text:p>5.81011</text:p>
          </table:table-cell>
        </table:table-row>
        <table:table-row table:style-name="ro1">
          <table:table-cell office:value-type="float" office:value="400.012400019169">
            <text:p>400.0124000192</text:p>
          </table:table-cell>
          <table:table-cell office:value-type="float" office:value="5.9958">
            <text:p>5.9958</text:p>
          </table:table-cell>
        </table:table-row>
        <table:table-row table:style-name="ro1">
          <table:table-cell office:value-type="float" office:value="405.012480026815">
            <text:p>405.0124800268</text:p>
          </table:table-cell>
          <table:table-cell office:value-type="float" office:value="5.15223">
            <text:p>5.15223</text:p>
          </table:table-cell>
        </table:table-row>
        <table:table-row table:style-name="ro1">
          <table:table-cell office:value-type="float" office:value="410.016960030757">
            <text:p>410.0169600308</text:p>
          </table:table-cell>
          <table:table-cell office:value-type="float" office:value="5.55338">
            <text:p>5.55338</text:p>
          </table:table-cell>
        </table:table-row>
        <table:table-row table:style-name="ro1">
          <table:table-cell office:value-type="float" office:value="415.011200036042">
            <text:p>415.011200036</text:p>
          </table:table-cell>
          <table:table-cell office:value-type="float" office:value="5.57732">
            <text:p>5.57732</text:p>
          </table:table-cell>
        </table:table-row>
        <table:table-row table:style-name="ro1">
          <table:table-cell office:value-type="float" office:value="420.012768024061">
            <text:p>420.0127680241</text:p>
          </table:table-cell>
          <table:table-cell office:value-type="float" office:value="5.1896">
            <text:p>5.1896</text:p>
          </table:table-cell>
        </table:table-row>
        <table:table-row table:style-name="ro1">
          <table:table-cell office:value-type="float" office:value="425.008320024061">
            <text:p>425.0083200241</text:p>
          </table:table-cell>
          <table:table-cell office:value-type="float" office:value="4.77066">
            <text:p>4.77066</text:p>
          </table:table-cell>
        </table:table-row>
        <table:table-row table:style-name="ro1">
          <table:table-cell office:value-type="float" office:value="430.013040024061">
            <text:p>430.0130400241</text:p>
          </table:table-cell>
          <table:table-cell office:value-type="float" office:value="4.21081">
            <text:p>4.21081</text:p>
          </table:table-cell>
        </table:table-row>
        <table:table-row table:style-name="ro1">
          <table:table-cell office:value-type="float" office:value="435.017600024061">
            <text:p>435.0176000241</text:p>
          </table:table-cell>
          <table:table-cell office:value-type="float" office:value="3.82548">
            <text:p>3.82548</text:p>
          </table:table-cell>
        </table:table-row>
        <table:table-row table:style-name="ro1">
          <table:table-cell office:value-type="float" office:value="440.011200024061">
            <text:p>440.0112000241</text:p>
          </table:table-cell>
          <table:table-cell office:value-type="float" office:value="3.42637">
            <text:p>3.42637</text:p>
          </table:table-cell>
        </table:table-row>
        <table:table-row table:style-name="ro1">
          <table:table-cell office:value-type="float" office:value="445.012400041164">
            <text:p>445.0124000412</text:p>
          </table:table-cell>
          <table:table-cell office:value-type="float" office:value="2.78606">
            <text:p>2.78606</text:p>
          </table:table-cell>
        </table:table-row>
        <table:table-row table:style-name="ro1">
          <table:table-cell office:value-type="float" office:value="450.010800041164">
            <text:p>450.0108000412</text:p>
          </table:table-cell>
          <table:table-cell office:value-type="float" office:value="2.27342">
            <text:p>2.27342</text:p>
          </table:table-cell>
        </table:table-row>
        <table:table-row table:style-name="ro1">
          <table:table-cell office:value-type="float" office:value="455.012720024061">
            <text:p>455.0127200241</text:p>
          </table:table-cell>
          <table:table-cell office:value-type="float" office:value="2.23373">
            <text:p>2.23373</text:p>
          </table:table-cell>
        </table:table-row>
        <table:table-row table:style-name="ro1">
          <table:table-cell office:value-type="float" office:value="460.014720041164">
            <text:p>460.0147200412</text:p>
          </table:table-cell>
          <table:table-cell office:value-type="float" office:value="1.78937">
            <text:p>1.78937</text:p>
          </table:table-cell>
        </table:table-row>
        <table:table-row table:style-name="ro1">
          <table:table-cell office:value-type="float" office:value="465.012480041164">
            <text:p>465.0124800412</text:p>
          </table:table-cell>
          <table:table-cell office:value-type="float" office:value="1.34455">
            <text:p>1.34455</text:p>
          </table:table-cell>
        </table:table-row>
        <table:table-row table:style-name="ro1">
          <table:table-cell office:value-type="float" office:value="470.011200024061">
            <text:p>470.0112000241</text:p>
          </table:table-cell>
          <table:table-cell office:value-type="float" office:value="1.34224">
            <text:p>1.34224</text:p>
          </table:table-cell>
        </table:table-row>
        <table:table-row table:style-name="ro1">
          <table:table-cell office:value-type="float" office:value="475.011840041164">
            <text:p>475.0118400412</text:p>
          </table:table-cell>
          <table:table-cell office:value-type="float" office:value="1.21099">
            <text:p>1.21099</text:p>
          </table:table-cell>
        </table:table-row>
        <table:table-row table:style-name="ro1">
          <table:table-cell office:value-type="float" office:value="480.013440041164">
            <text:p>480.0134400412</text:p>
          </table:table-cell>
          <table:table-cell office:value-type="float" office:value="1.24884">
            <text:p>1.24884</text:p>
          </table:table-cell>
        </table:table-row>
        <table:table-row table:style-name="ro1">
          <table:table-cell office:value-type="float" office:value="485.011760041164">
            <text:p>485.0117600412</text:p>
          </table:table-cell>
          <table:table-cell office:value-type="float" office:value="1.15937">
            <text:p>1.15937</text:p>
          </table:table-cell>
        </table:table-row>
        <table:table-row table:style-name="ro1">
          <table:table-cell office:value-type="float" office:value="490.011200041164">
            <text:p>490.0112000412</text:p>
          </table:table-cell>
          <table:table-cell office:value-type="float" office:value="1.02876">
            <text:p>1.02876</text:p>
          </table:table-cell>
        </table:table-row>
        <table:table-row table:style-name="ro1">
          <table:table-cell office:value-type="float" office:value="495.014992041164">
            <text:p>495.0149920412</text:p>
          </table:table-cell>
          <table:table-cell office:value-type="float" office:value="1.23333">
            <text:p>1.23333</text:p>
          </table:table-cell>
        </table:table-row>
        <table:table-row table:style-name="ro1">
          <table:table-cell office:value-type="float" office:value="500.009248024061">
            <text:p>500.0092480241</text:p>
          </table:table-cell>
          <table:table-cell office:value-type="float" office:value="1.36933">
            <text:p>1.36933</text:p>
          </table:table-cell>
        </table:table-row>
        <table:table-row table:style-name="ro1">
          <table:table-cell office:value-type="float" office:value="505.014368024061">
            <text:p>505.0143680241</text:p>
          </table:table-cell>
          <table:table-cell office:value-type="float" office:value="1.36959">
            <text:p>1.36959</text:p>
          </table:table-cell>
        </table:table-row>
        <table:table-row table:style-name="ro1">
          <table:table-cell office:value-type="float" office:value="510.011440024061">
            <text:p>510.0114400241</text:p>
          </table:table-cell>
          <table:table-cell office:value-type="float" office:value="1.5064">
            <text:p>1.5064</text:p>
          </table:table-cell>
        </table:table-row>
        <table:table-row table:style-name="ro1">
          <table:table-cell office:value-type="float" office:value="515.011440024061">
            <text:p>515.0114400241</text:p>
          </table:table-cell>
          <table:table-cell office:value-type="float" office:value="1.61939">
            <text:p>1.61939</text:p>
          </table:table-cell>
        </table:table-row>
        <table:table-row table:style-name="ro1">
          <table:table-cell office:value-type="float" office:value="520.010560041164">
            <text:p>520.0105600412</text:p>
          </table:table-cell>
          <table:table-cell office:value-type="float" office:value="1.58313">
            <text:p>1.58313</text:p>
          </table:table-cell>
        </table:table-row>
        <table:table-row table:style-name="ro1">
          <table:table-cell office:value-type="float" office:value="525.016320024061">
            <text:p>525.0163200241</text:p>
          </table:table-cell>
          <table:table-cell office:value-type="float" office:value="1.7189">
            <text:p>1.7189</text:p>
          </table:table-cell>
        </table:table-row>
        <table:table-row table:style-name="ro1">
          <table:table-cell office:value-type="float" office:value="530.014000024061">
            <text:p>530.0140000241</text:p>
          </table:table-cell>
          <table:table-cell office:value-type="float" office:value="1.8546">
            <text:p>1.8546</text:p>
          </table:table-cell>
        </table:table-row>
        <table:table-row table:style-name="ro1">
          <table:table-cell office:value-type="float" office:value="535.016880024061">
            <text:p>535.0168800241</text:p>
          </table:table-cell>
          <table:table-cell office:value-type="float" office:value="1.96524">
            <text:p>1.96524</text:p>
          </table:table-cell>
        </table:table-row>
        <table:table-row table:style-name="ro1">
          <table:table-cell office:value-type="float" office:value="540.012400024061">
            <text:p>540.0124000241</text:p>
          </table:table-cell>
          <table:table-cell office:value-type="float" office:value="2.10089">
            <text:p>2.10089</text:p>
          </table:table-cell>
        </table:table-row>
        <table:table-row table:style-name="ro1">
          <table:table-cell office:value-type="float" office:value="545.057856158206">
            <text:p>545.0578561582</text:p>
          </table:table-cell>
          <table:table-cell office:value-type="float" office:value="1.76594">
            <text:p>1.76594</text:p>
          </table:table-cell>
        </table:table-row>
        <table:table-row table:style-name="ro1">
          <table:table-cell office:value-type="float" office:value="550.010800024061">
            <text:p>550.0108000241</text:p>
          </table:table-cell>
          <table:table-cell office:value-type="float" office:value="1.7661">
            <text:p>1.7661</text:p>
          </table:table-cell>
        </table:table-row>
        <table:table-row table:style-name="ro1">
          <table:table-cell office:value-type="float" office:value="555.010848041164">
            <text:p>555.0108480412</text:p>
          </table:table-cell>
          <table:table-cell office:value-type="float" office:value="1.63125">
            <text:p>1.63125</text:p>
          </table:table-cell>
        </table:table-row>
        <table:table-row table:style-name="ro1">
          <table:table-cell office:value-type="float" office:value="560.012720024061">
            <text:p>560.0127200241</text:p>
          </table:table-cell>
          <table:table-cell office:value-type="float" office:value="1.63106">
            <text:p>1.63106</text:p>
          </table:table-cell>
        </table:table-row>
        <table:table-row table:style-name="ro1">
          <table:table-cell office:value-type="float" office:value="565.011840041164">
            <text:p>565.0118400412</text:p>
          </table:table-cell>
          <table:table-cell office:value-type="float" office:value="1.41582">
            <text:p>1.41582</text:p>
          </table:table-cell>
        </table:table-row>
        <table:table-row table:style-name="ro1">
          <table:table-cell office:value-type="float" office:value="570.009520041164">
            <text:p>570.0095200412</text:p>
          </table:table-cell>
          <table:table-cell office:value-type="float" office:value="1.20071">
            <text:p>1.20071</text:p>
          </table:table-cell>
        </table:table-row>
        <table:table-row table:style-name="ro1">
          <table:table-cell office:value-type="float" office:value="575.012800024061">
            <text:p>575.0128000241</text:p>
          </table:table-cell>
          <table:table-cell office:value-type="float" office:value="1.20084">
            <text:p>1.20084</text:p>
          </table:table-cell>
        </table:table-row>
        <table:table-row table:style-name="ro1">
          <table:table-cell office:value-type="float" office:value="580.007328024061">
            <text:p>580.0073280241</text:p>
          </table:table-cell>
          <table:table-cell office:value-type="float" office:value="1.20084">
            <text:p>1.20084</text:p>
          </table:table-cell>
        </table:table-row>
        <table:table-row table:style-name="ro1">
          <table:table-cell office:value-type="float" office:value="585.011520041164">
            <text:p>585.0115200412</text:p>
          </table:table-cell>
          <table:table-cell office:value-type="float" office:value="1.08526">
            <text:p>1.08526</text:p>
          </table:table-cell>
        </table:table-row>
        <table:table-row table:style-name="ro1">
          <table:table-cell office:value-type="float" office:value="590.012800024061">
            <text:p>590.0128000241</text:p>
          </table:table-cell>
          <table:table-cell office:value-type="float" office:value="1.08524">
            <text:p>1.08524</text:p>
          </table:table-cell>
        </table:table-row>
        <table:table-row table:style-name="ro1">
          <table:table-cell office:value-type="float" office:value="595.012400024061">
            <text:p>595.0124000241</text:p>
          </table:table-cell>
          <table:table-cell office:value-type="float" office:value="1.51547">
            <text:p>1.51547</text:p>
          </table:table-cell>
        </table:table-row>
        <table:table-row table:style-name="ro1">
          <table:table-cell office:value-type="float" office:value="600.012720041164">
            <text:p>600.0127200412</text:p>
          </table:table-cell>
          <table:table-cell office:value-type="float" office:value="1.38278">
            <text:p>1.38278</text:p>
          </table:table-cell>
        </table:table-row>
        <table:table-row table:style-name="ro1">
          <table:table-cell office:value-type="float" office:value="605.012128024061">
            <text:p>605.0121280241</text:p>
          </table:table-cell>
          <table:table-cell office:value-type="float" office:value="1.51637">
            <text:p>1.51637</text:p>
          </table:table-cell>
        </table:table-row>
        <table:table-row table:style-name="ro1">
          <table:table-cell office:value-type="float" office:value="610.010880024061">
            <text:p>610.0108800241</text:p>
          </table:table-cell>
          <table:table-cell office:value-type="float" office:value="1.51612">
            <text:p>1.51612</text:p>
          </table:table-cell>
        </table:table-row>
        <table:table-row table:style-name="ro1">
          <table:table-cell office:value-type="float" office:value="615.014080024061">
            <text:p>615.0140800241</text:p>
          </table:table-cell>
          <table:table-cell office:value-type="float" office:value="1.93699">
            <text:p>1.93699</text:p>
          </table:table-cell>
        </table:table-row>
        <table:table-row table:style-name="ro1">
          <table:table-cell office:value-type="float" office:value="620.011200041164">
            <text:p>620.0112000412</text:p>
          </table:table-cell>
          <table:table-cell office:value-type="float" office:value="2.0715">
            <text:p>2.0715</text:p>
          </table:table-cell>
        </table:table-row>
        <table:table-row table:style-name="ro1">
          <table:table-cell office:value-type="float" office:value="625.018848024061">
            <text:p>625.0188480241</text:p>
          </table:table-cell>
          <table:table-cell office:value-type="float" office:value="2.07125">
            <text:p>2.07125</text:p>
          </table:table-cell>
        </table:table-row>
        <table:table-row table:style-name="ro1">
          <table:table-cell office:value-type="float" office:value="630.011760024061">
            <text:p>630.0117600241</text:p>
          </table:table-cell>
          <table:table-cell office:value-type="float" office:value="2.07126">
            <text:p>2.07126</text:p>
          </table:table-cell>
        </table:table-row>
        <table:table-row table:style-name="ro1">
          <table:table-cell office:value-type="float" office:value="635.013728041164">
            <text:p>635.0137280412</text:p>
          </table:table-cell>
          <table:table-cell office:value-type="float" office:value="1.91361">
            <text:p>1.91361</text:p>
          </table:table-cell>
        </table:table-row>
        <table:table-row table:style-name="ro1">
          <table:table-cell office:value-type="float" office:value="640.015360024061">
            <text:p>640.0153600241</text:p>
          </table:table-cell>
          <table:table-cell office:value-type="float" office:value="1.91337">
            <text:p>1.91337</text:p>
          </table:table-cell>
        </table:table-row>
        <table:table-row table:style-name="ro1">
          <table:table-cell office:value-type="float" office:value="645.014720024061">
            <text:p>645.0147200241</text:p>
          </table:table-cell>
          <table:table-cell office:value-type="float" office:value="2.1914">
            <text:p>2.1914</text:p>
          </table:table-cell>
        </table:table-row>
        <table:table-row table:style-name="ro1">
          <table:table-cell office:value-type="float" office:value="650.014048024061">
            <text:p>650.0140480241</text:p>
          </table:table-cell>
          <table:table-cell office:value-type="float" office:value="2.32054">
            <text:p>2.32054</text:p>
          </table:table-cell>
        </table:table-row>
        <table:table-row table:style-name="ro1">
          <table:table-cell office:value-type="float" office:value="655.013040024061">
            <text:p>655.0130400241</text:p>
          </table:table-cell>
          <table:table-cell office:value-type="float" office:value="2.31869">
            <text:p>2.31869</text:p>
          </table:table-cell>
        </table:table-row>
        <table:table-row table:style-name="ro1">
          <table:table-cell office:value-type="float" office:value="660.012080041164">
            <text:p>660.0120800412</text:p>
          </table:table-cell>
          <table:table-cell office:value-type="float" office:value="2.10664">
            <text:p>2.10664</text:p>
          </table:table-cell>
        </table:table-row>
        <table:table-row table:style-name="ro1">
          <table:table-cell office:value-type="float" office:value="665.011440024061">
            <text:p>665.0114400241</text:p>
          </table:table-cell>
          <table:table-cell office:value-type="float" office:value="1.83567">
            <text:p>1.83567</text:p>
          </table:table-cell>
        </table:table-row>
        <table:table-row table:style-name="ro1">
          <table:table-cell office:value-type="float" office:value="670.014960041164">
            <text:p>670.0149600412</text:p>
          </table:table-cell>
          <table:table-cell office:value-type="float" office:value="1.88794">
            <text:p>1.88794</text:p>
          </table:table-cell>
        </table:table-row>
        <table:table-row table:style-name="ro1">
          <table:table-cell office:value-type="float" office:value="675.018832024061">
            <text:p>675.0188320241</text:p>
          </table:table-cell>
          <table:table-cell office:value-type="float" office:value="1.73801">
            <text:p>1.73801</text:p>
          </table:table-cell>
        </table:table-row>
        <table:table-row table:style-name="ro1">
          <table:table-cell office:value-type="float" office:value="680.011520024061">
            <text:p>680.0115200241</text:p>
          </table:table-cell>
          <table:table-cell office:value-type="float" office:value="1.73801">
            <text:p>1.73801</text:p>
          </table:table-cell>
        </table:table-row>
        <table:table-row table:style-name="ro1">
          <table:table-cell office:value-type="float" office:value="685.011488041164">
            <text:p>685.0114880412</text:p>
          </table:table-cell>
          <table:table-cell office:value-type="float" office:value="1.74242">
            <text:p>1.74242</text:p>
          </table:table-cell>
        </table:table-row>
        <table:table-row table:style-name="ro1">
          <table:table-cell office:value-type="float" office:value="690.007968024061">
            <text:p>690.0079680241</text:p>
          </table:table-cell>
          <table:table-cell office:value-type="float" office:value="1.74233">
            <text:p>1.74233</text:p>
          </table:table-cell>
        </table:table-row>
        <table:table-row table:style-name="ro1">
          <table:table-cell office:value-type="float" office:value="695.011168024061">
            <text:p>695.0111680241</text:p>
          </table:table-cell>
          <table:table-cell office:value-type="float" office:value="1.45246">
            <text:p>1.45246</text:p>
          </table:table-cell>
        </table:table-row>
        <table:table-row table:style-name="ro1">
          <table:table-cell office:value-type="float" office:value="700.011200024061">
            <text:p>700.0112000241</text:p>
          </table:table-cell>
          <table:table-cell office:value-type="float" office:value="1.28054">
            <text:p>1.28054</text:p>
          </table:table-cell>
        </table:table-row>
        <table:table-row table:style-name="ro1">
          <table:table-cell office:value-type="float" office:value="705.011488024061">
            <text:p>705.0114880241</text:p>
          </table:table-cell>
          <table:table-cell office:value-type="float" office:value="1.28068">
            <text:p>1.28068</text:p>
          </table:table-cell>
        </table:table-row>
        <table:table-row table:style-name="ro1">
          <table:table-cell office:value-type="float" office:value="710.010800024061">
            <text:p>710.0108000241</text:p>
          </table:table-cell>
          <table:table-cell office:value-type="float" office:value="1.52357">
            <text:p>1.52357</text:p>
          </table:table-cell>
        </table:table-row>
        <table:table-row table:style-name="ro1">
          <table:table-cell office:value-type="float" office:value="715.010240024061">
            <text:p>715.0102400241</text:p>
          </table:table-cell>
          <table:table-cell office:value-type="float" office:value="1.52438">
            <text:p>1.52438</text:p>
          </table:table-cell>
        </table:table-row>
        <table:table-row table:style-name="ro1">
          <table:table-cell office:value-type="float" office:value="720.015968024061">
            <text:p>720.0159680241</text:p>
          </table:table-cell>
          <table:table-cell office:value-type="float" office:value="1.65395">
            <text:p>1.65395</text:p>
          </table:table-cell>
        </table:table-row>
        <table:table-row table:style-name="ro1">
          <table:table-cell office:value-type="float" office:value="725.018528041164">
            <text:p>725.0185280412</text:p>
          </table:table-cell>
          <table:table-cell office:value-type="float" office:value="1.7372">
            <text:p>1.7372</text:p>
          </table:table-cell>
        </table:table-row>
        <table:table-row table:style-name="ro1">
          <table:table-cell office:value-type="float" office:value="730.018528024061">
            <text:p>730.0185280241</text:p>
          </table:table-cell>
          <table:table-cell office:value-type="float" office:value="1.73734">
            <text:p>1.73734</text:p>
          </table:table-cell>
        </table:table-row>
        <table:table-row table:style-name="ro1">
          <table:table-cell office:value-type="float" office:value="735.009920041164">
            <text:p>735.0099200412</text:p>
          </table:table-cell>
          <table:table-cell office:value-type="float" office:value="1.73825">
            <text:p>1.73825</text:p>
          </table:table-cell>
        </table:table-row>
        <table:table-row table:style-name="ro1">
          <table:table-cell office:value-type="float" office:value="740.022912041164">
            <text:p>740.0229120412</text:p>
          </table:table-cell>
          <table:table-cell office:value-type="float" office:value="1.50976">
            <text:p>1.50976</text:p>
          </table:table-cell>
        </table:table-row>
        <table:table-row table:style-name="ro1">
          <table:table-cell office:value-type="float" office:value="745.009600024061">
            <text:p>745.0096000241</text:p>
          </table:table-cell>
          <table:table-cell office:value-type="float" office:value="1.7862">
            <text:p>1.7862</text:p>
          </table:table-cell>
        </table:table-row>
        <table:table-row table:style-name="ro1">
          <table:table-cell office:value-type="float" office:value="750.012448024061">
            <text:p>750.0124480241</text:p>
          </table:table-cell>
          <table:table-cell office:value-type="float" office:value="1.95191">
            <text:p>1.95191</text:p>
          </table:table-cell>
        </table:table-row>
        <table:table-row table:style-name="ro1">
          <table:table-cell office:value-type="float" office:value="755.010880024061">
            <text:p>755.0108800241</text:p>
          </table:table-cell>
          <table:table-cell office:value-type="float" office:value="1.9529">
            <text:p>1.9529</text:p>
          </table:table-cell>
        </table:table-row>
        <table:table-row table:style-name="ro1">
          <table:table-cell office:value-type="float" office:value="760.013088024061">
            <text:p>760.0130880241</text:p>
          </table:table-cell>
          <table:table-cell office:value-type="float" office:value="1.95314">
            <text:p>1.95314</text:p>
          </table:table-cell>
        </table:table-row>
        <table:table-row table:style-name="ro1">
          <table:table-cell office:value-type="float" office:value="765.011168024061">
            <text:p>765.0111680241</text:p>
          </table:table-cell>
          <table:table-cell office:value-type="float" office:value="1.95254">
            <text:p>1.95254</text:p>
          </table:table-cell>
        </table:table-row>
        <table:table-row table:style-name="ro1">
          <table:table-cell office:value-type="float" office:value="770.010880041164">
            <text:p>770.0108800412</text:p>
          </table:table-cell>
          <table:table-cell office:value-type="float" office:value="1.83688">
            <text:p>1.83688</text:p>
          </table:table-cell>
        </table:table-row>
        <table:table-row table:style-name="ro1">
          <table:table-cell office:value-type="float" office:value="775.013680024061">
            <text:p>775.0136800241</text:p>
          </table:table-cell>
          <table:table-cell office:value-type="float" office:value="1.94863">
            <text:p>1.94863</text:p>
          </table:table-cell>
        </table:table-row>
        <table:table-row table:style-name="ro1">
          <table:table-cell office:value-type="float" office:value="780.016832024061">
            <text:p>780.0168320241</text:p>
          </table:table-cell>
          <table:table-cell office:value-type="float" office:value="1.94824">
            <text:p>1.94824</text:p>
          </table:table-cell>
        </table:table-row>
        <table:table-row table:style-name="ro1">
          <table:table-cell office:value-type="float" office:value="785.010560024061">
            <text:p>785.0105600241</text:p>
          </table:table-cell>
          <table:table-cell office:value-type="float" office:value="2.35354">
            <text:p>2.35354</text:p>
          </table:table-cell>
        </table:table-row>
        <table:table-row table:style-name="ro1">
          <table:table-cell office:value-type="float" office:value="790.011760024061">
            <text:p>790.0117600241</text:p>
          </table:table-cell>
          <table:table-cell office:value-type="float" office:value="2.59581">
            <text:p>2.59581</text:p>
          </table:table-cell>
        </table:table-row>
        <table:table-row table:style-name="ro1">
          <table:table-cell office:value-type="float" office:value="795.010560024061">
            <text:p>795.0105600241</text:p>
          </table:table-cell>
          <table:table-cell office:value-type="float" office:value="2.59931">
            <text:p>2.59931</text:p>
          </table:table-cell>
        </table:table-row>
        <table:table-row table:style-name="ro1">
          <table:table-cell office:value-type="float" office:value="800.013440024061">
            <text:p>800.0134400241</text:p>
          </table:table-cell>
          <table:table-cell office:value-type="float" office:value="2.59985">
            <text:p>2.59985</text:p>
          </table:table-cell>
        </table:table-row>
        <table:table-row table:style-name="ro1">
          <table:table-cell office:value-type="float" office:value="805.009920024061">
            <text:p>805.0099200241</text:p>
          </table:table-cell>
          <table:table-cell office:value-type="float" office:value="2.42619">
            <text:p>2.42619</text:p>
          </table:table-cell>
        </table:table-row>
        <table:table-row table:style-name="ro1">
          <table:table-cell office:value-type="float" office:value="810.017872024061">
            <text:p>810.0178720241</text:p>
          </table:table-cell>
          <table:table-cell office:value-type="float" office:value="2.42575">
            <text:p>2.42575</text:p>
          </table:table-cell>
        </table:table-row>
        <table:table-row table:style-name="ro1">
          <table:table-cell office:value-type="float" office:value="815.012720041164">
            <text:p>815.0127200412</text:p>
          </table:table-cell>
          <table:table-cell office:value-type="float" office:value="2.34432">
            <text:p>2.34432</text:p>
          </table:table-cell>
        </table:table-row>
        <table:table-row table:style-name="ro1">
          <table:table-cell office:value-type="float" office:value="820.012080041164">
            <text:p>820.0120800412</text:p>
          </table:table-cell>
          <table:table-cell office:value-type="float" office:value="2.29105">
            <text:p>2.29105</text:p>
          </table:table-cell>
        </table:table-row>
        <table:table-row table:style-name="ro1">
          <table:table-cell office:value-type="float" office:value="825.017872041164">
            <text:p>825.0178720412</text:p>
          </table:table-cell>
          <table:table-cell office:value-type="float" office:value="2.15508">
            <text:p>2.15508</text:p>
          </table:table-cell>
        </table:table-row>
        <table:table-row table:style-name="ro1">
          <table:table-cell office:value-type="float" office:value="830.015952024061">
            <text:p>830.0159520241</text:p>
          </table:table-cell>
          <table:table-cell office:value-type="float" office:value="2.15494">
            <text:p>2.15494</text:p>
          </table:table-cell>
        </table:table-row>
        <table:table-row table:style-name="ro1">
          <table:table-cell office:value-type="float" office:value="835.014320041164">
            <text:p>835.0143200412</text:p>
          </table:table-cell>
          <table:table-cell office:value-type="float" office:value="1.72173">
            <text:p>1.72173</text:p>
          </table:table-cell>
        </table:table-row>
        <table:table-row table:style-name="ro1">
          <table:table-cell office:value-type="float" office:value="840.014320024061">
            <text:p>840.0143200241</text:p>
          </table:table-cell>
          <table:table-cell office:value-type="float" office:value="2.00581">
            <text:p>2.00581</text:p>
          </table:table-cell>
        </table:table-row>
        <table:table-row table:style-name="ro1">
          <table:table-cell office:value-type="float" office:value="845.011840024061">
            <text:p>845.0118400241</text:p>
          </table:table-cell>
          <table:table-cell office:value-type="float" office:value="1.71209">
            <text:p>1.71209</text:p>
          </table:table-cell>
        </table:table-row>
        <table:table-row table:style-name="ro1">
          <table:table-cell office:value-type="float" office:value="850.009600024061">
            <text:p>850.0096000241</text:p>
          </table:table-cell>
          <table:table-cell office:value-type="float" office:value="2.00355">
            <text:p>2.00355</text:p>
          </table:table-cell>
        </table:table-row>
        <table:table-row table:style-name="ro1">
          <table:table-cell office:value-type="float" office:value="855.011760024061">
            <text:p>855.0117600241</text:p>
          </table:table-cell>
          <table:table-cell office:value-type="float" office:value="2.17692">
            <text:p>2.17692</text:p>
          </table:table-cell>
        </table:table-row>
        <table:table-row table:style-name="ro1">
          <table:table-cell office:value-type="float" office:value="860.015360024061">
            <text:p>860.0153600241</text:p>
          </table:table-cell>
          <table:table-cell office:value-type="float" office:value="2.46929">
            <text:p>2.46929</text:p>
          </table:table-cell>
        </table:table-row>
        <table:table-row table:style-name="ro1">
          <table:table-cell office:value-type="float" office:value="865.011520024061">
            <text:p>865.0115200241</text:p>
          </table:table-cell>
          <table:table-cell office:value-type="float" office:value="2.56358">
            <text:p>2.56358</text:p>
          </table:table-cell>
        </table:table-row>
        <table:table-row table:style-name="ro1">
          <table:table-cell office:value-type="float" office:value="870.009920024061">
            <text:p>870.0099200241</text:p>
          </table:table-cell>
          <table:table-cell office:value-type="float" office:value="2.69766">
            <text:p>2.69766</text:p>
          </table:table-cell>
        </table:table-row>
        <table:table-row table:style-name="ro1">
          <table:table-cell office:value-type="float" office:value="875.015648024061">
            <text:p>875.0156480241</text:p>
          </table:table-cell>
          <table:table-cell office:value-type="float" office:value="2.65961">
            <text:p>2.65961</text:p>
          </table:table-cell>
        </table:table-row>
        <table:table-row table:style-name="ro1">
          <table:table-cell office:value-type="float" office:value="880.012400041164">
            <text:p>880.0124000412</text:p>
          </table:table-cell>
          <table:table-cell office:value-type="float" office:value="2.567">
            <text:p>2.567</text:p>
          </table:table-cell>
        </table:table-row>
        <table:table-row table:style-name="ro1">
          <table:table-cell office:value-type="float" office:value="885.016272041164">
            <text:p>885.0162720412</text:p>
          </table:table-cell>
          <table:table-cell office:value-type="float" office:value="2.64039">
            <text:p>2.64039</text:p>
          </table:table-cell>
        </table:table-row>
        <table:table-row table:style-name="ro1">
          <table:table-cell office:value-type="float" office:value="890.011520024061">
            <text:p>890.0115200241</text:p>
          </table:table-cell>
          <table:table-cell office:value-type="float" office:value="2.35633">
            <text:p>2.35633</text:p>
          </table:table-cell>
        </table:table-row>
        <table:table-row table:style-name="ro1">
          <table:table-cell office:value-type="float" office:value="895.013408024061">
            <text:p>895.0134080241</text:p>
          </table:table-cell>
          <table:table-cell office:value-type="float" office:value="2.35641">
            <text:p>2.35641</text:p>
          </table:table-cell>
        </table:table-row>
        <table:table-row table:style-name="ro1">
          <table:table-cell office:value-type="float" office:value="900.012160024061">
            <text:p>900.0121600241</text:p>
          </table:table-cell>
          <table:table-cell office:value-type="float" office:value="2.34092">
            <text:p>2.34092</text:p>
          </table:table-cell>
        </table:table-row>
        <table:table-row table:style-name="ro1">
          <table:table-cell office:value-type="float" office:value="905.013952041164">
            <text:p>905.0139520412</text:p>
          </table:table-cell>
          <table:table-cell office:value-type="float" office:value="2.26779">
            <text:p>2.26779</text:p>
          </table:table-cell>
        </table:table-row>
        <table:table-row table:style-name="ro1">
          <table:table-cell office:value-type="float" office:value="910.010848024061">
            <text:p>910.0108480241</text:p>
          </table:table-cell>
          <table:table-cell office:value-type="float" office:value="1.80283">
            <text:p>1.80283</text:p>
          </table:table-cell>
        </table:table-row>
        <table:table-row table:style-name="ro1">
          <table:table-cell office:value-type="float" office:value="915.013360024061">
            <text:p>915.0133600241</text:p>
          </table:table-cell>
          <table:table-cell office:value-type="float" office:value="1.80268">
            <text:p>1.80268</text:p>
          </table:table-cell>
        </table:table-row>
        <table:table-row table:style-name="ro1">
          <table:table-cell office:value-type="float" office:value="920.014640024061">
            <text:p>920.0146400241</text:p>
          </table:table-cell>
          <table:table-cell office:value-type="float" office:value="1.6304">
            <text:p>1.6304</text:p>
          </table:table-cell>
        </table:table-row>
        <table:table-row table:style-name="ro1">
          <table:table-cell office:value-type="float" office:value="925.013440041164">
            <text:p>925.0134400412</text:p>
          </table:table-cell>
          <table:table-cell office:value-type="float" office:value="1.74714">
            <text:p>1.74714</text:p>
          </table:table-cell>
        </table:table-row>
        <table:table-row table:style-name="ro1">
          <table:table-cell office:value-type="float" office:value="930.014272024061">
            <text:p>930.0142720241</text:p>
          </table:table-cell>
          <table:table-cell office:value-type="float" office:value="2.09458">
            <text:p>2.09458</text:p>
          </table:table-cell>
        </table:table-row>
        <table:table-row table:style-name="ro1">
          <table:table-cell office:value-type="float" office:value="935.014640041164">
            <text:p>935.0146400412</text:p>
          </table:table-cell>
          <table:table-cell office:value-type="float" office:value="2.00861">
            <text:p>2.00861</text:p>
          </table:table-cell>
        </table:table-row>
        <table:table-row table:style-name="ro1">
          <table:table-cell office:value-type="float" office:value="940.011760041164">
            <text:p>940.0117600412</text:p>
          </table:table-cell>
          <table:table-cell office:value-type="float" office:value="1.87249">
            <text:p>1.87249</text:p>
          </table:table-cell>
        </table:table-row>
        <table:table-row table:style-name="ro1">
          <table:table-cell office:value-type="float" office:value="945.012720041164">
            <text:p>945.0127200412</text:p>
          </table:table-cell>
          <table:table-cell office:value-type="float" office:value="1.73509">
            <text:p>1.73509</text:p>
          </table:table-cell>
        </table:table-row>
        <table:table-row table:style-name="ro1">
          <table:table-cell office:value-type="float" office:value="950.009280024061">
            <text:p>950.0092800241</text:p>
          </table:table-cell>
          <table:table-cell office:value-type="float" office:value="1.74639">
            <text:p>1.74639</text:p>
          </table:table-cell>
        </table:table-row>
        <table:table-row table:style-name="ro1">
          <table:table-cell office:value-type="float" office:value="955.011200041164">
            <text:p>955.0112000412</text:p>
          </table:table-cell>
          <table:table-cell office:value-type="float" office:value="1.69723">
            <text:p>1.69723</text:p>
          </table:table-cell>
        </table:table-row>
        <table:table-row table:style-name="ro1">
          <table:table-cell office:value-type="float" office:value="960.020720036042">
            <text:p>960.020720036</text:p>
          </table:table-cell>
          <table:table-cell office:value-type="float" office:value="2.22618">
            <text:p>2.22618</text:p>
          </table:table-cell>
        </table:table-row>
        <table:table-row table:style-name="ro1">
          <table:table-cell office:value-type="float" office:value="965.009600024061">
            <text:p>965.0096000241</text:p>
          </table:table-cell>
          <table:table-cell office:value-type="float" office:value="2.22634">
            <text:p>2.22634</text:p>
          </table:table-cell>
        </table:table-row>
        <table:table-row table:style-name="ro1">
          <table:table-cell office:value-type="float" office:value="970.009280024061">
            <text:p>970.0092800241</text:p>
          </table:table-cell>
          <table:table-cell office:value-type="float" office:value="2.22615">
            <text:p>2.22615</text:p>
          </table:table-cell>
        </table:table-row>
        <table:table-row table:style-name="ro1">
          <table:table-cell office:value-type="float" office:value="975.012480024061">
            <text:p>975.0124800241</text:p>
          </table:table-cell>
          <table:table-cell office:value-type="float" office:value="2.31592">
            <text:p>2.31592</text:p>
          </table:table-cell>
        </table:table-row>
        <table:table-row table:style-name="ro1">
          <table:table-cell office:value-type="float" office:value="980.018480024061">
            <text:p>980.0184800241</text:p>
          </table:table-cell>
          <table:table-cell office:value-type="float" office:value="1.85272">
            <text:p>1.85272</text:p>
          </table:table-cell>
        </table:table-row>
        <table:table-row table:style-name="ro1">
          <table:table-cell office:value-type="float" office:value="985.011200024061">
            <text:p>985.0112000241</text:p>
          </table:table-cell>
          <table:table-cell office:value-type="float" office:value="1.98939">
            <text:p>1.98939</text:p>
          </table:table-cell>
        </table:table-row>
        <table:table-row table:style-name="ro1">
          <table:table-cell office:value-type="float" office:value="990.011440024061">
            <text:p>990.0114400241</text:p>
          </table:table-cell>
          <table:table-cell office:value-type="float" office:value="2.17155">
            <text:p>2.17155</text:p>
          </table:table-cell>
        </table:table-row>
        <table:table-row table:style-name="ro1">
          <table:table-cell office:value-type="float" office:value="995.010560041164">
            <text:p>995.0105600412</text:p>
          </table:table-cell>
          <table:table-cell office:value-type="float" office:value="2.23057">
            <text:p>2.23057</text:p>
          </table:table-cell>
        </table:table-row>
        <table:table-row table:style-name="ro1">
          <table:table-cell office:value-type="float" office:value="1000.00956802406">
            <text:p>1000.0095680241</text:p>
          </table:table-cell>
          <table:table-cell office:value-type="float" office:value="1.94267">
            <text:p>1.94267</text:p>
          </table:table-cell>
        </table:table-row>
        <table:table-row table:style-name="ro1">
          <table:table-cell office:value-type="float" office:value="1005.01152002406">
            <text:p>1005.0115200241</text:p>
          </table:table-cell>
          <table:table-cell office:value-type="float" office:value="2.07933">
            <text:p>2.07933</text:p>
          </table:table-cell>
        </table:table-row>
        <table:table-row table:style-name="ro1">
          <table:table-cell office:value-type="float" office:value="1010.01176004116">
            <text:p>1010.0117600412</text:p>
          </table:table-cell>
          <table:table-cell office:value-type="float" office:value="1.57965">
            <text:p>1.57965</text:p>
          </table:table-cell>
        </table:table-row>
        <table:table-row table:style-name="ro1">
          <table:table-cell office:value-type="float" office:value="1015.01432003701">
            <text:p>1015.014320037</text:p>
          </table:table-cell>
          <table:table-cell office:value-type="float" office:value="2.07826">
            <text:p>2.07826</text:p>
          </table:table-cell>
        </table:table-row>
        <table:table-row table:style-name="ro1">
          <table:table-cell office:value-type="float" office:value="1020.01312002299">
            <text:p>1020.013120023</text:p>
          </table:table-cell>
          <table:table-cell office:value-type="float" office:value="2.69848">
            <text:p>2.69848</text:p>
          </table:table-cell>
        </table:table-row>
        <table:table-row table:style-name="ro1">
          <table:table-cell office:value-type="float" office:value="1025.0134400254">
            <text:p>1025.0134400254</text:p>
          </table:table-cell>
          <table:table-cell office:value-type="float" office:value="4.05446">
            <text:p>4.05446</text:p>
          </table:table-cell>
        </table:table-row>
        <table:table-row table:style-name="ro1">
          <table:table-cell office:value-type="float" office:value="1030.01176002582">
            <text:p>1030.0117600258</text:p>
          </table:table-cell>
          <table:table-cell office:value-type="float" office:value="3.56728">
            <text:p>3.56728</text:p>
          </table:table-cell>
        </table:table-row>
        <table:table-row table:style-name="ro1">
          <table:table-cell office:value-type="float" office:value="1040.01496002582">
            <text:p>1040.0149600258</text:p>
          </table:table-cell>
          <table:table-cell office:value-type="float" office:value="3.26784">
            <text:p>3.26784</text:p>
          </table:table-cell>
        </table:table-row>
        <table:table-row table:style-name="ro1">
          <table:table-cell office:value-type="float" office:value="1045.00924802542">
            <text:p>1045.0092480254</text:p>
          </table:table-cell>
          <table:table-cell office:value-type="float" office:value="3.25818">
            <text:p>3.25818</text:p>
          </table:table-cell>
        </table:table-row>
        <table:table-row table:style-name="ro1">
          <table:table-cell office:value-type="float" office:value="1050.01944002582">
            <text:p>1050.0194400258</text:p>
          </table:table-cell>
          <table:table-cell office:value-type="float" office:value="2.8229">
            <text:p>2.8229</text:p>
          </table:table-cell>
        </table:table-row>
        <table:table-row table:style-name="ro1">
          <table:table-cell office:value-type="float" office:value="1055.01976002582">
            <text:p>1055.0197600258</text:p>
          </table:table-cell>
          <table:table-cell office:value-type="float" office:value="2.54903">
            <text:p>2.54903</text:p>
          </table:table-cell>
        </table:table-row>
        <table:table-row table:style-name="ro1">
          <table:table-cell office:value-type="float" office:value="1060.01632002582">
            <text:p>1060.0163200258</text:p>
          </table:table-cell>
          <table:table-cell office:value-type="float" office:value="2.30419">
            <text:p>2.30419</text:p>
          </table:table-cell>
        </table:table-row>
        <table:table-row table:style-name="ro1">
          <table:table-cell office:value-type="float" office:value="1065.00956802582">
            <text:p>1065.0095680258</text:p>
          </table:table-cell>
          <table:table-cell office:value-type="float" office:value="2.02645">
            <text:p>2.02645</text:p>
          </table:table-cell>
        </table:table-row>
        <table:table-row table:style-name="ro1">
          <table:table-cell office:value-type="float" office:value="1070.01404802582">
            <text:p>1070.0140480258</text:p>
          </table:table-cell>
          <table:table-cell office:value-type="float" office:value="1.85739">
            <text:p>1.85739</text:p>
          </table:table-cell>
        </table:table-row>
        <table:table-row table:style-name="ro1">
          <table:table-cell office:value-type="float" office:value="1075.01368002582">
            <text:p>1075.0136800258</text:p>
          </table:table-cell>
          <table:table-cell office:value-type="float" office:value="1.8586">
            <text:p>1.8586</text:p>
          </table:table-cell>
        </table:table-row>
        <table:table-row table:style-name="ro1">
          <table:table-cell office:value-type="float" office:value="1080.01240002542">
            <text:p>1080.0124000254</text:p>
          </table:table-cell>
          <table:table-cell office:value-type="float" office:value="2.05021">
            <text:p>2.05021</text:p>
          </table:table-cell>
        </table:table-row>
        <table:table-row table:style-name="ro1">
          <table:table-cell office:value-type="float" office:value="1085.01308802582">
            <text:p>1085.0130880258</text:p>
          </table:table-cell>
          <table:table-cell office:value-type="float" office:value="2.05255">
            <text:p>2.05255</text:p>
          </table:table-cell>
        </table:table-row>
        <table:table-row table:style-name="ro1">
          <table:table-cell office:value-type="float" office:value="1090.01216002582">
            <text:p>1090.0121600258</text:p>
          </table:table-cell>
          <table:table-cell office:value-type="float" office:value="2.05613">
            <text:p>2.05613</text:p>
          </table:table-cell>
        </table:table-row>
        <table:table-row table:style-name="ro1">
          <table:table-cell office:value-type="float" office:value="1095.01336002582">
            <text:p>1095.0133600258</text:p>
          </table:table-cell>
          <table:table-cell office:value-type="float" office:value="1.97089">
            <text:p>1.97089</text:p>
          </table:table-cell>
        </table:table-row>
        <table:table-row table:style-name="ro1">
          <table:table-cell office:value-type="float" office:value="1100.01947202582">
            <text:p>1100.0194720258</text:p>
          </table:table-cell>
          <table:table-cell office:value-type="float" office:value="1.97011">
            <text:p>1.97011</text:p>
          </table:table-cell>
        </table:table-row>
        <table:table-row table:style-name="ro1">
          <table:table-cell office:value-type="float" office:value="1105.01088002582">
            <text:p>1105.0108800258</text:p>
          </table:table-cell>
          <table:table-cell office:value-type="float" office:value="1.96804">
            <text:p>1.96804</text:p>
          </table:table-cell>
        </table:table-row>
        <table:table-row table:style-name="ro1">
          <table:table-cell office:value-type="float" office:value="1110.01084802582">
            <text:p>1110.0108480258</text:p>
          </table:table-cell>
          <table:table-cell office:value-type="float" office:value="1.96977">
            <text:p>1.96977</text:p>
          </table:table-cell>
        </table:table-row>
        <table:table-row table:style-name="ro1">
          <table:table-cell office:value-type="float" office:value="1115.01563202542">
            <text:p>1115.0156320254</text:p>
          </table:table-cell>
          <table:table-cell office:value-type="float" office:value="2.05464">
            <text:p>2.05464</text:p>
          </table:table-cell>
        </table:table-row>
        <table:table-row table:style-name="ro1">
          <table:table-cell office:value-type="float" office:value="1120.00796802582">
            <text:p>1120.0079680258</text:p>
          </table:table-cell>
          <table:table-cell office:value-type="float" office:value="2.05503">
            <text:p>2.05503</text:p>
          </table:table-cell>
        </table:table-row>
        <table:table-row table:style-name="ro1">
          <table:table-cell office:value-type="float" office:value="1125.01208002582">
            <text:p>1125.0120800258</text:p>
          </table:table-cell>
          <table:table-cell office:value-type="float" office:value="2.05243">
            <text:p>2.05243</text:p>
          </table:table-cell>
        </table:table-row>
        <table:table-row table:style-name="ro1">
          <table:table-cell office:value-type="float" office:value="1130.01403202582">
            <text:p>1130.0140320258</text:p>
          </table:table-cell>
          <table:table-cell office:value-type="float" office:value="1.86102">
            <text:p>1.86102</text:p>
          </table:table-cell>
        </table:table-row>
        <table:table-row table:style-name="ro1">
          <table:table-cell office:value-type="float" office:value="1135.01587202542">
            <text:p>1135.0158720254</text:p>
          </table:table-cell>
          <table:table-cell office:value-type="float" office:value="1.80935">
            <text:p>1.80935</text:p>
          </table:table-cell>
        </table:table-row>
        <table:table-row table:style-name="ro1">
          <table:table-cell office:value-type="float" office:value="1140.01272002582">
            <text:p>1140.0127200258</text:p>
          </table:table-cell>
          <table:table-cell office:value-type="float" office:value="1.806">
            <text:p>1.806</text:p>
          </table:table-cell>
        </table:table-row>
        <table:table-row table:style-name="ro1">
          <table:table-cell office:value-type="float" office:value="1145.01404802542">
            <text:p>1145.0140480254</text:p>
          </table:table-cell>
          <table:table-cell office:value-type="float" office:value="1.93514">
            <text:p>1.93514</text:p>
          </table:table-cell>
        </table:table-row>
        <table:table-row table:style-name="ro1">
          <table:table-cell office:value-type="float" office:value="1150.00828802582">
            <text:p>1150.0082880258</text:p>
          </table:table-cell>
          <table:table-cell office:value-type="float" office:value="1.93441">
            <text:p>1.93441</text:p>
          </table:table-cell>
        </table:table-row>
        <table:table-row table:style-name="ro1">
          <table:table-cell office:value-type="float" office:value="1155.01372802582">
            <text:p>1155.0137280258</text:p>
          </table:table-cell>
          <table:table-cell office:value-type="float" office:value="1.93813">
            <text:p>1.93813</text:p>
          </table:table-cell>
        </table:table-row>
        <table:table-row table:style-name="ro1">
          <table:table-cell office:value-type="float" office:value="1160.01048002582">
            <text:p>1160.0104800258</text:p>
          </table:table-cell>
          <table:table-cell office:value-type="float" office:value="1.93794">
            <text:p>1.93794</text:p>
          </table:table-cell>
        </table:table-row>
        <table:table-row table:style-name="ro1">
          <table:table-cell office:value-type="float" office:value="1165.01248002582">
            <text:p>1165.0124800258</text:p>
          </table:table-cell>
          <table:table-cell office:value-type="float" office:value="1.8065">
            <text:p>1.8065</text:p>
          </table:table-cell>
        </table:table-row>
        <table:table-row table:style-name="ro1">
          <table:table-cell office:value-type="float" office:value="1170.01304002582">
            <text:p>1170.0130400258</text:p>
          </table:table-cell>
          <table:table-cell office:value-type="float" office:value="1.80385">
            <text:p>1.80385</text:p>
          </table:table-cell>
        </table:table-row>
        <table:table-row table:style-name="ro1">
          <table:table-cell office:value-type="float" office:value="1175.01715202542">
            <text:p>1175.0171520254</text:p>
          </table:table-cell>
          <table:table-cell office:value-type="float" office:value="2.01156">
            <text:p>2.01156</text:p>
          </table:table-cell>
        </table:table-row>
        <table:table-row table:style-name="ro1">
          <table:table-cell office:value-type="float" office:value="1180.00796802582">
            <text:p>1180.0079680258</text:p>
          </table:table-cell>
          <table:table-cell office:value-type="float" office:value="2.01154">
            <text:p>2.01154</text:p>
          </table:table-cell>
        </table:table-row>
        <table:table-row table:style-name="ro1">
          <table:table-cell office:value-type="float" office:value="1185.01368002582">
            <text:p>1185.0136800258</text:p>
          </table:table-cell>
          <table:table-cell office:value-type="float" office:value="2.03345">
            <text:p>2.03345</text:p>
          </table:table-cell>
        </table:table-row>
        <table:table-row table:style-name="ro1">
          <table:table-cell office:value-type="float" office:value="1190.01499202582">
            <text:p>1190.0149920258</text:p>
          </table:table-cell>
          <table:table-cell office:value-type="float" office:value="2.03636">
            <text:p>2.03636</text:p>
          </table:table-cell>
        </table:table-row>
        <table:table-row table:style-name="ro1">
          <table:table-cell office:value-type="float" office:value="1195.00956802582">
            <text:p>1195.0095680258</text:p>
          </table:table-cell>
          <table:table-cell office:value-type="float" office:value="1.95749">
            <text:p>1.95749</text:p>
          </table:table-cell>
        </table:table-row>
        <table:table-row table:style-name="ro1">
          <table:table-cell office:value-type="float" office:value="1200.01144002582">
            <text:p>1200.0114400258</text:p>
          </table:table-cell>
          <table:table-cell office:value-type="float" office:value="1.95787">
            <text:p>1.95787</text:p>
          </table:table-cell>
        </table:table-row>
        <table:table-row table:style-name="ro1">
          <table:table-cell office:value-type="float" office:value="1210.01144002582">
            <text:p>1210.0114400258</text:p>
          </table:table-cell>
          <table:table-cell office:value-type="float" office:value="1.95659">
            <text:p>1.95659</text:p>
          </table:table-cell>
        </table:table-row>
        <table:table-row table:style-name="ro1">
          <table:table-cell office:value-type="float" office:value="1215.01116802582">
            <text:p>1215.0111680258</text:p>
          </table:table-cell>
          <table:table-cell office:value-type="float" office:value="1.95632">
            <text:p>1.95632</text:p>
          </table:table-cell>
        </table:table-row>
        <table:table-row table:style-name="ro1">
          <table:table-cell office:value-type="float" office:value="1220.01152002582">
            <text:p>1220.0115200258</text:p>
          </table:table-cell>
          <table:table-cell office:value-type="float" office:value="1.95666">
            <text:p>1.95666</text:p>
          </table:table-cell>
        </table:table-row>
        <table:table-row table:style-name="ro1">
          <table:table-cell office:value-type="float" office:value="1225.01180802582">
            <text:p>1225.0118080258</text:p>
          </table:table-cell>
          <table:table-cell office:value-type="float" office:value="1.95841">
            <text:p>1.95841</text:p>
          </table:table-cell>
        </table:table-row>
        <table:table-row table:style-name="ro1">
          <table:table-cell office:value-type="float" office:value="1230.01112002582">
            <text:p>1230.0111200258</text:p>
          </table:table-cell>
          <table:table-cell office:value-type="float" office:value="1.82867">
            <text:p>1.82867</text:p>
          </table:table-cell>
        </table:table-row>
        <table:table-row table:style-name="ro1">
          <table:table-cell office:value-type="float" office:value="1235.01216002582">
            <text:p>1235.0121600258</text:p>
          </table:table-cell>
          <table:table-cell office:value-type="float" office:value="1.83019">
            <text:p>1.83019</text:p>
          </table:table-cell>
        </table:table-row>
        <table:table-row table:style-name="ro1">
          <table:table-cell office:value-type="float" office:value="1240.01336002582">
            <text:p>1240.0133600258</text:p>
          </table:table-cell>
          <table:table-cell office:value-type="float" office:value="1.83455">
            <text:p>1.83455</text:p>
          </table:table-cell>
        </table:table-row>
        <table:table-row table:style-name="ro1">
          <table:table-cell office:value-type="float" office:value="1245.01656002582">
            <text:p>1245.0165600258</text:p>
          </table:table-cell>
          <table:table-cell office:value-type="float" office:value="1.83521">
            <text:p>1.83521</text:p>
          </table:table-cell>
        </table:table-row>
        <table:table-row table:style-name="ro1">
          <table:table-cell office:value-type="float" office:value="1250.01144002542">
            <text:p>1250.0114400254</text:p>
          </table:table-cell>
          <table:table-cell office:value-type="float" office:value="1.81006">
            <text:p>1.81006</text:p>
          </table:table-cell>
        </table:table-row>
        <table:table-row table:style-name="ro1">
          <table:table-cell office:value-type="float" office:value="1255.01400002582">
            <text:p>1255.0140000258</text:p>
          </table:table-cell>
          <table:table-cell office:value-type="float" office:value="1.81179">
            <text:p>1.81179</text:p>
          </table:table-cell>
        </table:table-row>
        <table:table-row table:style-name="ro1">
          <table:table-cell office:value-type="float" office:value="1260.01619202582">
            <text:p>1260.0161920258</text:p>
          </table:table-cell>
          <table:table-cell office:value-type="float" office:value="1.81247">
            <text:p>1.81247</text:p>
          </table:table-cell>
        </table:table-row>
        <table:table-row table:style-name="ro1">
          <table:table-cell office:value-type="float" office:value="1265.01468802582">
            <text:p>1265.0146880258</text:p>
          </table:table-cell>
          <table:table-cell office:value-type="float" office:value="1.81226">
            <text:p>1.81226</text:p>
          </table:table-cell>
        </table:table-row>
        <table:table-row table:style-name="ro1">
          <table:table-cell office:value-type="float" office:value="1270.01600002542">
            <text:p>1270.0160000254</text:p>
          </table:table-cell>
          <table:table-cell office:value-type="float" office:value="1.92672">
            <text:p>1.92672</text:p>
          </table:table-cell>
        </table:table-row>
        <table:table-row table:style-name="ro1">
          <table:table-cell office:value-type="float" office:value="1275.01080002582">
            <text:p>1275.0108000258</text:p>
          </table:table-cell>
          <table:table-cell office:value-type="float" office:value="1.92632">
            <text:p>1.92632</text:p>
          </table:table-cell>
        </table:table-row>
        <table:table-row table:style-name="ro1">
          <table:table-cell office:value-type="float" office:value="1280.01248002542">
            <text:p>1280.0124800254</text:p>
          </table:table-cell>
          <table:table-cell office:value-type="float" office:value="2.10305">
            <text:p>2.10305</text:p>
          </table:table-cell>
        </table:table-row>
        <table:table-row table:style-name="ro1">
          <table:table-cell office:value-type="float" office:value="1285.01184002582">
            <text:p>1285.0118400258</text:p>
          </table:table-cell>
          <table:table-cell office:value-type="float" office:value="2.09931">
            <text:p>2.09931</text:p>
          </table:table-cell>
        </table:table-row>
        <table:table-row table:style-name="ro1">
          <table:table-cell office:value-type="float" office:value="1290.01372802582">
            <text:p>1290.0137280258</text:p>
          </table:table-cell>
          <table:table-cell office:value-type="float" office:value="2.09858">
            <text:p>2.09858</text:p>
          </table:table-cell>
        </table:table-row>
        <table:table-row table:style-name="ro1">
          <table:table-cell office:value-type="float" office:value="1295.01216002582">
            <text:p>1295.0121600258</text:p>
          </table:table-cell>
          <table:table-cell office:value-type="float" office:value="2.0988">
            <text:p>2.0988</text:p>
          </table:table-cell>
        </table:table-row>
        <table:table-row table:style-name="ro1">
          <table:table-cell office:value-type="float" office:value="1300.00988802582">
            <text:p>1300.0098880258</text:p>
          </table:table-cell>
          <table:table-cell office:value-type="float" office:value="1.96693">
            <text:p>1.96693</text:p>
          </table:table-cell>
        </table:table-row>
        <table:table-row table:style-name="ro1">
          <table:table-cell office:value-type="float" office:value="1305.01240002582">
            <text:p>1305.0124000258</text:p>
          </table:table-cell>
          <table:table-cell office:value-type="float" office:value="1.96536">
            <text:p>1.96536</text:p>
          </table:table-cell>
        </table:table-row>
        <table:table-row table:style-name="ro1">
          <table:table-cell office:value-type="float" office:value="1310.01080002542">
            <text:p>1310.0108000254</text:p>
          </table:table-cell>
          <table:table-cell office:value-type="float" office:value="2.09567">
            <text:p>2.09567</text:p>
          </table:table-cell>
        </table:table-row>
        <table:table-row table:style-name="ro1">
          <table:table-cell office:value-type="float" office:value="1315.01659202582">
            <text:p>1315.0165920258</text:p>
          </table:table-cell>
          <table:table-cell office:value-type="float" office:value="2.09356">
            <text:p>2.09356</text:p>
          </table:table-cell>
        </table:table-row>
        <table:table-row table:style-name="ro1">
          <table:table-cell office:value-type="float" office:value="1320.01088002582">
            <text:p>1320.0108800258</text:p>
          </table:table-cell>
          <table:table-cell office:value-type="float" office:value="1.91469">
            <text:p>1.91469</text:p>
          </table:table-cell>
        </table:table-row>
        <table:table-row table:style-name="ro1">
          <table:table-cell office:value-type="float" office:value="1325.01088002582">
            <text:p>1325.0108800258</text:p>
          </table:table-cell>
          <table:table-cell office:value-type="float" office:value="1.91242">
            <text:p>1.91242</text:p>
          </table:table-cell>
        </table:table-row>
        <table:table-row table:style-name="ro1">
          <table:table-cell office:value-type="float" office:value="1330.01088002582">
            <text:p>1330.0108800258</text:p>
          </table:table-cell>
          <table:table-cell office:value-type="float" office:value="1.79981">
            <text:p>1.79981</text:p>
          </table:table-cell>
        </table:table-row>
        <table:table-row table:style-name="ro1">
          <table:table-cell office:value-type="float" office:value="1335.01336002582">
            <text:p>1335.0133600258</text:p>
          </table:table-cell>
          <table:table-cell office:value-type="float" office:value="1.79877">
            <text:p>1.79877</text:p>
          </table:table-cell>
        </table:table-row>
        <table:table-row table:style-name="ro1">
          <table:table-cell office:value-type="float" office:value="1340.01272002582">
            <text:p>1340.0127200258</text:p>
          </table:table-cell>
          <table:table-cell office:value-type="float" office:value="1.80016">
            <text:p>1.80016</text:p>
          </table:table-cell>
        </table:table-row>
        <table:table-row table:style-name="ro1">
          <table:table-cell office:value-type="float" office:value="1345.01376002542">
            <text:p>1345.0137600254</text:p>
          </table:table-cell>
          <table:table-cell office:value-type="float" office:value="1.98598">
            <text:p>1.98598</text:p>
          </table:table-cell>
        </table:table-row>
        <table:table-row table:style-name="ro1">
          <table:table-cell office:value-type="float" office:value="1350.01016004937">
            <text:p>1350.0101600494</text:p>
          </table:table-cell>
          <table:table-cell office:value-type="float" office:value="2.22547">
            <text:p>2.22547</text:p>
          </table:table-cell>
        </table:table-row>
        <table:table-row table:style-name="ro1">
          <table:table-cell office:value-type="float" office:value="1355.00860802582">
            <text:p>1355.0086080258</text:p>
          </table:table-cell>
          <table:table-cell office:value-type="float" office:value="2.22492">
            <text:p>2.22492</text:p>
          </table:table-cell>
        </table:table-row>
        <table:table-row table:style-name="ro1">
          <table:table-cell office:value-type="float" office:value="1360.00764802582">
            <text:p>1360.0076480258</text:p>
          </table:table-cell>
          <table:table-cell office:value-type="float" office:value="2.10031">
            <text:p>2.10031</text:p>
          </table:table-cell>
        </table:table-row>
        <table:table-row table:style-name="ro1">
          <table:table-cell office:value-type="float" office:value="1365.01144002582">
            <text:p>1365.0114400258</text:p>
          </table:table-cell>
          <table:table-cell office:value-type="float" office:value="2.10217">
            <text:p>2.10217</text:p>
          </table:table-cell>
        </table:table-row>
        <table:table-row table:style-name="ro1">
          <table:table-cell office:value-type="float" office:value="1370.01308802582">
            <text:p>1370.0130880258</text:p>
          </table:table-cell>
          <table:table-cell office:value-type="float" office:value="2.09982">
            <text:p>2.09982</text:p>
          </table:table-cell>
        </table:table-row>
        <table:table-row table:style-name="ro1">
          <table:table-cell office:value-type="float" office:value="1375.01304002582">
            <text:p>1375.0130400258</text:p>
          </table:table-cell>
          <table:table-cell office:value-type="float" office:value="2.10326">
            <text:p>2.10326</text:p>
          </table:table-cell>
        </table:table-row>
        <table:table-row table:style-name="ro1">
          <table:table-cell office:value-type="float" office:value="1380.01240002542">
            <text:p>1380.0124000254</text:p>
          </table:table-cell>
          <table:table-cell office:value-type="float" office:value="2.33895">
            <text:p>2.33895</text:p>
          </table:table-cell>
        </table:table-row>
        <table:table-row table:style-name="ro1">
          <table:table-cell office:value-type="float" office:value="1385.00860802542">
            <text:p>1385.0086080254</text:p>
          </table:table-cell>
          <table:table-cell office:value-type="float" office:value="2.3338">
            <text:p>2.3338</text:p>
          </table:table-cell>
        </table:table-row>
        <table:table-row table:style-name="ro1">
          <table:table-cell office:value-type="float" office:value="1390.01432002582">
            <text:p>1390.0143200258</text:p>
          </table:table-cell>
          <table:table-cell office:value-type="float" office:value="2.33358">
            <text:p>2.33358</text:p>
          </table:table-cell>
        </table:table-row>
        <table:table-row table:style-name="ro1">
          <table:table-cell office:value-type="float" office:value="1395.01020802582">
            <text:p>1395.0102080258</text:p>
          </table:table-cell>
          <table:table-cell office:value-type="float" office:value="2.09236">
            <text:p>2.09236</text:p>
          </table:table-cell>
        </table:table-row>
        <table:table-row table:style-name="ro1">
          <table:table-cell office:value-type="float" office:value="1400.00892802582">
            <text:p>1400.0089280258</text:p>
          </table:table-cell>
          <table:table-cell office:value-type="float" office:value="1.91064">
            <text:p>1.91064</text:p>
          </table:table-cell>
        </table:table-row>
        <table:table-row table:style-name="ro1">
          <table:table-cell office:value-type="float" office:value="1405.01304002582">
            <text:p>1405.0130400258</text:p>
          </table:table-cell>
          <table:table-cell office:value-type="float" office:value="1.90818">
            <text:p>1.90818</text:p>
          </table:table-cell>
        </table:table-row>
        <table:table-row table:style-name="ro1">
          <table:table-cell office:value-type="float" office:value="1410.01683202542">
            <text:p>1410.0168320254</text:p>
          </table:table-cell>
          <table:table-cell office:value-type="float" office:value="2.01413">
            <text:p>2.01413</text:p>
          </table:table-cell>
        </table:table-row>
        <table:table-row table:style-name="ro1">
          <table:table-cell office:value-type="float" office:value="1415.01120002582">
            <text:p>1415.0112000258</text:p>
          </table:table-cell>
          <table:table-cell office:value-type="float" office:value="2.01498">
            <text:p>2.01498</text:p>
          </table:table-cell>
        </table:table-row>
        <table:table-row table:style-name="ro1">
          <table:table-cell office:value-type="float" office:value="1420.02108802582">
            <text:p>1420.0210880258</text:p>
          </table:table-cell>
          <table:table-cell office:value-type="float" office:value="2.0171">
            <text:p>2.0171</text:p>
          </table:table-cell>
        </table:table-row>
        <table:table-row table:style-name="ro1">
          <table:table-cell office:value-type="float" office:value="1425.01080002582">
            <text:p>1425.0108000258</text:p>
          </table:table-cell>
          <table:table-cell office:value-type="float" office:value="2.01725">
            <text:p>2.01725</text:p>
          </table:table-cell>
        </table:table-row>
        <table:table-row table:style-name="ro1">
          <table:table-cell office:value-type="float" office:value="1430.02491202542">
            <text:p>1430.0249120254</text:p>
          </table:table-cell>
          <table:table-cell office:value-type="float" office:value="1.94244">
            <text:p>1.94244</text:p>
          </table:table-cell>
        </table:table-row>
        <table:table-row table:style-name="ro1">
          <table:table-cell office:value-type="float" office:value="1435.01555202582">
            <text:p>1435.0155520258</text:p>
          </table:table-cell>
          <table:table-cell office:value-type="float" office:value="1.9652">
            <text:p>1.9652</text:p>
          </table:table-cell>
        </table:table-row>
        <table:table-row table:style-name="ro1">
          <table:table-cell office:value-type="float" office:value="1440.01432002542">
            <text:p>1440.0143200254</text:p>
          </table:table-cell>
          <table:table-cell office:value-type="float" office:value="2.09446">
            <text:p>2.09446</text:p>
          </table:table-cell>
        </table:table-row>
        <table:table-row table:style-name="ro1">
          <table:table-cell office:value-type="float" office:value="1445.01144002542">
            <text:p>1445.0114400254</text:p>
          </table:table-cell>
          <table:table-cell office:value-type="float" office:value="2.10215">
            <text:p>2.10215</text:p>
          </table:table-cell>
        </table:table-row>
        <table:table-row table:style-name="ro1">
          <table:table-cell office:value-type="float" office:value="1450.01336004937">
            <text:p>1450.0133600494</text:p>
          </table:table-cell>
          <table:table-cell office:value-type="float" office:value="2.46167">
            <text:p>2.46167</text:p>
          </table:table-cell>
        </table:table-row>
        <table:table-row table:style-name="ro1">
          <table:table-cell office:value-type="float" office:value="1455.01907202582">
            <text:p>1455.0190720258</text:p>
          </table:table-cell>
          <table:table-cell office:value-type="float" office:value="2.46591">
            <text:p>2.46591</text:p>
          </table:table-cell>
        </table:table-row>
        <table:table-row table:style-name="ro1">
          <table:table-cell office:value-type="float" office:value="1460.01304002582">
            <text:p>1460.0130400258</text:p>
          </table:table-cell>
          <table:table-cell office:value-type="float" office:value="2.20786">
            <text:p>2.20786</text:p>
          </table:table-cell>
        </table:table-row>
        <table:table-row table:style-name="ro1">
          <table:table-cell office:value-type="float" office:value="1465.01659204937">
            <text:p>1465.0165920494</text:p>
          </table:table-cell>
          <table:table-cell office:value-type="float" office:value="2.58133">
            <text:p>2.58133</text:p>
          </table:table-cell>
        </table:table-row>
        <table:table-row table:style-name="ro1">
          <table:table-cell office:value-type="float" office:value="1470.00668802582">
            <text:p>1470.0066880258</text:p>
          </table:table-cell>
          <table:table-cell office:value-type="float" office:value="2.58194">
            <text:p>2.58194</text:p>
          </table:table-cell>
        </table:table-row>
        <table:table-row table:style-name="ro1">
          <table:table-cell office:value-type="float" office:value="1475.00984002582">
            <text:p>1475.0098400258</text:p>
          </table:table-cell>
          <table:table-cell office:value-type="float" office:value="2.5812">
            <text:p>2.5812</text:p>
          </table:table-cell>
        </table:table-row>
        <table:table-row table:style-name="ro1">
          <table:table-cell office:value-type="float" office:value="1480.01563202582">
            <text:p>1480.0156320258</text:p>
          </table:table-cell>
          <table:table-cell office:value-type="float" office:value="2.31031">
            <text:p>2.31031</text:p>
          </table:table-cell>
        </table:table-row>
        <table:table-row table:style-name="ro1">
          <table:table-cell office:value-type="float" office:value="1485.00956802582">
            <text:p>1485.0095680258</text:p>
          </table:table-cell>
          <table:table-cell office:value-type="float" office:value="2.31082">
            <text:p>2.31082</text:p>
          </table:table-cell>
        </table:table-row>
        <table:table-row table:style-name="ro1">
          <table:table-cell office:value-type="float" office:value="1490.01184002582">
            <text:p>1490.0118400258</text:p>
          </table:table-cell>
          <table:table-cell office:value-type="float" office:value="2.11532">
            <text:p>2.11532</text:p>
          </table:table-cell>
        </table:table-row>
        <table:table-row table:style-name="ro1">
          <table:table-cell office:value-type="float" office:value="1495.01244802582">
            <text:p>1495.0124480258</text:p>
          </table:table-cell>
          <table:table-cell office:value-type="float" office:value="2.11638">
            <text:p>2.11638</text:p>
          </table:table-cell>
        </table:table-row>
        <table:table-row table:style-name="ro1">
          <table:table-cell office:value-type="float" office:value="1500.00764802582">
            <text:p>1500.0076480258</text:p>
          </table:table-cell>
          <table:table-cell office:value-type="float" office:value="1.90989">
            <text:p>1.90989</text:p>
          </table:table-cell>
        </table:table-row>
        <table:table-row table:style-name="ro1">
          <table:table-cell office:value-type="float" office:value="1505.01248002582">
            <text:p>1505.0124800258</text:p>
          </table:table-cell>
          <table:table-cell office:value-type="float" office:value="1.90959">
            <text:p>1.90959</text:p>
          </table:table-cell>
        </table:table-row>
        <table:table-row table:style-name="ro1">
          <table:table-cell office:value-type="float" office:value="1510.01216002582">
            <text:p>1510.0121600258</text:p>
          </table:table-cell>
          <table:table-cell office:value-type="float" office:value="1.91015">
            <text:p>1.91015</text:p>
          </table:table-cell>
        </table:table-row>
        <table:table-row table:style-name="ro1">
          <table:table-cell office:value-type="float" office:value="1515.01112002582">
            <text:p>1515.0111200258</text:p>
          </table:table-cell>
          <table:table-cell office:value-type="float" office:value="1.8322">
            <text:p>1.8322</text:p>
          </table:table-cell>
        </table:table-row>
        <table:table-row table:style-name="ro1">
          <table:table-cell office:value-type="float" office:value="1520.01875202542">
            <text:p>1520.0187520254</text:p>
          </table:table-cell>
          <table:table-cell office:value-type="float" office:value="1.96381">
            <text:p>1.96381</text:p>
          </table:table-cell>
        </table:table-row>
        <table:table-row table:style-name="ro1">
          <table:table-cell office:value-type="float" office:value="1525.01048002582">
            <text:p>1525.0104800258</text:p>
          </table:table-cell>
          <table:table-cell office:value-type="float" office:value="1.96167">
            <text:p>1.96167</text:p>
          </table:table-cell>
        </table:table-row>
        <table:table-row table:style-name="ro1">
          <table:table-cell office:value-type="float" office:value="1530.01436802582">
            <text:p>1530.0143680258</text:p>
          </table:table-cell>
          <table:table-cell office:value-type="float" office:value="1.95946">
            <text:p>1.95946</text:p>
          </table:table-cell>
        </table:table-row>
        <table:table-row table:style-name="ro1">
          <table:table-cell office:value-type="float" office:value="1535.01372802582">
            <text:p>1535.0137280258</text:p>
          </table:table-cell>
          <table:table-cell office:value-type="float" office:value="1.95908">
            <text:p>1.95908</text:p>
          </table:table-cell>
        </table:table-row>
        <table:table-row table:style-name="ro1">
          <table:table-cell office:value-type="float" office:value="1540.01308802582">
            <text:p>1540.0130880258</text:p>
          </table:table-cell>
          <table:table-cell office:value-type="float" office:value="1.95902">
            <text:p>1.95902</text:p>
          </table:table-cell>
        </table:table-row>
        <table:table-row table:style-name="ro1">
          <table:table-cell office:value-type="float" office:value="1545.01280002582">
            <text:p>1545.0128000258</text:p>
          </table:table-cell>
          <table:table-cell office:value-type="float" office:value="1.96071">
            <text:p>1.96071</text:p>
          </table:table-cell>
        </table:table-row>
        <table:table-row table:style-name="ro1">
          <table:table-cell office:value-type="float" office:value="1550.01056002582">
            <text:p>1550.0105600258</text:p>
          </table:table-cell>
          <table:table-cell office:value-type="float" office:value="1.96128">
            <text:p>1.96128</text:p>
          </table:table-cell>
        </table:table-row>
        <table:table-row table:style-name="ro1">
          <table:table-cell office:value-type="float" office:value="1555.00892802582">
            <text:p>1555.0089280258</text:p>
          </table:table-cell>
          <table:table-cell office:value-type="float" office:value="1.95921">
            <text:p>1.95921</text:p>
          </table:table-cell>
        </table:table-row>
        <table:table-row table:style-name="ro1">
          <table:table-cell office:value-type="float" office:value="1560.01404802582">
            <text:p>1560.0140480258</text:p>
          </table:table-cell>
          <table:table-cell office:value-type="float" office:value="1.95886">
            <text:p>1.95886</text:p>
          </table:table-cell>
        </table:table-row>
        <table:table-row table:style-name="ro1">
          <table:table-cell office:value-type="float" office:value="1565.00928002582">
            <text:p>1565.0092800258</text:p>
          </table:table-cell>
          <table:table-cell office:value-type="float" office:value="1.95868">
            <text:p>1.95868</text:p>
          </table:table-cell>
        </table:table-row>
        <table:table-row table:style-name="ro1">
          <table:table-cell office:value-type="float" office:value="1570.01395202582">
            <text:p>1570.0139520258</text:p>
          </table:table-cell>
          <table:table-cell office:value-type="float" office:value="1.82856">
            <text:p>1.82856</text:p>
          </table:table-cell>
        </table:table-row>
        <table:table-row table:style-name="ro1">
          <table:table-cell office:value-type="float" office:value="1575.01696002582">
            <text:p>1575.0169600258</text:p>
          </table:table-cell>
          <table:table-cell office:value-type="float" office:value="1.83024">
            <text:p>1.83024</text:p>
          </table:table-cell>
        </table:table-row>
        <table:table-row table:style-name="ro1">
          <table:table-cell office:value-type="float" office:value="1580.00828802582">
            <text:p>1580.0082880258</text:p>
          </table:table-cell>
          <table:table-cell office:value-type="float" office:value="1.8324">
            <text:p>1.8324</text:p>
          </table:table-cell>
        </table:table-row>
        <table:table-row table:style-name="ro1">
          <table:table-cell office:value-type="float" office:value="1585.01400002582">
            <text:p>1585.0140000258</text:p>
          </table:table-cell>
          <table:table-cell office:value-type="float" office:value="1.83255">
            <text:p>1.83255</text:p>
          </table:table-cell>
        </table:table-row>
        <table:table-row table:style-name="ro1">
          <table:table-cell office:value-type="float" office:value="1590.01432002582">
            <text:p>1590.0143200258</text:p>
          </table:table-cell>
          <table:table-cell office:value-type="float" office:value="1.83244">
            <text:p>1.83244</text:p>
          </table:table-cell>
        </table:table-row>
        <table:table-row table:style-name="ro1">
          <table:table-cell office:value-type="float" office:value="1595.01184002582">
            <text:p>1595.0118400258</text:p>
          </table:table-cell>
          <table:table-cell office:value-type="float" office:value="1.83234">
            <text:p>1.83234</text:p>
          </table:table-cell>
        </table:table-row>
        <table:table-row table:style-name="ro1">
          <table:table-cell office:value-type="float" office:value="1600.01052802582">
            <text:p>1600.0105280258</text:p>
          </table:table-cell>
          <table:table-cell office:value-type="float" office:value="1.83217">
            <text:p>1.83217</text:p>
          </table:table-cell>
        </table:table-row>
        <table:table-row table:style-name="ro1">
          <table:table-cell office:value-type="float" office:value="1605.01400002582">
            <text:p>1605.0140000258</text:p>
          </table:table-cell>
          <table:table-cell office:value-type="float" office:value="1.83234">
            <text:p>1.83234</text:p>
          </table:table-cell>
        </table:table-row>
        <table:table-row table:style-name="ro1">
          <table:table-cell office:value-type="float" office:value="1610.01464002582">
            <text:p>1610.0146400258</text:p>
          </table:table-cell>
          <table:table-cell office:value-type="float" office:value="1.83255">
            <text:p>1.83255</text:p>
          </table:table-cell>
        </table:table-row>
        <table:table-row table:style-name="ro1">
          <table:table-cell office:value-type="float" office:value="1615.01088002582">
            <text:p>1615.0108800258</text:p>
          </table:table-cell>
          <table:table-cell office:value-type="float" office:value="1.83394">
            <text:p>1.83394</text:p>
          </table:table-cell>
        </table:table-row>
        <table:table-row table:style-name="ro1">
          <table:table-cell office:value-type="float" office:value="1620.01052802582">
            <text:p>1620.0105280258</text:p>
          </table:table-cell>
          <table:table-cell office:value-type="float" office:value="1.83384">
            <text:p>1.83384</text:p>
          </table:table-cell>
        </table:table-row>
        <table:table-row table:style-name="ro1">
          <table:table-cell office:value-type="float" office:value="1625.01408002542">
            <text:p>1625.0140800254</text:p>
          </table:table-cell>
          <table:table-cell office:value-type="float" office:value="1.75592">
            <text:p>1.75592</text:p>
          </table:table-cell>
        </table:table-row>
        <table:table-row table:style-name="ro1">
          <table:table-cell office:value-type="float" office:value="1630.01304002582">
            <text:p>1630.0130400258</text:p>
          </table:table-cell>
          <table:table-cell office:value-type="float" office:value="1.75527">
            <text:p>1.75527</text:p>
          </table:table-cell>
        </table:table-row>
        <table:table-row table:style-name="ro1">
          <table:table-cell office:value-type="float" office:value="1635.01427202582">
            <text:p>1635.0142720258</text:p>
          </table:table-cell>
          <table:table-cell office:value-type="float" office:value="1.75532">
            <text:p>1.75532</text:p>
          </table:table-cell>
        </table:table-row>
        <table:table-row table:style-name="ro1">
          <table:table-cell office:value-type="float" office:value="1640.01088002582">
            <text:p>1640.0108800258</text:p>
          </table:table-cell>
          <table:table-cell office:value-type="float" office:value="1.75496">
            <text:p>1.75496</text:p>
          </table:table-cell>
        </table:table-row>
        <table:table-row table:style-name="ro1">
          <table:table-cell office:value-type="float" office:value="1645.01464002582">
            <text:p>1645.0146400258</text:p>
          </table:table-cell>
          <table:table-cell office:value-type="float" office:value="1.7552">
            <text:p>1.7552</text:p>
          </table:table-cell>
        </table:table-row>
        <table:table-row table:style-name="ro1">
          <table:table-cell office:value-type="float" office:value="1650.01304002582">
            <text:p>1650.0130400258</text:p>
          </table:table-cell>
          <table:table-cell office:value-type="float" office:value="1.75519">
            <text:p>1.75519</text:p>
          </table:table-cell>
        </table:table-row>
        <table:table-row table:style-name="ro1">
          <table:table-cell office:value-type="float" office:value="1655.01747202542">
            <text:p>1655.0174720254</text:p>
          </table:table-cell>
          <table:table-cell office:value-type="float" office:value="1.81148">
            <text:p>1.81148</text:p>
          </table:table-cell>
        </table:table-row>
        <table:table-row table:style-name="ro1">
          <table:table-cell office:value-type="float" office:value="1660.01208002582">
            <text:p>1660.0120800258</text:p>
          </table:table-cell>
          <table:table-cell office:value-type="float" office:value="1.81048">
            <text:p>1.81048</text:p>
          </table:table-cell>
        </table:table-row>
        <table:table-row table:style-name="ro1">
          <table:table-cell office:value-type="float" office:value="1665.01208002582">
            <text:p>1665.0120800258</text:p>
          </table:table-cell>
          <table:table-cell office:value-type="float" office:value="1.8111">
            <text:p>1.8111</text:p>
          </table:table-cell>
        </table:table-row>
        <table:table-row table:style-name="ro1">
          <table:table-cell office:value-type="float" office:value="1670.01176002582">
            <text:p>1670.0117600258</text:p>
          </table:table-cell>
          <table:table-cell office:value-type="float" office:value="1.8115">
            <text:p>1.8115</text:p>
          </table:table-cell>
        </table:table-row>
        <table:table-row table:style-name="ro1">
          <table:table-cell office:value-type="float" office:value="1675.01208002582">
            <text:p>1675.0120800258</text:p>
          </table:table-cell>
          <table:table-cell office:value-type="float" office:value="1.86146">
            <text:p>1.86146</text:p>
          </table:table-cell>
        </table:table-row>
        <table:table-row table:style-name="ro1">
          <table:table-cell office:value-type="float" office:value="1680.01715204937">
            <text:p>1680.0171520494</text:p>
          </table:table-cell>
          <table:table-cell office:value-type="float" office:value="2.03913">
            <text:p>2.03913</text:p>
          </table:table-cell>
        </table:table-row>
        <table:table-row table:style-name="ro1">
          <table:table-cell office:value-type="float" office:value="1685.01304002582">
            <text:p>1685.0130400258</text:p>
          </table:table-cell>
          <table:table-cell office:value-type="float" office:value="2.03955">
            <text:p>2.03955</text:p>
          </table:table-cell>
        </table:table-row>
        <table:table-row table:style-name="ro1">
          <table:table-cell office:value-type="float" office:value="1690.01184002582">
            <text:p>1690.0118400258</text:p>
          </table:table-cell>
          <table:table-cell office:value-type="float" office:value="2.04026">
            <text:p>2.04026</text:p>
          </table:table-cell>
        </table:table-row>
        <table:table-row table:style-name="ro1">
          <table:table-cell office:value-type="float" office:value="1695.01024002582">
            <text:p>1695.0102400258</text:p>
          </table:table-cell>
          <table:table-cell office:value-type="float" office:value="2.03772">
            <text:p>2.03772</text:p>
          </table:table-cell>
        </table:table-row>
        <table:table-row table:style-name="ro1">
          <table:table-cell office:value-type="float" office:value="1700.01499202582">
            <text:p>1700.0149920258</text:p>
          </table:table-cell>
          <table:table-cell office:value-type="float" office:value="2.03897">
            <text:p>2.03897</text:p>
          </table:table-cell>
        </table:table-row>
        <table:table-row table:style-name="ro1">
          <table:table-cell office:value-type="float" office:value="1705.01240002582">
            <text:p>1705.0124000258</text:p>
          </table:table-cell>
          <table:table-cell office:value-type="float" office:value="1.9125">
            <text:p>1.9125</text:p>
          </table:table-cell>
        </table:table-row>
        <table:table-row table:style-name="ro1">
          <table:table-cell office:value-type="float" office:value="1710.01244802542">
            <text:p>1710.0124480254</text:p>
          </table:table-cell>
          <table:table-cell office:value-type="float" office:value="2.04315">
            <text:p>2.04315</text:p>
          </table:table-cell>
        </table:table-row>
        <table:table-row table:style-name="ro1">
          <table:table-cell office:value-type="float" office:value="1715.01024002582">
            <text:p>1715.0102400258</text:p>
          </table:table-cell>
          <table:table-cell office:value-type="float" office:value="2.04184">
            <text:p>2.04184</text:p>
          </table:table-cell>
        </table:table-row>
        <table:table-row table:style-name="ro1">
          <table:table-cell office:value-type="float" office:value="1720.01216002582">
            <text:p>1720.0121600258</text:p>
          </table:table-cell>
          <table:table-cell office:value-type="float" office:value="2.04161">
            <text:p>2.04161</text:p>
          </table:table-cell>
        </table:table-row>
        <table:table-row table:style-name="ro1">
          <table:table-cell office:value-type="float" office:value="1725.01436802582">
            <text:p>1725.0143680258</text:p>
          </table:table-cell>
          <table:table-cell office:value-type="float" office:value="2.04192">
            <text:p>2.04192</text:p>
          </table:table-cell>
        </table:table-row>
        <table:table-row table:style-name="ro1">
          <table:table-cell office:value-type="float" office:value="1730.00992002582">
            <text:p>1730.0099200258</text:p>
          </table:table-cell>
          <table:table-cell office:value-type="float" office:value="1.86142">
            <text:p>1.86142</text:p>
          </table:table-cell>
        </table:table-row>
        <table:table-row table:style-name="ro1">
          <table:table-cell office:value-type="float" office:value="1735.01340802582">
            <text:p>1735.0134080258</text:p>
          </table:table-cell>
          <table:table-cell office:value-type="float" office:value="1.86074">
            <text:p>1.86074</text:p>
          </table:table-cell>
        </table:table-row>
        <table:table-row table:style-name="ro1">
          <table:table-cell office:value-type="float" office:value="1740.01468802582">
            <text:p>1740.0146880258</text:p>
          </table:table-cell>
          <table:table-cell office:value-type="float" office:value="1.8612">
            <text:p>1.8612</text:p>
          </table:table-cell>
        </table:table-row>
        <table:table-row table:style-name="ro1">
          <table:table-cell office:value-type="float" office:value="1745.01176002582">
            <text:p>1745.0117600258</text:p>
          </table:table-cell>
          <table:table-cell office:value-type="float" office:value="1.8611">
            <text:p>1.8611</text:p>
          </table:table-cell>
        </table:table-row>
        <table:table-row table:style-name="ro1">
          <table:table-cell office:value-type="float" office:value="1750.00924802582">
            <text:p>1750.0092480258</text:p>
          </table:table-cell>
          <table:table-cell office:value-type="float" office:value="1.86059">
            <text:p>1.86059</text:p>
          </table:table-cell>
        </table:table-row>
        <table:table-row table:style-name="ro1">
          <table:table-cell office:value-type="float" office:value="1755.00892802582">
            <text:p>1755.0089280258</text:p>
          </table:table-cell>
          <table:table-cell office:value-type="float" office:value="1.86028">
            <text:p>1.86028</text:p>
          </table:table-cell>
        </table:table-row>
        <table:table-row table:style-name="ro1">
          <table:table-cell office:value-type="float" office:value="1760.01272002582">
            <text:p>1760.0127200258</text:p>
          </table:table-cell>
          <table:table-cell office:value-type="float" office:value="1.83146">
            <text:p>1.83146</text:p>
          </table:table-cell>
        </table:table-row>
        <table:table-row table:style-name="ro1">
          <table:table-cell office:value-type="float" office:value="1765.01112002582">
            <text:p>1765.0111200258</text:p>
          </table:table-cell>
          <table:table-cell office:value-type="float" office:value="1.8318">
            <text:p>1.8318</text:p>
          </table:table-cell>
        </table:table-row>
        <table:table-row table:style-name="ro1">
          <table:table-cell office:value-type="float" office:value="1770.01208002582">
            <text:p>1770.0120800258</text:p>
          </table:table-cell>
          <table:table-cell office:value-type="float" office:value="1.83182">
            <text:p>1.83182</text:p>
          </table:table-cell>
        </table:table-row>
        <table:table-row table:style-name="ro1">
          <table:table-cell office:value-type="float" office:value="1775.01340804937">
            <text:p>1775.0134080494</text:p>
          </table:table-cell>
          <table:table-cell office:value-type="float" office:value="1.90394">
            <text:p>1.90394</text:p>
          </table:table-cell>
        </table:table-row>
        <table:table-row table:style-name="ro1">
          <table:table-cell office:value-type="float" office:value="1780.01819202582">
            <text:p>1780.0181920258</text:p>
          </table:table-cell>
          <table:table-cell office:value-type="float" office:value="1.90628">
            <text:p>1.90628</text:p>
          </table:table-cell>
        </table:table-row>
        <table:table-row table:style-name="ro1">
          <table:table-cell office:value-type="float" office:value="1785.00892802582">
            <text:p>1785.0089280258</text:p>
          </table:table-cell>
          <table:table-cell office:value-type="float" office:value="1.90444">
            <text:p>1.90444</text:p>
          </table:table-cell>
        </table:table-row>
        <table:table-row table:style-name="ro1">
          <table:table-cell office:value-type="float" office:value="1790.01016002582">
            <text:p>1790.0101600258</text:p>
          </table:table-cell>
          <table:table-cell office:value-type="float" office:value="1.90392">
            <text:p>1.90392</text:p>
          </table:table-cell>
        </table:table-row>
        <table:table-row table:style-name="ro1">
          <table:table-cell office:value-type="float" office:value="1795.01244802582">
            <text:p>1795.0124480258</text:p>
          </table:table-cell>
          <table:table-cell office:value-type="float" office:value="1.90596">
            <text:p>1.90596</text:p>
          </table:table-cell>
        </table:table-row>
        <table:table-row table:style-name="ro1">
          <table:table-cell office:value-type="float" office:value="1800.01500802582">
            <text:p>1800.0150080258</text:p>
          </table:table-cell>
          <table:table-cell office:value-type="float" office:value="1.90489">
            <text:p>1.90489</text:p>
          </table:table-cell>
        </table:table-row>
        <table:table-row table:style-name="ro1">
          <table:table-cell office:value-type="float" office:value="1805.01528002582">
            <text:p>1805.0152800258</text:p>
          </table:table-cell>
          <table:table-cell office:value-type="float" office:value="1.90462">
            <text:p>1.90462</text:p>
          </table:table-cell>
        </table:table-row>
        <table:table-row table:style-name="ro1">
          <table:table-cell office:value-type="float" office:value="1810.00956802582">
            <text:p>1810.0095680258</text:p>
          </table:table-cell>
          <table:table-cell office:value-type="float" office:value="1.90482">
            <text:p>1.90482</text:p>
          </table:table-cell>
        </table:table-row>
        <table:table-row table:style-name="ro1">
          <table:table-cell office:value-type="float" office:value="1815.02390955235">
            <text:p>1815.0239095524</text:p>
          </table:table-cell>
          <table:table-cell office:value-type="float" office:value="1.90457">
            <text:p>1.90457</text:p>
          </table:table-cell>
        </table:table-row>
        <table:table-row table:style-name="ro1">
          <table:table-cell office:value-type="float" office:value="1820.00960002582">
            <text:p>1820.0096000258</text:p>
          </table:table-cell>
          <table:table-cell office:value-type="float" office:value="1.87975">
            <text:p>1.87975</text:p>
          </table:table-cell>
        </table:table-row>
        <table:table-row table:style-name="ro1">
          <table:table-cell office:value-type="float" office:value="1825.01152002582">
            <text:p>1825.0115200258</text:p>
          </table:table-cell>
          <table:table-cell office:value-type="float" office:value="1.81807">
            <text:p>1.81807</text:p>
          </table:table-cell>
        </table:table-row>
        <table:table-row table:style-name="ro1">
          <table:table-cell office:value-type="float" office:value="1830.00668802582">
            <text:p>1830.0066880258</text:p>
          </table:table-cell>
          <table:table-cell office:value-type="float" office:value="1.81844">
            <text:p>1.81844</text:p>
          </table:table-cell>
        </table:table-row>
        <table:table-row table:style-name="ro1">
          <table:table-cell office:value-type="float" office:value="1835.01176002582">
            <text:p>1835.0117600258</text:p>
          </table:table-cell>
          <table:table-cell office:value-type="float" office:value="1.82016">
            <text:p>1.82016</text:p>
          </table:table-cell>
        </table:table-row>
        <table:table-row table:style-name="ro1">
          <table:table-cell office:value-type="float" office:value="1840.01400002582">
            <text:p>1840.0140000258</text:p>
          </table:table-cell>
          <table:table-cell office:value-type="float" office:value="1.82008">
            <text:p>1.82008</text:p>
          </table:table-cell>
        </table:table-row>
        <table:table-row table:style-name="ro1">
          <table:table-cell office:value-type="float" office:value="1845.01307202542">
            <text:p>1845.0130720254</text:p>
          </table:table-cell>
          <table:table-cell office:value-type="float" office:value="1.93699">
            <text:p>1.93699</text:p>
          </table:table-cell>
        </table:table-row>
        <table:table-row table:style-name="ro1">
          <table:table-cell office:value-type="float" office:value="1850.01208002582">
            <text:p>1850.0120800258</text:p>
          </table:table-cell>
          <table:table-cell office:value-type="float" office:value="1.93701">
            <text:p>1.93701</text:p>
          </table:table-cell>
        </table:table-row>
        <table:table-row table:style-name="ro1">
          <table:table-cell office:value-type="float" office:value="1855.00796802582">
            <text:p>1855.0079680258</text:p>
          </table:table-cell>
          <table:table-cell office:value-type="float" office:value="1.93689">
            <text:p>1.93689</text:p>
          </table:table-cell>
        </table:table-row>
        <table:table-row table:style-name="ro1">
          <table:table-cell office:value-type="float" office:value="1860.00960002582">
            <text:p>1860.0096000258</text:p>
          </table:table-cell>
          <table:table-cell office:value-type="float" office:value="1.9364">
            <text:p>1.9364</text:p>
          </table:table-cell>
        </table:table-row>
        <table:table-row table:style-name="ro1">
          <table:table-cell office:value-type="float" office:value="1865.01208002582">
            <text:p>1865.0120800258</text:p>
          </table:table-cell>
          <table:table-cell office:value-type="float" office:value="1.93591">
            <text:p>1.93591</text:p>
          </table:table-cell>
        </table:table-row>
        <table:table-row table:style-name="ro1">
          <table:table-cell office:value-type="float" office:value="1875.01144002582">
            <text:p>1875.0114400258</text:p>
          </table:table-cell>
          <table:table-cell office:value-type="float" office:value="1.95557">
            <text:p>1.95557</text:p>
          </table:table-cell>
        </table:table-row>
        <table:table-row table:style-name="ro1">
          <table:table-cell office:value-type="float" office:value="1880.01691202582">
            <text:p>1880.0169120258</text:p>
          </table:table-cell>
          <table:table-cell office:value-type="float" office:value="1.95561">
            <text:p>1.95561</text:p>
          </table:table-cell>
        </table:table-row>
        <table:table-row table:style-name="ro1">
          <table:table-cell office:value-type="float" office:value="1885.01080002582">
            <text:p>1885.0108000258</text:p>
          </table:table-cell>
          <table:table-cell office:value-type="float" office:value="1.95694">
            <text:p>1.95694</text:p>
          </table:table-cell>
        </table:table-row>
        <table:table-row table:style-name="ro1">
          <table:table-cell office:value-type="float" office:value="1890.01468802582">
            <text:p>1890.0146880258</text:p>
          </table:table-cell>
          <table:table-cell office:value-type="float" office:value="1.95434">
            <text:p>1.95434</text:p>
          </table:table-cell>
        </table:table-row>
        <table:table-row table:style-name="ro1">
          <table:table-cell office:value-type="float" office:value="1895.0301937653">
            <text:p>1895.0301937653</text:p>
          </table:table-cell>
          <table:table-cell office:value-type="float" office:value="2.03518">
            <text:p>2.03518</text:p>
          </table:table-cell>
        </table:table-row>
        <table:table-row table:style-name="ro1">
          <table:table-cell office:value-type="float" office:value="1900.01248002582">
            <text:p>1900.0124800258</text:p>
          </table:table-cell>
          <table:table-cell office:value-type="float" office:value="1.86082">
            <text:p>1.86082</text:p>
          </table:table-cell>
        </table:table-row>
        <table:table-row table:style-name="ro1">
          <table:table-cell office:value-type="float" office:value="1905.01304002582">
            <text:p>1905.0130400258</text:p>
          </table:table-cell>
          <table:table-cell office:value-type="float" office:value="1.85898">
            <text:p>1.85898</text:p>
          </table:table-cell>
        </table:table-row>
        <table:table-row table:style-name="ro1">
          <table:table-cell office:value-type="float" office:value="1910.00860802582">
            <text:p>1910.0086080258</text:p>
          </table:table-cell>
          <table:table-cell office:value-type="float" office:value="1.85948">
            <text:p>1.85948</text:p>
          </table:table-cell>
        </table:table-row>
        <table:table-row table:style-name="ro1">
          <table:table-cell office:value-type="float" office:value="1915.01080002582">
            <text:p>1915.0108000258</text:p>
          </table:table-cell>
          <table:table-cell office:value-type="float" office:value="1.85967">
            <text:p>1.85967</text:p>
          </table:table-cell>
        </table:table-row>
        <table:table-row table:style-name="ro1">
          <table:table-cell office:value-type="float" office:value="1920.00896002582">
            <text:p>1920.0089600258</text:p>
          </table:table-cell>
          <table:table-cell office:value-type="float" office:value="1.85832">
            <text:p>1.85832</text:p>
          </table:table-cell>
        </table:table-row>
        <table:table-row table:style-name="ro1">
          <table:table-cell office:value-type="float" office:value="1925.01048002582">
            <text:p>1925.0104800258</text:p>
          </table:table-cell>
          <table:table-cell office:value-type="float" office:value="1.85928">
            <text:p>1.85928</text:p>
          </table:table-cell>
        </table:table-row>
        <table:table-row table:style-name="ro1">
          <table:table-cell office:value-type="float" office:value="1935.01016002184">
            <text:p>1935.0101600218</text:p>
          </table:table-cell>
          <table:table-cell office:value-type="float" office:value="4.16198">
            <text:p>4.16198</text:p>
          </table:table-cell>
        </table:table-row>
        <table:table-row table:style-name="ro1">
          <table:table-cell office:value-type="float" office:value="1940.01116802183">
            <text:p>1940.0111680218</text:p>
          </table:table-cell>
          <table:table-cell office:value-type="float" office:value="4.1585">
            <text:p>4.1585</text:p>
          </table:table-cell>
        </table:table-row>
        <table:table-row table:style-name="ro1">
          <table:table-cell office:value-type="float" office:value="1945.01344003033">
            <text:p>1945.0134400303</text:p>
          </table:table-cell>
          <table:table-cell office:value-type="float" office:value="4.27315">
            <text:p>4.27315</text:p>
          </table:table-cell>
        </table:table-row>
        <table:table-row table:style-name="ro1">
          <table:table-cell office:value-type="float" office:value="1950.01696002184">
            <text:p>1950.0169600218</text:p>
          </table:table-cell>
          <table:table-cell office:value-type="float" office:value="4.20856">
            <text:p>4.20856</text:p>
          </table:table-cell>
        </table:table-row>
        <table:table-row table:style-name="ro1">
          <table:table-cell office:value-type="float" office:value="1955.00988802183">
            <text:p>1955.0098880218</text:p>
          </table:table-cell>
          <table:table-cell office:value-type="float" office:value="4.20599">
            <text:p>4.20599</text:p>
          </table:table-cell>
        </table:table-row>
        <table:table-row table:style-name="ro1">
          <table:table-cell office:value-type="float" office:value="1960.01176002184">
            <text:p>1960.0117600218</text:p>
          </table:table-cell>
          <table:table-cell office:value-type="float" office:value="4.21439">
            <text:p>4.21439</text:p>
          </table:table-cell>
        </table:table-row>
        <table:table-row table:style-name="ro1">
          <table:table-cell office:value-type="float" office:value="1970.01208002184">
            <text:p>1970.0120800218</text:p>
          </table:table-cell>
          <table:table-cell office:value-type="float" office:value="4.21199">
            <text:p>4.21199</text:p>
          </table:table-cell>
        </table:table-row>
        <table:table-row table:style-name="ro1">
          <table:table-cell office:value-type="float" office:value="1975.01088002183">
            <text:p>1975.0108800218</text:p>
          </table:table-cell>
          <table:table-cell office:value-type="float" office:value="4.2095">
            <text:p>4.2095</text:p>
          </table:table-cell>
        </table:table-row>
        <table:table-row table:style-name="ro1">
          <table:table-cell office:value-type="float" office:value="1980.01208002183">
            <text:p>1980.0120800218</text:p>
          </table:table-cell>
          <table:table-cell office:value-type="float" office:value="4.20864">
            <text:p>4.20864</text:p>
          </table:table-cell>
        </table:table-row>
        <table:table-row table:style-name="ro1">
          <table:table-cell office:value-type="float" office:value="1985.01368002184">
            <text:p>1985.0136800218</text:p>
          </table:table-cell>
          <table:table-cell office:value-type="float" office:value="4.20546">
            <text:p>4.20546</text:p>
          </table:table-cell>
        </table:table-row>
        <table:table-row table:style-name="ro1">
          <table:table-cell office:value-type="float" office:value="1990.01304002373">
            <text:p>1990.0130400237</text:p>
          </table:table-cell>
          <table:table-cell office:value-type="float" office:value="2.77634">
            <text:p>2.77634</text:p>
          </table:table-cell>
        </table:table-row>
        <table:table-row table:style-name="ro1">
          <table:table-cell office:value-type="float" office:value="2000.00764802981">
            <text:p>2000.0076480298</text:p>
          </table:table-cell>
          <table:table-cell office:value-type="float" office:value="5.04442">
            <text:p>5.04442</text:p>
          </table:table-cell>
        </table:table-row>
        <table:table-row table:style-name="ro1">
          <table:table-cell office:value-type="float" office:value="2010.02222407783">
            <text:p>2010.0222240778</text:p>
          </table:table-cell>
          <table:table-cell office:value-type="float" office:value="8.4842">
            <text:p>8.4842</text:p>
          </table:table-cell>
        </table:table-row>
        <table:table-row table:style-name="ro1">
          <table:table-cell office:value-type="float" office:value="2015.01617604885">
            <text:p>2015.0161760489</text:p>
          </table:table-cell>
          <table:table-cell office:value-type="float" office:value="7.5144">
            <text:p>7.5144</text:p>
          </table:table-cell>
        </table:table-row>
        <table:table-row table:style-name="ro1">
          <table:table-cell office:value-type="float" office:value="2020.01718404885">
            <text:p>2020.0171840489</text:p>
          </table:table-cell>
          <table:table-cell office:value-type="float" office:value="6.55037">
            <text:p>6.55037</text:p>
          </table:table-cell>
        </table:table-row>
        <table:table-row table:style-name="ro1">
          <table:table-cell office:value-type="float" office:value="2025.01910404885">
            <text:p>2025.0191040489</text:p>
          </table:table-cell>
          <table:table-cell office:value-type="float" office:value="5.78879">
            <text:p>5.78879</text:p>
          </table:table-cell>
        </table:table-row>
        <table:table-row table:style-name="ro1">
          <table:table-cell office:value-type="float" office:value="2030.04483376268">
            <text:p>2030.0448337627</text:p>
          </table:table-cell>
          <table:table-cell office:value-type="float" office:value="5.00797">
            <text:p>5.00797</text:p>
          </table:table-cell>
        </table:table-row>
        <table:table-row table:style-name="ro1">
          <table:table-cell office:value-type="float" office:value="2035.01337604885">
            <text:p>2035.0133760489</text:p>
          </table:table-cell>
          <table:table-cell office:value-type="float" office:value="4.03585">
            <text:p>4.03585</text:p>
          </table:table-cell>
        </table:table-row>
        <table:table-row table:style-name="ro1">
          <table:table-cell office:value-type="float" office:value="2040.01873604885">
            <text:p>2040.0187360489</text:p>
          </table:table-cell>
          <table:table-cell office:value-type="float" office:value="3.06316">
            <text:p>3.06316</text:p>
          </table:table-cell>
        </table:table-row>
        <table:table-row table:style-name="ro1">
          <table:table-cell office:value-type="float" office:value="2045.01972804885">
            <text:p>2045.0197280489</text:p>
          </table:table-cell>
          <table:table-cell office:value-type="float" office:value="2.09987">
            <text:p>2.09987</text:p>
          </table:table-cell>
        </table:table-row>
        <table:table-row table:style-name="ro1">
          <table:table-cell office:value-type="float" office:value="2050.01681604885">
            <text:p>2050.0168160489</text:p>
          </table:table-cell>
          <table:table-cell office:value-type="float" office:value="1.3537">
            <text:p>1.3537</text:p>
          </table:table-cell>
        </table:table-row>
        <table:table-row table:style-name="ro1">
          <table:table-cell office:value-type="float" office:value="2055.01366404885">
            <text:p>2055.0136640489</text:p>
          </table:table-cell>
          <table:table-cell office:value-type="float" office:value="0.452266">
            <text:p>0.452266</text:p>
          </table:table-cell>
        </table:table-row>
        <table:table-row table:style-name="ro1">
          <table:table-cell office:value-type="float" office:value="2060.01649604885">
            <text:p>2060.0164960489</text:p>
          </table:table-cell>
          <table:table-cell office:value-type="float" office:value="0.753905">
            <text:p>0.753905</text:p>
          </table:table-cell>
        </table:table-row>
        <table:table-row table:style-name="ro1">
          <table:table-cell office:value-type="float" office:value="2065.02196805513">
            <text:p>2065.0219680551</text:p>
          </table:table-cell>
          <table:table-cell office:value-type="float" office:value="0.942283">
            <text:p>0.942283</text:p>
          </table:table-cell>
        </table:table-row>
        <table:table-row table:style-name="ro1">
          <table:table-cell office:value-type="float" office:value="2070.01750404885">
            <text:p>2070.0175040489</text:p>
          </table:table-cell>
          <table:table-cell office:value-type="float" office:value="0.924723">
            <text:p>0.924723</text:p>
          </table:table-cell>
        </table:table-row>
        <table:table-row table:style-name="ro1">
          <table:table-cell office:value-type="float" office:value="2075.01334404885">
            <text:p>2075.0133440489</text:p>
          </table:table-cell>
          <table:table-cell office:value-type="float" office:value="0.608113">
            <text:p>0.608113</text:p>
          </table:table-cell>
        </table:table-row>
        <table:table-row table:style-name="ro1">
          <table:table-cell office:value-type="float" office:value="2080.01142404885">
            <text:p>2080.0114240489</text:p>
          </table:table-cell>
          <table:table-cell office:value-type="float" office:value="0.416273">
            <text:p>0.416273</text:p>
          </table:table-cell>
        </table:table-row>
        <table:table-row table:style-name="ro1">
          <table:table-cell office:value-type="float" office:value="2085.01489604885">
            <text:p>2085.0148960489</text:p>
          </table:table-cell>
          <table:table-cell office:value-type="float" office:value="0.734893">
            <text:p>0.734893</text:p>
          </table:table-cell>
        </table:table-row>
        <table:table-row table:style-name="ro1">
          <table:table-cell office:value-type="float" office:value="2090.01529604885">
            <text:p>2090.0152960489</text:p>
          </table:table-cell>
          <table:table-cell office:value-type="float" office:value="0.732827">
            <text:p>0.732827</text:p>
          </table:table-cell>
        </table:table-row>
        <table:table-row table:style-name="ro1">
          <table:table-cell office:value-type="float" office:value="2095.01718404885">
            <text:p>2095.0171840489</text:p>
          </table:table-cell>
          <table:table-cell office:value-type="float" office:value="0.736965">
            <text:p>0.736965</text:p>
          </table:table-cell>
        </table:table-row>
        <table:table-row table:style-name="ro1">
          <table:table-cell office:value-type="float" office:value="2100.01361605513">
            <text:p>2100.0136160551</text:p>
          </table:table-cell>
          <table:table-cell office:value-type="float" office:value="0.670096">
            <text:p>0.670096</text:p>
          </table:table-cell>
        </table:table-row>
        <table:table-row table:style-name="ro1">
          <table:table-cell office:value-type="float" office:value="2105.01174404885">
            <text:p>2105.0117440489</text:p>
          </table:table-cell>
          <table:table-cell office:value-type="float" office:value="0.681779">
            <text:p>0.681779</text:p>
          </table:table-cell>
        </table:table-row>
        <table:table-row table:style-name="ro1">
          <table:table-cell office:value-type="float" office:value="2110.01110405514">
            <text:p>2110.0111040551</text:p>
          </table:table-cell>
          <table:table-cell office:value-type="float" office:value="0.50116">
            <text:p>0.50116</text:p>
          </table:table-cell>
        </table:table-row>
        <table:table-row table:style-name="ro1">
          <table:table-cell office:value-type="float" office:value="2115.01777604885">
            <text:p>2115.0177760489</text:p>
          </table:table-cell>
          <table:table-cell office:value-type="float" office:value="0.306131">
            <text:p>0.306131</text:p>
          </table:table-cell>
        </table:table-row>
        <table:table-row table:style-name="ro1">
          <table:table-cell office:value-type="float" office:value="2120.01590405513">
            <text:p>2120.0159040551</text:p>
          </table:table-cell>
          <table:table-cell office:value-type="float" office:value="0.500073">
            <text:p>0.500073</text:p>
          </table:table-cell>
        </table:table-row>
        <table:table-row table:style-name="ro1">
          <table:table-cell office:value-type="float" office:value="2125.01590404885">
            <text:p>2125.0159040489</text:p>
          </table:table-cell>
          <table:table-cell office:value-type="float" office:value="0.555368">
            <text:p>0.555368</text:p>
          </table:table-cell>
        </table:table-row>
        <table:table-row table:style-name="ro1">
          <table:table-cell office:value-type="float" office:value="2130.02321604885">
            <text:p>2130.0232160489</text:p>
          </table:table-cell>
          <table:table-cell office:value-type="float" office:value="0.559479">
            <text:p>0.559479</text:p>
          </table:table-cell>
        </table:table-row>
        <table:table-row table:style-name="ro1">
          <table:table-cell office:value-type="float" office:value="2135.01681604885">
            <text:p>2135.0168160489</text:p>
          </table:table-cell>
          <table:table-cell office:value-type="float" office:value="0.439023">
            <text:p>0.439023</text:p>
          </table:table-cell>
        </table:table-row>
        <table:table-row table:style-name="ro1">
          <table:table-cell office:value-type="float" office:value="2140.02454350477">
            <text:p>2140.0245435048</text:p>
          </table:table-cell>
          <table:table-cell office:value-type="float" office:value="10.4355">
            <text:p>10.4355</text:p>
          </table:table-cell>
        </table:table-row>
        <table:table-row table:style-name="ro1">
          <table:table-cell office:value-type="float" office:value="2145.01561604885">
            <text:p>2145.0156160489</text:p>
          </table:table-cell>
          <table:table-cell office:value-type="float" office:value="0.820944">
            <text:p>0.820944</text:p>
          </table:table-cell>
        </table:table-row>
        <table:table-row table:style-name="ro1">
          <table:table-cell office:value-type="float" office:value="2155.01462404885">
            <text:p>2155.0146240489</text:p>
          </table:table-cell>
          <table:table-cell office:value-type="float" office:value="0.632743">
            <text:p>0.632743</text:p>
          </table:table-cell>
        </table:table-row>
        <table:table-row table:style-name="ro1">
          <table:table-cell office:value-type="float" office:value="2160.01465604885">
            <text:p>2160.0146560489</text:p>
          </table:table-cell>
          <table:table-cell office:value-type="float" office:value="0.557208">
            <text:p>0.557208</text:p>
          </table:table-cell>
        </table:table-row>
        <table:table-row table:style-name="ro1">
          <table:table-cell office:value-type="float" office:value="2165.01497604885">
            <text:p>2165.0149760489</text:p>
          </table:table-cell>
          <table:table-cell office:value-type="float" office:value="0.608554">
            <text:p>0.608554</text:p>
          </table:table-cell>
        </table:table-row>
        <table:table-row table:style-name="ro1">
          <table:table-cell office:value-type="float" office:value="2170.01654404885">
            <text:p>2170.0165440489</text:p>
          </table:table-cell>
          <table:table-cell office:value-type="float" office:value="0.610285">
            <text:p>0.610285</text:p>
          </table:table-cell>
        </table:table-row>
        <table:table-row table:style-name="ro1">
          <table:table-cell office:value-type="float" office:value="2175.01681605514">
            <text:p>2175.0168160551</text:p>
          </table:table-cell>
          <table:table-cell office:value-type="float" office:value="0.656545">
            <text:p>0.656545</text:p>
          </table:table-cell>
        </table:table-row>
        <table:table-row table:style-name="ro1">
          <table:table-cell office:value-type="float" office:value="2180.01494404885">
            <text:p>2180.0149440489</text:p>
          </table:table-cell>
          <table:table-cell office:value-type="float" office:value="0.620318">
            <text:p>0.620318</text:p>
          </table:table-cell>
        </table:table-row>
        <table:table-row table:style-name="ro1">
          <table:table-cell office:value-type="float" office:value="2185.01430404885">
            <text:p>2185.0143040489</text:p>
          </table:table-cell>
          <table:table-cell office:value-type="float" office:value="0.906219">
            <text:p>0.906219</text:p>
          </table:table-cell>
        </table:table-row>
        <table:table-row table:style-name="ro1">
          <table:table-cell office:value-type="float" office:value="2190.02556804885">
            <text:p>2190.0255680489</text:p>
          </table:table-cell>
          <table:table-cell office:value-type="float" office:value="1.37688">
            <text:p>1.37688</text:p>
          </table:table-cell>
        </table:table-row>
        <table:table-row table:style-name="ro1">
          <table:table-cell office:value-type="float" office:value="2195.01681604885">
            <text:p>2195.0168160489</text:p>
          </table:table-cell>
          <table:table-cell office:value-type="float" office:value="0.921866">
            <text:p>0.921866</text:p>
          </table:table-cell>
        </table:table-row>
        <table:table-row table:style-name="ro1">
          <table:table-cell office:value-type="float" office:value="2200.01905604885">
            <text:p>2200.0190560489</text:p>
          </table:table-cell>
          <table:table-cell office:value-type="float" office:value="0.922602">
            <text:p>0.922602</text:p>
          </table:table-cell>
        </table:table-row>
        <table:table-row table:style-name="ro1">
          <table:table-cell office:value-type="float" office:value="2205.01785604885">
            <text:p>2205.0178560489</text:p>
          </table:table-cell>
          <table:table-cell office:value-type="float" office:value="0.92299">
            <text:p>0.92299</text:p>
          </table:table-cell>
        </table:table-row>
        <table:table-row table:style-name="ro1">
          <table:table-cell office:value-type="float" office:value="2210.01489605514">
            <text:p>2210.0148960551</text:p>
          </table:table-cell>
          <table:table-cell office:value-type="float" office:value="1.00434">
            <text:p>1.00434</text:p>
          </table:table-cell>
        </table:table-row>
        <table:table-row table:style-name="ro1">
          <table:table-cell office:value-type="float" office:value="2215.01334405513">
            <text:p>2215.0133440551</text:p>
          </table:table-cell>
          <table:table-cell office:value-type="float" office:value="0.93892">
            <text:p>0.93892</text:p>
          </table:table-cell>
        </table:table-row>
        <table:table-row table:style-name="ro1">
          <table:table-cell office:value-type="float" office:value="2220.01681604885">
            <text:p>2220.0168160489</text:p>
          </table:table-cell>
          <table:table-cell office:value-type="float" office:value="0.937844">
            <text:p>0.937844</text:p>
          </table:table-cell>
        </table:table-row>
        <table:table-row table:style-name="ro1">
          <table:table-cell office:value-type="float" office:value="2225.01369605513">
            <text:p>2225.0136960551</text:p>
          </table:table-cell>
          <table:table-cell office:value-type="float" office:value="0.797675">
            <text:p>0.797675</text:p>
          </table:table-cell>
        </table:table-row>
        <table:table-row table:style-name="ro1">
          <table:table-cell office:value-type="float" office:value="2230.01777604885">
            <text:p>2230.0177760489</text:p>
          </table:table-cell>
          <table:table-cell office:value-type="float" office:value="0.795762">
            <text:p>0.795762</text:p>
          </table:table-cell>
        </table:table-row>
        <table:table-row table:style-name="ro1">
          <table:table-cell office:value-type="float" office:value="2235.01430404885">
            <text:p>2235.0143040489</text:p>
          </table:table-cell>
          <table:table-cell office:value-type="float" office:value="0.612588">
            <text:p>0.612588</text:p>
          </table:table-cell>
        </table:table-row>
        <table:table-row table:style-name="ro1">
          <table:table-cell office:value-type="float" office:value="2240.01617604885">
            <text:p>2240.0161760489</text:p>
          </table:table-cell>
          <table:table-cell office:value-type="float" office:value="0.328256">
            <text:p>0.328256</text:p>
          </table:table-cell>
        </table:table-row>
        <table:table-row table:style-name="ro1">
          <table:table-cell office:value-type="float" office:value="2245.02216005513">
            <text:p>2245.0221600551</text:p>
          </table:table-cell>
          <table:table-cell office:value-type="float" office:value="0.399975">
            <text:p>0.399975</text:p>
          </table:table-cell>
        </table:table-row>
        <table:table-row table:style-name="ro1">
          <table:table-cell office:value-type="float" office:value="2250.01649604885">
            <text:p>2250.0164960489</text:p>
          </table:table-cell>
          <table:table-cell office:value-type="float" office:value="0.402445">
            <text:p>0.402445</text:p>
          </table:table-cell>
        </table:table-row>
        <table:table-row table:style-name="ro1">
          <table:table-cell office:value-type="float" office:value="2255.01238404885">
            <text:p>2255.0123840489</text:p>
          </table:table-cell>
          <table:table-cell office:value-type="float" office:value="0.403258">
            <text:p>0.403258</text:p>
          </table:table-cell>
        </table:table-row>
        <table:table-row table:style-name="ro1">
          <table:table-cell office:value-type="float" office:value="2260.01585604885">
            <text:p>2260.0158560489</text:p>
          </table:table-cell>
          <table:table-cell office:value-type="float" office:value="0.398797">
            <text:p>0.398797</text:p>
          </table:table-cell>
        </table:table-row>
        <table:table-row table:style-name="ro1">
          <table:table-cell office:value-type="float" office:value="2265.01777605513">
            <text:p>2265.0177760551</text:p>
          </table:table-cell>
          <table:table-cell office:value-type="float" office:value="0.397153">
            <text:p>0.397153</text:p>
          </table:table-cell>
        </table:table-row>
        <table:table-row table:style-name="ro1">
          <table:table-cell office:value-type="float" office:value="2270.01841604885">
            <text:p>2270.0184160489</text:p>
          </table:table-cell>
          <table:table-cell office:value-type="float" office:value="0.66528">
            <text:p>0.66528</text:p>
          </table:table-cell>
        </table:table-row>
        <table:table-row table:style-name="ro1">
          <table:table-cell office:value-type="float" office:value="2275.01366404885">
            <text:p>2275.0136640489</text:p>
          </table:table-cell>
          <table:table-cell office:value-type="float" office:value="0.591482">
            <text:p>0.591482</text:p>
          </table:table-cell>
        </table:table-row>
        <table:table-row table:style-name="ro1">
          <table:table-cell office:value-type="float" office:value="2280.01497604885">
            <text:p>2280.0149760489</text:p>
          </table:table-cell>
          <table:table-cell office:value-type="float" office:value="0.614812">
            <text:p>0.614812</text:p>
          </table:table-cell>
        </table:table-row>
        <table:table-row table:style-name="ro1">
          <table:table-cell office:value-type="float" office:value="2285.01945604885">
            <text:p>2285.0194560489</text:p>
          </table:table-cell>
          <table:table-cell office:value-type="float" office:value="0.930846">
            <text:p>0.930846</text:p>
          </table:table-cell>
        </table:table-row>
        <table:table-row table:style-name="ro1">
          <table:table-cell office:value-type="float" office:value="2290.01681604885">
            <text:p>2290.0168160489</text:p>
          </table:table-cell>
          <table:table-cell office:value-type="float" office:value="0.954467">
            <text:p>0.954467</text:p>
          </table:table-cell>
        </table:table-row>
        <table:table-row table:style-name="ro1">
          <table:table-cell office:value-type="float" office:value="2295.01180804777">
            <text:p>2295.0118080478</text:p>
          </table:table-cell>
          <table:table-cell office:value-type="float" office:value="1.67688">
            <text:p>1.67688</text:p>
          </table:table-cell>
        </table:table-row>
        <table:table-row table:style-name="ro1">
          <table:table-cell office:value-type="float" office:value="2300.01657604885">
            <text:p>2300.0165760489</text:p>
          </table:table-cell>
          <table:table-cell office:value-type="float" office:value="1.68883">
            <text:p>1.68883</text:p>
          </table:table-cell>
        </table:table-row>
        <table:table-row table:style-name="ro1">
          <table:table-cell office:value-type="float" office:value="2305.01649604885">
            <text:p>2305.0164960489</text:p>
          </table:table-cell>
          <table:table-cell office:value-type="float" office:value="1.68967">
            <text:p>1.68967</text:p>
          </table:table-cell>
        </table:table-row>
        <table:table-row table:style-name="ro1">
          <table:table-cell office:value-type="float" office:value="2310.01873604885">
            <text:p>2310.0187360489</text:p>
          </table:table-cell>
          <table:table-cell office:value-type="float" office:value="1.90605">
            <text:p>1.90605</text:p>
          </table:table-cell>
        </table:table-row>
        <table:table-row table:style-name="ro1">
          <table:table-cell office:value-type="float" office:value="2315.01529604885">
            <text:p>2315.0152960489</text:p>
          </table:table-cell>
          <table:table-cell office:value-type="float" office:value="1.7024">
            <text:p>1.7024</text:p>
          </table:table-cell>
        </table:table-row>
        <table:table-row table:style-name="ro1">
          <table:table-cell office:value-type="float" office:value="2320.01529604885">
            <text:p>2320.0152960489</text:p>
          </table:table-cell>
          <table:table-cell office:value-type="float" office:value="1.93821">
            <text:p>1.93821</text:p>
          </table:table-cell>
        </table:table-row>
        <table:table-row table:style-name="ro1">
          <table:table-cell office:value-type="float" office:value="2325.01750404885">
            <text:p>2325.0175040489</text:p>
          </table:table-cell>
          <table:table-cell office:value-type="float" office:value="1.93476">
            <text:p>1.93476</text:p>
          </table:table-cell>
        </table:table-row>
        <table:table-row table:style-name="ro1">
          <table:table-cell office:value-type="float" office:value="2330.01654405513">
            <text:p>2330.0165440551</text:p>
          </table:table-cell>
          <table:table-cell office:value-type="float" office:value="2.16508">
            <text:p>2.16508</text:p>
          </table:table-cell>
        </table:table-row>
        <table:table-row table:style-name="ro1">
          <table:table-cell office:value-type="float" office:value="2335.01878404885">
            <text:p>2335.0187840489</text:p>
          </table:table-cell>
          <table:table-cell office:value-type="float" office:value="2.16496">
            <text:p>2.16496</text:p>
          </table:table-cell>
        </table:table-row>
        <table:table-row table:style-name="ro1">
          <table:table-cell office:value-type="float" office:value="2340.01585604885">
            <text:p>2340.0158560489</text:p>
          </table:table-cell>
          <table:table-cell office:value-type="float" office:value="2.1524">
            <text:p>2.1524</text:p>
          </table:table-cell>
        </table:table-row>
        <table:table-row table:style-name="ro1">
          <table:table-cell office:value-type="float" office:value="2345.01969604885">
            <text:p>2345.0196960489</text:p>
          </table:table-cell>
          <table:table-cell office:value-type="float" office:value="1.59264">
            <text:p>1.59264</text:p>
          </table:table-cell>
        </table:table-row>
        <table:table-row table:style-name="ro1">
          <table:table-cell office:value-type="float" office:value="2350.01433604885">
            <text:p>2350.0143360489</text:p>
          </table:table-cell>
          <table:table-cell office:value-type="float" office:value="1.5828">
            <text:p>1.5828</text:p>
          </table:table-cell>
        </table:table-row>
        <table:table-row table:style-name="ro1">
          <table:table-cell office:value-type="float" office:value="2355.01593604885">
            <text:p>2355.0159360489</text:p>
          </table:table-cell>
          <table:table-cell office:value-type="float" office:value="1.58083">
            <text:p>1.58083</text:p>
          </table:table-cell>
        </table:table-row>
        <table:table-row table:style-name="ro1">
          <table:table-cell office:value-type="float" office:value="2360.01529604885">
            <text:p>2360.0152960489</text:p>
          </table:table-cell>
          <table:table-cell office:value-type="float" office:value="1.58135">
            <text:p>1.58135</text:p>
          </table:table-cell>
        </table:table-row>
        <table:table-row table:style-name="ro1">
          <table:table-cell office:value-type="float" office:value="2365.01553604885">
            <text:p>2365.0155360489</text:p>
          </table:table-cell>
          <table:table-cell office:value-type="float" office:value="1.59119">
            <text:p>1.59119</text:p>
          </table:table-cell>
        </table:table-row>
        <table:table-row table:style-name="ro1">
          <table:table-cell office:value-type="float" office:value="2370.01809605514">
            <text:p>2370.0180960551</text:p>
          </table:table-cell>
          <table:table-cell office:value-type="float" office:value="1.21036">
            <text:p>1.21036</text:p>
          </table:table-cell>
        </table:table-row>
        <table:table-row table:style-name="ro1">
          <table:table-cell office:value-type="float" office:value="2375.02102404885">
            <text:p>2375.0210240489</text:p>
          </table:table-cell>
          <table:table-cell office:value-type="float" office:value="1.23251">
            <text:p>1.23251</text:p>
          </table:table-cell>
        </table:table-row>
        <table:table-row table:style-name="ro1">
          <table:table-cell office:value-type="float" office:value="2380.01841604885">
            <text:p>2380.0184160489</text:p>
          </table:table-cell>
          <table:table-cell office:value-type="float" office:value="1.24564">
            <text:p>1.24564</text:p>
          </table:table-cell>
        </table:table-row>
        <table:table-row table:style-name="ro1">
          <table:table-cell office:value-type="float" office:value="2385.01489605513">
            <text:p>2385.0148960551</text:p>
          </table:table-cell>
          <table:table-cell office:value-type="float" office:value="1.23389">
            <text:p>1.23389</text:p>
          </table:table-cell>
        </table:table-row>
        <table:table-row table:style-name="ro1">
          <table:table-cell office:value-type="float" office:value="2390.01750404885">
            <text:p>2390.0175040489</text:p>
          </table:table-cell>
          <table:table-cell office:value-type="float" office:value="1.50568">
            <text:p>1.50568</text:p>
          </table:table-cell>
        </table:table-row>
        <table:table-row table:style-name="ro1">
          <table:table-cell office:value-type="float" office:value="2395.01238405514">
            <text:p>2395.0123840551</text:p>
          </table:table-cell>
          <table:table-cell office:value-type="float" office:value="1.29079">
            <text:p>1.29079</text:p>
          </table:table-cell>
        </table:table-row>
        <table:table-row table:style-name="ro1">
          <table:table-cell office:value-type="float" office:value="2400.01649604885">
            <text:p>2400.0164960489</text:p>
          </table:table-cell>
          <table:table-cell office:value-type="float" office:value="1.28992">
            <text:p>1.28992</text:p>
          </table:table-cell>
        </table:table-row>
        <table:table-row table:style-name="ro1">
          <table:table-cell office:value-type="float" office:value="2405.01561604885">
            <text:p>2405.0156160489</text:p>
          </table:table-cell>
          <table:table-cell office:value-type="float" office:value="1.30275">
            <text:p>1.30275</text:p>
          </table:table-cell>
        </table:table-row>
        <table:table-row table:style-name="ro1">
          <table:table-cell office:value-type="float" office:value="2410.01622404885">
            <text:p>2410.0162240489</text:p>
          </table:table-cell>
          <table:table-cell office:value-type="float" office:value="0.852037">
            <text:p>0.852037</text:p>
          </table:table-cell>
        </table:table-row>
        <table:table-row table:style-name="ro1">
          <table:table-cell office:value-type="float" office:value="2415.01526404885">
            <text:p>2415.0152640489</text:p>
          </table:table-cell>
          <table:table-cell office:value-type="float" office:value="0.865658">
            <text:p>0.865658</text:p>
          </table:table-cell>
        </table:table-row>
        <table:table-row table:style-name="ro1">
          <table:table-cell office:value-type="float" office:value="2420.01272003629">
            <text:p>2420.0127200363</text:p>
          </table:table-cell>
          <table:table-cell office:value-type="float" office:value="1.34951">
            <text:p>1.34951</text:p>
          </table:table-cell>
        </table:table-row>
        <table:table-row table:style-name="ro1">
          <table:table-cell office:value-type="float" office:value="2425.01745604885">
            <text:p>2425.0174560489</text:p>
          </table:table-cell>
          <table:table-cell office:value-type="float" office:value="1.32787">
            <text:p>1.32787</text:p>
          </table:table-cell>
        </table:table-row>
        <table:table-row table:style-name="ro1">
          <table:table-cell office:value-type="float" office:value="2430.02028804885">
            <text:p>2430.0202880489</text:p>
          </table:table-cell>
          <table:table-cell office:value-type="float" office:value="1.06244">
            <text:p>1.06244</text:p>
          </table:table-cell>
        </table:table-row>
        <table:table-row table:style-name="ro1">
          <table:table-cell office:value-type="float" office:value="2435.01593604885">
            <text:p>2435.0159360489</text:p>
          </table:table-cell>
          <table:table-cell office:value-type="float" office:value="1.07">
            <text:p>1.07</text:p>
          </table:table-cell>
        </table:table-row>
        <table:table-row table:style-name="ro1">
          <table:table-cell office:value-type="float" office:value="2440.01713604885">
            <text:p>2440.0171360489</text:p>
          </table:table-cell>
          <table:table-cell office:value-type="float" office:value="0.813166">
            <text:p>0.813166</text:p>
          </table:table-cell>
        </table:table-row>
        <table:table-row table:style-name="ro1">
          <table:table-cell office:value-type="float" office:value="2445.01649605513">
            <text:p>2445.0164960551</text:p>
          </table:table-cell>
          <table:table-cell office:value-type="float" office:value="0.698624">
            <text:p>0.698624</text:p>
          </table:table-cell>
        </table:table-row>
        <table:table-row table:style-name="ro1">
          <table:table-cell office:value-type="float" office:value="2450.01681604885">
            <text:p>2450.0168160489</text:p>
          </table:table-cell>
          <table:table-cell office:value-type="float" office:value="0.701302">
            <text:p>0.701302</text:p>
          </table:table-cell>
        </table:table-row>
        <table:table-row table:style-name="ro1">
          <table:table-cell office:value-type="float" office:value="2455.01873604885">
            <text:p>2455.0187360489</text:p>
          </table:table-cell>
          <table:table-cell office:value-type="float" office:value="0.696523">
            <text:p>0.696523</text:p>
          </table:table-cell>
        </table:table-row>
        <table:table-row table:style-name="ro1">
          <table:table-cell office:value-type="float" office:value="2460.00828803629">
            <text:p>2460.0082880363</text:p>
          </table:table-cell>
          <table:table-cell office:value-type="float" office:value="1.26526">
            <text:p>1.26526</text:p>
          </table:table-cell>
        </table:table-row>
        <table:table-row table:style-name="ro1">
          <table:table-cell office:value-type="float" office:value="2465.01369604885">
            <text:p>2465.0136960489</text:p>
          </table:table-cell>
          <table:table-cell office:value-type="float" office:value="1.26095">
            <text:p>1.26095</text:p>
          </table:table-cell>
        </table:table-row>
        <table:table-row table:style-name="ro1">
          <table:table-cell office:value-type="float" office:value="2470.01681604885">
            <text:p>2470.0168160489</text:p>
          </table:table-cell>
          <table:table-cell office:value-type="float" office:value="0.610482">
            <text:p>0.610482</text:p>
          </table:table-cell>
        </table:table-row>
        <table:table-row table:style-name="ro1">
          <table:table-cell office:value-type="float" office:value="2475.01617604885">
            <text:p>2475.0161760489</text:p>
          </table:table-cell>
          <table:table-cell office:value-type="float" office:value="1.06534">
            <text:p>1.06534</text:p>
          </table:table-cell>
        </table:table-row>
        <table:table-row table:style-name="ro1">
          <table:table-cell office:value-type="float" office:value="2480.01561604885">
            <text:p>2480.0156160489</text:p>
          </table:table-cell>
          <table:table-cell office:value-type="float" office:value="1.06826">
            <text:p>1.06826</text:p>
          </table:table-cell>
        </table:table-row>
        <table:table-row table:style-name="ro1">
          <table:table-cell office:value-type="float" office:value="2485.01489605513">
            <text:p>2485.0148960551</text:p>
          </table:table-cell>
          <table:table-cell office:value-type="float" office:value="1.06654">
            <text:p>1.06654</text:p>
          </table:table-cell>
        </table:table-row>
        <table:table-row table:style-name="ro1">
          <table:table-cell office:value-type="float" office:value="2490.01910404885">
            <text:p>2490.0191040489</text:p>
          </table:table-cell>
          <table:table-cell office:value-type="float" office:value="1.07147">
            <text:p>1.07147</text:p>
          </table:table-cell>
        </table:table-row>
        <table:table-row table:style-name="ro1">
          <table:table-cell office:value-type="float" office:value="2495.01649604885">
            <text:p>2495.0164960489</text:p>
          </table:table-cell>
          <table:table-cell office:value-type="float" office:value="0.946077">
            <text:p>0.946077</text:p>
          </table:table-cell>
        </table:table-row>
        <table:table-row table:style-name="ro1">
          <table:table-cell office:value-type="float" office:value="2500.01745604885">
            <text:p>2500.0174560489</text:p>
          </table:table-cell>
          <table:table-cell office:value-type="float" office:value="1.00613">
            <text:p>1.00613</text:p>
          </table:table-cell>
        </table:table-row>
        <table:table-row table:style-name="ro1">
          <table:table-cell office:value-type="float" office:value="2505.01654404885">
            <text:p>2505.0165440489</text:p>
          </table:table-cell>
          <table:table-cell office:value-type="float" office:value="1.00844">
            <text:p>1.00844</text:p>
          </table:table-cell>
        </table:table-row>
        <table:table-row table:style-name="ro1">
          <table:table-cell office:value-type="float" office:value="2510.01561604885">
            <text:p>2510.0156160489</text:p>
          </table:table-cell>
          <table:table-cell office:value-type="float" office:value="0.458787">
            <text:p>0.458787</text:p>
          </table:table-cell>
        </table:table-row>
        <table:table-row table:style-name="ro1">
          <table:table-cell office:value-type="float" office:value="2515.01553604885">
            <text:p>2515.0155360489</text:p>
          </table:table-cell>
          <table:table-cell office:value-type="float" office:value="0.448355">
            <text:p>0.448355</text:p>
          </table:table-cell>
        </table:table-row>
        <table:table-row table:style-name="ro1">
          <table:table-cell office:value-type="float" office:value="2520.01777604885">
            <text:p>2520.0177760489</text:p>
          </table:table-cell>
          <table:table-cell office:value-type="float" office:value="0.899621">
            <text:p>0.899621</text:p>
          </table:table-cell>
        </table:table-row>
        <table:table-row table:style-name="ro1">
          <table:table-cell office:value-type="float" office:value="2525.01681604885">
            <text:p>2525.0168160489</text:p>
          </table:table-cell>
          <table:table-cell office:value-type="float" office:value="0.451406">
            <text:p>0.451406</text:p>
          </table:table-cell>
        </table:table-row>
        <table:table-row table:style-name="ro1">
          <table:table-cell office:value-type="float" office:value="2530.01745604885">
            <text:p>2530.0174560489</text:p>
          </table:table-cell>
          <table:table-cell office:value-type="float" office:value="0.448578">
            <text:p>0.448578</text:p>
          </table:table-cell>
        </table:table-row>
        <table:table-row table:style-name="ro1">
          <table:table-cell office:value-type="float" office:value="2535.01937604885">
            <text:p>2535.0193760489</text:p>
          </table:table-cell>
          <table:table-cell office:value-type="float" office:value="0.466906">
            <text:p>0.466906</text:p>
          </table:table-cell>
        </table:table-row>
        <table:table-row table:style-name="ro1">
          <table:table-cell office:value-type="float" office:value="2540.01112004777">
            <text:p>2540.0111200478</text:p>
          </table:table-cell>
          <table:table-cell office:value-type="float" office:value="1.51886">
            <text:p>1.51886</text:p>
          </table:table-cell>
        </table:table-row>
        <table:table-row table:style-name="ro1">
          <table:table-cell office:value-type="float" office:value="2545.01721604885">
            <text:p>2545.0172160489</text:p>
          </table:table-cell>
          <table:table-cell office:value-type="float" office:value="1.5194">
            <text:p>1.5194</text:p>
          </table:table-cell>
        </table:table-row>
        <table:table-row table:style-name="ro1">
          <table:table-cell office:value-type="float" office:value="2550.01817604885">
            <text:p>2550.0181760489</text:p>
          </table:table-cell>
          <table:table-cell office:value-type="float" office:value="1.46074">
            <text:p>1.46074</text:p>
          </table:table-cell>
        </table:table-row>
        <table:table-row table:style-name="ro1">
          <table:table-cell office:value-type="float" office:value="2555.01585605513">
            <text:p>2555.0158560551</text:p>
          </table:table-cell>
          <table:table-cell office:value-type="float" office:value="1.64888">
            <text:p>1.64888</text:p>
          </table:table-cell>
        </table:table-row>
        <table:table-row table:style-name="ro1">
          <table:table-cell office:value-type="float" office:value="2560.01433604885">
            <text:p>2560.0143360489</text:p>
          </table:table-cell>
          <table:table-cell office:value-type="float" office:value="1.62506">
            <text:p>1.62506</text:p>
          </table:table-cell>
        </table:table-row>
        <table:table-row table:style-name="ro1">
          <table:table-cell office:value-type="float" office:value="2565.02220804885">
            <text:p>2565.0222080489</text:p>
          </table:table-cell>
          <table:table-cell office:value-type="float" office:value="1.62499">
            <text:p>1.62499</text:p>
          </table:table-cell>
        </table:table-row>
        <table:table-row table:style-name="ro1">
          <table:table-cell office:value-type="float" office:value="2575.02252804885">
            <text:p>2575.0225280489</text:p>
          </table:table-cell>
          <table:table-cell office:value-type="float" office:value="1.17288">
            <text:p>1.17288</text:p>
          </table:table-cell>
        </table:table-row>
        <table:table-row table:style-name="ro1">
          <table:table-cell office:value-type="float" office:value="2580.01782404885">
            <text:p>2580.0178240489</text:p>
          </table:table-cell>
          <table:table-cell office:value-type="float" office:value="1.16808">
            <text:p>1.16808</text:p>
          </table:table-cell>
        </table:table-row>
        <table:table-row table:style-name="ro1">
          <table:table-cell office:value-type="float" office:value="2585.01401604885">
            <text:p>2585.0140160489</text:p>
          </table:table-cell>
          <table:table-cell office:value-type="float" office:value="1.68912">
            <text:p>1.68912</text:p>
          </table:table-cell>
        </table:table-row>
        <table:table-row table:style-name="ro1">
          <table:table-cell office:value-type="float" office:value="2590.01521604885">
            <text:p>2590.0152160489</text:p>
          </table:table-cell>
          <table:table-cell office:value-type="float" office:value="1.49802">
            <text:p>1.49802</text:p>
          </table:table-cell>
        </table:table-row>
        <table:table-row table:style-name="ro1">
          <table:table-cell office:value-type="float" office:value="2595.01558404885">
            <text:p>2595.0155840489</text:p>
          </table:table-cell>
          <table:table-cell office:value-type="float" office:value="0.472669">
            <text:p>0.472669</text:p>
          </table:table-cell>
        </table:table-row>
        <table:table-row table:style-name="ro1">
          <table:table-cell office:value-type="float" office:value="2600.02550404885">
            <text:p>2600.0255040489</text:p>
          </table:table-cell>
          <table:table-cell office:value-type="float" office:value="0.467785">
            <text:p>0.467785</text:p>
          </table:table-cell>
        </table:table-row>
        <table:table-row table:style-name="ro1">
          <table:table-cell office:value-type="float" office:value="2605.02300804885">
            <text:p>2605.0230080489</text:p>
          </table:table-cell>
          <table:table-cell office:value-type="float" office:value="0.883473">
            <text:p>0.883473</text:p>
          </table:table-cell>
        </table:table-row>
        <table:table-row table:style-name="ro1">
          <table:table-cell office:value-type="float" office:value="2610.01558404885">
            <text:p>2610.0155840489</text:p>
          </table:table-cell>
          <table:table-cell office:value-type="float" office:value="0.708627">
            <text:p>0.708627</text:p>
          </table:table-cell>
        </table:table-row>
        <table:table-row table:style-name="ro1">
          <table:table-cell office:value-type="float" office:value="2615.01905604885">
            <text:p>2615.0190560489</text:p>
          </table:table-cell>
          <table:table-cell office:value-type="float" office:value="1.15622">
            <text:p>1.15622</text:p>
          </table:table-cell>
        </table:table-row>
        <table:table-row table:style-name="ro1">
          <table:table-cell office:value-type="float" office:value="2620.01905604885">
            <text:p>2620.0190560489</text:p>
          </table:table-cell>
          <table:table-cell office:value-type="float" office:value="1.1617">
            <text:p>1.1617</text:p>
          </table:table-cell>
        </table:table-row>
        <table:table-row table:style-name="ro1">
          <table:table-cell office:value-type="float" office:value="2625.01489604885">
            <text:p>2625.0148960489</text:p>
          </table:table-cell>
          <table:table-cell office:value-type="float" office:value="1.171">
            <text:p>1.171</text:p>
          </table:table-cell>
        </table:table-row>
        <table:table-row table:style-name="ro1">
          <table:table-cell office:value-type="float" office:value="2630.01369604885">
            <text:p>2630.0136960489</text:p>
          </table:table-cell>
          <table:table-cell office:value-type="float" office:value="1.17775">
            <text:p>1.17775</text:p>
          </table:table-cell>
        </table:table-row>
        <table:table-row table:style-name="ro1">
          <table:table-cell office:value-type="float" office:value="2635.02041604885">
            <text:p>2635.0204160489</text:p>
          </table:table-cell>
          <table:table-cell office:value-type="float" office:value="0.905017">
            <text:p>0.905017</text:p>
          </table:table-cell>
        </table:table-row>
        <table:table-row table:style-name="ro1">
          <table:table-cell office:value-type="float" office:value="2640.01593604885">
            <text:p>2640.0159360489</text:p>
          </table:table-cell>
          <table:table-cell office:value-type="float" office:value="0.909793">
            <text:p>0.909793</text:p>
          </table:table-cell>
        </table:table-row>
        <table:table-row table:style-name="ro1">
          <table:table-cell office:value-type="float" office:value="2645.01969604885">
            <text:p>2645.0196960489</text:p>
          </table:table-cell>
          <table:table-cell office:value-type="float" office:value="1.19221">
            <text:p>1.19221</text:p>
          </table:table-cell>
        </table:table-row>
        <table:table-row table:style-name="ro1">
          <table:table-cell office:value-type="float" office:value="2650.01465604885">
            <text:p>2650.0146560489</text:p>
          </table:table-cell>
          <table:table-cell office:value-type="float" office:value="1.17753">
            <text:p>1.17753</text:p>
          </table:table-cell>
        </table:table-row>
        <table:table-row table:style-name="ro1">
          <table:table-cell office:value-type="float" office:value="2655.01529604885">
            <text:p>2655.0152960489</text:p>
          </table:table-cell>
          <table:table-cell office:value-type="float" office:value="1.01903">
            <text:p>1.01903</text:p>
          </table:table-cell>
        </table:table-row>
        <table:table-row table:style-name="ro1">
          <table:table-cell office:value-type="float" office:value="2660.02408005513">
            <text:p>2660.0240800551</text:p>
          </table:table-cell>
          <table:table-cell office:value-type="float" office:value="1.06999">
            <text:p>1.06999</text:p>
          </table:table-cell>
        </table:table-row>
        <table:table-row table:style-name="ro1">
          <table:table-cell office:value-type="float" office:value="2665.01425604885">
            <text:p>2665.0142560489</text:p>
          </table:table-cell>
          <table:table-cell office:value-type="float" office:value="0.627314">
            <text:p>0.627314</text:p>
          </table:table-cell>
        </table:table-row>
        <table:table-row table:style-name="ro1">
          <table:table-cell office:value-type="float" office:value="2670.01817604885">
            <text:p>2670.0181760489</text:p>
          </table:table-cell>
          <table:table-cell office:value-type="float" office:value="1.07001">
            <text:p>1.07001</text:p>
          </table:table-cell>
        </table:table-row>
        <table:table-row table:style-name="ro1">
          <table:table-cell office:value-type="float" office:value="2675.01425604885">
            <text:p>2675.0142560489</text:p>
          </table:table-cell>
          <table:table-cell office:value-type="float" office:value="1.0498">
            <text:p>1.0498</text:p>
          </table:table-cell>
        </table:table-row>
        <table:table-row table:style-name="ro1">
          <table:table-cell office:value-type="float" office:value="2680.01689605514">
            <text:p>2680.0168960551</text:p>
          </table:table-cell>
          <table:table-cell office:value-type="float" office:value="1.23386">
            <text:p>1.23386</text:p>
          </table:table-cell>
        </table:table-row>
        <table:table-row table:style-name="ro1">
          <table:table-cell office:value-type="float" office:value="2685.01649604885">
            <text:p>2685.0164960489</text:p>
          </table:table-cell>
          <table:table-cell office:value-type="float" office:value="0.958609">
            <text:p>0.958609</text:p>
          </table:table-cell>
        </table:table-row>
        <table:table-row table:style-name="ro1">
          <table:table-cell office:value-type="float" office:value="2690.01561604885">
            <text:p>2690.0156160489</text:p>
          </table:table-cell>
          <table:table-cell office:value-type="float" office:value="0.940015">
            <text:p>0.940015</text:p>
          </table:table-cell>
        </table:table-row>
        <table:table-row table:style-name="ro1">
          <table:table-cell office:value-type="float" office:value="2695.01681605514">
            <text:p>2695.0168160551</text:p>
          </table:table-cell>
          <table:table-cell office:value-type="float" office:value="0.928787">
            <text:p>0.928787</text:p>
          </table:table-cell>
        </table:table-row>
        <table:table-row table:style-name="ro1">
          <table:table-cell office:value-type="float" office:value="2700.01681604885">
            <text:p>2700.0168160489</text:p>
          </table:table-cell>
          <table:table-cell office:value-type="float" office:value="1.20206">
            <text:p>1.20206</text:p>
          </table:table-cell>
        </table:table-row>
        <table:table-row table:style-name="ro1">
          <table:table-cell office:value-type="float" office:value="2705.01553605513">
            <text:p>2705.0155360551</text:p>
          </table:table-cell>
          <table:table-cell office:value-type="float" office:value="1.13304">
            <text:p>1.13304</text:p>
          </table:table-cell>
        </table:table-row>
        <table:table-row table:style-name="ro1">
          <table:table-cell office:value-type="float" office:value="2710.01625604885">
            <text:p>2710.0162560489</text:p>
          </table:table-cell>
          <table:table-cell office:value-type="float" office:value="1.06376">
            <text:p>1.06376</text:p>
          </table:table-cell>
        </table:table-row>
        <table:table-row table:style-name="ro1">
          <table:table-cell office:value-type="float" office:value="2715.01593604885">
            <text:p>2715.0159360489</text:p>
          </table:table-cell>
          <table:table-cell office:value-type="float" office:value="1.35216">
            <text:p>1.35216</text:p>
          </table:table-cell>
        </table:table-row>
        <table:table-row table:style-name="ro1">
          <table:table-cell office:value-type="float" office:value="2720.01489604885">
            <text:p>2720.0148960489</text:p>
          </table:table-cell>
          <table:table-cell office:value-type="float" office:value="0.889406">
            <text:p>0.889406</text:p>
          </table:table-cell>
        </table:table-row>
        <table:table-row table:style-name="ro1">
          <table:table-cell office:value-type="float" office:value="2725.01585604885">
            <text:p>2725.0158560489</text:p>
          </table:table-cell>
          <table:table-cell office:value-type="float" office:value="1.35256">
            <text:p>1.35256</text:p>
          </table:table-cell>
        </table:table-row>
        <table:table-row table:style-name="ro1">
          <table:table-cell office:value-type="float" office:value="2730.01369604885">
            <text:p>2730.0136960489</text:p>
          </table:table-cell>
          <table:table-cell office:value-type="float" office:value="1.14873">
            <text:p>1.14873</text:p>
          </table:table-cell>
        </table:table-row>
        <table:table-row table:style-name="ro1">
          <table:table-cell office:value-type="float" office:value="2735.01657604885">
            <text:p>2735.0165760489</text:p>
          </table:table-cell>
          <table:table-cell office:value-type="float" office:value="1.13156">
            <text:p>1.13156</text:p>
          </table:table-cell>
        </table:table-row>
        <table:table-row table:style-name="ro1">
          <table:table-cell office:value-type="float" office:value="2740.01649604885">
            <text:p>2740.0164960489</text:p>
          </table:table-cell>
          <table:table-cell office:value-type="float" office:value="1.13093">
            <text:p>1.13093</text:p>
          </table:table-cell>
        </table:table-row>
        <table:table-row table:style-name="ro1">
          <table:table-cell office:value-type="float" office:value="2745.02540804885">
            <text:p>2745.0254080489</text:p>
          </table:table-cell>
          <table:table-cell office:value-type="float" office:value="1.33907">
            <text:p>1.33907</text:p>
          </table:table-cell>
        </table:table-row>
        <table:table-row table:style-name="ro1">
          <table:table-cell office:value-type="float" office:value="2750.02220804885">
            <text:p>2750.0222080489</text:p>
          </table:table-cell>
          <table:table-cell office:value-type="float" office:value="1.06171">
            <text:p>1.06171</text:p>
          </table:table-cell>
        </table:table-row>
        <table:table-row table:style-name="ro1">
          <table:table-cell office:value-type="float" office:value="2755.02105604885">
            <text:p>2755.0210560489</text:p>
          </table:table-cell>
          <table:table-cell office:value-type="float" office:value="1.3601">
            <text:p>1.3601</text:p>
          </table:table-cell>
        </table:table-row>
        <table:table-row table:style-name="ro1">
          <table:table-cell office:value-type="float" office:value="2760.01465604885">
            <text:p>2760.0146560489</text:p>
          </table:table-cell>
          <table:table-cell office:value-type="float" office:value="1.35367">
            <text:p>1.35367</text:p>
          </table:table-cell>
        </table:table-row>
        <table:table-row table:style-name="ro1">
          <table:table-cell office:value-type="float" office:value="2765.02161604885">
            <text:p>2765.0216160489</text:p>
          </table:table-cell>
          <table:table-cell office:value-type="float" office:value="1.35809">
            <text:p>1.35809</text:p>
          </table:table-cell>
        </table:table-row>
        <table:table-row table:style-name="ro1">
          <table:table-cell office:value-type="float" office:value="2770.01721604885">
            <text:p>2770.0172160489</text:p>
          </table:table-cell>
          <table:table-cell office:value-type="float" office:value="1.35489">
            <text:p>1.35489</text:p>
          </table:table-cell>
        </table:table-row>
        <table:table-row table:style-name="ro1">
          <table:table-cell office:value-type="float" office:value="2775.02260804885">
            <text:p>2775.0226080489</text:p>
          </table:table-cell>
          <table:table-cell office:value-type="float" office:value="0.900257">
            <text:p>0.900257</text:p>
          </table:table-cell>
        </table:table-row>
        <table:table-row table:style-name="ro1">
          <table:table-cell office:value-type="float" office:value="2780.01881604885">
            <text:p>2780.0188160489</text:p>
          </table:table-cell>
          <table:table-cell office:value-type="float" office:value="0.902357">
            <text:p>0.902357</text:p>
          </table:table-cell>
        </table:table-row>
        <table:table-row table:style-name="ro1">
          <table:table-cell office:value-type="float" office:value="2785.01809604885">
            <text:p>2785.0180960489</text:p>
          </table:table-cell>
          <table:table-cell office:value-type="float" office:value="0.899673">
            <text:p>0.899673</text:p>
          </table:table-cell>
        </table:table-row>
        <table:table-row table:style-name="ro1">
          <table:table-cell office:value-type="float" office:value="2790.01788804885">
            <text:p>2790.0178880489</text:p>
          </table:table-cell>
          <table:table-cell office:value-type="float" office:value="0.895324">
            <text:p>0.895324</text:p>
          </table:table-cell>
        </table:table-row>
        <table:table-row table:style-name="ro1">
          <table:table-cell office:value-type="float" office:value="2795.01625604885">
            <text:p>2795.0162560489</text:p>
          </table:table-cell>
          <table:table-cell office:value-type="float" office:value="0.625283">
            <text:p>0.625283</text:p>
          </table:table-cell>
        </table:table-row>
        <table:table-row table:style-name="ro1">
          <table:table-cell office:value-type="float" office:value="2800.01844804885">
            <text:p>2800.0184480489</text:p>
          </table:table-cell>
          <table:table-cell office:value-type="float" office:value="0.861185">
            <text:p>0.861185</text:p>
          </table:table-cell>
        </table:table-row>
        <table:table-row table:style-name="ro1">
          <table:table-cell office:value-type="float" office:value="2805.02600005513">
            <text:p>2805.0260000551</text:p>
          </table:table-cell>
          <table:table-cell office:value-type="float" office:value="0.608457">
            <text:p>0.608457</text:p>
          </table:table-cell>
        </table:table-row>
        <table:table-row table:style-name="ro1">
          <table:table-cell office:value-type="float" office:value="2810.01590404885">
            <text:p>2810.0159040489</text:p>
          </table:table-cell>
          <table:table-cell office:value-type="float" office:value="0.625381">
            <text:p>0.625381</text:p>
          </table:table-cell>
        </table:table-row>
        <table:table-row table:style-name="ro1">
          <table:table-cell office:value-type="float" office:value="2815.01873604885">
            <text:p>2815.0187360489</text:p>
          </table:table-cell>
          <table:table-cell office:value-type="float" office:value="0.433514">
            <text:p>0.433514</text:p>
          </table:table-cell>
        </table:table-row>
        <table:table-row table:style-name="ro1">
          <table:table-cell office:value-type="float" office:value="2820.01305605514">
            <text:p>2820.0130560551</text:p>
          </table:table-cell>
          <table:table-cell office:value-type="float" office:value="0.50745">
            <text:p>0.50745</text:p>
          </table:table-cell>
        </table:table-row>
        <table:table-row table:style-name="ro1">
          <table:table-cell office:value-type="float" office:value="2825.02160004885">
            <text:p>2825.0216000489</text:p>
          </table:table-cell>
          <table:table-cell office:value-type="float" office:value="0.508319">
            <text:p>0.508319</text:p>
          </table:table-cell>
        </table:table-row>
        <table:table-row table:style-name="ro1">
          <table:table-cell office:value-type="float" office:value="2830.01689604885">
            <text:p>2830.0168960489</text:p>
          </table:table-cell>
          <table:table-cell office:value-type="float" office:value="0.533421">
            <text:p>0.533421</text:p>
          </table:table-cell>
        </table:table-row>
        <table:table-row table:style-name="ro1">
          <table:table-cell office:value-type="float" office:value="2835.01905605514">
            <text:p>2835.0190560551</text:p>
          </table:table-cell>
          <table:table-cell office:value-type="float" office:value="0.741732">
            <text:p>0.741732</text:p>
          </table:table-cell>
        </table:table-row>
        <table:table-row table:style-name="ro1">
          <table:table-cell office:value-type="float" office:value="2840.01590404885">
            <text:p>2840.0159040489</text:p>
          </table:table-cell>
          <table:table-cell office:value-type="float" office:value="0.73513">
            <text:p>0.73513</text:p>
          </table:table-cell>
        </table:table-row>
        <table:table-row table:style-name="ro1">
          <table:table-cell office:value-type="float" office:value="2845.02252804885">
            <text:p>2845.0225280489</text:p>
          </table:table-cell>
          <table:table-cell office:value-type="float" office:value="0.477232">
            <text:p>0.477232</text:p>
          </table:table-cell>
        </table:table-row>
        <table:table-row table:style-name="ro1">
          <table:table-cell office:value-type="float" office:value="2850.01585604885">
            <text:p>2850.0158560489</text:p>
          </table:table-cell>
          <table:table-cell office:value-type="float" office:value="0.353264">
            <text:p>0.353264</text:p>
          </table:table-cell>
        </table:table-row>
        <table:table-row table:style-name="ro1">
          <table:table-cell office:value-type="float" office:value="2855.01433604885">
            <text:p>2855.0143360489</text:p>
          </table:table-cell>
          <table:table-cell office:value-type="float" office:value="0.282125">
            <text:p>0.282125</text:p>
          </table:table-cell>
        </table:table-row>
        <table:table-row table:style-name="ro1">
          <table:table-cell office:value-type="float" office:value="2860.01457604885">
            <text:p>2860.0145760489</text:p>
          </table:table-cell>
          <table:table-cell office:value-type="float" office:value="0.511932">
            <text:p>0.511932</text:p>
          </table:table-cell>
        </table:table-row>
        <table:table-row table:style-name="ro1">
          <table:table-cell office:value-type="float" office:value="2865.01745604885">
            <text:p>2865.0174560489</text:p>
          </table:table-cell>
          <table:table-cell office:value-type="float" office:value="0.508544">
            <text:p>0.508544</text:p>
          </table:table-cell>
        </table:table-row>
        <table:table-row table:style-name="ro1">
          <table:table-cell office:value-type="float" office:value="2870.02100805514">
            <text:p>2870.0210080551</text:p>
          </table:table-cell>
          <table:table-cell office:value-type="float" office:value="0.50809">
            <text:p>0.50809</text:p>
          </table:table-cell>
        </table:table-row>
        <table:table-row table:style-name="ro1">
          <table:table-cell office:value-type="float" office:value="2875.01521604885">
            <text:p>2875.0152160489</text:p>
          </table:table-cell>
          <table:table-cell office:value-type="float" office:value="0.71786">
            <text:p>0.71786</text:p>
          </table:table-cell>
        </table:table-row>
        <table:table-row table:style-name="ro1">
          <table:table-cell office:value-type="float" office:value="2880.02220805513">
            <text:p>2880.0222080551</text:p>
          </table:table-cell>
          <table:table-cell office:value-type="float" office:value="0.80962">
            <text:p>0.80962</text:p>
          </table:table-cell>
        </table:table-row>
        <table:table-row table:style-name="ro1">
          <table:table-cell office:value-type="float" office:value="2885.01782404885">
            <text:p>2885.0178240489</text:p>
          </table:table-cell>
          <table:table-cell office:value-type="float" office:value="0.618423">
            <text:p>0.618423</text:p>
          </table:table-cell>
        </table:table-row>
        <table:table-row table:style-name="ro1">
          <table:table-cell office:value-type="float" office:value="2890.01809604885">
            <text:p>2890.0180960489</text:p>
          </table:table-cell>
          <table:table-cell office:value-type="float" office:value="0.615136">
            <text:p>0.615136</text:p>
          </table:table-cell>
        </table:table-row>
        <table:table-row table:style-name="ro1">
          <table:table-cell office:value-type="float" office:value="2895.01782404885">
            <text:p>2895.0178240489</text:p>
          </table:table-cell>
          <table:table-cell office:value-type="float" office:value="0.619357">
            <text:p>0.619357</text:p>
          </table:table-cell>
        </table:table-row>
        <table:table-row table:style-name="ro1">
          <table:table-cell office:value-type="float" office:value="2900.01393604885">
            <text:p>2900.0139360489</text:p>
          </table:table-cell>
          <table:table-cell office:value-type="float" office:value="0.617651">
            <text:p>0.617651</text:p>
          </table:table-cell>
        </table:table-row>
        <table:table-row table:style-name="ro1">
          <table:table-cell office:value-type="float" office:value="2905.01809605513">
            <text:p>2905.0180960551</text:p>
          </table:table-cell>
          <table:table-cell office:value-type="float" office:value="0.799355">
            <text:p>0.799355</text:p>
          </table:table-cell>
        </table:table-row>
        <table:table-row table:style-name="ro1">
          <table:table-cell office:value-type="float" office:value="2910.01689604885">
            <text:p>2910.0168960489</text:p>
          </table:table-cell>
          <table:table-cell office:value-type="float" office:value="0.340615">
            <text:p>0.340615</text:p>
          </table:table-cell>
        </table:table-row>
        <table:table-row table:style-name="ro1">
          <table:table-cell office:value-type="float" office:value="2915.01977605513">
            <text:p>2915.0197760551</text:p>
          </table:table-cell>
          <table:table-cell office:value-type="float" office:value="0.53121">
            <text:p>0.53121</text:p>
          </table:table-cell>
        </table:table-row>
        <table:table-row table:style-name="ro1">
          <table:table-cell office:value-type="float" office:value="2920.01814404885">
            <text:p>2920.0181440489</text:p>
          </table:table-cell>
          <table:table-cell office:value-type="float" office:value="0.422046">
            <text:p>0.422046</text:p>
          </table:table-cell>
        </table:table-row>
        <table:table-row table:style-name="ro1">
          <table:table-cell office:value-type="float" office:value="2925.01553604885">
            <text:p>2925.0155360489</text:p>
          </table:table-cell>
          <table:table-cell office:value-type="float" office:value="0.676459">
            <text:p>0.676459</text:p>
          </table:table-cell>
        </table:table-row>
        <table:table-row table:style-name="ro1">
          <table:table-cell office:value-type="float" office:value="2930.01497604885">
            <text:p>2930.0149760489</text:p>
          </table:table-cell>
          <table:table-cell office:value-type="float" office:value="0.564826">
            <text:p>0.564826</text:p>
          </table:table-cell>
        </table:table-row>
        <table:table-row table:style-name="ro1">
          <table:table-cell office:value-type="float" office:value="2935.01465604885">
            <text:p>2935.0146560489</text:p>
          </table:table-cell>
          <table:table-cell office:value-type="float" office:value="0.805635">
            <text:p>0.805635</text:p>
          </table:table-cell>
        </table:table-row>
        <table:table-row table:style-name="ro1">
          <table:table-cell office:value-type="float" office:value="2940.01689604885">
            <text:p>2940.0168960489</text:p>
          </table:table-cell>
          <table:table-cell office:value-type="float" office:value="0.805572">
            <text:p>0.805572</text:p>
          </table:table-cell>
        </table:table-row>
        <table:table-row table:style-name="ro1">
          <table:table-cell office:value-type="float" office:value="2945.01465604885">
            <text:p>2945.0146560489</text:p>
          </table:table-cell>
          <table:table-cell office:value-type="float" office:value="0.815801">
            <text:p>0.815801</text:p>
          </table:table-cell>
        </table:table-row>
        <table:table-row table:style-name="ro1">
          <table:table-cell office:value-type="float" office:value="2950.01785605513">
            <text:p>2950.0178560551</text:p>
          </table:table-cell>
          <table:table-cell office:value-type="float" office:value="1.02144">
            <text:p>1.02144</text:p>
          </table:table-cell>
        </table:table-row>
        <table:table-row table:style-name="ro1">
          <table:table-cell office:value-type="float" office:value="2955.01497604885">
            <text:p>2955.0149760489</text:p>
          </table:table-cell>
          <table:table-cell office:value-type="float" office:value="0.817401">
            <text:p>0.817401</text:p>
          </table:table-cell>
        </table:table-row>
        <table:table-row table:style-name="ro1">
          <table:table-cell office:value-type="float" office:value="2960.01657604885">
            <text:p>2960.0165760489</text:p>
          </table:table-cell>
          <table:table-cell office:value-type="float" office:value="0.806952">
            <text:p>0.806952</text:p>
          </table:table-cell>
        </table:table-row>
        <table:table-row table:style-name="ro1">
          <table:table-cell office:value-type="float" office:value="2965.01494404885">
            <text:p>2965.0149440489</text:p>
          </table:table-cell>
          <table:table-cell office:value-type="float" office:value="0.885114">
            <text:p>0.885114</text:p>
          </table:table-cell>
        </table:table-row>
        <table:table-row table:style-name="ro1">
          <table:table-cell office:value-type="float" office:value="2970.01974404885">
            <text:p>2970.0197440489</text:p>
          </table:table-cell>
          <table:table-cell office:value-type="float" office:value="0.885475">
            <text:p>0.885475</text:p>
          </table:table-cell>
        </table:table-row>
        <table:table-row table:style-name="ro1">
          <table:table-cell office:value-type="float" office:value="2975.01270405513">
            <text:p>2975.0127040551</text:p>
          </table:table-cell>
          <table:table-cell office:value-type="float" office:value="0.691398">
            <text:p>0.691398</text:p>
          </table:table-cell>
        </table:table-row>
        <table:table-row table:style-name="ro1">
          <table:table-cell office:value-type="float" office:value="2980.01585604885">
            <text:p>2980.0158560489</text:p>
          </table:table-cell>
          <table:table-cell office:value-type="float" office:value="0.670525">
            <text:p>0.670525</text:p>
          </table:table-cell>
        </table:table-row>
        <table:table-row table:style-name="ro1">
          <table:table-cell office:value-type="float" office:value="2985.01585605513">
            <text:p>2985.0158560551</text:p>
          </table:table-cell>
          <table:table-cell office:value-type="float" office:value="0.569789">
            <text:p>0.569789</text:p>
          </table:table-cell>
        </table:table-row>
        <table:table-row table:style-name="ro1">
          <table:table-cell office:value-type="float" office:value="2990.01521604885">
            <text:p>2990.0152160489</text:p>
          </table:table-cell>
          <table:table-cell office:value-type="float" office:value="0.56807">
            <text:p>0.56807</text:p>
          </table:table-cell>
        </table:table-row>
        <table:table-row table:style-name="ro1">
          <table:table-cell office:value-type="float" office:value="2995.01305604885">
            <text:p>2995.0130560489</text:p>
          </table:table-cell>
          <table:table-cell office:value-type="float" office:value="0.55507">
            <text:p>0.55507</text:p>
          </table:table-cell>
        </table:table-row>
        <table:table-row table:style-name="ro1">
          <table:table-cell office:value-type="float" office:value="3000.01553604885">
            <text:p>3000.0155360489</text:p>
          </table:table-cell>
          <table:table-cell office:value-type="float" office:value="0.843102">
            <text:p>0.843102</text:p>
          </table:table-cell>
        </table:table-row>
        <table:table-row table:style-name="ro1">
          <table:table-cell office:value-type="float" office:value="3005.01561604885">
            <text:p>3005.0156160489</text:p>
          </table:table-cell>
          <table:table-cell office:value-type="float" office:value="0.843976">
            <text:p>0.843976</text:p>
          </table:table-cell>
        </table:table-row>
        <table:table-row table:style-name="ro1">
          <table:table-cell office:value-type="float" office:value="3010.01913604885">
            <text:p>3010.0191360489</text:p>
          </table:table-cell>
          <table:table-cell office:value-type="float" office:value="0.852011">
            <text:p>0.852011</text:p>
          </table:table-cell>
        </table:table-row>
        <table:table-row table:style-name="ro1">
          <table:table-cell office:value-type="float" office:value="3015.01521604885">
            <text:p>3015.0152160489</text:p>
          </table:table-cell>
          <table:table-cell office:value-type="float" office:value="0.651249">
            <text:p>0.651249</text:p>
          </table:table-cell>
        </table:table-row>
        <table:table-row table:style-name="ro1">
          <table:table-cell office:value-type="float" office:value="3020.01497605513">
            <text:p>3020.0149760551</text:p>
          </table:table-cell>
          <table:table-cell office:value-type="float" office:value="0.776183">
            <text:p>0.776183</text:p>
          </table:table-cell>
        </table:table-row>
        <table:table-row table:style-name="ro1">
          <table:table-cell office:value-type="float" office:value="3025.01433604885">
            <text:p>3025.0143360489</text:p>
          </table:table-cell>
          <table:table-cell office:value-type="float" office:value="0.593481">
            <text:p>0.593481</text:p>
          </table:table-cell>
        </table:table-row>
        <table:table-row table:style-name="ro1">
          <table:table-cell office:value-type="float" office:value="3030.01913604885">
            <text:p>3030.0191360489</text:p>
          </table:table-cell>
          <table:table-cell office:value-type="float" office:value="0.592658">
            <text:p>0.592658</text:p>
          </table:table-cell>
        </table:table-row>
        <table:table-row table:style-name="ro1">
          <table:table-cell office:value-type="float" office:value="3035.01681605514">
            <text:p>3035.0168160551</text:p>
          </table:table-cell>
          <table:table-cell office:value-type="float" office:value="0.592988">
            <text:p>0.592988</text:p>
          </table:table-cell>
        </table:table-row>
        <table:table-row table:style-name="ro1">
          <table:table-cell office:value-type="float" office:value="3040.01617604885">
            <text:p>3040.0161760489</text:p>
          </table:table-cell>
          <table:table-cell office:value-type="float" office:value="0.58888">
            <text:p>0.58888</text:p>
          </table:table-cell>
        </table:table-row>
        <table:table-row table:style-name="ro1">
          <table:table-cell office:value-type="float" office:value="3045.02574403629">
            <text:p>3045.0257440363</text:p>
          </table:table-cell>
          <table:table-cell office:value-type="float" office:value="1.22488">
            <text:p>1.22488</text:p>
          </table:table-cell>
        </table:table-row>
        <table:table-row table:style-name="ro1">
          <table:table-cell office:value-type="float" office:value="3050.01617604885">
            <text:p>3050.0161760489</text:p>
          </table:table-cell>
          <table:table-cell office:value-type="float" office:value="0.712048">
            <text:p>0.712048</text:p>
          </table:table-cell>
        </table:table-row>
        <table:table-row table:style-name="ro1">
          <table:table-cell office:value-type="float" office:value="3055.01302405513">
            <text:p>3055.0130240551</text:p>
          </table:table-cell>
          <table:table-cell office:value-type="float" office:value="0.843201">
            <text:p>0.843201</text:p>
          </table:table-cell>
        </table:table-row>
        <table:table-row table:style-name="ro1">
          <table:table-cell office:value-type="float" office:value="3060.01817604885">
            <text:p>3060.0181760489</text:p>
          </table:table-cell>
          <table:table-cell office:value-type="float" office:value="0.848266">
            <text:p>0.848266</text:p>
          </table:table-cell>
        </table:table-row>
        <table:table-row table:style-name="ro1">
          <table:table-cell office:value-type="float" office:value="3065.01585605513">
            <text:p>3065.0158560551</text:p>
          </table:table-cell>
          <table:table-cell office:value-type="float" office:value="1.03755">
            <text:p>1.03755</text:p>
          </table:table-cell>
        </table:table-row>
        <table:table-row table:style-name="ro1">
          <table:table-cell office:value-type="float" office:value="3070.01465604885">
            <text:p>3070.0146560489</text:p>
          </table:table-cell>
          <table:table-cell office:value-type="float" office:value="0.98656">
            <text:p>0.98656</text:p>
          </table:table-cell>
        </table:table-row>
        <table:table-row table:style-name="ro1">
          <table:table-cell office:value-type="float" office:value="3075.01841604885">
            <text:p>3075.0184160489</text:p>
          </table:table-cell>
          <table:table-cell office:value-type="float" office:value="0.99104">
            <text:p>0.99104</text:p>
          </table:table-cell>
        </table:table-row>
        <table:table-row table:style-name="ro1">
          <table:table-cell office:value-type="float" office:value="3085.01497604885">
            <text:p>3085.0149760489</text:p>
          </table:table-cell>
          <table:table-cell office:value-type="float" office:value="1.16349">
            <text:p>1.16349</text:p>
          </table:table-cell>
        </table:table-row>
        <table:table-row table:style-name="ro1">
          <table:table-cell office:value-type="float" office:value="3090.01849604885">
            <text:p>3090.0184960489</text:p>
          </table:table-cell>
          <table:table-cell office:value-type="float" office:value="0.976799">
            <text:p>0.976799</text:p>
          </table:table-cell>
        </table:table-row>
        <table:table-row table:style-name="ro1">
          <table:table-cell office:value-type="float" office:value="3095.01617605514">
            <text:p>3095.0161760551</text:p>
          </table:table-cell>
          <table:table-cell office:value-type="float" office:value="1.08272">
            <text:p>1.08272</text:p>
          </table:table-cell>
        </table:table-row>
        <table:table-row table:style-name="ro1">
          <table:table-cell office:value-type="float" office:value="3100.01721604885">
            <text:p>3100.0172160489</text:p>
          </table:table-cell>
          <table:table-cell office:value-type="float" office:value="0.430421">
            <text:p>0.430421</text:p>
          </table:table-cell>
        </table:table-row>
        <table:table-row table:style-name="ro1">
          <table:table-cell office:value-type="float" office:value="3105.01713605513">
            <text:p>3105.0171360551</text:p>
          </table:table-cell>
          <table:table-cell office:value-type="float" office:value="0.651108">
            <text:p>0.651108</text:p>
          </table:table-cell>
        </table:table-row>
        <table:table-row table:style-name="ro1">
          <table:table-cell office:value-type="float" office:value="3110.01969604885">
            <text:p>3110.0196960489</text:p>
          </table:table-cell>
          <table:table-cell office:value-type="float" office:value="0.538222">
            <text:p>0.538222</text:p>
          </table:table-cell>
        </table:table-row>
        <table:table-row table:style-name="ro1">
          <table:table-cell office:value-type="float" office:value="3115.01753604885">
            <text:p>3115.0175360489</text:p>
          </table:table-cell>
          <table:table-cell office:value-type="float" office:value="0.538157">
            <text:p>0.538157</text:p>
          </table:table-cell>
        </table:table-row>
        <table:table-row table:style-name="ro1">
          <table:table-cell office:value-type="float" office:value="3120.01585604885">
            <text:p>3120.0158560489</text:p>
          </table:table-cell>
          <table:table-cell office:value-type="float" office:value="0.301222">
            <text:p>0.301222</text:p>
          </table:table-cell>
        </table:table-row>
        <table:table-row table:style-name="ro1">
          <table:table-cell office:value-type="float" office:value="3125.02521604885">
            <text:p>3125.0252160489</text:p>
          </table:table-cell>
          <table:table-cell office:value-type="float" office:value="0.233647">
            <text:p>0.233647</text:p>
          </table:table-cell>
        </table:table-row>
        <table:table-row table:style-name="ro1">
          <table:table-cell office:value-type="float" office:value="3130.01846404885">
            <text:p>3130.0184640489</text:p>
          </table:table-cell>
          <table:table-cell office:value-type="float" office:value="0.284771">
            <text:p>0.284771</text:p>
          </table:table-cell>
        </table:table-row>
        <table:table-row table:style-name="ro1">
          <table:table-cell office:value-type="float" office:value="3135.01785604885">
            <text:p>3135.0178560489</text:p>
          </table:table-cell>
          <table:table-cell office:value-type="float" office:value="0.282284">
            <text:p>0.282284</text:p>
          </table:table-cell>
        </table:table-row>
        <table:table-row table:style-name="ro1">
          <table:table-cell office:value-type="float" office:value="3140.01977604885">
            <text:p>3140.0197760489</text:p>
          </table:table-cell>
          <table:table-cell office:value-type="float" office:value="0.298451">
            <text:p>0.298451</text:p>
          </table:table-cell>
        </table:table-row>
        <table:table-row table:style-name="ro1">
          <table:table-cell office:value-type="float" office:value="3145.01878404885">
            <text:p>3145.0187840489</text:p>
          </table:table-cell>
          <table:table-cell office:value-type="float" office:value="0.23191">
            <text:p>0.23191</text:p>
          </table:table-cell>
        </table:table-row>
        <table:table-row table:style-name="ro1">
          <table:table-cell office:value-type="float" office:value="3150.02009605513">
            <text:p>3150.0200960551</text:p>
          </table:table-cell>
          <table:table-cell office:value-type="float" office:value="0.264584">
            <text:p>0.264584</text:p>
          </table:table-cell>
        </table:table-row>
        <table:table-row table:style-name="ro1">
          <table:table-cell office:value-type="float" office:value="3155.01681604885">
            <text:p>3155.0168160489</text:p>
          </table:table-cell>
          <table:table-cell office:value-type="float" office:value="0.247682">
            <text:p>0.247682</text:p>
          </table:table-cell>
        </table:table-row>
        <table:table-row table:style-name="ro1">
          <table:table-cell office:value-type="float" office:value="3160.01465604885">
            <text:p>3160.0146560489</text:p>
          </table:table-cell>
          <table:table-cell office:value-type="float" office:value="0.246278">
            <text:p>0.246278</text:p>
          </table:table-cell>
        </table:table-row>
        <table:table-row table:style-name="ro1">
          <table:table-cell office:value-type="float" office:value="3165.01297604885">
            <text:p>3165.0129760489</text:p>
          </table:table-cell>
          <table:table-cell office:value-type="float" office:value="0.244952">
            <text:p>0.244952</text:p>
          </table:table-cell>
        </table:table-row>
        <table:table-row table:style-name="ro1">
          <table:table-cell office:value-type="float" office:value="3170.01777605513">
            <text:p>3170.0177760551</text:p>
          </table:table-cell>
          <table:table-cell office:value-type="float" office:value="0.24825">
            <text:p>0.24825</text:p>
          </table:table-cell>
        </table:table-row>
        <table:table-row table:style-name="ro1">
          <table:table-cell office:value-type="float" office:value="3175.01657604885">
            <text:p>3175.0165760489</text:p>
          </table:table-cell>
          <table:table-cell office:value-type="float" office:value="0.681068">
            <text:p>0.681068</text:p>
          </table:table-cell>
        </table:table-row>
        <table:table-row table:style-name="ro1">
          <table:table-cell office:value-type="float" office:value="3180.01497604885">
            <text:p>3180.0149760489</text:p>
          </table:table-cell>
          <table:table-cell office:value-type="float" office:value="0.629681">
            <text:p>0.629681</text:p>
          </table:table-cell>
        </table:table-row>
        <table:table-row table:style-name="ro1">
          <table:table-cell office:value-type="float" office:value="3185.01814405513">
            <text:p>3185.0181440551</text:p>
          </table:table-cell>
          <table:table-cell office:value-type="float" office:value="0.827762">
            <text:p>0.827762</text:p>
          </table:table-cell>
        </table:table-row>
        <table:table-row table:style-name="ro1">
          <table:table-cell office:value-type="float" office:value="3190.01590404885">
            <text:p>3190.0159040489</text:p>
          </table:table-cell>
          <table:table-cell office:value-type="float" office:value="0.826851">
            <text:p>0.826851</text:p>
          </table:table-cell>
        </table:table-row>
        <table:table-row table:style-name="ro1">
          <table:table-cell office:value-type="float" office:value="3195.01561604885">
            <text:p>3195.0156160489</text:p>
          </table:table-cell>
          <table:table-cell office:value-type="float" office:value="1.04468">
            <text:p>1.04468</text:p>
          </table:table-cell>
        </table:table-row>
        <table:table-row table:style-name="ro1">
          <table:table-cell office:value-type="float" office:value="3200.01649604885">
            <text:p>3200.0164960489</text:p>
          </table:table-cell>
          <table:table-cell office:value-type="float" office:value="0.83746">
            <text:p>0.83746</text:p>
          </table:table-cell>
        </table:table-row>
        <table:table-row table:style-name="ro1">
          <table:table-cell office:value-type="float" office:value="3205.01305605514">
            <text:p>3205.0130560551</text:p>
          </table:table-cell>
          <table:table-cell office:value-type="float" office:value="0.922485">
            <text:p>0.922485</text:p>
          </table:table-cell>
        </table:table-row>
        <table:table-row table:style-name="ro1">
          <table:table-cell office:value-type="float" office:value="3210.01561604885">
            <text:p>3210.0156160489</text:p>
          </table:table-cell>
          <table:table-cell office:value-type="float" office:value="0.921864">
            <text:p>0.921864</text:p>
          </table:table-cell>
        </table:table-row>
        <table:table-row table:style-name="ro1">
          <table:table-cell office:value-type="float" office:value="3215.01721604885">
            <text:p>3215.0172160489</text:p>
          </table:table-cell>
          <table:table-cell office:value-type="float" office:value="1.19431">
            <text:p>1.19431</text:p>
          </table:table-cell>
        </table:table-row>
        <table:table-row table:style-name="ro1">
          <table:table-cell office:value-type="float" office:value="3220.01457604885">
            <text:p>3220.0145760489</text:p>
          </table:table-cell>
          <table:table-cell office:value-type="float" office:value="0.935632">
            <text:p>0.935632</text:p>
          </table:table-cell>
        </table:table-row>
        <table:table-row table:style-name="ro1">
          <table:table-cell office:value-type="float" office:value="3225.01689604885">
            <text:p>3225.0168960489</text:p>
          </table:table-cell>
          <table:table-cell office:value-type="float" office:value="0.488382">
            <text:p>0.488382</text:p>
          </table:table-cell>
        </table:table-row>
        <table:table-row table:style-name="ro1">
          <table:table-cell office:value-type="float" office:value="3230.01809605514">
            <text:p>3230.0180960551</text:p>
          </table:table-cell>
          <table:table-cell office:value-type="float" office:value="0.69228">
            <text:p>0.69228</text:p>
          </table:table-cell>
        </table:table-row>
        <table:table-row table:style-name="ro1">
          <table:table-cell office:value-type="float" office:value="3235.01529604885">
            <text:p>3235.0152960489</text:p>
          </table:table-cell>
          <table:table-cell office:value-type="float" office:value="0.485975">
            <text:p>0.485975</text:p>
          </table:table-cell>
        </table:table-row>
        <table:table-row table:style-name="ro1">
          <table:table-cell office:value-type="float" office:value="3240.01521604885">
            <text:p>3240.0152160489</text:p>
          </table:table-cell>
          <table:table-cell office:value-type="float" office:value="0.5016">
            <text:p>0.5016</text:p>
          </table:table-cell>
        </table:table-row>
        <table:table-row table:style-name="ro1">
          <table:table-cell office:value-type="float" office:value="3245.01585604885">
            <text:p>3245.0158560489</text:p>
          </table:table-cell>
          <table:table-cell office:value-type="float" office:value="0.271484">
            <text:p>0.271484</text:p>
          </table:table-cell>
        </table:table-row>
        <table:table-row table:style-name="ro1">
          <table:table-cell office:value-type="float" office:value="3250.01366405513">
            <text:p>3250.0136640551</text:p>
          </table:table-cell>
          <table:table-cell office:value-type="float" office:value="0.395177">
            <text:p>0.395177</text:p>
          </table:table-cell>
        </table:table-row>
        <table:table-row table:style-name="ro1">
          <table:table-cell office:value-type="float" office:value="3255.01593604885">
            <text:p>3255.0159360489</text:p>
          </table:table-cell>
          <table:table-cell office:value-type="float" office:value="0.269921">
            <text:p>0.269921</text:p>
          </table:table-cell>
        </table:table-row>
        <table:table-row table:style-name="ro1">
          <table:table-cell office:value-type="float" office:value="3260.02313603629">
            <text:p>3260.0231360363</text:p>
          </table:table-cell>
          <table:table-cell office:value-type="float" office:value="0.843659">
            <text:p>0.843659</text:p>
          </table:table-cell>
        </table:table-row>
        <table:table-row table:style-name="ro1">
          <table:table-cell office:value-type="float" office:value="3265.01553604885">
            <text:p>3265.0155360489</text:p>
          </table:table-cell>
          <table:table-cell office:value-type="float" office:value="0.720883">
            <text:p>0.720883</text:p>
          </table:table-cell>
        </table:table-row>
        <table:table-row table:style-name="ro1">
          <table:table-cell office:value-type="float" office:value="3270.01745605514">
            <text:p>3270.0174560551</text:p>
          </table:table-cell>
          <table:table-cell office:value-type="float" office:value="0.854915">
            <text:p>0.854915</text:p>
          </table:table-cell>
        </table:table-row>
        <table:table-row table:style-name="ro1">
          <table:table-cell office:value-type="float" office:value="3275.01622404885">
            <text:p>3275.0162240489</text:p>
          </table:table-cell>
          <table:table-cell office:value-type="float" office:value="0.778589">
            <text:p>0.778589</text:p>
          </table:table-cell>
        </table:table-row>
        <table:table-row table:style-name="ro1">
          <table:table-cell office:value-type="float" office:value="3280.01585604885">
            <text:p>3280.0158560489</text:p>
          </table:table-cell>
          <table:table-cell office:value-type="float" office:value="0.724739">
            <text:p>0.724739</text:p>
          </table:table-cell>
        </table:table-row>
        <table:table-row table:style-name="ro1">
          <table:table-cell office:value-type="float" office:value="3285.01369604885">
            <text:p>3285.0136960489</text:p>
          </table:table-cell>
          <table:table-cell office:value-type="float" office:value="0.729755">
            <text:p>0.729755</text:p>
          </table:table-cell>
        </table:table-row>
        <table:table-row table:style-name="ro1">
          <table:table-cell office:value-type="float" office:value="3290.02257604885">
            <text:p>3290.0225760489</text:p>
          </table:table-cell>
          <table:table-cell office:value-type="float" office:value="0.820811">
            <text:p>0.820811</text:p>
          </table:table-cell>
        </table:table-row>
        <table:table-row table:style-name="ro1">
          <table:table-cell office:value-type="float" office:value="3295.01814404885">
            <text:p>3295.0181440489</text:p>
          </table:table-cell>
          <table:table-cell office:value-type="float" office:value="0.821182">
            <text:p>0.821182</text:p>
          </table:table-cell>
        </table:table-row>
        <table:table-row table:style-name="ro1">
          <table:table-cell office:value-type="float" office:value="3300.01521605514">
            <text:p>3300.0152160551</text:p>
          </table:table-cell>
          <table:table-cell office:value-type="float" office:value="0.806576">
            <text:p>0.806576</text:p>
          </table:table-cell>
        </table:table-row>
        <table:table-row table:style-name="ro1">
          <table:table-cell office:value-type="float" office:value="3305.01593604885">
            <text:p>3305.0159360489</text:p>
          </table:table-cell>
          <table:table-cell office:value-type="float" office:value="0.986447">
            <text:p>0.986447</text:p>
          </table:table-cell>
        </table:table-row>
        <table:table-row table:style-name="ro1">
          <table:table-cell office:value-type="float" office:value="3310.01337604885">
            <text:p>3310.0133760489</text:p>
          </table:table-cell>
          <table:table-cell office:value-type="float" office:value="0.425226">
            <text:p>0.425226</text:p>
          </table:table-cell>
        </table:table-row>
        <table:table-row table:style-name="ro1">
          <table:table-cell office:value-type="float" office:value="3315.01844804885">
            <text:p>3315.0184480489</text:p>
          </table:table-cell>
          <table:table-cell office:value-type="float" office:value="0.401915">
            <text:p>0.401915</text:p>
          </table:table-cell>
        </table:table-row>
        <table:table-row table:style-name="ro1">
          <table:table-cell office:value-type="float" office:value="3320.01841604885">
            <text:p>3320.0184160489</text:p>
          </table:table-cell>
          <table:table-cell office:value-type="float" office:value="0.61074">
            <text:p>0.61074</text:p>
          </table:table-cell>
        </table:table-row>
        <table:table-row table:style-name="ro1">
          <table:table-cell office:value-type="float" office:value="3325.01238404885">
            <text:p>3325.0123840489</text:p>
          </table:table-cell>
          <table:table-cell office:value-type="float" office:value="0.631529">
            <text:p>0.631529</text:p>
          </table:table-cell>
        </table:table-row>
        <table:table-row table:style-name="ro1">
          <table:table-cell office:value-type="float" office:value="3330.01625604885">
            <text:p>3330.0162560489</text:p>
          </table:table-cell>
          <table:table-cell office:value-type="float" office:value="0.655631">
            <text:p>0.655631</text:p>
          </table:table-cell>
        </table:table-row>
        <table:table-row table:style-name="ro1">
          <table:table-cell office:value-type="float" office:value="3335.01721604885">
            <text:p>3335.0172160489</text:p>
          </table:table-cell>
          <table:table-cell office:value-type="float" office:value="0.622976">
            <text:p>0.622976</text:p>
          </table:table-cell>
        </table:table-row>
        <table:table-row table:style-name="ro1">
          <table:table-cell office:value-type="float" office:value="3340.01649604885">
            <text:p>3340.0164960489</text:p>
          </table:table-cell>
          <table:table-cell office:value-type="float" office:value="0.329879">
            <text:p>0.329879</text:p>
          </table:table-cell>
        </table:table-row>
        <table:table-row table:style-name="ro1">
          <table:table-cell office:value-type="float" office:value="3345.01752004777">
            <text:p>3345.0175200478</text:p>
          </table:table-cell>
          <table:table-cell office:value-type="float" office:value="1.35158">
            <text:p>1.35158</text:p>
          </table:table-cell>
        </table:table-row>
        <table:table-row table:style-name="ro1">
          <table:table-cell office:value-type="float" office:value="3350.01590405513">
            <text:p>3350.0159040551</text:p>
          </table:table-cell>
          <table:table-cell office:value-type="float" office:value="1.45619">
            <text:p>1.45619</text:p>
          </table:table-cell>
        </table:table-row>
        <table:table-row table:style-name="ro1">
          <table:table-cell office:value-type="float" office:value="3355.01681604885">
            <text:p>3355.0168160489</text:p>
          </table:table-cell>
          <table:table-cell office:value-type="float" office:value="1.23328">
            <text:p>1.23328</text:p>
          </table:table-cell>
        </table:table-row>
        <table:table-row table:style-name="ro1">
          <table:table-cell office:value-type="float" office:value="3360.02193605513">
            <text:p>3360.0219360551</text:p>
          </table:table-cell>
          <table:table-cell office:value-type="float" office:value="1.35208">
            <text:p>1.35208</text:p>
          </table:table-cell>
        </table:table-row>
        <table:table-row table:style-name="ro1">
          <table:table-cell office:value-type="float" office:value="3365.02070404885">
            <text:p>3365.0207040489</text:p>
          </table:table-cell>
          <table:table-cell office:value-type="float" office:value="1.35627">
            <text:p>1.35627</text:p>
          </table:table-cell>
        </table:table-row>
        <table:table-row table:style-name="ro1">
          <table:table-cell office:value-type="float" office:value="3370.01649604885">
            <text:p>3370.0164960489</text:p>
          </table:table-cell>
          <table:table-cell office:value-type="float" office:value="1.1812">
            <text:p>1.1812</text:p>
          </table:table-cell>
        </table:table-row>
        <table:table-row table:style-name="ro1">
          <table:table-cell office:value-type="float" office:value="3375.01657605513">
            <text:p>3375.0165760551</text:p>
          </table:table-cell>
          <table:table-cell office:value-type="float" office:value="1.38372">
            <text:p>1.38372</text:p>
          </table:table-cell>
        </table:table-row>
        <table:table-row table:style-name="ro1">
          <table:table-cell office:value-type="float" office:value="3380.01425604885">
            <text:p>3380.0142560489</text:p>
          </table:table-cell>
          <table:table-cell office:value-type="float" office:value="1.38228">
            <text:p>1.38228</text:p>
          </table:table-cell>
        </table:table-row>
        <table:table-row table:style-name="ro1">
          <table:table-cell office:value-type="float" office:value="3385.01649604885">
            <text:p>3385.0164960489</text:p>
          </table:table-cell>
          <table:table-cell office:value-type="float" office:value="1.31762">
            <text:p>1.31762</text:p>
          </table:table-cell>
        </table:table-row>
        <table:table-row table:style-name="ro1">
          <table:table-cell office:value-type="float" office:value="3390.01777604885">
            <text:p>3390.0177760489</text:p>
          </table:table-cell>
          <table:table-cell office:value-type="float" office:value="1.76935">
            <text:p>1.76935</text:p>
          </table:table-cell>
        </table:table-row>
        <table:table-row table:style-name="ro1">
          <table:table-cell office:value-type="float" office:value="3395.02504004885">
            <text:p>3395.0250400489</text:p>
          </table:table-cell>
          <table:table-cell office:value-type="float" office:value="0.699939">
            <text:p>0.699939</text:p>
          </table:table-cell>
        </table:table-row>
        <table:table-row table:style-name="ro1">
          <table:table-cell office:value-type="float" office:value="3400.01657605513">
            <text:p>3400.0165760551</text:p>
          </table:table-cell>
          <table:table-cell office:value-type="float" office:value="0.700832">
            <text:p>0.700832</text:p>
          </table:table-cell>
        </table:table-row>
        <table:table-row table:style-name="ro1">
          <table:table-cell office:value-type="float" office:value="3405.01649604885">
            <text:p>3405.0164960489</text:p>
          </table:table-cell>
          <table:table-cell office:value-type="float" office:value="0.700399">
            <text:p>0.700399</text:p>
          </table:table-cell>
        </table:table-row>
        <table:table-row table:style-name="ro1">
          <table:table-cell office:value-type="float" office:value="3410.01780804885">
            <text:p>3410.0178080489</text:p>
          </table:table-cell>
          <table:table-cell office:value-type="float" office:value="0.595863">
            <text:p>0.595863</text:p>
          </table:table-cell>
        </table:table-row>
        <table:table-row table:style-name="ro1">
          <table:table-cell office:value-type="float" office:value="3415.01553604885">
            <text:p>3415.0155360489</text:p>
          </table:table-cell>
          <table:table-cell office:value-type="float" office:value="0.847535">
            <text:p>0.847535</text:p>
          </table:table-cell>
        </table:table-row>
        <table:table-row table:style-name="ro1">
          <table:table-cell office:value-type="float" office:value="3420.01433604885">
            <text:p>3420.0143360489</text:p>
          </table:table-cell>
          <table:table-cell office:value-type="float" office:value="0.849966">
            <text:p>0.849966</text:p>
          </table:table-cell>
        </table:table-row>
        <table:table-row table:style-name="ro1">
          <table:table-cell office:value-type="float" office:value="3425.01881604885">
            <text:p>3425.0188160489</text:p>
          </table:table-cell>
          <table:table-cell office:value-type="float" office:value="0.59376">
            <text:p>0.59376</text:p>
          </table:table-cell>
        </table:table-row>
        <table:table-row table:style-name="ro1">
          <table:table-cell office:value-type="float" office:value="3430.01841604885">
            <text:p>3430.0184160489</text:p>
          </table:table-cell>
          <table:table-cell office:value-type="float" office:value="0.604041">
            <text:p>0.604041</text:p>
          </table:table-cell>
        </table:table-row>
        <table:table-row table:style-name="ro1">
          <table:table-cell office:value-type="float" office:value="3435.01430404885">
            <text:p>3435.0143040489</text:p>
          </table:table-cell>
          <table:table-cell office:value-type="float" office:value="1.0853">
            <text:p>1.0853</text:p>
          </table:table-cell>
        </table:table-row>
        <table:table-row table:style-name="ro1">
          <table:table-cell office:value-type="float" office:value="3440.01654404885">
            <text:p>3440.0165440489</text:p>
          </table:table-cell>
          <table:table-cell office:value-type="float" office:value="0.605416">
            <text:p>0.605416</text:p>
          </table:table-cell>
        </table:table-row>
        <table:table-row table:style-name="ro1">
          <table:table-cell office:value-type="float" office:value="3445.02260804885">
            <text:p>3445.0226080489</text:p>
          </table:table-cell>
          <table:table-cell office:value-type="float" office:value="0.61494">
            <text:p>0.61494</text:p>
          </table:table-cell>
        </table:table-row>
        <table:table-row table:style-name="ro1">
          <table:table-cell office:value-type="float" office:value="3450.02454404885">
            <text:p>3450.0245440489</text:p>
          </table:table-cell>
          <table:table-cell office:value-type="float" office:value="0.705194">
            <text:p>0.705194</text:p>
          </table:table-cell>
        </table:table-row>
        <table:table-row table:style-name="ro1">
          <table:table-cell office:value-type="float" office:value="3455.01561605513">
            <text:p>3455.0156160551</text:p>
          </table:table-cell>
          <table:table-cell office:value-type="float" office:value="0.906021">
            <text:p>0.906021</text:p>
          </table:table-cell>
        </table:table-row>
        <table:table-row table:style-name="ro1">
          <table:table-cell office:value-type="float" office:value="3460.01713604885">
            <text:p>3460.0171360489</text:p>
          </table:table-cell>
          <table:table-cell office:value-type="float" office:value="0.879247">
            <text:p>0.879247</text:p>
          </table:table-cell>
        </table:table-row>
        <table:table-row table:style-name="ro1">
          <table:table-cell office:value-type="float" office:value="3465.01401604885">
            <text:p>3465.0140160489</text:p>
          </table:table-cell>
          <table:table-cell office:value-type="float" office:value="0.619429">
            <text:p>0.619429</text:p>
          </table:table-cell>
        </table:table-row>
        <table:table-row table:style-name="ro1">
          <table:table-cell office:value-type="float" office:value="3470.02033604885">
            <text:p>3470.0203360489</text:p>
          </table:table-cell>
          <table:table-cell office:value-type="float" office:value="0.632251">
            <text:p>0.632251</text:p>
          </table:table-cell>
        </table:table-row>
        <table:table-row table:style-name="ro1">
          <table:table-cell office:value-type="float" office:value="3475.01112004777">
            <text:p>3475.0111200478</text:p>
          </table:table-cell>
          <table:table-cell office:value-type="float" office:value="1.78379">
            <text:p>1.78379</text:p>
          </table:table-cell>
        </table:table-row>
        <table:table-row table:style-name="ro1">
          <table:table-cell office:value-type="float" office:value="3480.01777604885">
            <text:p>3480.0177760489</text:p>
          </table:table-cell>
          <table:table-cell office:value-type="float" office:value="1.77063">
            <text:p>1.77063</text:p>
          </table:table-cell>
        </table:table-row>
        <table:table-row table:style-name="ro1">
          <table:table-cell office:value-type="float" office:value="3485.01152004777">
            <text:p>3485.0115200478</text:p>
          </table:table-cell>
          <table:table-cell office:value-type="float" office:value="2.31955">
            <text:p>2.31955</text:p>
          </table:table-cell>
        </table:table-row>
        <table:table-row table:style-name="ro1">
          <table:table-cell office:value-type="float" office:value="3490.01489604885">
            <text:p>3490.0148960489</text:p>
          </table:table-cell>
          <table:table-cell office:value-type="float" office:value="2.31986">
            <text:p>2.31986</text:p>
          </table:table-cell>
        </table:table-row>
        <table:table-row table:style-name="ro1">
          <table:table-cell office:value-type="float" office:value="3495.01497604885">
            <text:p>3495.0149760489</text:p>
          </table:table-cell>
          <table:table-cell office:value-type="float" office:value="2.3316">
            <text:p>2.3316</text:p>
          </table:table-cell>
        </table:table-row>
        <table:table-row table:style-name="ro1">
          <table:table-cell office:value-type="float" office:value="3500.01809605514">
            <text:p>3500.0180960551</text:p>
          </table:table-cell>
          <table:table-cell office:value-type="float" office:value="2.25431">
            <text:p>2.25431</text:p>
          </table:table-cell>
        </table:table-row>
        <table:table-row table:style-name="ro1">
          <table:table-cell office:value-type="float" office:value="3505.01686404885">
            <text:p>3505.0168640489</text:p>
          </table:table-cell>
          <table:table-cell office:value-type="float" office:value="2.32988">
            <text:p>2.32988</text:p>
          </table:table-cell>
        </table:table-row>
        <table:table-row table:style-name="ro1">
          <table:table-cell office:value-type="float" office:value="3510.01457605514">
            <text:p>3510.0145760551</text:p>
          </table:table-cell>
          <table:table-cell office:value-type="float" office:value="2.41777">
            <text:p>2.41777</text:p>
          </table:table-cell>
        </table:table-row>
        <table:table-row table:style-name="ro1">
          <table:table-cell office:value-type="float" office:value="3515.01361604885">
            <text:p>3515.0136160489</text:p>
          </table:table-cell>
          <table:table-cell office:value-type="float" office:value="2.38968">
            <text:p>2.38968</text:p>
          </table:table-cell>
        </table:table-row>
        <table:table-row table:style-name="ro1">
          <table:table-cell office:value-type="float" office:value="3520.01777604885">
            <text:p>3520.0177760489</text:p>
          </table:table-cell>
          <table:table-cell office:value-type="float" office:value="2.38915">
            <text:p>2.38915</text:p>
          </table:table-cell>
        </table:table-row>
        <table:table-row table:style-name="ro1">
          <table:table-cell office:value-type="float" office:value="3525.01585605513">
            <text:p>3525.0158560551</text:p>
          </table:table-cell>
          <table:table-cell office:value-type="float" office:value="1.33729">
            <text:p>1.33729</text:p>
          </table:table-cell>
        </table:table-row>
        <table:table-row table:style-name="ro1">
          <table:table-cell office:value-type="float" office:value="3530.01713604885">
            <text:p>3530.0171360489</text:p>
          </table:table-cell>
          <table:table-cell office:value-type="float" office:value="1.33795">
            <text:p>1.33795</text:p>
          </table:table-cell>
        </table:table-row>
        <table:table-row table:style-name="ro1">
          <table:table-cell office:value-type="float" office:value="3535.01553604885">
            <text:p>3535.0155360489</text:p>
          </table:table-cell>
          <table:table-cell office:value-type="float" office:value="0.518547">
            <text:p>0.518547</text:p>
          </table:table-cell>
        </table:table-row>
        <table:table-row table:style-name="ro1">
          <table:table-cell office:value-type="float" office:value="3540.01617605513">
            <text:p>3540.0161760551</text:p>
          </table:table-cell>
          <table:table-cell office:value-type="float" office:value="0.716282">
            <text:p>0.716282</text:p>
          </table:table-cell>
        </table:table-row>
        <table:table-row table:style-name="ro1">
          <table:table-cell office:value-type="float" office:value="3545.01841605513">
            <text:p>3545.0184160551</text:p>
          </table:table-cell>
          <table:table-cell office:value-type="float" office:value="0.780774">
            <text:p>0.780774</text:p>
          </table:table-cell>
        </table:table-row>
        <table:table-row table:style-name="ro1">
          <table:table-cell office:value-type="float" office:value="3550.01553604885">
            <text:p>3550.0155360489</text:p>
          </table:table-cell>
          <table:table-cell office:value-type="float" office:value="0.797188">
            <text:p>0.797188</text:p>
          </table:table-cell>
        </table:table-row>
        <table:table-row table:style-name="ro1">
          <table:table-cell office:value-type="float" office:value="3555.01625604885">
            <text:p>3555.0162560489</text:p>
          </table:table-cell>
          <table:table-cell office:value-type="float" office:value="0.799877">
            <text:p>0.799877</text:p>
          </table:table-cell>
        </table:table-row>
        <table:table-row table:style-name="ro1">
          <table:table-cell office:value-type="float" office:value="3560.01110405513">
            <text:p>3560.0111040551</text:p>
          </table:table-cell>
          <table:table-cell office:value-type="float" office:value="0.800255">
            <text:p>0.800255</text:p>
          </table:table-cell>
        </table:table-row>
        <table:table-row table:style-name="ro1">
          <table:table-cell office:value-type="float" office:value="3565.01489604885">
            <text:p>3565.0148960489</text:p>
          </table:table-cell>
          <table:table-cell office:value-type="float" office:value="0.996179">
            <text:p>0.996179</text:p>
          </table:table-cell>
        </table:table-row>
        <table:table-row table:style-name="ro1">
          <table:table-cell office:value-type="float" office:value="3570.01873604885">
            <text:p>3570.0187360489</text:p>
          </table:table-cell>
          <table:table-cell office:value-type="float" office:value="0.997467">
            <text:p>0.997467</text:p>
          </table:table-cell>
        </table:table-row>
        <table:table-row table:style-name="ro1">
          <table:table-cell office:value-type="float" office:value="3575.01713605513">
            <text:p>3575.0171360551</text:p>
          </table:table-cell>
          <table:table-cell office:value-type="float" office:value="1.07553">
            <text:p>1.07553</text:p>
          </table:table-cell>
        </table:table-row>
        <table:table-row table:style-name="ro1">
          <table:table-cell office:value-type="float" office:value="3580.01625604885">
            <text:p>3580.0162560489</text:p>
          </table:table-cell>
          <table:table-cell office:value-type="float" office:value="1.0749">
            <text:p>1.0749</text:p>
          </table:table-cell>
        </table:table-row>
        <table:table-row table:style-name="ro1">
          <table:table-cell office:value-type="float" office:value="3585.01873604885">
            <text:p>3585.0187360489</text:p>
          </table:table-cell>
          <table:table-cell office:value-type="float" office:value="0.992794">
            <text:p>0.992794</text:p>
          </table:table-cell>
        </table:table-row>
        <table:table-row table:style-name="ro1">
          <table:table-cell office:value-type="float" office:value="3590.02060805514">
            <text:p>3590.0206080551</text:p>
          </table:table-cell>
          <table:table-cell office:value-type="float" office:value="0.848243">
            <text:p>0.848243</text:p>
          </table:table-cell>
        </table:table-row>
        <table:table-row table:style-name="ro1">
          <table:table-cell office:value-type="float" office:value="3595.01969604885">
            <text:p>3595.0196960489</text:p>
          </table:table-cell>
          <table:table-cell office:value-type="float" office:value="0.730425">
            <text:p>0.730425</text:p>
          </table:table-cell>
        </table:table-row>
        <table:table-row table:style-name="ro1">
          <table:table-cell office:value-type="float" office:value="3600.01489605514">
            <text:p>3600.0148960551</text:p>
          </table:table-cell>
          <table:table-cell office:value-type="float" office:value="0.763742">
            <text:p>0.763742</text:p>
          </table:table-cell>
        </table:table-row>
        <table:table-row table:style-name="ro1">
          <table:table-cell office:value-type="float" office:value="3605.01681605513">
            <text:p>3605.0168160551</text:p>
          </table:table-cell>
          <table:table-cell office:value-type="float" office:value="0.742551">
            <text:p>0.742551</text:p>
          </table:table-cell>
        </table:table-row>
        <table:table-row table:style-name="ro1">
          <table:table-cell office:value-type="float" office:value="3610.01529604885">
            <text:p>3610.0152960489</text:p>
          </table:table-cell>
          <table:table-cell office:value-type="float" office:value="0.866096">
            <text:p>0.866096</text:p>
          </table:table-cell>
        </table:table-row>
        <table:table-row table:style-name="ro1">
          <table:table-cell office:value-type="float" office:value="3615.01846405514">
            <text:p>3615.0184640551</text:p>
          </table:table-cell>
          <table:table-cell office:value-type="float" office:value="0.75853">
            <text:p>0.75853</text:p>
          </table:table-cell>
        </table:table-row>
        <table:table-row table:style-name="ro1">
          <table:table-cell office:value-type="float" office:value="3620.01585604885">
            <text:p>3620.0158560489</text:p>
          </table:table-cell>
          <table:table-cell office:value-type="float" office:value="0.74696">
            <text:p>0.74696</text:p>
          </table:table-cell>
        </table:table-row>
        <table:table-row table:style-name="ro1">
          <table:table-cell office:value-type="float" office:value="3625.01585604885">
            <text:p>3625.0158560489</text:p>
          </table:table-cell>
          <table:table-cell office:value-type="float" office:value="1.02288">
            <text:p>1.02288</text:p>
          </table:table-cell>
        </table:table-row>
        <table:table-row table:style-name="ro1">
          <table:table-cell office:value-type="float" office:value="3630.01369604885">
            <text:p>3630.0136960489</text:p>
          </table:table-cell>
          <table:table-cell office:value-type="float" office:value="1.02259">
            <text:p>1.02259</text:p>
          </table:table-cell>
        </table:table-row>
        <table:table-row table:style-name="ro1">
          <table:table-cell office:value-type="float" office:value="3635.01238404885">
            <text:p>3635.0123840489</text:p>
          </table:table-cell>
          <table:table-cell office:value-type="float" office:value="1.0154">
            <text:p>1.0154</text:p>
          </table:table-cell>
        </table:table-row>
        <table:table-row table:style-name="ro1">
          <table:table-cell office:value-type="float" office:value="3640.01681604885">
            <text:p>3640.0168160489</text:p>
          </table:table-cell>
          <table:table-cell office:value-type="float" office:value="0.924005">
            <text:p>0.924005</text:p>
          </table:table-cell>
        </table:table-row>
        <table:table-row table:style-name="ro1">
          <table:table-cell office:value-type="float" office:value="3645.01652804885">
            <text:p>3645.0165280489</text:p>
          </table:table-cell>
          <table:table-cell office:value-type="float" office:value="0.938684">
            <text:p>0.938684</text:p>
          </table:table-cell>
        </table:table-row>
        <table:table-row table:style-name="ro1">
          <table:table-cell office:value-type="float" office:value="3650.01713605513">
            <text:p>3650.0171360551</text:p>
          </table:table-cell>
          <table:table-cell office:value-type="float" office:value="0.797461">
            <text:p>0.797461</text:p>
          </table:table-cell>
        </table:table-row>
        <table:table-row table:style-name="ro1">
          <table:table-cell office:value-type="float" office:value="3655.01782404885">
            <text:p>3655.0178240489</text:p>
          </table:table-cell>
          <table:table-cell office:value-type="float" office:value="0.841129">
            <text:p>0.841129</text:p>
          </table:table-cell>
        </table:table-row>
        <table:table-row table:style-name="ro1">
          <table:table-cell office:value-type="float" office:value="3660.01846404885">
            <text:p>3660.0184640489</text:p>
          </table:table-cell>
          <table:table-cell office:value-type="float" office:value="0.605323">
            <text:p>0.605323</text:p>
          </table:table-cell>
        </table:table-row>
        <table:table-row table:style-name="ro1">
          <table:table-cell office:value-type="float" office:value="3665.01713604885">
            <text:p>3665.0171360489</text:p>
          </table:table-cell>
          <table:table-cell office:value-type="float" office:value="0.491014">
            <text:p>0.491014</text:p>
          </table:table-cell>
        </table:table-row>
        <table:table-row table:style-name="ro1">
          <table:table-cell office:value-type="float" office:value="3670.01996805513">
            <text:p>3670.0199680551</text:p>
          </table:table-cell>
          <table:table-cell office:value-type="float" office:value="0.743634">
            <text:p>0.743634</text:p>
          </table:table-cell>
        </table:table-row>
        <table:table-row table:style-name="ro1">
          <table:table-cell office:value-type="float" office:value="3675.01777604885">
            <text:p>3675.0177760489</text:p>
          </table:table-cell>
          <table:table-cell office:value-type="float" office:value="0.307371">
            <text:p>0.307371</text:p>
          </table:table-cell>
        </table:table-row>
        <table:table-row table:style-name="ro1">
          <table:table-cell office:value-type="float" office:value="3680.01585605513">
            <text:p>3680.0158560551</text:p>
          </table:table-cell>
          <table:table-cell office:value-type="float" office:value="0.509754">
            <text:p>0.509754</text:p>
          </table:table-cell>
        </table:table-row>
        <table:table-row table:style-name="ro1">
          <table:table-cell office:value-type="float" office:value="3685.01529604885">
            <text:p>3685.0152960489</text:p>
          </table:table-cell>
          <table:table-cell office:value-type="float" office:value="0.509095">
            <text:p>0.509095</text:p>
          </table:table-cell>
        </table:table-row>
        <table:table-row table:style-name="ro1">
          <table:table-cell office:value-type="float" office:value="3690.01846404885">
            <text:p>3690.0184640489</text:p>
          </table:table-cell>
          <table:table-cell office:value-type="float" office:value="0.60778">
            <text:p>0.60778</text:p>
          </table:table-cell>
        </table:table-row>
        <table:table-row table:style-name="ro1">
          <table:table-cell office:value-type="float" office:value="3695.01553605513">
            <text:p>3695.0155360551</text:p>
          </table:table-cell>
          <table:table-cell office:value-type="float" office:value="0.794301">
            <text:p>0.794301</text:p>
          </table:table-cell>
        </table:table-row>
        <table:table-row table:style-name="ro1">
          <table:table-cell office:value-type="float" office:value="3700.01401604885">
            <text:p>3700.0140160489</text:p>
          </table:table-cell>
          <table:table-cell office:value-type="float" office:value="0.954921">
            <text:p>0.954921</text:p>
          </table:table-cell>
        </table:table-row>
        <table:table-row table:style-name="ro1">
          <table:table-cell office:value-type="float" office:value="3705.01777604885">
            <text:p>3705.0177760489</text:p>
          </table:table-cell>
          <table:table-cell office:value-type="float" office:value="0.685749">
            <text:p>0.685749</text:p>
          </table:table-cell>
        </table:table-row>
        <table:table-row table:style-name="ro1">
          <table:table-cell office:value-type="float" office:value="3710.01489605514">
            <text:p>3710.0148960551</text:p>
          </table:table-cell>
          <table:table-cell office:value-type="float" office:value="0.926611">
            <text:p>0.926611</text:p>
          </table:table-cell>
        </table:table-row>
        <table:table-row table:style-name="ro1">
          <table:table-cell office:value-type="float" office:value="3715.01302404885">
            <text:p>3715.0130240489</text:p>
          </table:table-cell>
          <table:table-cell office:value-type="float" office:value="0.928573">
            <text:p>0.928573</text:p>
          </table:table-cell>
        </table:table-row>
        <table:table-row table:style-name="ro1">
          <table:table-cell office:value-type="float" office:value="3720.02454405513">
            <text:p>3720.0245440551</text:p>
          </table:table-cell>
          <table:table-cell office:value-type="float" office:value="0.929658">
            <text:p>0.929658</text:p>
          </table:table-cell>
        </table:table-row>
        <table:table-row table:style-name="ro1">
          <table:table-cell office:value-type="float" office:value="3725.01777604885">
            <text:p>3725.0177760489</text:p>
          </table:table-cell>
          <table:table-cell office:value-type="float" office:value="0.905486">
            <text:p>0.905486</text:p>
          </table:table-cell>
        </table:table-row>
        <table:table-row table:style-name="ro1">
          <table:table-cell office:value-type="float" office:value="3730.01900804885">
            <text:p>3730.0190080489</text:p>
          </table:table-cell>
          <table:table-cell office:value-type="float" office:value="0.697446">
            <text:p>0.697446</text:p>
          </table:table-cell>
        </table:table-row>
        <table:table-row table:style-name="ro1">
          <table:table-cell office:value-type="float" office:value="3735.02260804885">
            <text:p>3735.0226080489</text:p>
          </table:table-cell>
          <table:table-cell office:value-type="float" office:value="0.696932">
            <text:p>0.696932</text:p>
          </table:table-cell>
        </table:table-row>
        <table:table-row table:style-name="ro1">
          <table:table-cell office:value-type="float" office:value="3740.01873605514">
            <text:p>3740.0187360551</text:p>
          </table:table-cell>
          <table:table-cell office:value-type="float" office:value="0.88267">
            <text:p>0.88267</text:p>
          </table:table-cell>
        </table:table-row>
        <table:table-row table:style-name="ro1">
          <table:table-cell office:value-type="float" office:value="3745.01553604885">
            <text:p>3745.0155360489</text:p>
          </table:table-cell>
          <table:table-cell office:value-type="float" office:value="0.677866">
            <text:p>0.677866</text:p>
          </table:table-cell>
        </table:table-row>
        <table:table-row table:style-name="ro1">
          <table:table-cell office:value-type="float" office:value="3750.01334404885">
            <text:p>3750.0133440489</text:p>
          </table:table-cell>
          <table:table-cell office:value-type="float" office:value="0.406714">
            <text:p>0.406714</text:p>
          </table:table-cell>
        </table:table-row>
        <table:table-row table:style-name="ro1">
          <table:table-cell office:value-type="float" office:value="3755.02166404885">
            <text:p>3755.0216640489</text:p>
          </table:table-cell>
          <table:table-cell office:value-type="float" office:value="0.693728">
            <text:p>0.693728</text:p>
          </table:table-cell>
        </table:table-row>
        <table:table-row table:style-name="ro1">
          <table:table-cell office:value-type="float" office:value="3760.01270404885">
            <text:p>3760.0127040489</text:p>
          </table:table-cell>
          <table:table-cell office:value-type="float" office:value="0.436489">
            <text:p>0.436489</text:p>
          </table:table-cell>
        </table:table-row>
        <table:table-row table:style-name="ro1">
          <table:table-cell office:value-type="float" office:value="3765.01521604885">
            <text:p>3765.0152160489</text:p>
          </table:table-cell>
          <table:table-cell office:value-type="float" office:value="0.457017">
            <text:p>0.457017</text:p>
          </table:table-cell>
        </table:table-row>
        <table:table-row table:style-name="ro1">
          <table:table-cell office:value-type="float" office:value="3770.01585605514">
            <text:p>3770.0158560551</text:p>
          </table:table-cell>
          <table:table-cell office:value-type="float" office:value="0.272159">
            <text:p>0.272159</text:p>
          </table:table-cell>
        </table:table-row>
        <table:table-row table:style-name="ro1">
          <table:table-cell office:value-type="float" office:value="3775.01625604885">
            <text:p>3775.0162560489</text:p>
          </table:table-cell>
          <table:table-cell office:value-type="float" office:value="0.270791">
            <text:p>0.270791</text:p>
          </table:table-cell>
        </table:table-row>
        <table:table-row table:style-name="ro1">
          <table:table-cell office:value-type="float" office:value="3780.01593604885">
            <text:p>3780.0159360489</text:p>
          </table:table-cell>
          <table:table-cell office:value-type="float" office:value="0.268177">
            <text:p>0.268177</text:p>
          </table:table-cell>
        </table:table-row>
        <table:table-row table:style-name="ro1">
          <table:table-cell office:value-type="float" office:value="3785.01366404885">
            <text:p>3785.0136640489</text:p>
          </table:table-cell>
          <table:table-cell office:value-type="float" office:value="0.749997">
            <text:p>0.749997</text:p>
          </table:table-cell>
        </table:table-row>
        <table:table-row table:style-name="ro1">
          <table:table-cell office:value-type="float" office:value="3790.01585604885">
            <text:p>3790.0158560489</text:p>
          </table:table-cell>
          <table:table-cell office:value-type="float" office:value="0.500301">
            <text:p>0.500301</text:p>
          </table:table-cell>
        </table:table-row>
        <table:table-row table:style-name="ro1">
          <table:table-cell office:value-type="float" office:value="3795.01401604885">
            <text:p>3795.0140160489</text:p>
          </table:table-cell>
          <table:table-cell office:value-type="float" office:value="0.981729">
            <text:p>0.981729</text:p>
          </table:table-cell>
        </table:table-row>
        <table:table-row table:style-name="ro1">
          <table:table-cell office:value-type="float" office:value="3800.02193604885">
            <text:p>3800.0219360489</text:p>
          </table:table-cell>
          <table:table-cell office:value-type="float" office:value="0.970138">
            <text:p>0.970138</text:p>
          </table:table-cell>
        </table:table-row>
        <table:table-row table:style-name="ro1">
          <table:table-cell office:value-type="float" office:value="3805.01910404885">
            <text:p>3805.0191040489</text:p>
          </table:table-cell>
          <table:table-cell office:value-type="float" office:value="0.756208">
            <text:p>0.756208</text:p>
          </table:table-cell>
        </table:table-row>
        <table:table-row table:style-name="ro1">
          <table:table-cell office:value-type="float" office:value="3810.01521604885">
            <text:p>3810.0152160489</text:p>
          </table:table-cell>
          <table:table-cell office:value-type="float" office:value="0.761182">
            <text:p>0.761182</text:p>
          </table:table-cell>
        </table:table-row>
        <table:table-row table:style-name="ro1">
          <table:table-cell office:value-type="float" office:value="3825.05504012197">
            <text:p>3825.055040122</text:p>
          </table:table-cell>
          <table:table-cell office:value-type="float" office:value="0.759539">
            <text:p>0.759539</text:p>
          </table:table-cell>
        </table:table-row>
        <table:table-row table:style-name="ro1">
          <table:table-cell office:value-type="float" office:value="3830.01681604885">
            <text:p>3830.0168160489</text:p>
          </table:table-cell>
          <table:table-cell office:value-type="float" office:value="0.650828">
            <text:p>0.650828</text:p>
          </table:table-cell>
        </table:table-row>
        <table:table-row table:style-name="ro1">
          <table:table-cell office:value-type="float" office:value="3835.06043981288">
            <text:p>3835.0604398129</text:p>
          </table:table-cell>
          <table:table-cell office:value-type="float" office:value="0.891194">
            <text:p>0.891194</text:p>
          </table:table-cell>
        </table:table-row>
        <table:table-row table:style-name="ro1">
          <table:table-cell office:value-type="float" office:value="3840.01465604885">
            <text:p>3840.0146560489</text:p>
          </table:table-cell>
          <table:table-cell office:value-type="float" office:value="1.15604">
            <text:p>1.15604</text:p>
          </table:table-cell>
        </table:table-row>
        <table:table-row table:style-name="ro1">
          <table:table-cell office:value-type="float" office:value="3845.01657604885">
            <text:p>3845.0165760489</text:p>
          </table:table-cell>
          <table:table-cell office:value-type="float" office:value="0.680231">
            <text:p>0.680231</text:p>
          </table:table-cell>
        </table:table-row>
        <table:table-row table:style-name="ro1">
          <table:table-cell office:value-type="float" office:value="3850.01713604885">
            <text:p>3850.0171360489</text:p>
          </table:table-cell>
          <table:table-cell office:value-type="float" office:value="0.979025">
            <text:p>0.979025</text:p>
          </table:table-cell>
        </table:table-row>
        <table:table-row table:style-name="ro1">
          <table:table-cell office:value-type="float" office:value="3855.02038405404">
            <text:p>3855.0203840541</text:p>
          </table:table-cell>
          <table:table-cell office:value-type="float" office:value="0.591924">
            <text:p>0.591924</text:p>
          </table:table-cell>
        </table:table-row>
        <table:table-row table:style-name="ro1">
          <table:table-cell office:value-type="float" office:value="3860.01494404885">
            <text:p>3860.0149440489</text:p>
          </table:table-cell>
          <table:table-cell office:value-type="float" office:value="0.614888">
            <text:p>0.614888</text:p>
          </table:table-cell>
        </table:table-row>
        <table:table-row table:style-name="ro1">
          <table:table-cell office:value-type="float" office:value="3865.01814404885">
            <text:p>3865.0181440489</text:p>
          </table:table-cell>
          <table:table-cell office:value-type="float" office:value="1.05581">
            <text:p>1.05581</text:p>
          </table:table-cell>
        </table:table-row>
        <table:table-row table:style-name="ro1">
          <table:table-cell office:value-type="float" office:value="3870.01337604885">
            <text:p>3870.0133760489</text:p>
          </table:table-cell>
          <table:table-cell office:value-type="float" office:value="1.04322">
            <text:p>1.04322</text:p>
          </table:table-cell>
        </table:table-row>
        <table:table-row table:style-name="ro1">
          <table:table-cell office:value-type="float" office:value="3880.01590404885">
            <text:p>3880.0159040489</text:p>
          </table:table-cell>
          <table:table-cell office:value-type="float" office:value="1.04123">
            <text:p>1.04123</text:p>
          </table:table-cell>
        </table:table-row>
        <table:table-row table:style-name="ro1">
          <table:table-cell office:value-type="float" office:value="3885.01625604885">
            <text:p>3885.0162560489</text:p>
          </table:table-cell>
          <table:table-cell office:value-type="float" office:value="1.02676">
            <text:p>1.02676</text:p>
          </table:table-cell>
        </table:table-row>
        <table:table-row table:style-name="ro1">
          <table:table-cell office:value-type="float" office:value="3890.01617605404">
            <text:p>3890.0161760541</text:p>
          </table:table-cell>
          <table:table-cell office:value-type="float" office:value="0.968457">
            <text:p>0.968457</text:p>
          </table:table-cell>
        </table:table-row>
        <table:table-row table:style-name="ro1">
          <table:table-cell office:value-type="float" office:value="3895.02065604885">
            <text:p>3895.0206560489</text:p>
          </table:table-cell>
          <table:table-cell office:value-type="float" office:value="0.969984">
            <text:p>0.969984</text:p>
          </table:table-cell>
        </table:table-row>
        <table:table-row table:style-name="ro1">
          <table:table-cell office:value-type="float" office:value="3900.01521605404">
            <text:p>3900.0152160541</text:p>
          </table:table-cell>
          <table:table-cell office:value-type="float" office:value="1.17831">
            <text:p>1.17831</text:p>
          </table:table-cell>
        </table:table-row>
        <table:table-row table:style-name="ro1">
          <table:table-cell office:value-type="float" office:value="3905.01718404885">
            <text:p>3905.0171840489</text:p>
          </table:table-cell>
          <table:table-cell office:value-type="float" office:value="0.947563">
            <text:p>0.947563</text:p>
          </table:table-cell>
        </table:table-row>
        <table:table-row table:style-name="ro1">
          <table:table-cell office:value-type="float" office:value="3910.01521604885">
            <text:p>3910.0152160489</text:p>
          </table:table-cell>
          <table:table-cell office:value-type="float" office:value="0.85873">
            <text:p>0.85873</text:p>
          </table:table-cell>
        </table:table-row>
        <table:table-row table:style-name="ro1">
          <table:table-cell office:value-type="float" office:value="3915.01523204777">
            <text:p>3915.0152320478</text:p>
          </table:table-cell>
          <table:table-cell office:value-type="float" office:value="1.98867">
            <text:p>1.98867</text:p>
          </table:table-cell>
        </table:table-row>
        <table:table-row table:style-name="ro1">
          <table:table-cell office:value-type="float" office:value="3920.01809604885">
            <text:p>3920.0180960489</text:p>
          </table:table-cell>
          <table:table-cell office:value-type="float" office:value="1.52683">
            <text:p>1.52683</text:p>
          </table:table-cell>
        </table:table-row>
        <table:table-row table:style-name="ro1">
          <table:table-cell office:value-type="float" office:value="3925.01521605404">
            <text:p>3925.0152160541</text:p>
          </table:table-cell>
          <table:table-cell office:value-type="float" office:value="1.74624">
            <text:p>1.74624</text:p>
          </table:table-cell>
        </table:table-row>
        <table:table-row table:style-name="ro1">
          <table:table-cell office:value-type="float" office:value="3930.01878404885">
            <text:p>3930.0187840489</text:p>
          </table:table-cell>
          <table:table-cell office:value-type="float" office:value="2.02136">
            <text:p>2.02136</text:p>
          </table:table-cell>
        </table:table-row>
        <table:table-row table:style-name="ro1">
          <table:table-cell office:value-type="float" office:value="3935.01809604885">
            <text:p>3935.0180960489</text:p>
          </table:table-cell>
          <table:table-cell office:value-type="float" office:value="2.02117">
            <text:p>2.02117</text:p>
          </table:table-cell>
        </table:table-row>
        <table:table-row table:style-name="ro1">
          <table:table-cell office:value-type="float" office:value="3940.01881605404">
            <text:p>3940.0188160541</text:p>
          </table:table-cell>
          <table:table-cell office:value-type="float" office:value="1.89882">
            <text:p>1.89882</text:p>
          </table:table-cell>
        </table:table-row>
        <table:table-row table:style-name="ro1">
          <table:table-cell office:value-type="float" office:value="3945.01686404885">
            <text:p>3945.0168640489</text:p>
          </table:table-cell>
          <table:table-cell office:value-type="float" office:value="1.63141">
            <text:p>1.63141</text:p>
          </table:table-cell>
        </table:table-row>
        <table:table-row table:style-name="ro1">
          <table:table-cell office:value-type="float" office:value="3950.03024009268">
            <text:p>3950.0302400927</text:p>
          </table:table-cell>
          <table:table-cell office:value-type="float" office:value="1.90268">
            <text:p>1.90268</text:p>
          </table:table-cell>
        </table:table-row>
        <table:table-row table:style-name="ro1">
          <table:table-cell office:value-type="float" office:value="3955.01425604885">
            <text:p>3955.0142560489</text:p>
          </table:table-cell>
          <table:table-cell office:value-type="float" office:value="2.15678">
            <text:p>2.15678</text:p>
          </table:table-cell>
        </table:table-row>
        <table:table-row table:style-name="ro1">
          <table:table-cell office:value-type="float" office:value="3960.01553604885">
            <text:p>3960.0155360489</text:p>
          </table:table-cell>
          <table:table-cell office:value-type="float" office:value="2.13779">
            <text:p>2.13779</text:p>
          </table:table-cell>
        </table:table-row>
        <table:table-row table:style-name="ro1">
          <table:table-cell office:value-type="float" office:value="3965.01270405404">
            <text:p>3965.0127040541</text:p>
          </table:table-cell>
          <table:table-cell office:value-type="float" office:value="1.19411">
            <text:p>1.19411</text:p>
          </table:table-cell>
        </table:table-row>
        <table:table-row table:style-name="ro1">
          <table:table-cell office:value-type="float" office:value="3970.01465604885">
            <text:p>3970.0146560489</text:p>
          </table:table-cell>
          <table:table-cell office:value-type="float" office:value="1.65202">
            <text:p>1.65202</text:p>
          </table:table-cell>
        </table:table-row>
        <table:table-row table:style-name="ro1">
          <table:table-cell office:value-type="float" office:value="3975.02076804885">
            <text:p>3975.0207680489</text:p>
          </table:table-cell>
          <table:table-cell office:value-type="float" office:value="1.43402">
            <text:p>1.43402</text:p>
          </table:table-cell>
        </table:table-row>
        <table:table-row table:style-name="ro1">
          <table:table-cell office:value-type="float" office:value="3980.01689604885">
            <text:p>3980.0168960489</text:p>
          </table:table-cell>
          <table:table-cell office:value-type="float" office:value="1.16768">
            <text:p>1.16768</text:p>
          </table:table-cell>
        </table:table-row>
        <table:table-row table:style-name="ro1">
          <table:table-cell office:value-type="float" office:value="3985.01497604885">
            <text:p>3985.0149760489</text:p>
          </table:table-cell>
          <table:table-cell office:value-type="float" office:value="1.43206">
            <text:p>1.43206</text:p>
          </table:table-cell>
        </table:table-row>
        <table:table-row table:style-name="ro1">
          <table:table-cell office:value-type="float" office:value="3990.02582404885">
            <text:p>3990.0258240489</text:p>
          </table:table-cell>
          <table:table-cell office:value-type="float" office:value="1.34373">
            <text:p>1.34373</text:p>
          </table:table-cell>
        </table:table-row>
        <table:table-row table:style-name="ro1">
          <table:table-cell office:value-type="float" office:value="3995.02124805404">
            <text:p>3995.0212480541</text:p>
          </table:table-cell>
          <table:table-cell office:value-type="float" office:value="1.58528">
            <text:p>1.58528</text:p>
          </table:table-cell>
        </table:table-row>
        <table:table-row table:style-name="ro1">
          <table:table-cell office:value-type="float" office:value="4000.01302404885">
            <text:p>4000.0130240489</text:p>
          </table:table-cell>
          <table:table-cell office:value-type="float" office:value="1.113">
            <text:p>1.113</text:p>
          </table:table-cell>
        </table:table-row>
        <table:table-row table:style-name="ro1">
          <table:table-cell office:value-type="float" office:value="4005.01913604885">
            <text:p>4005.0191360489</text:p>
          </table:table-cell>
          <table:table-cell office:value-type="float" office:value="0.827047">
            <text:p>0.827047</text:p>
          </table:table-cell>
        </table:table-row>
        <table:table-row table:style-name="ro1">
          <table:table-cell office:value-type="float" office:value="4010.01777604885">
            <text:p>4010.0177760489</text:p>
          </table:table-cell>
          <table:table-cell office:value-type="float" office:value="0.838562">
            <text:p>0.838562</text:p>
          </table:table-cell>
        </table:table-row>
        <table:table-row table:style-name="ro1">
          <table:table-cell office:value-type="float" office:value="4015.01521605404">
            <text:p>4015.0152160541</text:p>
          </table:table-cell>
          <table:table-cell office:value-type="float" office:value="0.712511">
            <text:p>0.712511</text:p>
          </table:table-cell>
        </table:table-row>
        <table:table-row table:style-name="ro1">
          <table:table-cell office:value-type="float" office:value="4020.01657604885">
            <text:p>4020.0165760489</text:p>
          </table:table-cell>
          <table:table-cell office:value-type="float" office:value="0.519284">
            <text:p>0.519284</text:p>
          </table:table-cell>
        </table:table-row>
        <table:table-row table:style-name="ro1">
          <table:table-cell office:value-type="float" office:value="4025.02356804885">
            <text:p>4025.0235680489</text:p>
          </table:table-cell>
          <table:table-cell office:value-type="float" office:value="0.518257">
            <text:p>0.518257</text:p>
          </table:table-cell>
        </table:table-row>
        <table:table-row table:style-name="ro1">
          <table:table-cell office:value-type="float" office:value="4030.02060805404">
            <text:p>4030.0206080541</text:p>
          </table:table-cell>
          <table:table-cell office:value-type="float" office:value="0.72088">
            <text:p>0.72088</text:p>
          </table:table-cell>
        </table:table-row>
        <table:table-row table:style-name="ro1">
          <table:table-cell office:value-type="float" office:value="4035.01553604885">
            <text:p>4035.0155360489</text:p>
          </table:table-cell>
          <table:table-cell office:value-type="float" office:value="0.720309">
            <text:p>0.720309</text:p>
          </table:table-cell>
        </table:table-row>
        <table:table-row table:style-name="ro1">
          <table:table-cell office:value-type="float" office:value="4040.01625605404">
            <text:p>4040.0162560541</text:p>
          </table:table-cell>
          <table:table-cell office:value-type="float" office:value="0.803634">
            <text:p>0.803634</text:p>
          </table:table-cell>
        </table:table-row>
        <table:table-row table:style-name="ro1">
          <table:table-cell office:value-type="float" office:value="4045.01305604885">
            <text:p>4045.0130560489</text:p>
          </table:table-cell>
          <table:table-cell office:value-type="float" office:value="0.835768">
            <text:p>0.835768</text:p>
          </table:table-cell>
        </table:table-row>
        <table:table-row table:style-name="ro1">
          <table:table-cell office:value-type="float" office:value="4050.02265604885">
            <text:p>4050.0226560489</text:p>
          </table:table-cell>
          <table:table-cell office:value-type="float" office:value="0.851381">
            <text:p>0.851381</text:p>
          </table:table-cell>
        </table:table-row>
        <table:table-row table:style-name="ro1">
          <table:table-cell office:value-type="float" office:value="4055.02257605404">
            <text:p>4055.0225760541</text:p>
          </table:table-cell>
          <table:table-cell office:value-type="float" office:value="0.929367">
            <text:p>0.929367</text:p>
          </table:table-cell>
        </table:table-row>
        <table:table-row table:style-name="ro1">
          <table:table-cell office:value-type="float" office:value="4060.01590404885">
            <text:p>4060.0159040489</text:p>
          </table:table-cell>
          <table:table-cell office:value-type="float" office:value="1.21113">
            <text:p>1.21113</text:p>
          </table:table-cell>
        </table:table-row>
        <table:table-row table:style-name="ro1">
          <table:table-cell office:value-type="float" office:value="4065.01814404885">
            <text:p>4065.0181440489</text:p>
          </table:table-cell>
          <table:table-cell office:value-type="float" office:value="1.18366">
            <text:p>1.18366</text:p>
          </table:table-cell>
        </table:table-row>
        <table:table-row table:style-name="ro1">
          <table:table-cell office:value-type="float" office:value="4070.01873604885">
            <text:p>4070.0187360489</text:p>
          </table:table-cell>
          <table:table-cell office:value-type="float" office:value="0.877667">
            <text:p>0.877667</text:p>
          </table:table-cell>
        </table:table-row>
        <table:table-row table:style-name="ro1">
          <table:table-cell office:value-type="float" office:value="4075.01777605404">
            <text:p>4075.0177760541</text:p>
          </table:table-cell>
          <table:table-cell office:value-type="float" office:value="0.944166">
            <text:p>0.944166</text:p>
          </table:table-cell>
        </table:table-row>
        <table:table-row table:style-name="ro1">
          <table:table-cell office:value-type="float" office:value="4080.01561604885">
            <text:p>4080.0156160489</text:p>
          </table:table-cell>
          <table:table-cell office:value-type="float" office:value="0.756706">
            <text:p>0.756706</text:p>
          </table:table-cell>
        </table:table-row>
        <table:table-row table:style-name="ro1">
          <table:table-cell office:value-type="float" office:value="4085.02073604885">
            <text:p>4085.0207360489</text:p>
          </table:table-cell>
          <table:table-cell office:value-type="float" office:value="0.501828">
            <text:p>0.501828</text:p>
          </table:table-cell>
        </table:table-row>
        <table:table-row table:style-name="ro1">
          <table:table-cell office:value-type="float" office:value="4090.01649604885">
            <text:p>4090.0164960489</text:p>
          </table:table-cell>
          <table:table-cell office:value-type="float" office:value="0.40751">
            <text:p>0.40751</text:p>
          </table:table-cell>
        </table:table-row>
        <table:table-row table:style-name="ro1">
          <table:table-cell office:value-type="float" office:value="4095.01876804885">
            <text:p>4095.0187680489</text:p>
          </table:table-cell>
          <table:table-cell office:value-type="float" office:value="0.182269">
            <text:p>0.182269</text:p>
          </table:table-cell>
        </table:table-row>
        <table:table-row table:style-name="ro1">
          <table:table-cell office:value-type="float" office:value="4100.01940804885">
            <text:p>4100.0194080489</text:p>
          </table:table-cell>
          <table:table-cell office:value-type="float" office:value="0.265439">
            <text:p>0.265439</text:p>
          </table:table-cell>
        </table:table-row>
        <table:table-row table:style-name="ro1">
          <table:table-cell office:value-type="float" office:value="4105.02284805404">
            <text:p>4105.0228480541</text:p>
          </table:table-cell>
          <table:table-cell office:value-type="float" office:value="0.3273">
            <text:p>0.3273</text:p>
          </table:table-cell>
        </table:table-row>
        <table:table-row table:style-name="ro1">
          <table:table-cell office:value-type="float" office:value="4110.01489604885">
            <text:p>4110.0148960489</text:p>
          </table:table-cell>
          <table:table-cell office:value-type="float" office:value="0.26324">
            <text:p>0.26324</text:p>
          </table:table-cell>
        </table:table-row>
        <table:table-row table:style-name="ro1">
          <table:table-cell office:value-type="float" office:value="4115.02201604885">
            <text:p>4115.0220160489</text:p>
          </table:table-cell>
          <table:table-cell office:value-type="float" office:value="0.276344">
            <text:p>0.276344</text:p>
          </table:table-cell>
        </table:table-row>
        <table:table-row table:style-name="ro1">
          <table:table-cell office:value-type="float" office:value="4120.01940804885">
            <text:p>4120.0194080489</text:p>
          </table:table-cell>
          <table:table-cell office:value-type="float" office:value="0.256179">
            <text:p>0.256179</text:p>
          </table:table-cell>
        </table:table-row>
        <table:table-row table:style-name="ro1">
          <table:table-cell office:value-type="float" office:value="4125.01430404885">
            <text:p>4125.0143040489</text:p>
          </table:table-cell>
          <table:table-cell office:value-type="float" office:value="0.146862">
            <text:p>0.146862</text:p>
          </table:table-cell>
        </table:table-row>
        <table:table-row table:style-name="ro1">
          <table:table-cell office:value-type="float" office:value="4130.02164804886">
            <text:p>4130.0216480489</text:p>
          </table:table-cell>
          <table:table-cell office:value-type="float" office:value="0.228372">
            <text:p>0.228372</text:p>
          </table:table-cell>
        </table:table-row>
        <table:table-row table:style-name="ro1">
          <table:table-cell office:value-type="float" office:value="4135.01561604885">
            <text:p>4135.0156160489</text:p>
          </table:table-cell>
          <table:table-cell office:value-type="float" office:value="0.205533">
            <text:p>0.205533</text:p>
          </table:table-cell>
        </table:table-row>
        <table:table-row table:style-name="ro1">
          <table:table-cell office:value-type="float" office:value="4140.01841604885">
            <text:p>4140.0184160489</text:p>
          </table:table-cell>
          <table:table-cell office:value-type="float" office:value="0.498793">
            <text:p>0.498793</text:p>
          </table:table-cell>
        </table:table-row>
        <table:table-row table:style-name="ro1">
          <table:table-cell office:value-type="float" office:value="4145.01745605404">
            <text:p>4145.0174560541</text:p>
          </table:table-cell>
          <table:table-cell office:value-type="float" office:value="0.699688">
            <text:p>0.699688</text:p>
          </table:table-cell>
        </table:table-row>
        <table:table-row table:style-name="ro1">
          <table:table-cell office:value-type="float" office:value="4150.01433604885">
            <text:p>4150.0143360489</text:p>
          </table:table-cell>
          <table:table-cell office:value-type="float" office:value="0.690536">
            <text:p>0.690536</text:p>
          </table:table-cell>
        </table:table-row>
        <table:table-row table:style-name="ro1">
          <table:table-cell office:value-type="float" office:value="4155.01841605404">
            <text:p>4155.0184160541</text:p>
          </table:table-cell>
          <table:table-cell office:value-type="float" office:value="0.63547">
            <text:p>0.63547</text:p>
          </table:table-cell>
        </table:table-row>
        <table:table-row table:style-name="ro1">
          <table:table-cell office:value-type="float" office:value="4160.01841604885">
            <text:p>4160.0184160489</text:p>
          </table:table-cell>
          <table:table-cell office:value-type="float" office:value="0.63592">
            <text:p>0.63592</text:p>
          </table:table-cell>
        </table:table-row>
        <table:table-row table:style-name="ro1">
          <table:table-cell office:value-type="float" office:value="4165.01617604885">
            <text:p>4165.0161760489</text:p>
          </table:table-cell>
          <table:table-cell office:value-type="float" office:value="0.634172">
            <text:p>0.634172</text:p>
          </table:table-cell>
        </table:table-row>
        <table:table-row table:style-name="ro1">
          <table:table-cell office:value-type="float" office:value="4170.01393604885">
            <text:p>4170.0139360489</text:p>
          </table:table-cell>
          <table:table-cell office:value-type="float" office:value="1.08041">
            <text:p>1.08041</text:p>
          </table:table-cell>
        </table:table-row>
        <table:table-row table:style-name="ro1">
          <table:table-cell office:value-type="float" office:value="4175.01817604885">
            <text:p>4175.0181760489</text:p>
          </table:table-cell>
          <table:table-cell office:value-type="float" office:value="1.05797">
            <text:p>1.05797</text:p>
          </table:table-cell>
        </table:table-row>
        <table:table-row table:style-name="ro1">
          <table:table-cell office:value-type="float" office:value="4180.01657604885">
            <text:p>4180.0165760489</text:p>
          </table:table-cell>
          <table:table-cell office:value-type="float" office:value="0.778153">
            <text:p>0.778153</text:p>
          </table:table-cell>
        </table:table-row>
        <table:table-row table:style-name="ro1">
          <table:table-cell office:value-type="float" office:value="4185.01369604885">
            <text:p>4185.0136960489</text:p>
          </table:table-cell>
          <table:table-cell office:value-type="float" office:value="0.791888">
            <text:p>0.791888</text:p>
          </table:table-cell>
        </table:table-row>
        <table:table-row table:style-name="ro1">
          <table:table-cell office:value-type="float" office:value="4190.01777604885">
            <text:p>4190.0177760489</text:p>
          </table:table-cell>
          <table:table-cell office:value-type="float" office:value="0.792472">
            <text:p>0.792472</text:p>
          </table:table-cell>
        </table:table-row>
        <table:table-row table:style-name="ro1">
          <table:table-cell office:value-type="float" office:value="4195.01809604885">
            <text:p>4195.0180960489</text:p>
          </table:table-cell>
          <table:table-cell office:value-type="float" office:value="0.587207">
            <text:p>0.587207</text:p>
          </table:table-cell>
        </table:table-row>
        <table:table-row table:style-name="ro1">
          <table:table-cell office:value-type="float" office:value="4200.01494405404">
            <text:p>4200.0149440541</text:p>
          </table:table-cell>
          <table:table-cell office:value-type="float" office:value="0.675135">
            <text:p>0.675135</text:p>
          </table:table-cell>
        </table:table-row>
        <table:table-row table:style-name="ro1">
          <table:table-cell office:value-type="float" office:value="4205.01913604885">
            <text:p>4205.0191360489</text:p>
          </table:table-cell>
          <table:table-cell office:value-type="float" office:value="0.474051">
            <text:p>0.474051</text:p>
          </table:table-cell>
        </table:table-row>
        <table:table-row table:style-name="ro1">
          <table:table-cell office:value-type="float" office:value="4210.01401604885">
            <text:p>4210.0140160489</text:p>
          </table:table-cell>
          <table:table-cell office:value-type="float" office:value="0.475027">
            <text:p>0.475027</text:p>
          </table:table-cell>
        </table:table-row>
        <table:table-row table:style-name="ro1">
          <table:table-cell office:value-type="float" office:value="4215.01745604885">
            <text:p>4215.0174560489</text:p>
          </table:table-cell>
          <table:table-cell office:value-type="float" office:value="0.950608">
            <text:p>0.950608</text:p>
          </table:table-cell>
        </table:table-row>
        <table:table-row table:style-name="ro1">
          <table:table-cell office:value-type="float" office:value="4220.02033604885">
            <text:p>4220.0203360489</text:p>
          </table:table-cell>
          <table:table-cell office:value-type="float" office:value="0.48079">
            <text:p>0.48079</text:p>
          </table:table-cell>
        </table:table-row>
        <table:table-row table:style-name="ro1">
          <table:table-cell office:value-type="float" office:value="4225.01625604885">
            <text:p>4225.0162560489</text:p>
          </table:table-cell>
          <table:table-cell office:value-type="float" office:value="0.957486">
            <text:p>0.957486</text:p>
          </table:table-cell>
        </table:table-row>
        <table:table-row table:style-name="ro1">
          <table:table-cell office:value-type="float" office:value="4230.01809604885">
            <text:p>4230.0180960489</text:p>
          </table:table-cell>
          <table:table-cell office:value-type="float" office:value="0.959873">
            <text:p>0.959873</text:p>
          </table:table-cell>
        </table:table-row>
        <table:table-row table:style-name="ro1">
          <table:table-cell office:value-type="float" office:value="4235.01561604885">
            <text:p>4235.0156160489</text:p>
          </table:table-cell>
          <table:table-cell office:value-type="float" office:value="0.953303">
            <text:p>0.953303</text:p>
          </table:table-cell>
        </table:table-row>
        <table:table-row table:style-name="ro1">
          <table:table-cell office:value-type="float" office:value="4240.02361604885">
            <text:p>4240.0236160489</text:p>
          </table:table-cell>
          <table:table-cell office:value-type="float" office:value="0.95363">
            <text:p>0.95363</text:p>
          </table:table-cell>
        </table:table-row>
        <table:table-row table:style-name="ro1">
          <table:table-cell office:value-type="float" office:value="4245.01657604885">
            <text:p>4245.0165760489</text:p>
          </table:table-cell>
          <table:table-cell office:value-type="float" office:value="0.952414">
            <text:p>0.952414</text:p>
          </table:table-cell>
        </table:table-row>
        <table:table-row table:style-name="ro1">
          <table:table-cell office:value-type="float" office:value="4250.01526404885">
            <text:p>4250.0152640489</text:p>
          </table:table-cell>
          <table:table-cell office:value-type="float" office:value="0.863179">
            <text:p>0.863179</text:p>
          </table:table-cell>
        </table:table-row>
        <table:table-row table:style-name="ro1">
          <table:table-cell office:value-type="float" office:value="4255.02321605404">
            <text:p>4255.0232160541</text:p>
          </table:table-cell>
          <table:table-cell office:value-type="float" office:value="1.11828">
            <text:p>1.11828</text:p>
          </table:table-cell>
        </table:table-row>
        <table:table-row table:style-name="ro1">
          <table:table-cell office:value-type="float" office:value="4260.01777604885">
            <text:p>4260.0177760489</text:p>
          </table:table-cell>
          <table:table-cell office:value-type="float" office:value="1.11886">
            <text:p>1.11886</text:p>
          </table:table-cell>
        </table:table-row>
        <table:table-row table:style-name="ro1">
          <table:table-cell office:value-type="float" office:value="4265.01809604885">
            <text:p>4265.0180960489</text:p>
          </table:table-cell>
          <table:table-cell office:value-type="float" office:value="0.655702">
            <text:p>0.655702</text:p>
          </table:table-cell>
        </table:table-row>
        <table:table-row table:style-name="ro1">
          <table:table-cell office:value-type="float" office:value="4270.01846404885">
            <text:p>4270.0184640489</text:p>
          </table:table-cell>
          <table:table-cell office:value-type="float" office:value="0.642835">
            <text:p>0.642835</text:p>
          </table:table-cell>
        </table:table-row>
        <table:table-row table:style-name="ro1">
          <table:table-cell office:value-type="float" office:value="4275.01206404885">
            <text:p>4275.0120640489</text:p>
          </table:table-cell>
          <table:table-cell office:value-type="float" office:value="0.167087">
            <text:p>0.167087</text:p>
          </table:table-cell>
        </table:table-row>
        <table:table-row table:style-name="ro1">
          <table:table-cell office:value-type="float" office:value="4280.01465604885">
            <text:p>4280.0146560489</text:p>
          </table:table-cell>
          <table:table-cell office:value-type="float" office:value="0.189285">
            <text:p>0.189285</text:p>
          </table:table-cell>
        </table:table-row>
        <table:table-row table:style-name="ro1">
          <table:table-cell office:value-type="float" office:value="4285.01465604885">
            <text:p>4285.0146560489</text:p>
          </table:table-cell>
          <table:table-cell office:value-type="float" office:value="0.210614">
            <text:p>0.210614</text:p>
          </table:table-cell>
        </table:table-row>
        <table:table-row table:style-name="ro1">
          <table:table-cell office:value-type="float" office:value="4290.01686404885">
            <text:p>4290.0168640489</text:p>
          </table:table-cell>
          <table:table-cell office:value-type="float" office:value="0.189454">
            <text:p>0.189454</text:p>
          </table:table-cell>
        </table:table-row>
        <table:table-row table:style-name="ro1">
          <table:table-cell office:value-type="float" office:value="4295.01777604885">
            <text:p>4295.0177760489</text:p>
          </table:table-cell>
          <table:table-cell office:value-type="float" office:value="0.191662">
            <text:p>0.191662</text:p>
          </table:table-cell>
        </table:table-row>
        <table:table-row table:style-name="ro1">
          <table:table-cell office:value-type="float" office:value="4300.01681605404">
            <text:p>4300.0168160541</text:p>
          </table:table-cell>
          <table:table-cell office:value-type="float" office:value="0.278144">
            <text:p>0.278144</text:p>
          </table:table-cell>
        </table:table-row>
        <table:table-row table:style-name="ro1">
          <table:table-cell office:value-type="float" office:value="4305.01462404885">
            <text:p>4305.0146240489</text:p>
          </table:table-cell>
          <table:table-cell office:value-type="float" office:value="0.384171">
            <text:p>0.384171</text:p>
          </table:table-cell>
        </table:table-row>
        <table:table-row table:style-name="ro1">
          <table:table-cell office:value-type="float" office:value="4310.02257604885">
            <text:p>4310.0225760489</text:p>
          </table:table-cell>
          <table:table-cell office:value-type="float" office:value="0.378585">
            <text:p>0.378585</text:p>
          </table:table-cell>
        </table:table-row>
        <table:table-row table:style-name="ro1">
          <table:table-cell office:value-type="float" office:value="4315.01617605404">
            <text:p>4315.0161760541</text:p>
          </table:table-cell>
          <table:table-cell office:value-type="float" office:value="0.321951">
            <text:p>0.321951</text:p>
          </table:table-cell>
        </table:table-row>
        <table:table-row table:style-name="ro1">
          <table:table-cell office:value-type="float" office:value="4320.01908804886">
            <text:p>4320.0190880489</text:p>
          </table:table-cell>
          <table:table-cell office:value-type="float" office:value="0.320312">
            <text:p>0.320312</text:p>
          </table:table-cell>
        </table:table-row>
        <table:table-row table:style-name="ro1">
          <table:table-cell office:value-type="float" office:value="4325.01654404885">
            <text:p>4325.0165440489</text:p>
          </table:table-cell>
          <table:table-cell office:value-type="float" office:value="0.301891">
            <text:p>0.301891</text:p>
          </table:table-cell>
        </table:table-row>
        <table:table-row table:style-name="ro1">
          <table:table-cell office:value-type="float" office:value="4330.01841605404">
            <text:p>4330.0184160541</text:p>
          </table:table-cell>
          <table:table-cell office:value-type="float" office:value="0.352001">
            <text:p>0.352001</text:p>
          </table:table-cell>
        </table:table-row>
        <table:table-row table:style-name="ro1">
          <table:table-cell office:value-type="float" office:value="4335.01521605404">
            <text:p>4335.0152160541</text:p>
          </table:table-cell>
          <table:table-cell office:value-type="float" office:value="0.395334">
            <text:p>0.395334</text:p>
          </table:table-cell>
        </table:table-row>
        <table:table-row table:style-name="ro1">
          <table:table-cell office:value-type="float" office:value="4340.01654404885">
            <text:p>4340.0165440489</text:p>
          </table:table-cell>
          <table:table-cell office:value-type="float" office:value="0.395368">
            <text:p>0.395368</text:p>
          </table:table-cell>
        </table:table-row>
        <table:table-row table:style-name="ro1">
          <table:table-cell office:value-type="float" office:value="4345.01809604885">
            <text:p>4345.0180960489</text:p>
          </table:table-cell>
          <table:table-cell office:value-type="float" office:value="0.394536">
            <text:p>0.394536</text:p>
          </table:table-cell>
        </table:table-row>
        <table:table-row table:style-name="ro1">
          <table:table-cell office:value-type="float" office:value="4350.01270404885">
            <text:p>4350.0127040489</text:p>
          </table:table-cell>
          <table:table-cell office:value-type="float" office:value="0.793509">
            <text:p>0.793509</text:p>
          </table:table-cell>
        </table:table-row>
        <table:table-row table:style-name="ro1">
          <table:table-cell office:value-type="float" office:value="4355.01878404885">
            <text:p>4355.0187840489</text:p>
          </table:table-cell>
          <table:table-cell office:value-type="float" office:value="1.01683">
            <text:p>1.01683</text:p>
          </table:table-cell>
        </table:table-row>
        <table:table-row table:style-name="ro1">
          <table:table-cell office:value-type="float" office:value="4360.01881604885">
            <text:p>4360.0188160489</text:p>
          </table:table-cell>
          <table:table-cell office:value-type="float" office:value="1.02508">
            <text:p>1.02508</text:p>
          </table:table-cell>
        </table:table-row>
        <table:table-row table:style-name="ro1">
          <table:table-cell office:value-type="float" office:value="4365.01841604885">
            <text:p>4365.0184160489</text:p>
          </table:table-cell>
          <table:table-cell office:value-type="float" office:value="0.82289">
            <text:p>0.82289</text:p>
          </table:table-cell>
        </table:table-row>
        <table:table-row table:style-name="ro1">
          <table:table-cell office:value-type="float" office:value="4370.02033604885">
            <text:p>4370.0203360489</text:p>
          </table:table-cell>
          <table:table-cell office:value-type="float" office:value="1.30381">
            <text:p>1.30381</text:p>
          </table:table-cell>
        </table:table-row>
        <table:table-row table:style-name="ro1">
          <table:table-cell office:value-type="float" office:value="4375.01241605404">
            <text:p>4375.0124160541</text:p>
          </table:table-cell>
          <table:table-cell office:value-type="float" office:value="1.40208">
            <text:p>1.40208</text:p>
          </table:table-cell>
        </table:table-row>
        <table:table-row table:style-name="ro1">
          <table:table-cell office:value-type="float" office:value="4380.01369604885">
            <text:p>4380.0136960489</text:p>
          </table:table-cell>
          <table:table-cell office:value-type="float" office:value="1.19956">
            <text:p>1.19956</text:p>
          </table:table-cell>
        </table:table-row>
        <table:table-row table:style-name="ro1">
          <table:table-cell office:value-type="float" office:value="4385.01969605404">
            <text:p>4385.0196960541</text:p>
          </table:table-cell>
          <table:table-cell office:value-type="float" office:value="1.12621">
            <text:p>1.12621</text:p>
          </table:table-cell>
        </table:table-row>
        <table:table-row table:style-name="ro1">
          <table:table-cell office:value-type="float" office:value="4390.01302404885">
            <text:p>4390.0130240489</text:p>
          </table:table-cell>
          <table:table-cell office:value-type="float" office:value="1.3403">
            <text:p>1.3403</text:p>
          </table:table-cell>
        </table:table-row>
        <table:table-row table:style-name="ro1">
          <table:table-cell office:value-type="float" office:value="4395.01465605404">
            <text:p>4395.0146560541</text:p>
          </table:table-cell>
          <table:table-cell office:value-type="float" office:value="1.4521">
            <text:p>1.4521</text:p>
          </table:table-cell>
        </table:table-row>
        <table:table-row table:style-name="ro1">
          <table:table-cell office:value-type="float" office:value="4400.01465604885">
            <text:p>4400.0146560489</text:p>
          </table:table-cell>
          <table:table-cell office:value-type="float" office:value="1.20499">
            <text:p>1.20499</text:p>
          </table:table-cell>
        </table:table-row>
        <table:table-row table:style-name="ro1">
          <table:table-cell office:value-type="float" office:value="4405.01809604885">
            <text:p>4405.0180960489</text:p>
          </table:table-cell>
          <table:table-cell office:value-type="float" office:value="0.950904">
            <text:p>0.950904</text:p>
          </table:table-cell>
        </table:table-row>
        <table:table-row table:style-name="ro1">
          <table:table-cell office:value-type="float" office:value="4410.01585604885">
            <text:p>4410.0158560489</text:p>
          </table:table-cell>
          <table:table-cell office:value-type="float" office:value="0.941872">
            <text:p>0.941872</text:p>
          </table:table-cell>
        </table:table-row>
        <table:table-row table:style-name="ro1">
          <table:table-cell office:value-type="float" office:value="4415.01625604885">
            <text:p>4415.0162560489</text:p>
          </table:table-cell>
          <table:table-cell office:value-type="float" office:value="0.941698">
            <text:p>0.941698</text:p>
          </table:table-cell>
        </table:table-row>
        <table:table-row table:style-name="ro1">
          <table:table-cell office:value-type="float" office:value="4420.01585604885">
            <text:p>4420.0158560489</text:p>
          </table:table-cell>
          <table:table-cell office:value-type="float" office:value="0.461824">
            <text:p>0.461824</text:p>
          </table:table-cell>
        </table:table-row>
        <table:table-row table:style-name="ro1">
          <table:table-cell office:value-type="float" office:value="4430.01561604885">
            <text:p>4430.0156160489</text:p>
          </table:table-cell>
          <table:table-cell office:value-type="float" office:value="0.35811">
            <text:p>0.35811</text:p>
          </table:table-cell>
        </table:table-row>
        <table:table-row table:style-name="ro1">
          <table:table-cell office:value-type="float" office:value="4435.01777604885">
            <text:p>4435.0177760489</text:p>
          </table:table-cell>
          <table:table-cell office:value-type="float" office:value="0.652213">
            <text:p>0.652213</text:p>
          </table:table-cell>
        </table:table-row>
        <table:table-row table:style-name="ro1">
          <table:table-cell office:value-type="float" office:value="4440.01433604885">
            <text:p>4440.0143360489</text:p>
          </table:table-cell>
          <table:table-cell office:value-type="float" office:value="0.593851">
            <text:p>0.593851</text:p>
          </table:table-cell>
        </table:table-row>
        <table:table-row table:style-name="ro1">
          <table:table-cell office:value-type="float" office:value="4445.01593605404">
            <text:p>4445.0159360541</text:p>
          </table:table-cell>
          <table:table-cell office:value-type="float" office:value="0.481063">
            <text:p>0.481063</text:p>
          </table:table-cell>
        </table:table-row>
        <table:table-row table:style-name="ro1">
          <table:table-cell office:value-type="float" office:value="4450.01588804885">
            <text:p>4450.0158880489</text:p>
          </table:table-cell>
          <table:table-cell office:value-type="float" office:value="0.419523">
            <text:p>0.419523</text:p>
          </table:table-cell>
        </table:table-row>
        <table:table-row table:style-name="ro1">
          <table:table-cell office:value-type="float" office:value="4455.01465604885">
            <text:p>4455.0146560489</text:p>
          </table:table-cell>
          <table:table-cell office:value-type="float" office:value="0.419497">
            <text:p>0.419497</text:p>
          </table:table-cell>
        </table:table-row>
        <table:table-row table:style-name="ro1">
          <table:table-cell office:value-type="float" office:value="4460.01945605404">
            <text:p>4460.0194560541</text:p>
          </table:table-cell>
          <table:table-cell office:value-type="float" office:value="0.465739">
            <text:p>0.465739</text:p>
          </table:table-cell>
        </table:table-row>
        <table:table-row table:style-name="ro1">
          <table:table-cell office:value-type="float" office:value="4465.01369604885">
            <text:p>4465.0136960489</text:p>
          </table:table-cell>
          <table:table-cell office:value-type="float" office:value="0.478578">
            <text:p>0.478578</text:p>
          </table:table-cell>
        </table:table-row>
        <table:table-row table:style-name="ro1">
          <table:table-cell office:value-type="float" office:value="4470.01305604885">
            <text:p>4470.0130560489</text:p>
          </table:table-cell>
          <table:table-cell office:value-type="float" office:value="0.507467">
            <text:p>0.507467</text:p>
          </table:table-cell>
        </table:table-row>
        <table:table-row table:style-name="ro1">
          <table:table-cell office:value-type="float" office:value="4475.01561604885">
            <text:p>4475.0156160489</text:p>
          </table:table-cell>
          <table:table-cell office:value-type="float" office:value="0.531325">
            <text:p>0.531325</text:p>
          </table:table-cell>
        </table:table-row>
        <table:table-row table:style-name="ro1">
          <table:table-cell office:value-type="float" office:value="4480.01457605404">
            <text:p>4480.0145760541</text:p>
          </table:table-cell>
          <table:table-cell office:value-type="float" office:value="0.790456">
            <text:p>0.790456</text:p>
          </table:table-cell>
        </table:table-row>
        <table:table-row table:style-name="ro1">
          <table:table-cell office:value-type="float" office:value="4485.01689604885">
            <text:p>4485.0168960489</text:p>
          </table:table-cell>
          <table:table-cell office:value-type="float" office:value="0.789938">
            <text:p>0.789938</text:p>
          </table:table-cell>
        </table:table-row>
        <table:table-row table:style-name="ro1">
          <table:table-cell office:value-type="float" office:value="4490.01713604885">
            <text:p>4490.0171360489</text:p>
          </table:table-cell>
          <table:table-cell office:value-type="float" office:value="0.788556">
            <text:p>0.788556</text:p>
          </table:table-cell>
        </table:table-row>
        <table:table-row table:style-name="ro1">
          <table:table-cell office:value-type="float" office:value="4495.01625604886">
            <text:p>4495.0162560489</text:p>
          </table:table-cell>
          <table:table-cell office:value-type="float" office:value="0.612569">
            <text:p>0.612569</text:p>
          </table:table-cell>
        </table:table-row>
        <table:table-row table:style-name="ro1">
          <table:table-cell office:value-type="float" office:value="4500.01846405404">
            <text:p>4500.0184640541</text:p>
          </table:table-cell>
          <table:table-cell office:value-type="float" office:value="0.815445">
            <text:p>0.815445</text:p>
          </table:table-cell>
        </table:table-row>
        <table:table-row table:style-name="ro1">
          <table:table-cell office:value-type="float" office:value="4505.01553604885">
            <text:p>4505.0155360489</text:p>
          </table:table-cell>
          <table:table-cell office:value-type="float" office:value="0.579685">
            <text:p>0.579685</text:p>
          </table:table-cell>
        </table:table-row>
        <table:table-row table:style-name="ro1">
          <table:table-cell office:value-type="float" office:value="4510.01462405404">
            <text:p>4510.0146240541</text:p>
          </table:table-cell>
          <table:table-cell office:value-type="float" office:value="0.670479">
            <text:p>0.670479</text:p>
          </table:table-cell>
        </table:table-row>
        <table:table-row table:style-name="ro1">
          <table:table-cell office:value-type="float" office:value="4515.01777605404">
            <text:p>4515.0177760541</text:p>
          </table:table-cell>
          <table:table-cell office:value-type="float" office:value="0.755485">
            <text:p>0.755485</text:p>
          </table:table-cell>
        </table:table-row>
        <table:table-row table:style-name="ro1">
          <table:table-cell office:value-type="float" office:value="4520.01681604885">
            <text:p>4520.0168160489</text:p>
          </table:table-cell>
          <table:table-cell office:value-type="float" office:value="0.983566">
            <text:p>0.983566</text:p>
          </table:table-cell>
        </table:table-row>
        <table:table-row table:style-name="ro1">
          <table:table-cell office:value-type="float" office:value="4525.01716805404">
            <text:p>4525.0171680541</text:p>
          </table:table-cell>
          <table:table-cell office:value-type="float" office:value="1.04562">
            <text:p>1.04562</text:p>
          </table:table-cell>
        </table:table-row>
        <table:table-row table:style-name="ro1">
          <table:table-cell office:value-type="float" office:value="4530.01718404885">
            <text:p>4530.0171840489</text:p>
          </table:table-cell>
          <table:table-cell office:value-type="float" office:value="0.790353">
            <text:p>0.790353</text:p>
          </table:table-cell>
        </table:table-row>
        <table:table-row table:style-name="ro1">
          <table:table-cell office:value-type="float" office:value="4535.01625604886">
            <text:p>4535.0162560489</text:p>
          </table:table-cell>
          <table:table-cell office:value-type="float" office:value="0.788813">
            <text:p>0.788813</text:p>
          </table:table-cell>
        </table:table-row>
        <table:table-row table:style-name="ro1">
          <table:table-cell office:value-type="float" office:value="4540.01718404885">
            <text:p>4540.0171840489</text:p>
          </table:table-cell>
          <table:table-cell office:value-type="float" office:value="0.79083">
            <text:p>0.79083</text:p>
          </table:table-cell>
        </table:table-row>
        <table:table-row table:style-name="ro1">
          <table:table-cell office:value-type="float" office:value="4545.01529605404">
            <text:p>4545.0152960541</text:p>
          </table:table-cell>
          <table:table-cell office:value-type="float" office:value="0.85405">
            <text:p>0.85405</text:p>
          </table:table-cell>
        </table:table-row>
        <table:table-row table:style-name="ro1">
          <table:table-cell office:value-type="float" office:value="4550.01713604885">
            <text:p>4550.0171360489</text:p>
          </table:table-cell>
          <table:table-cell office:value-type="float" office:value="0.650781">
            <text:p>0.650781</text:p>
          </table:table-cell>
        </table:table-row>
        <table:table-row table:style-name="ro1">
          <table:table-cell office:value-type="float" office:value="4555.02073604885">
            <text:p>4555.0207360489</text:p>
          </table:table-cell>
          <table:table-cell office:value-type="float" office:value="0.63866">
            <text:p>0.63866</text:p>
          </table:table-cell>
        </table:table-row>
        <table:table-row table:style-name="ro1">
          <table:table-cell office:value-type="float" office:value="4560.03758410118">
            <text:p>4560.0375841012</text:p>
          </table:table-cell>
          <table:table-cell office:value-type="float" office:value="8.90602">
            <text:p>8.90602</text:p>
          </table:table-cell>
        </table:table-row>
        <table:table-row table:style-name="ro1">
          <table:table-cell office:value-type="float" office:value="4565.02358404885">
            <text:p>4565.0235840489</text:p>
          </table:table-cell>
          <table:table-cell office:value-type="float" office:value="0.963046">
            <text:p>0.963046</text:p>
          </table:table-cell>
        </table:table-row>
        <table:table-row table:style-name="ro1">
          <table:table-cell office:value-type="float" office:value="4570.01590404885">
            <text:p>4570.0159040489</text:p>
          </table:table-cell>
          <table:table-cell office:value-type="float" office:value="0.738257">
            <text:p>0.738257</text:p>
          </table:table-cell>
        </table:table-row>
        <table:table-row table:style-name="ro1">
          <table:table-cell office:value-type="float" office:value="4575.01585604885">
            <text:p>4575.0158560489</text:p>
          </table:table-cell>
          <table:table-cell office:value-type="float" office:value="0.626116">
            <text:p>0.626116</text:p>
          </table:table-cell>
        </table:table-row>
        <table:table-row table:style-name="ro1">
          <table:table-cell office:value-type="float" office:value="4580.01400004777">
            <text:p>4580.0140000478</text:p>
          </table:table-cell>
          <table:table-cell office:value-type="float" office:value="1.6941">
            <text:p>1.6941</text:p>
          </table:table-cell>
        </table:table-row>
        <table:table-row table:style-name="ro1">
          <table:table-cell office:value-type="float" office:value="4585.01721604885">
            <text:p>4585.0172160489</text:p>
          </table:table-cell>
          <table:table-cell office:value-type="float" office:value="1.50692">
            <text:p>1.50692</text:p>
          </table:table-cell>
        </table:table-row>
        <table:table-row table:style-name="ro1">
          <table:table-cell office:value-type="float" office:value="4595.02092804885">
            <text:p>4595.0209280489</text:p>
          </table:table-cell>
          <table:table-cell office:value-type="float" office:value="1.5092">
            <text:p>1.5092</text:p>
          </table:table-cell>
        </table:table-row>
        <table:table-row table:style-name="ro1">
          <table:table-cell office:value-type="float" office:value="4600.01713605404">
            <text:p>4600.0171360541</text:p>
          </table:table-cell>
          <table:table-cell office:value-type="float" office:value="1.57104">
            <text:p>1.57104</text:p>
          </table:table-cell>
        </table:table-row>
        <table:table-row table:style-name="ro1">
          <table:table-cell office:value-type="float" office:value="4605.01814404885">
            <text:p>4605.0181440489</text:p>
          </table:table-cell>
          <table:table-cell office:value-type="float" office:value="2.03751">
            <text:p>2.03751</text:p>
          </table:table-cell>
        </table:table-row>
        <table:table-row table:style-name="ro1">
          <table:table-cell office:value-type="float" office:value="4610.01812804885">
            <text:p>4610.0181280489</text:p>
          </table:table-cell>
          <table:table-cell office:value-type="float" office:value="2.03847">
            <text:p>2.03847</text:p>
          </table:table-cell>
        </table:table-row>
        <table:table-row table:style-name="ro1">
          <table:table-cell office:value-type="float" office:value="4615.01745604885">
            <text:p>4615.0174560489</text:p>
          </table:table-cell>
          <table:table-cell office:value-type="float" office:value="1.44096">
            <text:p>1.44096</text:p>
          </table:table-cell>
        </table:table-row>
        <table:table-row table:style-name="ro1">
          <table:table-cell office:value-type="float" office:value="4620.01625604886">
            <text:p>4620.0162560489</text:p>
          </table:table-cell>
          <table:table-cell office:value-type="float" office:value="1.65397">
            <text:p>1.65397</text:p>
          </table:table-cell>
        </table:table-row>
        <table:table-row table:style-name="ro1">
          <table:table-cell office:value-type="float" office:value="4625.01649604885">
            <text:p>4625.0164960489</text:p>
          </table:table-cell>
          <table:table-cell office:value-type="float" office:value="1.65898">
            <text:p>1.65898</text:p>
          </table:table-cell>
        </table:table-row>
        <table:table-row table:style-name="ro1">
          <table:table-cell office:value-type="float" office:value="4630.01846405404">
            <text:p>4630.0184640541</text:p>
          </table:table-cell>
          <table:table-cell office:value-type="float" office:value="1.89381">
            <text:p>1.89381</text:p>
          </table:table-cell>
        </table:table-row>
        <table:table-row table:style-name="ro1">
          <table:table-cell office:value-type="float" office:value="4635.01681604885">
            <text:p>4635.0168160489</text:p>
          </table:table-cell>
          <table:table-cell office:value-type="float" office:value="1.07229">
            <text:p>1.07229</text:p>
          </table:table-cell>
        </table:table-row>
        <table:table-row table:style-name="ro1">
          <table:table-cell office:value-type="float" office:value="4640.01174404885">
            <text:p>4640.0117440489</text:p>
          </table:table-cell>
          <table:table-cell office:value-type="float" office:value="1.07293">
            <text:p>1.07293</text:p>
          </table:table-cell>
        </table:table-row>
        <table:table-row table:style-name="ro1">
          <table:table-cell office:value-type="float" office:value="4645.01425605404">
            <text:p>4645.0142560541</text:p>
          </table:table-cell>
          <table:table-cell office:value-type="float" office:value="1.15416">
            <text:p>1.15416</text:p>
          </table:table-cell>
        </table:table-row>
        <table:table-row table:style-name="ro1">
          <table:table-cell office:value-type="float" office:value="4650.01777604885">
            <text:p>4650.0177760489</text:p>
          </table:table-cell>
          <table:table-cell office:value-type="float" office:value="1.21967">
            <text:p>1.21967</text:p>
          </table:table-cell>
        </table:table-row>
        <table:table-row table:style-name="ro1">
          <table:table-cell office:value-type="float" office:value="4655.01974405404">
            <text:p>4655.0197440541</text:p>
          </table:table-cell>
          <table:table-cell office:value-type="float" office:value="0.953533">
            <text:p>0.953533</text:p>
          </table:table-cell>
        </table:table-row>
        <table:table-row table:style-name="ro1">
          <table:table-cell office:value-type="float" office:value="4660.01681604885">
            <text:p>4660.0168160489</text:p>
          </table:table-cell>
          <table:table-cell office:value-type="float" office:value="1.25025">
            <text:p>1.25025</text:p>
          </table:table-cell>
        </table:table-row>
        <table:table-row table:style-name="ro1">
          <table:table-cell office:value-type="float" office:value="4665.01745605404">
            <text:p>4665.0174560541</text:p>
          </table:table-cell>
          <table:table-cell office:value-type="float" office:value="1.43567">
            <text:p>1.43567</text:p>
          </table:table-cell>
        </table:table-row>
        <table:table-row table:style-name="ro1">
          <table:table-cell office:value-type="float" office:value="4670.01657604885">
            <text:p>4670.0165760489</text:p>
          </table:table-cell>
          <table:table-cell office:value-type="float" office:value="1.16951">
            <text:p>1.16951</text:p>
          </table:table-cell>
        </table:table-row>
        <table:table-row table:style-name="ro1">
          <table:table-cell office:value-type="float" office:value="4675.01617604885">
            <text:p>4675.0161760489</text:p>
          </table:table-cell>
          <table:table-cell office:value-type="float" office:value="1.1596">
            <text:p>1.1596</text:p>
          </table:table-cell>
        </table:table-row>
        <table:table-row table:style-name="ro1">
          <table:table-cell office:value-type="float" office:value="4680.01718405404">
            <text:p>4680.0171840541</text:p>
          </table:table-cell>
          <table:table-cell office:value-type="float" office:value="1.10935">
            <text:p>1.10935</text:p>
          </table:table-cell>
        </table:table-row>
        <table:table-row table:style-name="ro1">
          <table:table-cell office:value-type="float" office:value="4685.02006404885">
            <text:p>4685.0200640489</text:p>
          </table:table-cell>
          <table:table-cell office:value-type="float" office:value="1.18656">
            <text:p>1.18656</text:p>
          </table:table-cell>
        </table:table-row>
        <table:table-row table:style-name="ro1">
          <table:table-cell office:value-type="float" office:value="4690.01649605404">
            <text:p>4690.0164960541</text:p>
          </table:table-cell>
          <table:table-cell office:value-type="float" office:value="1.39001">
            <text:p>1.39001</text:p>
          </table:table-cell>
        </table:table-row>
        <table:table-row table:style-name="ro1">
          <table:table-cell office:value-type="float" office:value="4695.01430404885">
            <text:p>4695.0143040489</text:p>
          </table:table-cell>
          <table:table-cell office:value-type="float" office:value="1.31292">
            <text:p>1.31292</text:p>
          </table:table-cell>
        </table:table-row>
        <table:table-row table:style-name="ro1">
          <table:table-cell office:value-type="float" office:value="4700.01777604885">
            <text:p>4700.0177760489</text:p>
          </table:table-cell>
          <table:table-cell office:value-type="float" office:value="1.49289">
            <text:p>1.49289</text:p>
          </table:table-cell>
        </table:table-row>
        <table:table-row table:style-name="ro1">
          <table:table-cell office:value-type="float" office:value="4705.01913604885">
            <text:p>4705.0191360489</text:p>
          </table:table-cell>
          <table:table-cell office:value-type="float" office:value="1.28702">
            <text:p>1.28702</text:p>
          </table:table-cell>
        </table:table-row>
        <table:table-row table:style-name="ro1">
          <table:table-cell office:value-type="float" office:value="4710.01110404885">
            <text:p>4710.0111040489</text:p>
          </table:table-cell>
          <table:table-cell office:value-type="float" office:value="1.28913">
            <text:p>1.28913</text:p>
          </table:table-cell>
        </table:table-row>
        <table:table-row table:style-name="ro1">
          <table:table-cell office:value-type="float" office:value="4715.01945604885">
            <text:p>4715.0194560489</text:p>
          </table:table-cell>
          <table:table-cell office:value-type="float" office:value="1.08833">
            <text:p>1.08833</text:p>
          </table:table-cell>
        </table:table-row>
        <table:table-row table:style-name="ro1">
          <table:table-cell office:value-type="float" office:value="4720.01465604885">
            <text:p>4720.0146560489</text:p>
          </table:table-cell>
          <table:table-cell office:value-type="float" office:value="1.32567">
            <text:p>1.32567</text:p>
          </table:table-cell>
        </table:table-row>
        <table:table-row table:style-name="ro1">
          <table:table-cell office:value-type="float" office:value="4725.01713604885">
            <text:p>4725.0171360489</text:p>
          </table:table-cell>
          <table:table-cell office:value-type="float" office:value="1.32643">
            <text:p>1.32643</text:p>
          </table:table-cell>
        </table:table-row>
        <table:table-row table:style-name="ro1">
          <table:table-cell office:value-type="float" office:value="4730.01376004777">
            <text:p>4730.0137600478</text:p>
          </table:table-cell>
          <table:table-cell office:value-type="float" office:value="2.13744">
            <text:p>2.13744</text:p>
          </table:table-cell>
        </table:table-row>
        <table:table-row table:style-name="ro1">
          <table:table-cell office:value-type="float" office:value="4735.01462404885">
            <text:p>4735.0146240489</text:p>
          </table:table-cell>
          <table:table-cell office:value-type="float" office:value="1.89896">
            <text:p>1.89896</text:p>
          </table:table-cell>
        </table:table-row>
        <table:table-row table:style-name="ro1">
          <table:table-cell office:value-type="float" office:value="4740.01681604885">
            <text:p>4740.0168160489</text:p>
          </table:table-cell>
          <table:table-cell office:value-type="float" office:value="1.70127">
            <text:p>1.70127</text:p>
          </table:table-cell>
        </table:table-row>
        <table:table-row table:style-name="ro1">
          <table:table-cell office:value-type="float" office:value="4745.01401604885">
            <text:p>4745.0140160489</text:p>
          </table:table-cell>
          <table:table-cell office:value-type="float" office:value="1.71968">
            <text:p>1.71968</text:p>
          </table:table-cell>
        </table:table-row>
        <table:table-row table:style-name="ro1">
          <table:table-cell office:value-type="float" office:value="4750.01401604885">
            <text:p>4750.0140160489</text:p>
          </table:table-cell>
          <table:table-cell office:value-type="float" office:value="1.68828">
            <text:p>1.68828</text:p>
          </table:table-cell>
        </table:table-row>
        <table:table-row table:style-name="ro1">
          <table:table-cell office:value-type="float" office:value="4755.01881604885">
            <text:p>4755.0188160489</text:p>
          </table:table-cell>
          <table:table-cell office:value-type="float" office:value="1.68854">
            <text:p>1.68854</text:p>
          </table:table-cell>
        </table:table-row>
        <table:table-row table:style-name="ro1">
          <table:table-cell office:value-type="float" office:value="4760.01617604885">
            <text:p>4760.0161760489</text:p>
          </table:table-cell>
          <table:table-cell office:value-type="float" office:value="1.68643">
            <text:p>1.68643</text:p>
          </table:table-cell>
        </table:table-row>
        <table:table-row table:style-name="ro1">
          <table:table-cell office:value-type="float" office:value="4765.01617604885">
            <text:p>4765.0161760489</text:p>
          </table:table-cell>
          <table:table-cell office:value-type="float" office:value="1.70329">
            <text:p>1.70329</text:p>
          </table:table-cell>
        </table:table-row>
        <table:table-row table:style-name="ro1">
          <table:table-cell office:value-type="float" office:value="4770.01497604885">
            <text:p>4770.0149760489</text:p>
          </table:table-cell>
          <table:table-cell office:value-type="float" office:value="1.51781">
            <text:p>1.51781</text:p>
          </table:table-cell>
        </table:table-row>
        <table:table-row table:style-name="ro1">
          <table:table-cell office:value-type="float" office:value="4775.01393605404">
            <text:p>4775.0139360541</text:p>
          </table:table-cell>
          <table:table-cell office:value-type="float" office:value="1.75395">
            <text:p>1.75395</text:p>
          </table:table-cell>
        </table:table-row>
        <table:table-row table:style-name="ro1">
          <table:table-cell office:value-type="float" office:value="4780.01489604885">
            <text:p>4780.0148960489</text:p>
          </table:table-cell>
          <table:table-cell office:value-type="float" office:value="0.701333">
            <text:p>0.701333</text:p>
          </table:table-cell>
        </table:table-row>
        <table:table-row table:style-name="ro1">
          <table:table-cell office:value-type="float" office:value="4785.01304004777">
            <text:p>4785.0130400478</text:p>
          </table:table-cell>
          <table:table-cell office:value-type="float" office:value="1.84938">
            <text:p>1.84938</text:p>
          </table:table-cell>
        </table:table-row>
        <table:table-row table:style-name="ro1">
          <table:table-cell office:value-type="float" office:value="4790.01521604885">
            <text:p>4790.0152160489</text:p>
          </table:table-cell>
          <table:table-cell office:value-type="float" office:value="1.87439">
            <text:p>1.87439</text:p>
          </table:table-cell>
        </table:table-row>
        <table:table-row table:style-name="ro1">
          <table:table-cell office:value-type="float" office:value="4795.01585604885">
            <text:p>4795.0158560489</text:p>
          </table:table-cell>
          <table:table-cell office:value-type="float" office:value="1.84929">
            <text:p>1.84929</text:p>
          </table:table-cell>
        </table:table-row>
        <table:table-row table:style-name="ro1">
          <table:table-cell office:value-type="float" office:value="4800.01553604885">
            <text:p>4800.0155360489</text:p>
          </table:table-cell>
          <table:table-cell office:value-type="float" office:value="1.393">
            <text:p>1.393</text:p>
          </table:table-cell>
        </table:table-row>
        <table:table-row table:style-name="ro1">
          <table:table-cell office:value-type="float" office:value="4805.02316804885">
            <text:p>4805.0231680489</text:p>
          </table:table-cell>
          <table:table-cell office:value-type="float" office:value="1.68613">
            <text:p>1.68613</text:p>
          </table:table-cell>
        </table:table-row>
        <table:table-row table:style-name="ro1">
          <table:table-cell office:value-type="float" office:value="4810.01689604885">
            <text:p>4810.0168960489</text:p>
          </table:table-cell>
          <table:table-cell office:value-type="float" office:value="1.39278">
            <text:p>1.39278</text:p>
          </table:table-cell>
        </table:table-row>
        <table:table-row table:style-name="ro1">
          <table:table-cell office:value-type="float" office:value="4815.01462405404">
            <text:p>4815.0146240541</text:p>
          </table:table-cell>
          <table:table-cell office:value-type="float" office:value="1.57636">
            <text:p>1.57636</text:p>
          </table:table-cell>
        </table:table-row>
        <table:table-row table:style-name="ro1">
          <table:table-cell office:value-type="float" office:value="4820.01593604885">
            <text:p>4820.0159360489</text:p>
          </table:table-cell>
          <table:table-cell office:value-type="float" office:value="1.57154">
            <text:p>1.57154</text:p>
          </table:table-cell>
        </table:table-row>
        <table:table-row table:style-name="ro1">
          <table:table-cell office:value-type="float" office:value="4825.01996804885">
            <text:p>4825.0199680489</text:p>
          </table:table-cell>
          <table:table-cell office:value-type="float" office:value="1.60725">
            <text:p>1.60725</text:p>
          </table:table-cell>
        </table:table-row>
        <table:table-row table:style-name="ro1">
          <table:table-cell office:value-type="float" office:value="4830.01617604885">
            <text:p>4830.0161760489</text:p>
          </table:table-cell>
          <table:table-cell office:value-type="float" office:value="1.60893">
            <text:p>1.60893</text:p>
          </table:table-cell>
        </table:table-row>
        <table:table-row table:style-name="ro1">
          <table:table-cell office:value-type="float" office:value="4835.01942404885">
            <text:p>4835.0194240489</text:p>
          </table:table-cell>
          <table:table-cell office:value-type="float" office:value="0.479383">
            <text:p>0.479383</text:p>
          </table:table-cell>
        </table:table-row>
        <table:table-row table:style-name="ro1">
          <table:table-cell office:value-type="float" office:value="4840.01777604885">
            <text:p>4840.0177760489</text:p>
          </table:table-cell>
          <table:table-cell office:value-type="float" office:value="0.766772">
            <text:p>0.766772</text:p>
          </table:table-cell>
        </table:table-row>
        <table:table-row table:style-name="ro1">
          <table:table-cell office:value-type="float" office:value="4845.01785604885">
            <text:p>4845.0178560489</text:p>
          </table:table-cell>
          <table:table-cell office:value-type="float" office:value="0.792657">
            <text:p>0.792657</text:p>
          </table:table-cell>
        </table:table-row>
        <table:table-row table:style-name="ro1">
          <table:table-cell office:value-type="float" office:value="4850.02132805404">
            <text:p>4850.0213280541</text:p>
          </table:table-cell>
          <table:table-cell office:value-type="float" office:value="1.00905">
            <text:p>1.00905</text:p>
          </table:table-cell>
        </table:table-row>
        <table:table-row table:style-name="ro1">
          <table:table-cell office:value-type="float" office:value="4855.01585604886">
            <text:p>4855.0158560489</text:p>
          </table:table-cell>
          <table:table-cell office:value-type="float" office:value="0.884094">
            <text:p>0.884094</text:p>
          </table:table-cell>
        </table:table-row>
        <table:table-row table:style-name="ro1">
          <table:table-cell office:value-type="float" office:value="4860.01873605404">
            <text:p>4860.0187360541</text:p>
          </table:table-cell>
          <table:table-cell office:value-type="float" office:value="0.960608">
            <text:p>0.960608</text:p>
          </table:table-cell>
        </table:table-row>
        <table:table-row table:style-name="ro1">
          <table:table-cell office:value-type="float" office:value="4865.02001604885">
            <text:p>4865.0200160489</text:p>
          </table:table-cell>
          <table:table-cell office:value-type="float" office:value="0.753997">
            <text:p>0.753997</text:p>
          </table:table-cell>
        </table:table-row>
        <table:table-row table:style-name="ro1">
          <table:table-cell office:value-type="float" office:value="4870.01593604885">
            <text:p>4870.0159360489</text:p>
          </table:table-cell>
          <table:table-cell office:value-type="float" office:value="0.734391">
            <text:p>0.734391</text:p>
          </table:table-cell>
        </table:table-row>
        <table:table-row table:style-name="ro1">
          <table:table-cell office:value-type="float" office:value="4875.01745604885">
            <text:p>4875.0174560489</text:p>
          </table:table-cell>
          <table:table-cell office:value-type="float" office:value="0.573788">
            <text:p>0.573788</text:p>
          </table:table-cell>
        </table:table-row>
        <table:table-row table:style-name="ro1">
          <table:table-cell office:value-type="float" office:value="4880.01521605404">
            <text:p>4880.0152160541</text:p>
          </table:table-cell>
          <table:table-cell office:value-type="float" office:value="0.816309">
            <text:p>0.816309</text:p>
          </table:table-cell>
        </table:table-row>
        <table:table-row table:style-name="ro1">
          <table:table-cell office:value-type="float" office:value="4885.01369604886">
            <text:p>4885.0136960489</text:p>
          </table:table-cell>
          <table:table-cell office:value-type="float" office:value="0.864732">
            <text:p>0.864732</text:p>
          </table:table-cell>
        </table:table-row>
        <table:table-row table:style-name="ro1">
          <table:table-cell office:value-type="float" office:value="4890.01561605404">
            <text:p>4890.0156160541</text:p>
          </table:table-cell>
          <table:table-cell office:value-type="float" office:value="0.853039">
            <text:p>0.853039</text:p>
          </table:table-cell>
        </table:table-row>
        <table:table-row table:style-name="ro1">
          <table:table-cell office:value-type="float" office:value="4895.02038404885">
            <text:p>4895.0203840489</text:p>
          </table:table-cell>
          <table:table-cell office:value-type="float" office:value="0.845786">
            <text:p>0.845786</text:p>
          </table:table-cell>
        </table:table-row>
        <table:table-row table:style-name="ro1">
          <table:table-cell office:value-type="float" office:value="4900.01817605404">
            <text:p>4900.0181760541</text:p>
          </table:table-cell>
          <table:table-cell office:value-type="float" office:value="1.28835">
            <text:p>1.28835</text:p>
          </table:table-cell>
        </table:table-row>
        <table:table-row table:style-name="ro1">
          <table:table-cell office:value-type="float" office:value="4905.02225604885">
            <text:p>4905.0222560489</text:p>
          </table:table-cell>
          <table:table-cell office:value-type="float" office:value="1.09984">
            <text:p>1.09984</text:p>
          </table:table-cell>
        </table:table-row>
        <table:table-row table:style-name="ro1">
          <table:table-cell office:value-type="float" office:value="4910.01337604885">
            <text:p>4910.0133760489</text:p>
          </table:table-cell>
          <table:table-cell office:value-type="float" office:value="0.965494">
            <text:p>0.965494</text:p>
          </table:table-cell>
        </table:table-row>
        <table:table-row table:style-name="ro1">
          <table:table-cell office:value-type="float" office:value="4915.01465604885">
            <text:p>4915.0146560489</text:p>
          </table:table-cell>
          <table:table-cell office:value-type="float" office:value="0.967005">
            <text:p>0.967005</text:p>
          </table:table-cell>
        </table:table-row>
        <table:table-row table:style-name="ro1">
          <table:table-cell office:value-type="float" office:value="4920.01529604885">
            <text:p>4920.0152960489</text:p>
          </table:table-cell>
          <table:table-cell office:value-type="float" office:value="0.966165">
            <text:p>0.966165</text:p>
          </table:table-cell>
        </table:table-row>
        <table:table-row table:style-name="ro1">
          <table:table-cell office:value-type="float" office:value="4925.01617605404">
            <text:p>4925.0161760541</text:p>
          </table:table-cell>
          <table:table-cell office:value-type="float" office:value="1.01303">
            <text:p>1.01303</text:p>
          </table:table-cell>
        </table:table-row>
        <table:table-row table:style-name="ro1">
          <table:table-cell office:value-type="float" office:value="4930.01526404885">
            <text:p>4930.0152640489</text:p>
          </table:table-cell>
          <table:table-cell office:value-type="float" office:value="0.815631">
            <text:p>0.815631</text:p>
          </table:table-cell>
        </table:table-row>
        <table:table-row table:style-name="ro1">
          <table:table-cell office:value-type="float" office:value="4935.01270404885">
            <text:p>4935.0127040489</text:p>
          </table:table-cell>
          <table:table-cell office:value-type="float" office:value="0.746764">
            <text:p>0.746764</text:p>
          </table:table-cell>
        </table:table-row>
        <table:table-row table:style-name="ro1">
          <table:table-cell office:value-type="float" office:value="4940.01873605404">
            <text:p>4940.0187360541</text:p>
          </table:table-cell>
          <table:table-cell office:value-type="float" office:value="0.715254">
            <text:p>0.715254</text:p>
          </table:table-cell>
        </table:table-row>
        <table:table-row table:style-name="ro1">
          <table:table-cell office:value-type="float" office:value="4945.01625604885">
            <text:p>4945.0162560489</text:p>
          </table:table-cell>
          <table:table-cell office:value-type="float" office:value="0.713958">
            <text:p>0.713958</text:p>
          </table:table-cell>
        </table:table-row>
        <table:table-row table:style-name="ro1">
          <table:table-cell office:value-type="float" office:value="4950.01561604885">
            <text:p>4950.0156160489</text:p>
          </table:table-cell>
          <table:table-cell office:value-type="float" office:value="0.224203">
            <text:p>0.224203</text:p>
          </table:table-cell>
        </table:table-row>
        <table:table-row table:style-name="ro1">
          <table:table-cell office:value-type="float" office:value="4955.01713604885">
            <text:p>4955.0171360489</text:p>
          </table:table-cell>
          <table:table-cell office:value-type="float" office:value="0.236096">
            <text:p>0.236096</text:p>
          </table:table-cell>
        </table:table-row>
        <table:table-row table:style-name="ro1">
          <table:table-cell office:value-type="float" office:value="4960.01521604885">
            <text:p>4960.0152160489</text:p>
          </table:table-cell>
          <table:table-cell office:value-type="float" office:value="0.238807">
            <text:p>0.238807</text:p>
          </table:table-cell>
        </table:table-row>
        <table:table-row table:style-name="ro1">
          <table:table-cell office:value-type="float" office:value="4965.01553604885">
            <text:p>4965.0155360489</text:p>
          </table:table-cell>
          <table:table-cell office:value-type="float" office:value="0.240725">
            <text:p>0.240725</text:p>
          </table:table-cell>
        </table:table-row>
        <table:table-row table:style-name="ro1">
          <table:table-cell office:value-type="float" office:value="4970.01841605404">
            <text:p>4970.0184160541</text:p>
          </table:table-cell>
          <table:table-cell office:value-type="float" office:value="0.340748">
            <text:p>0.340748</text:p>
          </table:table-cell>
        </table:table-row>
        <table:table-row table:style-name="ro1">
          <table:table-cell office:value-type="float" office:value="4975.01585604885">
            <text:p>4975.0158560489</text:p>
          </table:table-cell>
          <table:table-cell office:value-type="float" office:value="0.250904">
            <text:p>0.250904</text:p>
          </table:table-cell>
        </table:table-row>
        <table:table-row table:style-name="ro1">
          <table:table-cell office:value-type="float" office:value="4980.01713604885">
            <text:p>4980.0171360489</text:p>
          </table:table-cell>
          <table:table-cell office:value-type="float" office:value="0.247751">
            <text:p>0.247751</text:p>
          </table:table-cell>
        </table:table-row>
        <table:table-row table:style-name="ro1">
          <table:table-cell office:value-type="float" office:value="4985.02204804885">
            <text:p>4985.0220480489</text:p>
          </table:table-cell>
          <table:table-cell office:value-type="float" office:value="0.412928">
            <text:p>0.412928</text:p>
          </table:table-cell>
        </table:table-row>
        <table:table-row table:style-name="ro1">
          <table:table-cell office:value-type="float" office:value="4990.02006404885">
            <text:p>4990.0200640489</text:p>
          </table:table-cell>
          <table:table-cell office:value-type="float" office:value="0.321138">
            <text:p>0.321138</text:p>
          </table:table-cell>
        </table:table-row>
        <table:table-row table:style-name="ro1">
          <table:table-cell office:value-type="float" office:value="4995.01625604886">
            <text:p>4995.0162560489</text:p>
          </table:table-cell>
          <table:table-cell office:value-type="float" office:value="0.299692">
            <text:p>0.299692</text:p>
          </table:table-cell>
        </table:table-row>
        <table:table-row table:style-name="ro1">
          <table:table-cell office:value-type="float" office:value="5000.01553604885">
            <text:p>5000.0155360489</text:p>
          </table:table-cell>
          <table:table-cell office:value-type="float" office:value="0.134153">
            <text:p>0.134153</text:p>
          </table:table-cell>
        </table:table-row>
        <table:table-row table:style-name="ro1">
          <table:table-cell office:value-type="float" office:value="5005.01206404885">
            <text:p>5005.0120640489</text:p>
          </table:table-cell>
          <table:table-cell office:value-type="float" office:value="0.525399">
            <text:p>0.525399</text:p>
          </table:table-cell>
        </table:table-row>
        <table:table-row table:style-name="ro1">
          <table:table-cell office:value-type="float" office:value="5010.01745604885">
            <text:p>5010.0174560489</text:p>
          </table:table-cell>
          <table:table-cell office:value-type="float" office:value="0.523112">
            <text:p>0.523112</text:p>
          </table:table-cell>
        </table:table-row>
        <table:table-row table:style-name="ro1">
          <table:table-cell office:value-type="float" office:value="5015.02073604885">
            <text:p>5015.0207360489</text:p>
          </table:table-cell>
          <table:table-cell office:value-type="float" office:value="0.537209">
            <text:p>0.537209</text:p>
          </table:table-cell>
        </table:table-row>
        <table:table-row table:style-name="ro1">
          <table:table-cell office:value-type="float" office:value="5020.01844804885">
            <text:p>5020.0184480489</text:p>
          </table:table-cell>
          <table:table-cell office:value-type="float" office:value="0.71002">
            <text:p>0.71002</text:p>
          </table:table-cell>
        </table:table-row>
        <table:table-row table:style-name="ro1">
          <table:table-cell office:value-type="float" office:value="5025.01617604885">
            <text:p>5025.0161760489</text:p>
          </table:table-cell>
          <table:table-cell office:value-type="float" office:value="0.688185">
            <text:p>0.688185</text:p>
          </table:table-cell>
        </table:table-row>
        <table:table-row table:style-name="ro1">
          <table:table-cell office:value-type="float" office:value="5030.01689604885">
            <text:p>5030.0168960489</text:p>
          </table:table-cell>
          <table:table-cell office:value-type="float" office:value="1.13985">
            <text:p>1.13985</text:p>
          </table:table-cell>
        </table:table-row>
        <table:table-row table:style-name="ro1">
          <table:table-cell office:value-type="float" office:value="5035.01401604885">
            <text:p>5035.0140160489</text:p>
          </table:table-cell>
          <table:table-cell office:value-type="float" office:value="0.874679">
            <text:p>0.874679</text:p>
          </table:table-cell>
        </table:table-row>
        <table:table-row table:style-name="ro1">
          <table:table-cell office:value-type="float" office:value="5040.02356804885">
            <text:p>5040.0235680489</text:p>
          </table:table-cell>
          <table:table-cell office:value-type="float" office:value="0.87436">
            <text:p>0.87436</text:p>
          </table:table-cell>
        </table:table-row>
        <table:table-row table:style-name="ro1">
          <table:table-cell office:value-type="float" office:value="5045.02550404885">
            <text:p>5045.0255040489</text:p>
          </table:table-cell>
          <table:table-cell office:value-type="float" office:value="0.876556">
            <text:p>0.876556</text:p>
          </table:table-cell>
        </table:table-row>
        <table:table-row table:style-name="ro1">
          <table:table-cell office:value-type="float" office:value="5050.01521605404">
            <text:p>5050.0152160541</text:p>
          </table:table-cell>
          <table:table-cell office:value-type="float" office:value="0.978691">
            <text:p>0.978691</text:p>
          </table:table-cell>
        </table:table-row>
        <table:table-row table:style-name="ro1">
          <table:table-cell office:value-type="float" office:value="5055.01745604885">
            <text:p>5055.0174560489</text:p>
          </table:table-cell>
          <table:table-cell office:value-type="float" office:value="0.50341">
            <text:p>0.50341</text:p>
          </table:table-cell>
        </table:table-row>
        <table:table-row table:style-name="ro1">
          <table:table-cell office:value-type="float" office:value="5060.01553604885">
            <text:p>5060.0155360489</text:p>
          </table:table-cell>
          <table:table-cell office:value-type="float" office:value="0.764977">
            <text:p>0.764977</text:p>
          </table:table-cell>
        </table:table-row>
        <table:table-row table:style-name="ro1">
          <table:table-cell office:value-type="float" office:value="5065.01561604885">
            <text:p>5065.0156160489</text:p>
          </table:table-cell>
          <table:table-cell office:value-type="float" office:value="0.741988">
            <text:p>0.741988</text:p>
          </table:table-cell>
        </table:table-row>
        <table:table-row table:style-name="ro1">
          <table:table-cell office:value-type="float" office:value="5070.01457604885">
            <text:p>5070.0145760489</text:p>
          </table:table-cell>
          <table:table-cell office:value-type="float" office:value="0.963673">
            <text:p>0.963673</text:p>
          </table:table-cell>
        </table:table-row>
        <table:table-row table:style-name="ro1">
          <table:table-cell office:value-type="float" office:value="5075.01521604885">
            <text:p>5075.0152160489</text:p>
          </table:table-cell>
          <table:table-cell office:value-type="float" office:value="0.967649">
            <text:p>0.967649</text:p>
          </table:table-cell>
        </table:table-row>
        <table:table-row table:style-name="ro1">
          <table:table-cell office:value-type="float" office:value="5080.01561605404">
            <text:p>5080.0156160541</text:p>
          </table:table-cell>
          <table:table-cell office:value-type="float" office:value="0.612482">
            <text:p>0.612482</text:p>
          </table:table-cell>
        </table:table-row>
        <table:table-row table:style-name="ro1">
          <table:table-cell office:value-type="float" office:value="5085.01177604885">
            <text:p>5085.0117760489</text:p>
          </table:table-cell>
          <table:table-cell office:value-type="float" office:value="0.613628">
            <text:p>0.613628</text:p>
          </table:table-cell>
        </table:table-row>
        <table:table-row table:style-name="ro1">
          <table:table-cell office:value-type="float" office:value="5090.01649605404">
            <text:p>5090.0164960541</text:p>
          </table:table-cell>
          <table:table-cell office:value-type="float" office:value="0.807433">
            <text:p>0.807433</text:p>
          </table:table-cell>
        </table:table-row>
        <table:table-row table:style-name="ro1">
          <table:table-cell office:value-type="float" office:value="5095.01745604885">
            <text:p>5095.0174560489</text:p>
          </table:table-cell>
          <table:table-cell office:value-type="float" office:value="1.04709">
            <text:p>1.04709</text:p>
          </table:table-cell>
        </table:table-row>
        <table:table-row table:style-name="ro1">
          <table:table-cell office:value-type="float" office:value="5100.01305605404">
            <text:p>5100.0130560541</text:p>
          </table:table-cell>
          <table:table-cell office:value-type="float" office:value="1.04655">
            <text:p>1.04655</text:p>
          </table:table-cell>
        </table:table-row>
        <table:table-row table:style-name="ro1">
          <table:table-cell office:value-type="float" office:value="5105.01657604886">
            <text:p>5105.0165760489</text:p>
          </table:table-cell>
          <table:table-cell office:value-type="float" office:value="1.32217">
            <text:p>1.32217</text:p>
          </table:table-cell>
        </table:table-row>
        <table:table-row table:style-name="ro1">
          <table:table-cell office:value-type="float" office:value="5110.01625604885">
            <text:p>5110.0162560489</text:p>
          </table:table-cell>
          <table:table-cell office:value-type="float" office:value="1.04539">
            <text:p>1.04539</text:p>
          </table:table-cell>
        </table:table-row>
        <table:table-row table:style-name="ro1">
          <table:table-cell office:value-type="float" office:value="5115.01430404885">
            <text:p>5115.0143040489</text:p>
          </table:table-cell>
          <table:table-cell office:value-type="float" office:value="1.04305">
            <text:p>1.04305</text:p>
          </table:table-cell>
        </table:table-row>
        <table:table-row table:style-name="ro1">
          <table:table-cell office:value-type="float" office:value="5120.01996804885">
            <text:p>5120.0199680489</text:p>
          </table:table-cell>
          <table:table-cell office:value-type="float" office:value="0.851817">
            <text:p>0.851817</text:p>
          </table:table-cell>
        </table:table-row>
        <table:table-row table:style-name="ro1">
          <table:table-cell office:value-type="float" office:value="5125.01590404885">
            <text:p>5125.0159040489</text:p>
          </table:table-cell>
          <table:table-cell office:value-type="float" office:value="0.851552">
            <text:p>0.851552</text:p>
          </table:table-cell>
        </table:table-row>
        <table:table-row table:style-name="ro1">
          <table:table-cell office:value-type="float" office:value="5130.01553604885">
            <text:p>5130.0155360489</text:p>
          </table:table-cell>
          <table:table-cell office:value-type="float" office:value="0.786392">
            <text:p>0.786392</text:p>
          </table:table-cell>
        </table:table-row>
        <table:table-row table:style-name="ro1">
          <table:table-cell office:value-type="float" office:value="5135.01489605404">
            <text:p>5135.0148960541</text:p>
          </table:table-cell>
          <table:table-cell office:value-type="float" office:value="0.81902">
            <text:p>0.81902</text:p>
          </table:table-cell>
        </table:table-row>
        <table:table-row table:style-name="ro1">
          <table:table-cell office:value-type="float" office:value="5140.01593604885">
            <text:p>5140.0159360489</text:p>
          </table:table-cell>
          <table:table-cell office:value-type="float" office:value="0.616808">
            <text:p>0.616808</text:p>
          </table:table-cell>
        </table:table-row>
        <table:table-row table:style-name="ro1">
          <table:table-cell office:value-type="float" office:value="5145.01657604885">
            <text:p>5145.0165760489</text:p>
          </table:table-cell>
          <table:table-cell office:value-type="float" office:value="0.328805">
            <text:p>0.328805</text:p>
          </table:table-cell>
        </table:table-row>
        <table:table-row table:style-name="ro1">
          <table:table-cell office:value-type="float" office:value="5150.01238404885">
            <text:p>5150.0123840489</text:p>
          </table:table-cell>
          <table:table-cell office:value-type="float" office:value="0.445682">
            <text:p>0.445682</text:p>
          </table:table-cell>
        </table:table-row>
        <table:table-row table:style-name="ro1">
          <table:table-cell office:value-type="float" office:value="5155.01841604885">
            <text:p>5155.0184160489</text:p>
          </table:table-cell>
          <table:table-cell office:value-type="float" office:value="0.212622">
            <text:p>0.212622</text:p>
          </table:table-cell>
        </table:table-row>
        <table:table-row table:style-name="ro1">
          <table:table-cell office:value-type="float" office:value="5160.01425604885">
            <text:p>5160.0142560489</text:p>
          </table:table-cell>
          <table:table-cell office:value-type="float" office:value="0.4642">
            <text:p>0.4642</text:p>
          </table:table-cell>
        </table:table-row>
        <table:table-row table:style-name="ro1">
          <table:table-cell office:value-type="float" office:value="5165.01270405404">
            <text:p>5165.0127040541</text:p>
          </table:table-cell>
          <table:table-cell office:value-type="float" office:value="0.554744">
            <text:p>0.554744</text:p>
          </table:table-cell>
        </table:table-row>
        <table:table-row table:style-name="ro1">
          <table:table-cell office:value-type="float" office:value="5170.01713604885">
            <text:p>5170.0171360489</text:p>
          </table:table-cell>
          <table:table-cell office:value-type="float" office:value="0.863397">
            <text:p>0.863397</text:p>
          </table:table-cell>
        </table:table-row>
        <table:table-row table:style-name="ro1">
          <table:table-cell office:value-type="float" office:value="5175.01337604885">
            <text:p>5175.0133760489</text:p>
          </table:table-cell>
          <table:table-cell office:value-type="float" office:value="0.870851">
            <text:p>0.870851</text:p>
          </table:table-cell>
        </table:table-row>
        <table:table-row table:style-name="ro1">
          <table:table-cell office:value-type="float" office:value="5180.01713605404">
            <text:p>5180.0171360541</text:p>
          </table:table-cell>
          <table:table-cell office:value-type="float" office:value="1.05673">
            <text:p>1.05673</text:p>
          </table:table-cell>
        </table:table-row>
        <table:table-row table:style-name="ro1">
          <table:table-cell office:value-type="float" office:value="5185.01561604885">
            <text:p>5185.0156160489</text:p>
          </table:table-cell>
          <table:table-cell office:value-type="float" office:value="0.957477">
            <text:p>0.957477</text:p>
          </table:table-cell>
        </table:table-row>
        <table:table-row table:style-name="ro1">
          <table:table-cell office:value-type="float" office:value="5190.01558404885">
            <text:p>5190.0155840489</text:p>
          </table:table-cell>
          <table:table-cell office:value-type="float" office:value="0.959112">
            <text:p>0.959112</text:p>
          </table:table-cell>
        </table:table-row>
        <table:table-row table:style-name="ro1">
          <table:table-cell office:value-type="float" office:value="5195.01782404885">
            <text:p>5195.0178240489</text:p>
          </table:table-cell>
          <table:table-cell office:value-type="float" office:value="1.43016">
            <text:p>1.43016</text:p>
          </table:table-cell>
        </table:table-row>
        <table:table-row table:style-name="ro1">
          <table:table-cell office:value-type="float" office:value="5200.01718404885">
            <text:p>5200.0171840489</text:p>
          </table:table-cell>
          <table:table-cell office:value-type="float" office:value="1.22068">
            <text:p>1.22068</text:p>
          </table:table-cell>
        </table:table-row>
        <table:table-row table:style-name="ro1">
          <table:table-cell office:value-type="float" office:value="5205.01745604885">
            <text:p>5205.0174560489</text:p>
          </table:table-cell>
          <table:table-cell office:value-type="float" office:value="1.20608">
            <text:p>1.20608</text:p>
          </table:table-cell>
        </table:table-row>
        <table:table-row table:style-name="ro1">
          <table:table-cell office:value-type="float" office:value="5210.01777604885">
            <text:p>5210.0177760489</text:p>
          </table:table-cell>
          <table:table-cell office:value-type="float" office:value="1.01569">
            <text:p>1.01569</text:p>
          </table:table-cell>
        </table:table-row>
        <table:table-row table:style-name="ro1">
          <table:table-cell office:value-type="float" office:value="5215.01937605404">
            <text:p>5215.0193760541</text:p>
          </table:table-cell>
          <table:table-cell office:value-type="float" office:value="1.07705">
            <text:p>1.07705</text:p>
          </table:table-cell>
        </table:table-row>
        <table:table-row table:style-name="ro1">
          <table:table-cell office:value-type="float" office:value="5220.01561604885">
            <text:p>5220.0156160489</text:p>
          </table:table-cell>
          <table:table-cell office:value-type="float" office:value="0.801692">
            <text:p>0.801692</text:p>
          </table:table-cell>
        </table:table-row>
        <table:table-row table:style-name="ro1">
          <table:table-cell office:value-type="float" office:value="5225.01713604885">
            <text:p>5225.0171360489</text:p>
          </table:table-cell>
          <table:table-cell office:value-type="float" office:value="0.797405">
            <text:p>0.797405</text:p>
          </table:table-cell>
        </table:table-row>
        <table:table-row table:style-name="ro1">
          <table:table-cell office:value-type="float" office:value="5230.01337604885">
            <text:p>5230.0133760489</text:p>
          </table:table-cell>
          <table:table-cell office:value-type="float" office:value="1.23571">
            <text:p>1.23571</text:p>
          </table:table-cell>
        </table:table-row>
        <table:table-row table:style-name="ro1">
          <table:table-cell office:value-type="float" office:value="5235.01433604885">
            <text:p>5235.0143360489</text:p>
          </table:table-cell>
          <table:table-cell office:value-type="float" office:value="1.21795">
            <text:p>1.21795</text:p>
          </table:table-cell>
        </table:table-row>
        <table:table-row table:style-name="ro1">
          <table:table-cell office:value-type="float" office:value="5240.01593604885">
            <text:p>5240.0159360489</text:p>
          </table:table-cell>
          <table:table-cell office:value-type="float" office:value="1.21941">
            <text:p>1.21941</text:p>
          </table:table-cell>
        </table:table-row>
        <table:table-row table:style-name="ro1">
          <table:table-cell office:value-type="float" office:value="5245.01494404885">
            <text:p>5245.0149440489</text:p>
          </table:table-cell>
          <table:table-cell office:value-type="float" office:value="0.809113">
            <text:p>0.809113</text:p>
          </table:table-cell>
        </table:table-row>
        <table:table-row table:style-name="ro1">
          <table:table-cell office:value-type="float" office:value="5250.01753604885">
            <text:p>5250.0175360489</text:p>
          </table:table-cell>
          <table:table-cell office:value-type="float" office:value="0.810193">
            <text:p>0.810193</text:p>
          </table:table-cell>
        </table:table-row>
        <table:table-row table:style-name="ro1">
          <table:table-cell office:value-type="float" office:value="5255.01681604885">
            <text:p>5255.0168160489</text:p>
          </table:table-cell>
          <table:table-cell office:value-type="float" office:value="0.840389">
            <text:p>0.840389</text:p>
          </table:table-cell>
        </table:table-row>
        <table:table-row table:style-name="ro1">
          <table:table-cell office:value-type="float" office:value="5260.01777605404">
            <text:p>5260.0177760541</text:p>
          </table:table-cell>
          <table:table-cell office:value-type="float" office:value="1.05104">
            <text:p>1.05104</text:p>
          </table:table-cell>
        </table:table-row>
        <table:table-row table:style-name="ro1">
          <table:table-cell office:value-type="float" office:value="5265.01713604885">
            <text:p>5265.0171360489</text:p>
          </table:table-cell>
          <table:table-cell office:value-type="float" office:value="1.19695">
            <text:p>1.19695</text:p>
          </table:table-cell>
        </table:table-row>
        <table:table-row table:style-name="ro1">
          <table:table-cell office:value-type="float" office:value="5270.01812804885">
            <text:p>5270.0181280489</text:p>
          </table:table-cell>
          <table:table-cell office:value-type="float" office:value="0.900149">
            <text:p>0.900149</text:p>
          </table:table-cell>
        </table:table-row>
        <table:table-row table:style-name="ro1">
          <table:table-cell office:value-type="float" office:value="5275.01617604885">
            <text:p>5275.0161760489</text:p>
          </table:table-cell>
          <table:table-cell office:value-type="float" office:value="0.878388">
            <text:p>0.878388</text:p>
          </table:table-cell>
        </table:table-row>
        <table:table-row table:style-name="ro1">
          <table:table-cell office:value-type="float" office:value="5280.01462405404">
            <text:p>5280.0146240541</text:p>
          </table:table-cell>
          <table:table-cell office:value-type="float" office:value="0.358716">
            <text:p>0.358716</text:p>
          </table:table-cell>
        </table:table-row>
        <table:table-row table:style-name="ro1">
          <table:table-cell office:value-type="float" office:value="5285.01462404885">
            <text:p>5285.0146240489</text:p>
          </table:table-cell>
          <table:table-cell office:value-type="float" office:value="0.663886">
            <text:p>0.663886</text:p>
          </table:table-cell>
        </table:table-row>
        <table:table-row table:style-name="ro1">
          <table:table-cell office:value-type="float" office:value="5290.01657604885">
            <text:p>5290.0165760489</text:p>
          </table:table-cell>
          <table:table-cell office:value-type="float" office:value="0.681416">
            <text:p>0.681416</text:p>
          </table:table-cell>
        </table:table-row>
        <table:table-row table:style-name="ro1">
          <table:table-cell office:value-type="float" office:value="5295.01681604885">
            <text:p>5295.0168160489</text:p>
          </table:table-cell>
          <table:table-cell office:value-type="float" office:value="0.702192">
            <text:p>0.702192</text:p>
          </table:table-cell>
        </table:table-row>
        <table:table-row table:style-name="ro1">
          <table:table-cell office:value-type="float" office:value="5300.01593604885">
            <text:p>5300.0159360489</text:p>
          </table:table-cell>
          <table:table-cell office:value-type="float" office:value="0.702095">
            <text:p>0.702095</text:p>
          </table:table-cell>
        </table:table-row>
        <table:table-row table:style-name="ro1">
          <table:table-cell office:value-type="float" office:value="5305.01649604885">
            <text:p>5305.0164960489</text:p>
          </table:table-cell>
          <table:table-cell office:value-type="float" office:value="0.673787">
            <text:p>0.673787</text:p>
          </table:table-cell>
        </table:table-row>
        <table:table-row table:style-name="ro1">
          <table:table-cell office:value-type="float" office:value="5310.01529604885">
            <text:p>5310.0152960489</text:p>
          </table:table-cell>
          <table:table-cell office:value-type="float" office:value="0.874995">
            <text:p>0.874995</text:p>
          </table:table-cell>
        </table:table-row>
        <table:table-row table:style-name="ro1">
          <table:table-cell office:value-type="float" office:value="5315.01686404885">
            <text:p>5315.0168640489</text:p>
          </table:table-cell>
          <table:table-cell office:value-type="float" office:value="0.635728">
            <text:p>0.635728</text:p>
          </table:table-cell>
        </table:table-row>
        <table:table-row table:style-name="ro1">
          <table:table-cell office:value-type="float" office:value="5320.01718404885">
            <text:p>5320.0171840489</text:p>
          </table:table-cell>
          <table:table-cell office:value-type="float" office:value="0.885124">
            <text:p>0.885124</text:p>
          </table:table-cell>
        </table:table-row>
        <table:table-row table:style-name="ro1">
          <table:table-cell office:value-type="float" office:value="5325.01553604886">
            <text:p>5325.0155360489</text:p>
          </table:table-cell>
          <table:table-cell office:value-type="float" office:value="0.886153">
            <text:p>0.886153</text:p>
          </table:table-cell>
        </table:table-row>
        <table:table-row table:style-name="ro1">
          <table:table-cell office:value-type="float" office:value="5330.01273604885">
            <text:p>5330.0127360489</text:p>
          </table:table-cell>
          <table:table-cell office:value-type="float" office:value="0.696249">
            <text:p>0.696249</text:p>
          </table:table-cell>
        </table:table-row>
        <table:table-row table:style-name="ro1">
          <table:table-cell office:value-type="float" office:value="5335.01681605404">
            <text:p>5335.0168160541</text:p>
          </table:table-cell>
          <table:table-cell office:value-type="float" office:value="0.688461">
            <text:p>0.688461</text:p>
          </table:table-cell>
        </table:table-row>
        <table:table-row table:style-name="ro1">
          <table:table-cell office:value-type="float" office:value="5340.01809604885">
            <text:p>5340.0180960489</text:p>
          </table:table-cell>
          <table:table-cell office:value-type="float" office:value="0.682396">
            <text:p>0.682396</text:p>
          </table:table-cell>
        </table:table-row>
        <table:table-row table:style-name="ro1">
          <table:table-cell office:value-type="float" office:value="5345.01305604885">
            <text:p>5345.0130560489</text:p>
          </table:table-cell>
          <table:table-cell office:value-type="float" office:value="0.724978">
            <text:p>0.724978</text:p>
          </table:table-cell>
        </table:table-row>
        <table:table-row table:style-name="ro1">
          <table:table-cell office:value-type="float" office:value="5350.01433604885">
            <text:p>5350.0143360489</text:p>
          </table:table-cell>
          <table:table-cell office:value-type="float" office:value="0.724165">
            <text:p>0.724165</text:p>
          </table:table-cell>
        </table:table-row>
        <table:table-row table:style-name="ro1">
          <table:table-cell office:value-type="float" office:value="5355.01593604885">
            <text:p>5355.0159360489</text:p>
          </table:table-cell>
          <table:table-cell office:value-type="float" office:value="0.780232">
            <text:p>0.780232</text:p>
          </table:table-cell>
        </table:table-row>
        <table:table-row table:style-name="ro1">
          <table:table-cell office:value-type="float" office:value="5360.01945604885">
            <text:p>5360.0194560489</text:p>
          </table:table-cell>
          <table:table-cell office:value-type="float" office:value="0.26673">
            <text:p>0.26673</text:p>
          </table:table-cell>
        </table:table-row>
        <table:table-row table:style-name="ro1">
          <table:table-cell office:value-type="float" office:value="5365.01841604885">
            <text:p>5365.0184160489</text:p>
          </table:table-cell>
          <table:table-cell office:value-type="float" office:value="0.252764">
            <text:p>0.252764</text:p>
          </table:table-cell>
        </table:table-row>
        <table:table-row table:style-name="ro1">
          <table:table-cell office:value-type="float" office:value="5375.01873604885">
            <text:p>5375.0187360489</text:p>
          </table:table-cell>
          <table:table-cell office:value-type="float" office:value="0.292901">
            <text:p>0.292901</text:p>
          </table:table-cell>
        </table:table-row>
        <table:table-row table:style-name="ro1">
          <table:table-cell office:value-type="float" office:value="5380.01174405404">
            <text:p>5380.0117440541</text:p>
          </table:table-cell>
          <table:table-cell office:value-type="float" office:value="0.341401">
            <text:p>0.341401</text:p>
          </table:table-cell>
        </table:table-row>
        <table:table-row table:style-name="ro1">
          <table:table-cell office:value-type="float" office:value="5385.01873604885">
            <text:p>5385.0187360489</text:p>
          </table:table-cell>
          <table:table-cell office:value-type="float" office:value="0.349553">
            <text:p>0.349553</text:p>
          </table:table-cell>
        </table:table-row>
        <table:table-row table:style-name="ro1">
          <table:table-cell office:value-type="float" office:value="5390.01942404885">
            <text:p>5390.0194240489</text:p>
          </table:table-cell>
          <table:table-cell office:value-type="float" office:value="0.362208">
            <text:p>0.362208</text:p>
          </table:table-cell>
        </table:table-row>
        <table:table-row table:style-name="ro1">
          <table:table-cell office:value-type="float" office:value="5395.01585604886">
            <text:p>5395.0158560489</text:p>
          </table:table-cell>
          <table:table-cell office:value-type="float" office:value="0.357664">
            <text:p>0.357664</text:p>
          </table:table-cell>
        </table:table-row>
        <table:table-row table:style-name="ro1">
          <table:table-cell office:value-type="float" office:value="5400.02105605404">
            <text:p>5400.0210560541</text:p>
          </table:table-cell>
          <table:table-cell office:value-type="float" office:value="0.276545">
            <text:p>0.276545</text:p>
          </table:table-cell>
        </table:table-row>
        <table:table-row table:style-name="ro1">
          <table:table-cell office:value-type="float" office:value="5405.01841604885">
            <text:p>5405.0184160489</text:p>
          </table:table-cell>
          <table:table-cell office:value-type="float" office:value="0.411506">
            <text:p>0.411506</text:p>
          </table:table-cell>
        </table:table-row>
        <table:table-row table:style-name="ro1">
          <table:table-cell office:value-type="float" office:value="5410.01745604885">
            <text:p>5410.0174560489</text:p>
          </table:table-cell>
          <table:table-cell office:value-type="float" office:value="0.34307">
            <text:p>0.34307</text:p>
          </table:table-cell>
        </table:table-row>
        <table:table-row table:style-name="ro1">
          <table:table-cell office:value-type="float" office:value="5415.01649604885">
            <text:p>5415.0164960489</text:p>
          </table:table-cell>
          <table:table-cell office:value-type="float" office:value="0.342582">
            <text:p>0.342582</text:p>
          </table:table-cell>
        </table:table-row>
        <table:table-row table:style-name="ro1">
          <table:table-cell office:value-type="float" office:value="5420.01777604885">
            <text:p>5420.0177760489</text:p>
          </table:table-cell>
          <table:table-cell office:value-type="float" office:value="0.337472">
            <text:p>0.337472</text:p>
          </table:table-cell>
        </table:table-row>
        <table:table-row table:style-name="ro1">
          <table:table-cell office:value-type="float" office:value="5425.01080004777">
            <text:p>5425.0108000478</text:p>
          </table:table-cell>
          <table:table-cell office:value-type="float" office:value="1.36247">
            <text:p>1.36247</text:p>
          </table:table-cell>
        </table:table-row>
        <table:table-row table:style-name="ro1">
          <table:table-cell office:value-type="float" office:value="5430.01745604885">
            <text:p>5430.0174560489</text:p>
          </table:table-cell>
          <table:table-cell office:value-type="float" office:value="1.18398">
            <text:p>1.18398</text:p>
          </table:table-cell>
        </table:table-row>
        <table:table-row table:style-name="ro1">
          <table:table-cell office:value-type="float" office:value="5435.01401605404">
            <text:p>5435.0140160541</text:p>
          </table:table-cell>
          <table:table-cell office:value-type="float" office:value="1.31191">
            <text:p>1.31191</text:p>
          </table:table-cell>
        </table:table-row>
        <table:table-row table:style-name="ro1">
          <table:table-cell office:value-type="float" office:value="5440.01713604885">
            <text:p>5440.0171360489</text:p>
          </table:table-cell>
          <table:table-cell office:value-type="float" office:value="1.31196">
            <text:p>1.31196</text:p>
          </table:table-cell>
        </table:table-row>
        <table:table-row table:style-name="ro1">
          <table:table-cell office:value-type="float" office:value="5445.01745604885">
            <text:p>5445.0174560489</text:p>
          </table:table-cell>
          <table:table-cell office:value-type="float" office:value="1.40753">
            <text:p>1.40753</text:p>
          </table:table-cell>
        </table:table-row>
        <table:table-row table:style-name="ro1">
          <table:table-cell office:value-type="float" office:value="5450.01433604885">
            <text:p>5450.0143360489</text:p>
          </table:table-cell>
          <table:table-cell office:value-type="float" office:value="1.23823">
            <text:p>1.23823</text:p>
          </table:table-cell>
        </table:table-row>
        <table:table-row table:style-name="ro1">
          <table:table-cell office:value-type="float" office:value="5455.01433604885">
            <text:p>5455.0143360489</text:p>
          </table:table-cell>
          <table:table-cell office:value-type="float" office:value="1.06168">
            <text:p>1.06168</text:p>
          </table:table-cell>
        </table:table-row>
        <table:table-row table:style-name="ro1">
          <table:table-cell office:value-type="float" office:value="5460.02156804885">
            <text:p>5460.0215680489</text:p>
          </table:table-cell>
          <table:table-cell office:value-type="float" office:value="1.05157">
            <text:p>1.05157</text:p>
          </table:table-cell>
        </table:table-row>
        <table:table-row table:style-name="ro1">
          <table:table-cell office:value-type="float" office:value="5465.01593604885">
            <text:p>5465.0159360489</text:p>
          </table:table-cell>
          <table:table-cell office:value-type="float" office:value="1.05471">
            <text:p>1.05471</text:p>
          </table:table-cell>
        </table:table-row>
        <table:table-row table:style-name="ro1">
          <table:table-cell office:value-type="float" office:value="5470.01526404885">
            <text:p>5470.0152640489</text:p>
          </table:table-cell>
          <table:table-cell office:value-type="float" office:value="1.1913">
            <text:p>1.1913</text:p>
          </table:table-cell>
        </table:table-row>
        <table:table-row table:style-name="ro1">
          <table:table-cell office:value-type="float" office:value="5475.01497605404">
            <text:p>5475.0149760541</text:p>
          </table:table-cell>
          <table:table-cell office:value-type="float" office:value="0.306458">
            <text:p>0.306458</text:p>
          </table:table-cell>
        </table:table-row>
        <table:table-row table:style-name="ro1">
          <table:table-cell office:value-type="float" office:value="5480.01657604886">
            <text:p>5480.0165760489</text:p>
          </table:table-cell>
          <table:table-cell office:value-type="float" office:value="0.300879">
            <text:p>0.300879</text:p>
          </table:table-cell>
        </table:table-row>
        <table:table-row table:style-name="ro1">
          <table:table-cell office:value-type="float" office:value="5485.01305604885">
            <text:p>5485.0130560489</text:p>
          </table:table-cell>
          <table:table-cell office:value-type="float" office:value="0.172546">
            <text:p>0.172546</text:p>
          </table:table-cell>
        </table:table-row>
        <table:table-row table:style-name="ro1">
          <table:table-cell office:value-type="float" office:value="5490.01369604885">
            <text:p>5490.0136960489</text:p>
          </table:table-cell>
          <table:table-cell office:value-type="float" office:value="0.324942">
            <text:p>0.324942</text:p>
          </table:table-cell>
        </table:table-row>
        <table:table-row table:style-name="ro1">
          <table:table-cell office:value-type="float" office:value="5495.01873604886">
            <text:p>5495.0187360489</text:p>
          </table:table-cell>
          <table:table-cell office:value-type="float" office:value="0.273239">
            <text:p>0.273239</text:p>
          </table:table-cell>
        </table:table-row>
        <table:table-row table:style-name="ro1">
          <table:table-cell office:value-type="float" office:value="5500.01369604885">
            <text:p>5500.0136960489</text:p>
          </table:table-cell>
          <table:table-cell office:value-type="float" office:value="0.275169">
            <text:p>0.275169</text:p>
          </table:table-cell>
        </table:table-row>
        <table:table-row table:style-name="ro1">
          <table:table-cell office:value-type="float" office:value="5505.01913604886">
            <text:p>5505.0191360489</text:p>
          </table:table-cell>
          <table:table-cell office:value-type="float" office:value="0.293107">
            <text:p>0.293107</text:p>
          </table:table-cell>
        </table:table-row>
        <table:table-row table:style-name="ro1">
          <table:table-cell office:value-type="float" office:value="5510.01777605404">
            <text:p>5510.0177760541</text:p>
          </table:table-cell>
          <table:table-cell office:value-type="float" office:value="0.483617">
            <text:p>0.483617</text:p>
          </table:table-cell>
        </table:table-row>
        <table:table-row table:style-name="ro1">
          <table:table-cell office:value-type="float" office:value="5515.01649604885">
            <text:p>5515.0164960489</text:p>
          </table:table-cell>
          <table:table-cell office:value-type="float" office:value="0.493184">
            <text:p>0.493184</text:p>
          </table:table-cell>
        </table:table-row>
        <table:table-row table:style-name="ro1">
          <table:table-cell office:value-type="float" office:value="5520.01718404885">
            <text:p>5520.0171840489</text:p>
          </table:table-cell>
          <table:table-cell office:value-type="float" office:value="0.281691">
            <text:p>0.281691</text:p>
          </table:table-cell>
        </table:table-row>
        <table:table-row table:style-name="ro1">
          <table:table-cell office:value-type="float" office:value="5525.01785605404">
            <text:p>5525.0178560541</text:p>
          </table:table-cell>
          <table:table-cell office:value-type="float" office:value="0.281647">
            <text:p>0.281647</text:p>
          </table:table-cell>
        </table:table-row>
        <table:table-row table:style-name="ro1">
          <table:table-cell office:value-type="float" office:value="5530.02161604885">
            <text:p>5530.0216160489</text:p>
          </table:table-cell>
          <table:table-cell office:value-type="float" office:value="0.519593">
            <text:p>0.519593</text:p>
          </table:table-cell>
        </table:table-row>
        <table:table-row table:style-name="ro1">
          <table:table-cell office:value-type="float" office:value="5535.01625605404">
            <text:p>5535.0162560541</text:p>
          </table:table-cell>
          <table:table-cell office:value-type="float" office:value="0.781956">
            <text:p>0.781956</text:p>
          </table:table-cell>
        </table:table-row>
        <table:table-row table:style-name="ro1">
          <table:table-cell office:value-type="float" office:value="5540.01369604885">
            <text:p>5540.0136960489</text:p>
          </table:table-cell>
          <table:table-cell office:value-type="float" office:value="0.517307">
            <text:p>0.517307</text:p>
          </table:table-cell>
        </table:table-row>
        <table:table-row table:style-name="ro1">
          <table:table-cell office:value-type="float" office:value="5545.01393604885">
            <text:p>5545.0139360489</text:p>
          </table:table-cell>
          <table:table-cell office:value-type="float" office:value="0.517576">
            <text:p>0.517576</text:p>
          </table:table-cell>
        </table:table-row>
        <table:table-row table:style-name="ro1">
          <table:table-cell office:value-type="float" office:value="5550.01681604885">
            <text:p>5550.0168160489</text:p>
          </table:table-cell>
          <table:table-cell office:value-type="float" office:value="0.997577">
            <text:p>0.997577</text:p>
          </table:table-cell>
        </table:table-row>
        <table:table-row table:style-name="ro1">
          <table:table-cell office:value-type="float" office:value="5555.02193605404">
            <text:p>5555.0219360541</text:p>
          </table:table-cell>
          <table:table-cell office:value-type="float" office:value="1.59945">
            <text:p>1.59945</text:p>
          </table:table-cell>
        </table:table-row>
        <table:table-row table:style-name="ro1">
          <table:table-cell office:value-type="float" office:value="5560.01457604885">
            <text:p>5560.0145760489</text:p>
          </table:table-cell>
          <table:table-cell office:value-type="float" office:value="1.64505">
            <text:p>1.64505</text:p>
          </table:table-cell>
        </table:table-row>
        <table:table-row table:style-name="ro1">
          <table:table-cell office:value-type="float" office:value="5565.01561605404">
            <text:p>5565.0156160541</text:p>
          </table:table-cell>
          <table:table-cell office:value-type="float" office:value="1.84223">
            <text:p>1.84223</text:p>
          </table:table-cell>
        </table:table-row>
        <table:table-row table:style-name="ro1">
          <table:table-cell office:value-type="float" office:value="5570.01369604885">
            <text:p>5570.0136960489</text:p>
          </table:table-cell>
          <table:table-cell office:value-type="float" office:value="2.08214">
            <text:p>2.08214</text:p>
          </table:table-cell>
        </table:table-row>
        <table:table-row table:style-name="ro1">
          <table:table-cell office:value-type="float" office:value="5575.02001604885">
            <text:p>5575.0200160489</text:p>
          </table:table-cell>
          <table:table-cell office:value-type="float" office:value="1.9904">
            <text:p>1.9904</text:p>
          </table:table-cell>
        </table:table-row>
        <table:table-row table:style-name="ro1">
          <table:table-cell office:value-type="float" office:value="5580.01593604885">
            <text:p>5580.0159360489</text:p>
          </table:table-cell>
          <table:table-cell office:value-type="float" office:value="2.19906">
            <text:p>2.19906</text:p>
          </table:table-cell>
        </table:table-row>
        <table:table-row table:style-name="ro1">
          <table:table-cell office:value-type="float" office:value="5585.01497604885">
            <text:p>5585.0149760489</text:p>
          </table:table-cell>
          <table:table-cell office:value-type="float" office:value="1.94309">
            <text:p>1.94309</text:p>
          </table:table-cell>
        </table:table-row>
        <table:table-row table:style-name="ro1">
          <table:table-cell office:value-type="float" office:value="5590.01817604885">
            <text:p>5590.0181760489</text:p>
          </table:table-cell>
          <table:table-cell office:value-type="float" office:value="1.94406">
            <text:p>1.94406</text:p>
          </table:table-cell>
        </table:table-row>
        <table:table-row table:style-name="ro1">
          <table:table-cell office:value-type="float" office:value="5595.01969604885">
            <text:p>5595.0196960489</text:p>
          </table:table-cell>
          <table:table-cell office:value-type="float" office:value="1.94626">
            <text:p>1.94626</text:p>
          </table:table-cell>
        </table:table-row>
        <table:table-row table:style-name="ro1">
          <table:table-cell office:value-type="float" office:value="5600.01270405404">
            <text:p>5600.0127040541</text:p>
          </table:table-cell>
          <table:table-cell office:value-type="float" office:value="1.56853">
            <text:p>1.56853</text:p>
          </table:table-cell>
        </table:table-row>
        <table:table-row table:style-name="ro1">
          <table:table-cell office:value-type="float" office:value="5605.01521604885">
            <text:p>5605.0152160489</text:p>
          </table:table-cell>
          <table:table-cell office:value-type="float" office:value="0.939729">
            <text:p>0.939729</text:p>
          </table:table-cell>
        </table:table-row>
        <table:table-row table:style-name="ro1">
          <table:table-cell office:value-type="float" office:value="5610.01366404885">
            <text:p>5610.0136640489</text:p>
          </table:table-cell>
          <table:table-cell office:value-type="float" office:value="0.690208">
            <text:p>0.690208</text:p>
          </table:table-cell>
        </table:table-row>
        <table:table-row table:style-name="ro1">
          <table:table-cell office:value-type="float" office:value="5615.01553605404">
            <text:p>5615.0155360541</text:p>
          </table:table-cell>
          <table:table-cell office:value-type="float" office:value="1.09845">
            <text:p>1.09845</text:p>
          </table:table-cell>
        </table:table-row>
        <table:table-row table:style-name="ro1">
          <table:table-cell office:value-type="float" office:value="5620.01785604885">
            <text:p>5620.0178560489</text:p>
          </table:table-cell>
          <table:table-cell office:value-type="float" office:value="0.891024">
            <text:p>0.891024</text:p>
          </table:table-cell>
        </table:table-row>
        <table:table-row table:style-name="ro1">
          <table:table-cell office:value-type="float" office:value="5625.01305604885">
            <text:p>5625.0130560489</text:p>
          </table:table-cell>
          <table:table-cell office:value-type="float" office:value="0.891875">
            <text:p>0.891875</text:p>
          </table:table-cell>
        </table:table-row>
        <table:table-row table:style-name="ro1">
          <table:table-cell office:value-type="float" office:value="5630.04771212756">
            <text:p>5630.0477121276</text:p>
          </table:table-cell>
          <table:table-cell office:value-type="float" office:value="0.628042">
            <text:p>0.628042</text:p>
          </table:table-cell>
        </table:table-row>
        <table:table-row table:style-name="ro1">
          <table:table-cell office:value-type="float" office:value="5635.02220804841">
            <text:p>5635.0222080484</text:p>
          </table:table-cell>
          <table:table-cell office:value-type="float" office:value="0.627395">
            <text:p>0.627395</text:p>
          </table:table-cell>
        </table:table-row>
        <table:table-row table:style-name="ro1">
          <table:table-cell office:value-type="float" office:value="5640.023253542">
            <text:p>5640.023253542</text:p>
          </table:table-cell>
          <table:table-cell office:value-type="float" office:value="1.61638">
            <text:p>1.61638</text:p>
          </table:table-cell>
        </table:table-row>
        <table:table-row table:style-name="ro1">
          <table:table-cell office:value-type="float" office:value="5645.03888015151">
            <text:p>5645.0388801515</text:p>
          </table:table-cell>
          <table:table-cell office:value-type="float" office:value="1.61597">
            <text:p>1.61597</text:p>
          </table:table-cell>
        </table:table-row>
        <table:table-row table:style-name="ro1">
          <table:table-cell office:value-type="float" office:value="5655.02001604885">
            <text:p>5655.0200160489</text:p>
          </table:table-cell>
          <table:table-cell office:value-type="float" office:value="1.52423">
            <text:p>1.52423</text:p>
          </table:table-cell>
        </table:table-row>
        <table:table-row table:style-name="ro1">
          <table:table-cell office:value-type="float" office:value="5660.01689604885">
            <text:p>5660.0168960489</text:p>
          </table:table-cell>
          <table:table-cell office:value-type="float" office:value="1.81211">
            <text:p>1.81211</text:p>
          </table:table-cell>
        </table:table-row>
        <table:table-row table:style-name="ro1">
          <table:table-cell office:value-type="float" office:value="5670.01489604885">
            <text:p>5670.0148960489</text:p>
          </table:table-cell>
          <table:table-cell office:value-type="float" office:value="1.79505">
            <text:p>1.79505</text:p>
          </table:table-cell>
        </table:table-row>
        <table:table-row table:style-name="ro1">
          <table:table-cell office:value-type="float" office:value="5675.01462404885">
            <text:p>5675.0146240489</text:p>
          </table:table-cell>
          <table:table-cell office:value-type="float" office:value="1.2252">
            <text:p>1.2252</text:p>
          </table:table-cell>
        </table:table-row>
        <table:table-row table:style-name="ro1">
          <table:table-cell office:value-type="float" office:value="5680.01617604885">
            <text:p>5680.0161760489</text:p>
          </table:table-cell>
          <table:table-cell office:value-type="float" office:value="1.6857">
            <text:p>1.6857</text:p>
          </table:table-cell>
        </table:table-row>
        <table:table-row table:style-name="ro1">
          <table:table-cell office:value-type="float" office:value="5685.01369604885">
            <text:p>5685.0136960489</text:p>
          </table:table-cell>
          <table:table-cell office:value-type="float" office:value="1.67154">
            <text:p>1.67154</text:p>
          </table:table-cell>
        </table:table-row>
        <table:table-row table:style-name="ro1">
          <table:table-cell office:value-type="float" office:value="5690.01940804885">
            <text:p>5690.0194080489</text:p>
          </table:table-cell>
          <table:table-cell office:value-type="float" office:value="1.67222">
            <text:p>1.67222</text:p>
          </table:table-cell>
        </table:table-row>
        <table:table-row table:style-name="ro1">
          <table:table-cell office:value-type="float" office:value="5695.04990416542">
            <text:p>5695.0499041654</text:p>
          </table:table-cell>
          <table:table-cell office:value-type="float" office:value="1.87937">
            <text:p>1.87937</text:p>
          </table:table-cell>
        </table:table-row>
        <table:table-row table:style-name="ro1">
          <table:table-cell office:value-type="float" office:value="5700.01430404885">
            <text:p>5700.0143040489</text:p>
          </table:table-cell>
          <table:table-cell office:value-type="float" office:value="0.852767">
            <text:p>0.852767</text:p>
          </table:table-cell>
        </table:table-row>
        <table:table-row table:style-name="ro1">
          <table:table-cell office:value-type="float" office:value="5705.01721605404">
            <text:p>5705.0172160541</text:p>
          </table:table-cell>
          <table:table-cell office:value-type="float" office:value="1.11179">
            <text:p>1.11179</text:p>
          </table:table-cell>
        </table:table-row>
        <table:table-row table:style-name="ro1">
          <table:table-cell office:value-type="float" office:value="5710.01556804885">
            <text:p>5710.0155680489</text:p>
          </table:table-cell>
          <table:table-cell office:value-type="float" office:value="1.14013">
            <text:p>1.14013</text:p>
          </table:table-cell>
        </table:table-row>
        <table:table-row table:style-name="ro1">
          <table:table-cell office:value-type="float" office:value="5715.01430404885">
            <text:p>5715.0143040489</text:p>
          </table:table-cell>
          <table:table-cell office:value-type="float" office:value="1.14144">
            <text:p>1.14144</text:p>
          </table:table-cell>
        </table:table-row>
        <table:table-row table:style-name="ro1">
          <table:table-cell office:value-type="float" office:value="5720.01465605404">
            <text:p>5720.0146560541</text:p>
          </table:table-cell>
          <table:table-cell office:value-type="float" office:value="1.40155">
            <text:p>1.40155</text:p>
          </table:table-cell>
        </table:table-row>
        <table:table-row table:style-name="ro1">
          <table:table-cell office:value-type="float" office:value="5725.01366404885">
            <text:p>5725.0136640489</text:p>
          </table:table-cell>
          <table:table-cell office:value-type="float" office:value="1.40056">
            <text:p>1.40056</text:p>
          </table:table-cell>
        </table:table-row>
        <table:table-row table:style-name="ro1">
          <table:table-cell office:value-type="float" office:value="5730.01932805404">
            <text:p>5730.0193280541</text:p>
          </table:table-cell>
          <table:table-cell office:value-type="float" office:value="1.13818">
            <text:p>1.13818</text:p>
          </table:table-cell>
        </table:table-row>
        <table:table-row table:style-name="ro1">
          <table:table-cell office:value-type="float" office:value="5735.01657604886">
            <text:p>5735.0165760489</text:p>
          </table:table-cell>
          <table:table-cell office:value-type="float" office:value="1.33941">
            <text:p>1.33941</text:p>
          </table:table-cell>
        </table:table-row>
        <table:table-row table:style-name="ro1">
          <table:table-cell office:value-type="float" office:value="5740.01878404885">
            <text:p>5740.0187840489</text:p>
          </table:table-cell>
          <table:table-cell office:value-type="float" office:value="1.06604">
            <text:p>1.06604</text:p>
          </table:table-cell>
        </table:table-row>
        <table:table-row table:style-name="ro1">
          <table:table-cell office:value-type="float" office:value="5745.02132805404">
            <text:p>5745.0213280541</text:p>
          </table:table-cell>
          <table:table-cell office:value-type="float" office:value="0.949454">
            <text:p>0.949454</text:p>
          </table:table-cell>
        </table:table-row>
        <table:table-row table:style-name="ro1">
          <table:table-cell office:value-type="float" office:value="5750.01809604885">
            <text:p>5750.0180960489</text:p>
          </table:table-cell>
          <table:table-cell office:value-type="float" office:value="0.952176">
            <text:p>0.952176</text:p>
          </table:table-cell>
        </table:table-row>
        <table:table-row table:style-name="ro1">
          <table:table-cell office:value-type="float" office:value="5755.01561604885">
            <text:p>5755.0156160489</text:p>
          </table:table-cell>
          <table:table-cell office:value-type="float" office:value="0.698129">
            <text:p>0.698129</text:p>
          </table:table-cell>
        </table:table-row>
        <table:table-row table:style-name="ro1">
          <table:table-cell office:value-type="float" office:value="5765.01433604885">
            <text:p>5765.0143360489</text:p>
          </table:table-cell>
          <table:table-cell office:value-type="float" office:value="0.881765">
            <text:p>0.881765</text:p>
          </table:table-cell>
        </table:table-row>
        <table:table-row table:style-name="ro1">
          <table:table-cell office:value-type="float" office:value="5770.01873604885">
            <text:p>5770.0187360489</text:p>
          </table:table-cell>
          <table:table-cell office:value-type="float" office:value="0.881242">
            <text:p>0.881242</text:p>
          </table:table-cell>
        </table:table-row>
        <table:table-row table:style-name="ro1">
          <table:table-cell office:value-type="float" office:value="5775.01777605404">
            <text:p>5775.0177760541</text:p>
          </table:table-cell>
          <table:table-cell office:value-type="float" office:value="0.746756">
            <text:p>0.746756</text:p>
          </table:table-cell>
        </table:table-row>
        <table:table-row table:style-name="ro1">
          <table:table-cell office:value-type="float" office:value="5780.01521604885">
            <text:p>5780.0152160489</text:p>
          </table:table-cell>
          <table:table-cell office:value-type="float" office:value="0.745841">
            <text:p>0.745841</text:p>
          </table:table-cell>
        </table:table-row>
        <table:table-row table:style-name="ro1">
          <table:table-cell office:value-type="float" office:value="5785.01433604885">
            <text:p>5785.0143360489</text:p>
          </table:table-cell>
          <table:table-cell office:value-type="float" office:value="0.561997">
            <text:p>0.561997</text:p>
          </table:table-cell>
        </table:table-row>
        <table:table-row table:style-name="ro1">
          <table:table-cell office:value-type="float" office:value="5790.02001604885">
            <text:p>5790.0200160489</text:p>
          </table:table-cell>
          <table:table-cell office:value-type="float" office:value="0.364599">
            <text:p>0.364599</text:p>
          </table:table-cell>
        </table:table-row>
        <table:table-row table:style-name="ro1">
          <table:table-cell office:value-type="float" office:value="5795.01777604885">
            <text:p>5795.0177760489</text:p>
          </table:table-cell>
          <table:table-cell office:value-type="float" office:value="0.571171">
            <text:p>0.571171</text:p>
          </table:table-cell>
        </table:table-row>
        <table:table-row table:style-name="ro1">
          <table:table-cell office:value-type="float" office:value="5800.01809604885">
            <text:p>5800.0180960489</text:p>
          </table:table-cell>
          <table:table-cell office:value-type="float" office:value="0.476868">
            <text:p>0.476868</text:p>
          </table:table-cell>
        </table:table-row>
        <table:table-row table:style-name="ro1">
          <table:table-cell office:value-type="float" office:value="5805.01649604885">
            <text:p>5805.0164960489</text:p>
          </table:table-cell>
          <table:table-cell office:value-type="float" office:value="0.686649">
            <text:p>0.686649</text:p>
          </table:table-cell>
        </table:table-row>
        <table:table-row table:style-name="ro1">
          <table:table-cell office:value-type="float" office:value="5810.01585605404">
            <text:p>5810.0158560541</text:p>
          </table:table-cell>
          <table:table-cell office:value-type="float" office:value="0.891014">
            <text:p>0.891014</text:p>
          </table:table-cell>
        </table:table-row>
        <table:table-row table:style-name="ro1">
          <table:table-cell office:value-type="float" office:value="5815.01753604885">
            <text:p>5815.0175360489</text:p>
          </table:table-cell>
          <table:table-cell office:value-type="float" office:value="0.771145">
            <text:p>0.771145</text:p>
          </table:table-cell>
        </table:table-row>
        <table:table-row table:style-name="ro1">
          <table:table-cell office:value-type="float" office:value="5820.01878404885">
            <text:p>5820.0187840489</text:p>
          </table:table-cell>
          <table:table-cell office:value-type="float" office:value="0.770225">
            <text:p>0.770225</text:p>
          </table:table-cell>
        </table:table-row>
        <table:table-row table:style-name="ro1">
          <table:table-cell office:value-type="float" office:value="5825.01369604885">
            <text:p>5825.0136960489</text:p>
          </table:table-cell>
          <table:table-cell office:value-type="float" office:value="0.678402">
            <text:p>0.678402</text:p>
          </table:table-cell>
        </table:table-row>
        <table:table-row table:style-name="ro1">
          <table:table-cell office:value-type="float" office:value="5830.02166404885">
            <text:p>5830.0216640489</text:p>
          </table:table-cell>
          <table:table-cell office:value-type="float" office:value="0.709797">
            <text:p>0.709797</text:p>
          </table:table-cell>
        </table:table-row>
        <table:table-row table:style-name="ro1">
          <table:table-cell office:value-type="float" office:value="5835.01905604885">
            <text:p>5835.0190560489</text:p>
          </table:table-cell>
          <table:table-cell office:value-type="float" office:value="0.695147">
            <text:p>0.695147</text:p>
          </table:table-cell>
        </table:table-row>
        <table:table-row table:style-name="ro1">
          <table:table-cell office:value-type="float" office:value="5840.01809604885">
            <text:p>5840.0180960489</text:p>
          </table:table-cell>
          <table:table-cell office:value-type="float" office:value="0.693452">
            <text:p>0.693452</text:p>
          </table:table-cell>
        </table:table-row>
        <table:table-row table:style-name="ro1">
          <table:table-cell office:value-type="float" office:value="5845.01745605404">
            <text:p>5845.0174560541</text:p>
          </table:table-cell>
          <table:table-cell office:value-type="float" office:value="0.693383">
            <text:p>0.693383</text:p>
          </table:table-cell>
        </table:table-row>
        <table:table-row table:style-name="ro1">
          <table:table-cell office:value-type="float" office:value="5850.02188804885">
            <text:p>5850.0218880489</text:p>
          </table:table-cell>
          <table:table-cell office:value-type="float" office:value="0.951165">
            <text:p>0.951165</text:p>
          </table:table-cell>
        </table:table-row>
        <table:table-row table:style-name="ro1">
          <table:table-cell office:value-type="float" office:value="5855.01777605404">
            <text:p>5855.0177760541</text:p>
          </table:table-cell>
          <table:table-cell office:value-type="float" office:value="0.834348">
            <text:p>0.834348</text:p>
          </table:table-cell>
        </table:table-row>
        <table:table-row table:style-name="ro1">
          <table:table-cell office:value-type="float" office:value="5860.01561604885">
            <text:p>5860.0156160489</text:p>
          </table:table-cell>
          <table:table-cell office:value-type="float" office:value="0.631189">
            <text:p>0.631189</text:p>
          </table:table-cell>
        </table:table-row>
        <table:table-row table:style-name="ro1">
          <table:table-cell office:value-type="float" office:value="5865.01425604885">
            <text:p>5865.0142560489</text:p>
          </table:table-cell>
          <table:table-cell office:value-type="float" office:value="0.835109">
            <text:p>0.835109</text:p>
          </table:table-cell>
        </table:table-row>
        <table:table-row table:style-name="ro1">
          <table:table-cell office:value-type="float" office:value="5870.01369604885">
            <text:p>5870.0136960489</text:p>
          </table:table-cell>
          <table:table-cell office:value-type="float" office:value="0.541723">
            <text:p>0.541723</text:p>
          </table:table-cell>
        </table:table-row>
        <table:table-row table:style-name="ro1">
          <table:table-cell office:value-type="float" office:value="5875.01681604885">
            <text:p>5875.0168160489</text:p>
          </table:table-cell>
          <table:table-cell office:value-type="float" office:value="0.554844">
            <text:p>0.554844</text:p>
          </table:table-cell>
        </table:table-row>
        <table:table-row table:style-name="ro1">
          <table:table-cell office:value-type="float" office:value="5880.0248960925">
            <text:p>5880.0248960925</text:p>
          </table:table-cell>
          <table:table-cell office:value-type="float" office:value="1.2265">
            <text:p>1.2265</text:p>
          </table:table-cell>
        </table:table-row>
        <table:table-row table:style-name="ro1">
          <table:table-cell office:value-type="float" office:value="5885.01654404885">
            <text:p>5885.0165440489</text:p>
          </table:table-cell>
          <table:table-cell office:value-type="float" office:value="1.22563">
            <text:p>1.22563</text:p>
          </table:table-cell>
        </table:table-row>
        <table:table-row table:style-name="ro1">
          <table:table-cell office:value-type="float" office:value="5890.01462404885">
            <text:p>5890.0146240489</text:p>
          </table:table-cell>
          <table:table-cell office:value-type="float" office:value="1.25074">
            <text:p>1.25074</text:p>
          </table:table-cell>
        </table:table-row>
        <table:table-row table:style-name="ro1">
          <table:table-cell office:value-type="float" office:value="5895.01713604885">
            <text:p>5895.0171360489</text:p>
          </table:table-cell>
          <table:table-cell office:value-type="float" office:value="1.01941">
            <text:p>1.01941</text:p>
          </table:table-cell>
        </table:table-row>
        <table:table-row table:style-name="ro1">
          <table:table-cell office:value-type="float" office:value="5900.01497604885">
            <text:p>5900.0149760489</text:p>
          </table:table-cell>
          <table:table-cell office:value-type="float" office:value="0.860522">
            <text:p>0.860522</text:p>
          </table:table-cell>
        </table:table-row>
        <table:table-row table:style-name="ro1">
          <table:table-cell office:value-type="float" office:value="5905.01689604885">
            <text:p>5905.0168960489</text:p>
          </table:table-cell>
          <table:table-cell office:value-type="float" office:value="0.863047">
            <text:p>0.863047</text:p>
          </table:table-cell>
        </table:table-row>
        <table:table-row table:style-name="ro1">
          <table:table-cell office:value-type="float" office:value="5915.01593604885">
            <text:p>5915.0159360489</text:p>
          </table:table-cell>
          <table:table-cell office:value-type="float" office:value="0.863179">
            <text:p>0.863179</text:p>
          </table:table-cell>
        </table:table-row>
        <table:table-row table:style-name="ro1">
          <table:table-cell office:value-type="float" office:value="5920.01369605404">
            <text:p>5920.0136960541</text:p>
          </table:table-cell>
          <table:table-cell office:value-type="float" office:value="0.569825">
            <text:p>0.569825</text:p>
          </table:table-cell>
        </table:table-row>
        <table:table-row table:style-name="ro1">
          <table:table-cell office:value-type="float" office:value="5925.01844804885">
            <text:p>5925.0184480489</text:p>
          </table:table-cell>
          <table:table-cell office:value-type="float" office:value="0.569538">
            <text:p>0.569538</text:p>
          </table:table-cell>
        </table:table-row>
        <table:table-row table:style-name="ro1">
          <table:table-cell office:value-type="float" office:value="5930.01974404885">
            <text:p>5930.0197440489</text:p>
          </table:table-cell>
          <table:table-cell office:value-type="float" office:value="0.577444">
            <text:p>0.577444</text:p>
          </table:table-cell>
        </table:table-row>
        <table:table-row table:style-name="ro1">
          <table:table-cell office:value-type="float" office:value="5935.01521604885">
            <text:p>5935.0152160489</text:p>
          </table:table-cell>
          <table:table-cell office:value-type="float" office:value="0.230511">
            <text:p>0.230511</text:p>
          </table:table-cell>
        </table:table-row>
        <table:table-row table:style-name="ro1">
          <table:table-cell office:value-type="float" office:value="5940.01713605404">
            <text:p>5940.0171360541</text:p>
          </table:table-cell>
          <table:table-cell office:value-type="float" office:value="0.296452">
            <text:p>0.296452</text:p>
          </table:table-cell>
        </table:table-row>
        <table:table-row table:style-name="ro1">
          <table:table-cell office:value-type="float" office:value="5945.01750405404">
            <text:p>5945.0175040541</text:p>
          </table:table-cell>
          <table:table-cell office:value-type="float" office:value="0.42765">
            <text:p>0.42765</text:p>
          </table:table-cell>
        </table:table-row>
        <table:table-row table:style-name="ro1">
          <table:table-cell office:value-type="float" office:value="5950.02321604885">
            <text:p>5950.0232160489</text:p>
          </table:table-cell>
          <table:table-cell office:value-type="float" office:value="0.428348">
            <text:p>0.428348</text:p>
          </table:table-cell>
        </table:table-row>
        <table:table-row table:style-name="ro1">
          <table:table-cell office:value-type="float" office:value="5955.01713604885">
            <text:p>5955.0171360489</text:p>
          </table:table-cell>
          <table:table-cell office:value-type="float" office:value="0.282622">
            <text:p>0.282622</text:p>
          </table:table-cell>
        </table:table-row>
        <table:table-row table:style-name="ro1">
          <table:table-cell office:value-type="float" office:value="5960.01777604885">
            <text:p>5960.0177760489</text:p>
          </table:table-cell>
          <table:table-cell office:value-type="float" office:value="0.379939">
            <text:p>0.379939</text:p>
          </table:table-cell>
        </table:table-row>
        <table:table-row table:style-name="ro1">
          <table:table-cell office:value-type="float" office:value="5965.02324805404">
            <text:p>5965.0232480541</text:p>
          </table:table-cell>
          <table:table-cell office:value-type="float" office:value="0.479966">
            <text:p>0.479966</text:p>
          </table:table-cell>
        </table:table-row>
        <table:table-row table:style-name="ro1">
          <table:table-cell office:value-type="float" office:value="5970.01654404885">
            <text:p>5970.0165440489</text:p>
          </table:table-cell>
          <table:table-cell office:value-type="float" office:value="0.34512">
            <text:p>0.34512</text:p>
          </table:table-cell>
        </table:table-row>
        <table:table-row table:style-name="ro1">
          <table:table-cell office:value-type="float" office:value="5975.01401605404">
            <text:p>5975.0140160541</text:p>
          </table:table-cell>
          <table:table-cell office:value-type="float" office:value="0.477963">
            <text:p>0.477963</text:p>
          </table:table-cell>
        </table:table-row>
        <table:table-row table:style-name="ro1">
          <table:table-cell office:value-type="float" office:value="5980.01750404885">
            <text:p>5980.0175040489</text:p>
          </table:table-cell>
          <table:table-cell office:value-type="float" office:value="0.487299">
            <text:p>0.487299</text:p>
          </table:table-cell>
        </table:table-row>
        <table:table-row table:style-name="ro1">
          <table:table-cell office:value-type="float" office:value="5985.01777604885">
            <text:p>5985.0177760489</text:p>
          </table:table-cell>
          <table:table-cell office:value-type="float" office:value="0.489289">
            <text:p>0.489289</text:p>
          </table:table-cell>
        </table:table-row>
        <table:table-row table:style-name="ro1">
          <table:table-cell office:value-type="float" office:value="5990.01649605404">
            <text:p>5990.0164960541</text:p>
          </table:table-cell>
          <table:table-cell office:value-type="float" office:value="0.487094">
            <text:p>0.487094</text:p>
          </table:table-cell>
        </table:table-row>
        <table:table-row table:style-name="ro1">
          <table:table-cell office:value-type="float" office:value="5995.01657604885">
            <text:p>5995.0165760489</text:p>
          </table:table-cell>
          <table:table-cell office:value-type="float" office:value="0.354731">
            <text:p>0.3547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5T03:21:49</dc:date>
    <meta:document-statistic meta:table-count="1" meta:cell-count="235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26cm" svg:height="8.991cm" xlink:href=".." xlink:type="simple" chart:class="chart:scatter" chart:style-name="ch1">
        <chart:plot-area chart:style-name="ch2" table:cell-range-address="Sheet1.A1:Sheet1.B1179" chart:data-source-has-labels="row" svg:x="1.705cm" svg:y="0.851cm" svg:width="17.617cm" svg:height="6.688cm">
          <chartooo:coordinate-region svg:x="2.326cm" svg:y="1.05cm" svg:width="16.624cm" svg:height="5.842cm"/>
          <chart:axis chart:dimension="x" chart:name="primary-x" chart:style-name="ch3">
            <chart:title svg:x="9.352cm" svg:y="7.718cm" chart:style-name="ch4">
              <text:p>tempo (s)</text:p>
            </chart:title>
          </chart:axis>
          <chart:axis chart:dimension="y" chart:name="primary-y" chart:style-name="ch5">
            <chart:title svg:x="0.451cm" svg:y="6.877cm" chart:style-name="ch6">
              <text:p>erro de localização (m)</text:p>
            </chart:title>
            <chart:grid chart:style-name="ch7" chart:class="major"/>
          </chart:axis>
          <chart:series chart:style-name="ch8" chart:values-cell-range-address="Sheet1.B2:Sheet1.B1179" chart:label-cell-address="Sheet1.B1:Sheet1.B1" chart:class="chart:scatter">
            <chart:domain table:cell-range-address="Sheet1.A2:Sheet1.A1179"/>
            <chart:data-point chart:repeated="117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MoS01.baseStation[0].app.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43872114192">
                <text:p>5.043872114192</text:p>
                <draw:g>
                  <svg:desc>Sheet1.A2:Sheet1.A1179</svg:desc>
                </draw:g>
              </table:table-cell>
              <table:table-cell office:value-type="float" office:value="3.70644">
                <text:p>3.70644</text:p>
                <draw:g>
                  <svg:desc>Sheet1.B2:Sheet1.B1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44176166166">
                <text:p>10.044176166166</text:p>
              </table:table-cell>
              <table:table-cell office:value-type="float" office:value="3.16237">
                <text:p>3.1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011168021134">
                <text:p>15.011168021134</text:p>
              </table:table-cell>
              <table:table-cell office:value-type="float" office:value="3.43615">
                <text:p>3.43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011760021134">
                <text:p>20.011760021134</text:p>
              </table:table-cell>
              <table:table-cell office:value-type="float" office:value="3.64078">
                <text:p>3.64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009920021134">
                <text:p>25.009920021134</text:p>
              </table:table-cell>
              <table:table-cell office:value-type="float" office:value="3.7814">
                <text:p>3.7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013680021134">
                <text:p>30.013680021134</text:p>
              </table:table-cell>
              <table:table-cell office:value-type="float" office:value="3.88116">
                <text:p>3.88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014000038064">
                <text:p>35.014000038064</text:p>
              </table:table-cell>
              <table:table-cell office:value-type="float" office:value="3.34702">
                <text:p>3.34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021072021134">
                <text:p>40.021072021134</text:p>
              </table:table-cell>
              <table:table-cell office:value-type="float" office:value="3.45914">
                <text:p>3.45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012768021134">
                <text:p>45.012768021134</text:p>
              </table:table-cell>
              <table:table-cell office:value-type="float" office:value="3.55237">
                <text:p>3.55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02758575911">
                <text:p>50.02758575911</text:p>
              </table:table-cell>
              <table:table-cell office:value-type="float" office:value="3.42071">
                <text:p>3.420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011440021134">
                <text:p>55.011440021134</text:p>
              </table:table-cell>
              <table:table-cell office:value-type="float" office:value="3.69409">
                <text:p>3.69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011440023022">
                <text:p>60.011440023022</text:p>
              </table:table-cell>
              <table:table-cell office:value-type="float" office:value="3.41762">
                <text:p>3.41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.018752021134">
                <text:p>65.018752021134</text:p>
              </table:table-cell>
              <table:table-cell office:value-type="float" office:value="3.41509">
                <text:p>3.415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.009280021134">
                <text:p>70.009280021134</text:p>
              </table:table-cell>
              <table:table-cell office:value-type="float" office:value="3.41527">
                <text:p>3.415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.011488021134">
                <text:p>75.011488021134</text:p>
              </table:table-cell>
              <table:table-cell office:value-type="float" office:value="3.41526">
                <text:p>3.41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.009280021134">
                <text:p>80.009280021134</text:p>
              </table:table-cell>
              <table:table-cell office:value-type="float" office:value="3.41536">
                <text:p>3.41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015680023022">
                <text:p>85.015680023022</text:p>
              </table:table-cell>
              <table:table-cell office:value-type="float" office:value="3.60873">
                <text:p>3.60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.010480021134">
                <text:p>90.010480021134</text:p>
              </table:table-cell>
              <table:table-cell office:value-type="float" office:value="3.60862">
                <text:p>3.60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.019392021134">
                <text:p>95.019392021134</text:p>
              </table:table-cell>
              <table:table-cell office:value-type="float" office:value="3.60654">
                <text:p>3.60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.009280023022">
                <text:p>100.009280023022</text:p>
              </table:table-cell>
              <table:table-cell office:value-type="float" office:value="3.75335">
                <text:p>3.75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.007328019169">
                <text:p>105.007328019169</text:p>
              </table:table-cell>
              <table:table-cell office:value-type="float" office:value="5.73105">
                <text:p>5.73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.014320019169">
                <text:p>110.014320019169</text:p>
              </table:table-cell>
              <table:table-cell office:value-type="float" office:value="5.84444">
                <text:p>5.84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.011440019169">
                <text:p>115.011440019169</text:p>
              </table:table-cell>
              <table:table-cell office:value-type="float" office:value="5.84387">
                <text:p>5.84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.011520019169">
                <text:p>120.011520019169</text:p>
              </table:table-cell>
              <table:table-cell office:value-type="float" office:value="5.84376">
                <text:p>5.84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.012480019169">
                <text:p>125.012480019169</text:p>
              </table:table-cell>
              <table:table-cell office:value-type="float" office:value="5.84344">
                <text:p>5.84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.007968019169">
                <text:p>130.007968019169</text:p>
              </table:table-cell>
              <table:table-cell office:value-type="float" office:value="5.84312">
                <text:p>5.843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.012720019169">
                <text:p>135.012720019169</text:p>
              </table:table-cell>
              <table:table-cell office:value-type="float" office:value="5.9808">
                <text:p>5.9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.013040019169">
                <text:p>140.013040019169</text:p>
              </table:table-cell>
              <table:table-cell office:value-type="float" office:value="5.98087">
                <text:p>5.98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.012800019169">
                <text:p>145.012800019169</text:p>
              </table:table-cell>
              <table:table-cell office:value-type="float" office:value="5.98087">
                <text:p>5.980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.009568019169">
                <text:p>150.009568019169</text:p>
              </table:table-cell>
              <table:table-cell office:value-type="float" office:value="5.99556">
                <text:p>5.99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.008608019169">
                <text:p>155.008608019169</text:p>
              </table:table-cell>
              <table:table-cell office:value-type="float" office:value="5.99322">
                <text:p>5.993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.010880019169">
                <text:p>160.010880019169</text:p>
              </table:table-cell>
              <table:table-cell office:value-type="float" office:value="5.9932">
                <text:p>5.9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.012800019169">
                <text:p>165.012800019169</text:p>
              </table:table-cell>
              <table:table-cell office:value-type="float" office:value="5.99255">
                <text:p>5.99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.016560019169">
                <text:p>170.016560019169</text:p>
              </table:table-cell>
              <table:table-cell office:value-type="float" office:value="5.99257">
                <text:p>5.992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.011168019169">
                <text:p>175.011168019169</text:p>
              </table:table-cell>
              <table:table-cell office:value-type="float" office:value="5.99261">
                <text:p>5.992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.009280019169">
                <text:p>180.009280019169</text:p>
              </table:table-cell>
              <table:table-cell office:value-type="float" office:value="5.99226">
                <text:p>5.992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.009920019169">
                <text:p>185.009920019169</text:p>
              </table:table-cell>
              <table:table-cell office:value-type="float" office:value="5.99194">
                <text:p>5.99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.014592031221">
                <text:p>190.014592031221</text:p>
              </table:table-cell>
              <table:table-cell office:value-type="float" office:value="5.77568">
                <text:p>5.775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.010880019169">
                <text:p>195.010880019169</text:p>
              </table:table-cell>
              <table:table-cell office:value-type="float" office:value="5.77568">
                <text:p>5.775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.014320019169">
                <text:p>200.014320019169</text:p>
              </table:table-cell>
              <table:table-cell office:value-type="float" office:value="5.77572">
                <text:p>5.775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.011760019169">
                <text:p>205.011760019169</text:p>
              </table:table-cell>
              <table:table-cell office:value-type="float" office:value="5.77571">
                <text:p>5.775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.009920019169">
                <text:p>210.009920019169</text:p>
              </table:table-cell>
              <table:table-cell office:value-type="float" office:value="5.77566">
                <text:p>5.775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.013680019169">
                <text:p>215.013680019169</text:p>
              </table:table-cell>
              <table:table-cell office:value-type="float" office:value="5.77569">
                <text:p>5.77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.011440019169">
                <text:p>220.011440019169</text:p>
              </table:table-cell>
              <table:table-cell office:value-type="float" office:value="5.7757">
                <text:p>5.7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.068672173013">
                <text:p>225.068672173013</text:p>
              </table:table-cell>
              <table:table-cell office:value-type="float" office:value="5.58922">
                <text:p>5.589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.013040031221">
                <text:p>230.013040031221</text:p>
              </table:table-cell>
              <table:table-cell office:value-type="float" office:value="5.52252">
                <text:p>5.52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.009568031221">
                <text:p>235.009568031221</text:p>
              </table:table-cell>
              <table:table-cell office:value-type="float" office:value="5.58104">
                <text:p>5.58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.012080019169">
                <text:p>240.012080019169</text:p>
              </table:table-cell>
              <table:table-cell office:value-type="float" office:value="5.70968">
                <text:p>5.709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.011760019169">
                <text:p>245.011760019169</text:p>
              </table:table-cell>
              <table:table-cell office:value-type="float" office:value="5.70932">
                <text:p>5.709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.013680019169">
                <text:p>250.013680019169</text:p>
              </table:table-cell>
              <table:table-cell office:value-type="float" office:value="5.70604">
                <text:p>5.706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.014320019169">
                <text:p>255.014320019169</text:p>
              </table:table-cell>
              <table:table-cell office:value-type="float" office:value="5.70549">
                <text:p>5.70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.010848019169">
                <text:p>260.010848019169</text:p>
              </table:table-cell>
              <table:table-cell office:value-type="float" office:value="5.70572">
                <text:p>5.705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.014000019169">
                <text:p>265.014000019169</text:p>
              </table:table-cell>
              <table:table-cell office:value-type="float" office:value="5.70709">
                <text:p>5.707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.014320031221">
                <text:p>270.014320031221</text:p>
              </table:table-cell>
              <table:table-cell office:value-type="float" office:value="5.76261">
                <text:p>5.762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.009888019169">
                <text:p>275.009888019169</text:p>
              </table:table-cell>
              <table:table-cell office:value-type="float" office:value="5.90469">
                <text:p>5.904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.008928019169">
                <text:p>280.008928019169</text:p>
              </table:table-cell>
              <table:table-cell office:value-type="float" office:value="5.9821">
                <text:p>5.98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.010208019169">
                <text:p>285.010208019169</text:p>
              </table:table-cell>
              <table:table-cell office:value-type="float" office:value="5.98194">
                <text:p>5.98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.008928019169">
                <text:p>290.008928019169</text:p>
              </table:table-cell>
              <table:table-cell office:value-type="float" office:value="5.98108">
                <text:p>5.98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.014000019169">
                <text:p>295.014000019169</text:p>
              </table:table-cell>
              <table:table-cell office:value-type="float" office:value="5.98138">
                <text:p>5.981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.012400019169">
                <text:p>300.012400019169</text:p>
              </table:table-cell>
              <table:table-cell office:value-type="float" office:value="5.98077">
                <text:p>5.980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.012800019169">
                <text:p>305.012800019169</text:p>
              </table:table-cell>
              <table:table-cell office:value-type="float" office:value="5.98075">
                <text:p>5.980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.012480019169">
                <text:p>310.012480019169</text:p>
              </table:table-cell>
              <table:table-cell office:value-type="float" office:value="5.98068">
                <text:p>5.980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.011120041953">
                <text:p>315.011120041953</text:p>
              </table:table-cell>
              <table:table-cell office:value-type="float" office:value="5.8225">
                <text:p>5.82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.008928019169">
                <text:p>320.008928019169</text:p>
              </table:table-cell>
              <table:table-cell office:value-type="float" office:value="5.80879">
                <text:p>5.808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.012448019169">
                <text:p>325.012448019169</text:p>
              </table:table-cell>
              <table:table-cell office:value-type="float" office:value="5.8093">
                <text:p>5.80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.015648019169">
                <text:p>330.015648019169</text:p>
              </table:table-cell>
              <table:table-cell office:value-type="float" office:value="5.80909">
                <text:p>5.809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.012480019169">
                <text:p>335.012480019169</text:p>
              </table:table-cell>
              <table:table-cell office:value-type="float" office:value="5.80916">
                <text:p>5.809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.014320019169">
                <text:p>340.014320019169</text:p>
              </table:table-cell>
              <table:table-cell office:value-type="float" office:value="5.80925">
                <text:p>5.80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.016880041953">
                <text:p>345.016880041953</text:p>
              </table:table-cell>
              <table:table-cell office:value-type="float" office:value="5.67002">
                <text:p>5.67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.012768019169">
                <text:p>350.012768019169</text:p>
              </table:table-cell>
              <table:table-cell office:value-type="float" office:value="5.67008">
                <text:p>5.670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.010848019169">
                <text:p>355.010848019169</text:p>
              </table:table-cell>
              <table:table-cell office:value-type="float" office:value="5.6692">
                <text:p>5.66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.014400019169">
                <text:p>360.014400019169</text:p>
              </table:table-cell>
              <table:table-cell office:value-type="float" office:value="5.66854">
                <text:p>5.668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.013680019169">
                <text:p>365.013680019169</text:p>
              </table:table-cell>
              <table:table-cell office:value-type="float" office:value="5.81046">
                <text:p>5.810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.012160019169">
                <text:p>370.012160019169</text:p>
              </table:table-cell>
              <table:table-cell office:value-type="float" office:value="5.81006">
                <text:p>5.810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.018704019169">
                <text:p>375.018704019169</text:p>
              </table:table-cell>
              <table:table-cell office:value-type="float" office:value="5.81006">
                <text:p>5.810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.014000019169">
                <text:p>380.014000019169</text:p>
              </table:table-cell>
              <table:table-cell office:value-type="float" office:value="5.81017">
                <text:p>5.810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.012080019169">
                <text:p>385.012080019169</text:p>
              </table:table-cell>
              <table:table-cell office:value-type="float" office:value="5.81013">
                <text:p>5.81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5.013360019169">
                <text:p>395.013360019169</text:p>
              </table:table-cell>
              <table:table-cell office:value-type="float" office:value="5.81011">
                <text:p>5.81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.012400019169">
                <text:p>400.012400019169</text:p>
              </table:table-cell>
              <table:table-cell office:value-type="float" office:value="5.9958">
                <text:p>5.99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.012480026815">
                <text:p>405.012480026815</text:p>
              </table:table-cell>
              <table:table-cell office:value-type="float" office:value="5.15223">
                <text:p>5.152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0.016960030757">
                <text:p>410.016960030757</text:p>
              </table:table-cell>
              <table:table-cell office:value-type="float" office:value="5.55338">
                <text:p>5.55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5.011200036042">
                <text:p>415.011200036042</text:p>
              </table:table-cell>
              <table:table-cell office:value-type="float" office:value="5.57732">
                <text:p>5.57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0.012768024061">
                <text:p>420.012768024061</text:p>
              </table:table-cell>
              <table:table-cell office:value-type="float" office:value="5.1896">
                <text:p>5.18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5.008320024061">
                <text:p>425.008320024061</text:p>
              </table:table-cell>
              <table:table-cell office:value-type="float" office:value="4.77066">
                <text:p>4.770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0.013040024061">
                <text:p>430.013040024061</text:p>
              </table:table-cell>
              <table:table-cell office:value-type="float" office:value="4.21081">
                <text:p>4.210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5.017600024061">
                <text:p>435.017600024061</text:p>
              </table:table-cell>
              <table:table-cell office:value-type="float" office:value="3.82548">
                <text:p>3.825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0.011200024061">
                <text:p>440.011200024061</text:p>
              </table:table-cell>
              <table:table-cell office:value-type="float" office:value="3.42637">
                <text:p>3.426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5.012400041164">
                <text:p>445.012400041164</text:p>
              </table:table-cell>
              <table:table-cell office:value-type="float" office:value="2.78606">
                <text:p>2.786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0.010800041164">
                <text:p>450.010800041164</text:p>
              </table:table-cell>
              <table:table-cell office:value-type="float" office:value="2.27342">
                <text:p>2.273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5.012720024061">
                <text:p>455.012720024061</text:p>
              </table:table-cell>
              <table:table-cell office:value-type="float" office:value="2.23373">
                <text:p>2.233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0.014720041164">
                <text:p>460.014720041164</text:p>
              </table:table-cell>
              <table:table-cell office:value-type="float" office:value="1.78937">
                <text:p>1.789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5.012480041164">
                <text:p>465.012480041164</text:p>
              </table:table-cell>
              <table:table-cell office:value-type="float" office:value="1.34455">
                <text:p>1.34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0.011200024061">
                <text:p>470.011200024061</text:p>
              </table:table-cell>
              <table:table-cell office:value-type="float" office:value="1.34224">
                <text:p>1.34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5.011840041164">
                <text:p>475.011840041164</text:p>
              </table:table-cell>
              <table:table-cell office:value-type="float" office:value="1.21099">
                <text:p>1.210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0.013440041164">
                <text:p>480.013440041164</text:p>
              </table:table-cell>
              <table:table-cell office:value-type="float" office:value="1.24884">
                <text:p>1.248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5.011760041164">
                <text:p>485.011760041164</text:p>
              </table:table-cell>
              <table:table-cell office:value-type="float" office:value="1.15937">
                <text:p>1.159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0.011200041164">
                <text:p>490.011200041164</text:p>
              </table:table-cell>
              <table:table-cell office:value-type="float" office:value="1.02876">
                <text:p>1.028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5.014992041164">
                <text:p>495.014992041164</text:p>
              </table:table-cell>
              <table:table-cell office:value-type="float" office:value="1.23333">
                <text:p>1.2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0.009248024061">
                <text:p>500.009248024061</text:p>
              </table:table-cell>
              <table:table-cell office:value-type="float" office:value="1.36933">
                <text:p>1.369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5.014368024061">
                <text:p>505.014368024061</text:p>
              </table:table-cell>
              <table:table-cell office:value-type="float" office:value="1.36959">
                <text:p>1.369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0.011440024061">
                <text:p>510.011440024061</text:p>
              </table:table-cell>
              <table:table-cell office:value-type="float" office:value="1.5064">
                <text:p>1.50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5.011440024061">
                <text:p>515.011440024061</text:p>
              </table:table-cell>
              <table:table-cell office:value-type="float" office:value="1.61939">
                <text:p>1.619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0.010560041164">
                <text:p>520.010560041164</text:p>
              </table:table-cell>
              <table:table-cell office:value-type="float" office:value="1.58313">
                <text:p>1.583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.016320024061">
                <text:p>525.016320024061</text:p>
              </table:table-cell>
              <table:table-cell office:value-type="float" office:value="1.7189">
                <text:p>1.71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0.014000024061">
                <text:p>530.014000024061</text:p>
              </table:table-cell>
              <table:table-cell office:value-type="float" office:value="1.8546">
                <text:p>1.85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5.016880024061">
                <text:p>535.016880024061</text:p>
              </table:table-cell>
              <table:table-cell office:value-type="float" office:value="1.96524">
                <text:p>1.965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0.012400024061">
                <text:p>540.012400024061</text:p>
              </table:table-cell>
              <table:table-cell office:value-type="float" office:value="2.10089">
                <text:p>2.100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5.057856158206">
                <text:p>545.057856158206</text:p>
              </table:table-cell>
              <table:table-cell office:value-type="float" office:value="1.76594">
                <text:p>1.765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0.010800024061">
                <text:p>550.010800024061</text:p>
              </table:table-cell>
              <table:table-cell office:value-type="float" office:value="1.7661">
                <text:p>1.76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5.010848041164">
                <text:p>555.010848041164</text:p>
              </table:table-cell>
              <table:table-cell office:value-type="float" office:value="1.63125">
                <text:p>1.6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0.012720024061">
                <text:p>560.012720024061</text:p>
              </table:table-cell>
              <table:table-cell office:value-type="float" office:value="1.63106">
                <text:p>1.631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5.011840041164">
                <text:p>565.011840041164</text:p>
              </table:table-cell>
              <table:table-cell office:value-type="float" office:value="1.41582">
                <text:p>1.415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0.009520041164">
                <text:p>570.009520041164</text:p>
              </table:table-cell>
              <table:table-cell office:value-type="float" office:value="1.20071">
                <text:p>1.200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5.012800024061">
                <text:p>575.012800024061</text:p>
              </table:table-cell>
              <table:table-cell office:value-type="float" office:value="1.20084">
                <text:p>1.200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0.007328024061">
                <text:p>580.007328024061</text:p>
              </table:table-cell>
              <table:table-cell office:value-type="float" office:value="1.20084">
                <text:p>1.20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5.011520041164">
                <text:p>585.011520041164</text:p>
              </table:table-cell>
              <table:table-cell office:value-type="float" office:value="1.08526">
                <text:p>1.085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0.012800024061">
                <text:p>590.012800024061</text:p>
              </table:table-cell>
              <table:table-cell office:value-type="float" office:value="1.08524">
                <text:p>1.08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5.012400024061">
                <text:p>595.012400024061</text:p>
              </table:table-cell>
              <table:table-cell office:value-type="float" office:value="1.51547">
                <text:p>1.515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0.012720041164">
                <text:p>600.012720041164</text:p>
              </table:table-cell>
              <table:table-cell office:value-type="float" office:value="1.38278">
                <text:p>1.382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5.012128024061">
                <text:p>605.012128024061</text:p>
              </table:table-cell>
              <table:table-cell office:value-type="float" office:value="1.51637">
                <text:p>1.516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0.010880024061">
                <text:p>610.010880024061</text:p>
              </table:table-cell>
              <table:table-cell office:value-type="float" office:value="1.51612">
                <text:p>1.516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5.014080024061">
                <text:p>615.014080024061</text:p>
              </table:table-cell>
              <table:table-cell office:value-type="float" office:value="1.93699">
                <text:p>1.936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0.011200041164">
                <text:p>620.011200041164</text:p>
              </table:table-cell>
              <table:table-cell office:value-type="float" office:value="2.0715">
                <text:p>2.07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5.018848024061">
                <text:p>625.018848024061</text:p>
              </table:table-cell>
              <table:table-cell office:value-type="float" office:value="2.07125">
                <text:p>2.07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0.011760024061">
                <text:p>630.011760024061</text:p>
              </table:table-cell>
              <table:table-cell office:value-type="float" office:value="2.07126">
                <text:p>2.07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5.013728041164">
                <text:p>635.013728041164</text:p>
              </table:table-cell>
              <table:table-cell office:value-type="float" office:value="1.91361">
                <text:p>1.913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0.015360024061">
                <text:p>640.015360024061</text:p>
              </table:table-cell>
              <table:table-cell office:value-type="float" office:value="1.91337">
                <text:p>1.913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5.014720024061">
                <text:p>645.014720024061</text:p>
              </table:table-cell>
              <table:table-cell office:value-type="float" office:value="2.1914">
                <text:p>2.19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0.014048024061">
                <text:p>650.014048024061</text:p>
              </table:table-cell>
              <table:table-cell office:value-type="float" office:value="2.32054">
                <text:p>2.320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5.013040024061">
                <text:p>655.013040024061</text:p>
              </table:table-cell>
              <table:table-cell office:value-type="float" office:value="2.31869">
                <text:p>2.318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0.012080041164">
                <text:p>660.012080041164</text:p>
              </table:table-cell>
              <table:table-cell office:value-type="float" office:value="2.10664">
                <text:p>2.106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5.011440024061">
                <text:p>665.011440024061</text:p>
              </table:table-cell>
              <table:table-cell office:value-type="float" office:value="1.83567">
                <text:p>1.835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70.014960041164">
                <text:p>670.014960041164</text:p>
              </table:table-cell>
              <table:table-cell office:value-type="float" office:value="1.88794">
                <text:p>1.887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5.018832024061">
                <text:p>675.018832024061</text:p>
              </table:table-cell>
              <table:table-cell office:value-type="float" office:value="1.73801">
                <text:p>1.738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0.011520024061">
                <text:p>680.011520024061</text:p>
              </table:table-cell>
              <table:table-cell office:value-type="float" office:value="1.73801">
                <text:p>1.738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5.011488041164">
                <text:p>685.011488041164</text:p>
              </table:table-cell>
              <table:table-cell office:value-type="float" office:value="1.74242">
                <text:p>1.742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0.007968024061">
                <text:p>690.007968024061</text:p>
              </table:table-cell>
              <table:table-cell office:value-type="float" office:value="1.74233">
                <text:p>1.742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5.011168024061">
                <text:p>695.011168024061</text:p>
              </table:table-cell>
              <table:table-cell office:value-type="float" office:value="1.45246">
                <text:p>1.452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0.011200024061">
                <text:p>700.011200024061</text:p>
              </table:table-cell>
              <table:table-cell office:value-type="float" office:value="1.28054">
                <text:p>1.280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5.011488024061">
                <text:p>705.011488024061</text:p>
              </table:table-cell>
              <table:table-cell office:value-type="float" office:value="1.28068">
                <text:p>1.280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0.010800024061">
                <text:p>710.010800024061</text:p>
              </table:table-cell>
              <table:table-cell office:value-type="float" office:value="1.52357">
                <text:p>1.523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5.010240024061">
                <text:p>715.010240024061</text:p>
              </table:table-cell>
              <table:table-cell office:value-type="float" office:value="1.52438">
                <text:p>1.524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0.015968024061">
                <text:p>720.015968024061</text:p>
              </table:table-cell>
              <table:table-cell office:value-type="float" office:value="1.65395">
                <text:p>1.653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5.018528041164">
                <text:p>725.018528041164</text:p>
              </table:table-cell>
              <table:table-cell office:value-type="float" office:value="1.7372">
                <text:p>1.73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30.018528024061">
                <text:p>730.018528024061</text:p>
              </table:table-cell>
              <table:table-cell office:value-type="float" office:value="1.73734">
                <text:p>1.737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5.009920041164">
                <text:p>735.009920041164</text:p>
              </table:table-cell>
              <table:table-cell office:value-type="float" office:value="1.73825">
                <text:p>1.738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0.022912041164">
                <text:p>740.022912041164</text:p>
              </table:table-cell>
              <table:table-cell office:value-type="float" office:value="1.50976">
                <text:p>1.509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5.009600024061">
                <text:p>745.009600024061</text:p>
              </table:table-cell>
              <table:table-cell office:value-type="float" office:value="1.7862">
                <text:p>1.78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0.012448024061">
                <text:p>750.012448024061</text:p>
              </table:table-cell>
              <table:table-cell office:value-type="float" office:value="1.95191">
                <text:p>1.951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5.010880024061">
                <text:p>755.010880024061</text:p>
              </table:table-cell>
              <table:table-cell office:value-type="float" office:value="1.9529">
                <text:p>1.95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60.013088024061">
                <text:p>760.013088024061</text:p>
              </table:table-cell>
              <table:table-cell office:value-type="float" office:value="1.95314">
                <text:p>1.953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5.011168024061">
                <text:p>765.011168024061</text:p>
              </table:table-cell>
              <table:table-cell office:value-type="float" office:value="1.95254">
                <text:p>1.952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0.010880041164">
                <text:p>770.010880041164</text:p>
              </table:table-cell>
              <table:table-cell office:value-type="float" office:value="1.83688">
                <text:p>1.836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5.013680024061">
                <text:p>775.013680024061</text:p>
              </table:table-cell>
              <table:table-cell office:value-type="float" office:value="1.94863">
                <text:p>1.948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0.016832024061">
                <text:p>780.016832024061</text:p>
              </table:table-cell>
              <table:table-cell office:value-type="float" office:value="1.94824">
                <text:p>1.94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5.010560024061">
                <text:p>785.010560024061</text:p>
              </table:table-cell>
              <table:table-cell office:value-type="float" office:value="2.35354">
                <text:p>2.353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90.011760024061">
                <text:p>790.011760024061</text:p>
              </table:table-cell>
              <table:table-cell office:value-type="float" office:value="2.59581">
                <text:p>2.595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5.010560024061">
                <text:p>795.010560024061</text:p>
              </table:table-cell>
              <table:table-cell office:value-type="float" office:value="2.59931">
                <text:p>2.599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0.013440024061">
                <text:p>800.013440024061</text:p>
              </table:table-cell>
              <table:table-cell office:value-type="float" office:value="2.59985">
                <text:p>2.599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5.009920024061">
                <text:p>805.009920024061</text:p>
              </table:table-cell>
              <table:table-cell office:value-type="float" office:value="2.42619">
                <text:p>2.426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10.017872024061">
                <text:p>810.017872024061</text:p>
              </table:table-cell>
              <table:table-cell office:value-type="float" office:value="2.42575">
                <text:p>2.425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5.012720041164">
                <text:p>815.012720041164</text:p>
              </table:table-cell>
              <table:table-cell office:value-type="float" office:value="2.34432">
                <text:p>2.344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20.012080041164">
                <text:p>820.012080041164</text:p>
              </table:table-cell>
              <table:table-cell office:value-type="float" office:value="2.29105">
                <text:p>2.291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5.017872041164">
                <text:p>825.017872041164</text:p>
              </table:table-cell>
              <table:table-cell office:value-type="float" office:value="2.15508">
                <text:p>2.155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0.015952024061">
                <text:p>830.015952024061</text:p>
              </table:table-cell>
              <table:table-cell office:value-type="float" office:value="2.15494">
                <text:p>2.154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5.014320041164">
                <text:p>835.014320041164</text:p>
              </table:table-cell>
              <table:table-cell office:value-type="float" office:value="1.72173">
                <text:p>1.721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0.014320024061">
                <text:p>840.014320024061</text:p>
              </table:table-cell>
              <table:table-cell office:value-type="float" office:value="2.00581">
                <text:p>2.005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5.011840024061">
                <text:p>845.011840024061</text:p>
              </table:table-cell>
              <table:table-cell office:value-type="float" office:value="1.71209">
                <text:p>1.712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0.009600024061">
                <text:p>850.009600024061</text:p>
              </table:table-cell>
              <table:table-cell office:value-type="float" office:value="2.00355">
                <text:p>2.00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5.011760024061">
                <text:p>855.011760024061</text:p>
              </table:table-cell>
              <table:table-cell office:value-type="float" office:value="2.17692">
                <text:p>2.176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0.015360024061">
                <text:p>860.015360024061</text:p>
              </table:table-cell>
              <table:table-cell office:value-type="float" office:value="2.46929">
                <text:p>2.469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5.011520024061">
                <text:p>865.011520024061</text:p>
              </table:table-cell>
              <table:table-cell office:value-type="float" office:value="2.56358">
                <text:p>2.563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70.009920024061">
                <text:p>870.009920024061</text:p>
              </table:table-cell>
              <table:table-cell office:value-type="float" office:value="2.69766">
                <text:p>2.697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5.015648024061">
                <text:p>875.015648024061</text:p>
              </table:table-cell>
              <table:table-cell office:value-type="float" office:value="2.65961">
                <text:p>2.659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80.012400041164">
                <text:p>880.012400041164</text:p>
              </table:table-cell>
              <table:table-cell office:value-type="float" office:value="2.567">
                <text:p>2.5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5.016272041164">
                <text:p>885.016272041164</text:p>
              </table:table-cell>
              <table:table-cell office:value-type="float" office:value="2.64039">
                <text:p>2.640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90.011520024061">
                <text:p>890.011520024061</text:p>
              </table:table-cell>
              <table:table-cell office:value-type="float" office:value="2.35633">
                <text:p>2.356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5.013408024061">
                <text:p>895.013408024061</text:p>
              </table:table-cell>
              <table:table-cell office:value-type="float" office:value="2.35641">
                <text:p>2.356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0.012160024061">
                <text:p>900.012160024061</text:p>
              </table:table-cell>
              <table:table-cell office:value-type="float" office:value="2.34092">
                <text:p>2.340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5.013952041164">
                <text:p>905.013952041164</text:p>
              </table:table-cell>
              <table:table-cell office:value-type="float" office:value="2.26779">
                <text:p>2.267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10.010848024061">
                <text:p>910.010848024061</text:p>
              </table:table-cell>
              <table:table-cell office:value-type="float" office:value="1.80283">
                <text:p>1.802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5.013360024061">
                <text:p>915.013360024061</text:p>
              </table:table-cell>
              <table:table-cell office:value-type="float" office:value="1.80268">
                <text:p>1.802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20.014640024061">
                <text:p>920.014640024061</text:p>
              </table:table-cell>
              <table:table-cell office:value-type="float" office:value="1.6304">
                <text:p>1.63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5.013440041164">
                <text:p>925.013440041164</text:p>
              </table:table-cell>
              <table:table-cell office:value-type="float" office:value="1.74714">
                <text:p>1.747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30.014272024061">
                <text:p>930.014272024061</text:p>
              </table:table-cell>
              <table:table-cell office:value-type="float" office:value="2.09458">
                <text:p>2.094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5.014640041164">
                <text:p>935.014640041164</text:p>
              </table:table-cell>
              <table:table-cell office:value-type="float" office:value="2.00861">
                <text:p>2.008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40.011760041164">
                <text:p>940.011760041164</text:p>
              </table:table-cell>
              <table:table-cell office:value-type="float" office:value="1.87249">
                <text:p>1.872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5.012720041164">
                <text:p>945.012720041164</text:p>
              </table:table-cell>
              <table:table-cell office:value-type="float" office:value="1.73509">
                <text:p>1.735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0.009280024061">
                <text:p>950.009280024061</text:p>
              </table:table-cell>
              <table:table-cell office:value-type="float" office:value="1.74639">
                <text:p>1.746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5.011200041164">
                <text:p>955.011200041164</text:p>
              </table:table-cell>
              <table:table-cell office:value-type="float" office:value="1.69723">
                <text:p>1.697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60.020720036042">
                <text:p>960.020720036042</text:p>
              </table:table-cell>
              <table:table-cell office:value-type="float" office:value="2.22618">
                <text:p>2.226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5.009600024061">
                <text:p>965.009600024061</text:p>
              </table:table-cell>
              <table:table-cell office:value-type="float" office:value="2.22634">
                <text:p>2.226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70.009280024061">
                <text:p>970.009280024061</text:p>
              </table:table-cell>
              <table:table-cell office:value-type="float" office:value="2.22615">
                <text:p>2.226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5.012480024061">
                <text:p>975.012480024061</text:p>
              </table:table-cell>
              <table:table-cell office:value-type="float" office:value="2.31592">
                <text:p>2.315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80.018480024061">
                <text:p>980.018480024061</text:p>
              </table:table-cell>
              <table:table-cell office:value-type="float" office:value="1.85272">
                <text:p>1.852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5.011200024061">
                <text:p>985.011200024061</text:p>
              </table:table-cell>
              <table:table-cell office:value-type="float" office:value="1.98939">
                <text:p>1.989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0.011440024061">
                <text:p>990.011440024061</text:p>
              </table:table-cell>
              <table:table-cell office:value-type="float" office:value="2.17155">
                <text:p>2.171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5.010560041164">
                <text:p>995.010560041164</text:p>
              </table:table-cell>
              <table:table-cell office:value-type="float" office:value="2.23057">
                <text:p>2.230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.00956802406">
                <text:p>1000.00956802406</text:p>
              </table:table-cell>
              <table:table-cell office:value-type="float" office:value="1.94267">
                <text:p>1.942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5.01152002406">
                <text:p>1005.01152002406</text:p>
              </table:table-cell>
              <table:table-cell office:value-type="float" office:value="2.07933">
                <text:p>2.079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0.01176004116">
                <text:p>1010.01176004116</text:p>
              </table:table-cell>
              <table:table-cell office:value-type="float" office:value="1.57965">
                <text:p>1.579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5.01432003701">
                <text:p>1015.01432003701</text:p>
              </table:table-cell>
              <table:table-cell office:value-type="float" office:value="2.07826">
                <text:p>2.078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20.01312002299">
                <text:p>1020.01312002299</text:p>
              </table:table-cell>
              <table:table-cell office:value-type="float" office:value="2.69848">
                <text:p>2.698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5.0134400254">
                <text:p>1025.0134400254</text:p>
              </table:table-cell>
              <table:table-cell office:value-type="float" office:value="4.05446">
                <text:p>4.054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30.01176002582">
                <text:p>1030.01176002582</text:p>
              </table:table-cell>
              <table:table-cell office:value-type="float" office:value="3.56728">
                <text:p>3.567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40.01496002582">
                <text:p>1040.01496002582</text:p>
              </table:table-cell>
              <table:table-cell office:value-type="float" office:value="3.26784">
                <text:p>3.267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45.00924802542">
                <text:p>1045.00924802542</text:p>
              </table:table-cell>
              <table:table-cell office:value-type="float" office:value="3.25818">
                <text:p>3.258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50.01944002582">
                <text:p>1050.01944002582</text:p>
              </table:table-cell>
              <table:table-cell office:value-type="float" office:value="2.8229">
                <text:p>2.82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55.01976002582">
                <text:p>1055.01976002582</text:p>
              </table:table-cell>
              <table:table-cell office:value-type="float" office:value="2.54903">
                <text:p>2.549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60.01632002582">
                <text:p>1060.01632002582</text:p>
              </table:table-cell>
              <table:table-cell office:value-type="float" office:value="2.30419">
                <text:p>2.304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65.00956802582">
                <text:p>1065.00956802582</text:p>
              </table:table-cell>
              <table:table-cell office:value-type="float" office:value="2.02645">
                <text:p>2.026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70.01404802582">
                <text:p>1070.01404802582</text:p>
              </table:table-cell>
              <table:table-cell office:value-type="float" office:value="1.85739">
                <text:p>1.857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75.01368002582">
                <text:p>1075.01368002582</text:p>
              </table:table-cell>
              <table:table-cell office:value-type="float" office:value="1.8586">
                <text:p>1.85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80.01240002542">
                <text:p>1080.01240002542</text:p>
              </table:table-cell>
              <table:table-cell office:value-type="float" office:value="2.05021">
                <text:p>2.050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85.01308802582">
                <text:p>1085.01308802582</text:p>
              </table:table-cell>
              <table:table-cell office:value-type="float" office:value="2.05255">
                <text:p>2.052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90.01216002582">
                <text:p>1090.01216002582</text:p>
              </table:table-cell>
              <table:table-cell office:value-type="float" office:value="2.05613">
                <text:p>2.056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95.01336002582">
                <text:p>1095.01336002582</text:p>
              </table:table-cell>
              <table:table-cell office:value-type="float" office:value="1.97089">
                <text:p>1.970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00.01947202582">
                <text:p>1100.01947202582</text:p>
              </table:table-cell>
              <table:table-cell office:value-type="float" office:value="1.97011">
                <text:p>1.970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05.01088002582">
                <text:p>1105.01088002582</text:p>
              </table:table-cell>
              <table:table-cell office:value-type="float" office:value="1.96804">
                <text:p>1.968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10.01084802582">
                <text:p>1110.01084802582</text:p>
              </table:table-cell>
              <table:table-cell office:value-type="float" office:value="1.96977">
                <text:p>1.969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15.01563202542">
                <text:p>1115.01563202542</text:p>
              </table:table-cell>
              <table:table-cell office:value-type="float" office:value="2.05464">
                <text:p>2.054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20.00796802582">
                <text:p>1120.00796802582</text:p>
              </table:table-cell>
              <table:table-cell office:value-type="float" office:value="2.05503">
                <text:p>2.055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25.01208002582">
                <text:p>1125.01208002582</text:p>
              </table:table-cell>
              <table:table-cell office:value-type="float" office:value="2.05243">
                <text:p>2.052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30.01403202582">
                <text:p>1130.01403202582</text:p>
              </table:table-cell>
              <table:table-cell office:value-type="float" office:value="1.86102">
                <text:p>1.861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35.01587202542">
                <text:p>1135.01587202542</text:p>
              </table:table-cell>
              <table:table-cell office:value-type="float" office:value="1.80935">
                <text:p>1.809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40.01272002582">
                <text:p>1140.01272002582</text:p>
              </table:table-cell>
              <table:table-cell office:value-type="float" office:value="1.806">
                <text:p>1.8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45.01404802542">
                <text:p>1145.01404802542</text:p>
              </table:table-cell>
              <table:table-cell office:value-type="float" office:value="1.93514">
                <text:p>1.935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50.00828802582">
                <text:p>1150.00828802582</text:p>
              </table:table-cell>
              <table:table-cell office:value-type="float" office:value="1.93441">
                <text:p>1.934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55.01372802582">
                <text:p>1155.01372802582</text:p>
              </table:table-cell>
              <table:table-cell office:value-type="float" office:value="1.93813">
                <text:p>1.938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60.01048002582">
                <text:p>1160.01048002582</text:p>
              </table:table-cell>
              <table:table-cell office:value-type="float" office:value="1.93794">
                <text:p>1.937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65.01248002582">
                <text:p>1165.01248002582</text:p>
              </table:table-cell>
              <table:table-cell office:value-type="float" office:value="1.8065">
                <text:p>1.80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70.01304002582">
                <text:p>1170.01304002582</text:p>
              </table:table-cell>
              <table:table-cell office:value-type="float" office:value="1.80385">
                <text:p>1.803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75.01715202542">
                <text:p>1175.01715202542</text:p>
              </table:table-cell>
              <table:table-cell office:value-type="float" office:value="2.01156">
                <text:p>2.011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80.00796802582">
                <text:p>1180.00796802582</text:p>
              </table:table-cell>
              <table:table-cell office:value-type="float" office:value="2.01154">
                <text:p>2.011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85.01368002582">
                <text:p>1185.01368002582</text:p>
              </table:table-cell>
              <table:table-cell office:value-type="float" office:value="2.03345">
                <text:p>2.033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90.01499202582">
                <text:p>1190.01499202582</text:p>
              </table:table-cell>
              <table:table-cell office:value-type="float" office:value="2.03636">
                <text:p>2.036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95.00956802582">
                <text:p>1195.00956802582</text:p>
              </table:table-cell>
              <table:table-cell office:value-type="float" office:value="1.95749">
                <text:p>1.957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00.01144002582">
                <text:p>1200.01144002582</text:p>
              </table:table-cell>
              <table:table-cell office:value-type="float" office:value="1.95787">
                <text:p>1.957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10.01144002582">
                <text:p>1210.01144002582</text:p>
              </table:table-cell>
              <table:table-cell office:value-type="float" office:value="1.95659">
                <text:p>1.956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15.01116802582">
                <text:p>1215.01116802582</text:p>
              </table:table-cell>
              <table:table-cell office:value-type="float" office:value="1.95632">
                <text:p>1.956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20.01152002582">
                <text:p>1220.01152002582</text:p>
              </table:table-cell>
              <table:table-cell office:value-type="float" office:value="1.95666">
                <text:p>1.956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25.01180802582">
                <text:p>1225.01180802582</text:p>
              </table:table-cell>
              <table:table-cell office:value-type="float" office:value="1.95841">
                <text:p>1.958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30.01112002582">
                <text:p>1230.01112002582</text:p>
              </table:table-cell>
              <table:table-cell office:value-type="float" office:value="1.82867">
                <text:p>1.828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35.01216002582">
                <text:p>1235.01216002582</text:p>
              </table:table-cell>
              <table:table-cell office:value-type="float" office:value="1.83019">
                <text:p>1.830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40.01336002582">
                <text:p>1240.01336002582</text:p>
              </table:table-cell>
              <table:table-cell office:value-type="float" office:value="1.83455">
                <text:p>1.834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45.01656002582">
                <text:p>1245.01656002582</text:p>
              </table:table-cell>
              <table:table-cell office:value-type="float" office:value="1.83521">
                <text:p>1.835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50.01144002542">
                <text:p>1250.01144002542</text:p>
              </table:table-cell>
              <table:table-cell office:value-type="float" office:value="1.81006">
                <text:p>1.810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55.01400002582">
                <text:p>1255.01400002582</text:p>
              </table:table-cell>
              <table:table-cell office:value-type="float" office:value="1.81179">
                <text:p>1.811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60.01619202582">
                <text:p>1260.01619202582</text:p>
              </table:table-cell>
              <table:table-cell office:value-type="float" office:value="1.81247">
                <text:p>1.812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65.01468802582">
                <text:p>1265.01468802582</text:p>
              </table:table-cell>
              <table:table-cell office:value-type="float" office:value="1.81226">
                <text:p>1.812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70.01600002542">
                <text:p>1270.01600002542</text:p>
              </table:table-cell>
              <table:table-cell office:value-type="float" office:value="1.92672">
                <text:p>1.926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75.01080002582">
                <text:p>1275.01080002582</text:p>
              </table:table-cell>
              <table:table-cell office:value-type="float" office:value="1.92632">
                <text:p>1.926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80.01248002542">
                <text:p>1280.01248002542</text:p>
              </table:table-cell>
              <table:table-cell office:value-type="float" office:value="2.10305">
                <text:p>2.103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85.01184002582">
                <text:p>1285.01184002582</text:p>
              </table:table-cell>
              <table:table-cell office:value-type="float" office:value="2.09931">
                <text:p>2.099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90.01372802582">
                <text:p>1290.01372802582</text:p>
              </table:table-cell>
              <table:table-cell office:value-type="float" office:value="2.09858">
                <text:p>2.098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95.01216002582">
                <text:p>1295.01216002582</text:p>
              </table:table-cell>
              <table:table-cell office:value-type="float" office:value="2.0988">
                <text:p>2.09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00.00988802582">
                <text:p>1300.00988802582</text:p>
              </table:table-cell>
              <table:table-cell office:value-type="float" office:value="1.96693">
                <text:p>1.966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05.01240002582">
                <text:p>1305.01240002582</text:p>
              </table:table-cell>
              <table:table-cell office:value-type="float" office:value="1.96536">
                <text:p>1.965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10.01080002542">
                <text:p>1310.01080002542</text:p>
              </table:table-cell>
              <table:table-cell office:value-type="float" office:value="2.09567">
                <text:p>2.095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15.01659202582">
                <text:p>1315.01659202582</text:p>
              </table:table-cell>
              <table:table-cell office:value-type="float" office:value="2.09356">
                <text:p>2.093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20.01088002582">
                <text:p>1320.01088002582</text:p>
              </table:table-cell>
              <table:table-cell office:value-type="float" office:value="1.91469">
                <text:p>1.914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25.01088002582">
                <text:p>1325.01088002582</text:p>
              </table:table-cell>
              <table:table-cell office:value-type="float" office:value="1.91242">
                <text:p>1.912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30.01088002582">
                <text:p>1330.01088002582</text:p>
              </table:table-cell>
              <table:table-cell office:value-type="float" office:value="1.79981">
                <text:p>1.799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35.01336002582">
                <text:p>1335.01336002582</text:p>
              </table:table-cell>
              <table:table-cell office:value-type="float" office:value="1.79877">
                <text:p>1.798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40.01272002582">
                <text:p>1340.01272002582</text:p>
              </table:table-cell>
              <table:table-cell office:value-type="float" office:value="1.80016">
                <text:p>1.800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45.01376002542">
                <text:p>1345.01376002542</text:p>
              </table:table-cell>
              <table:table-cell office:value-type="float" office:value="1.98598">
                <text:p>1.985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50.01016004937">
                <text:p>1350.01016004937</text:p>
              </table:table-cell>
              <table:table-cell office:value-type="float" office:value="2.22547">
                <text:p>2.225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55.00860802582">
                <text:p>1355.00860802582</text:p>
              </table:table-cell>
              <table:table-cell office:value-type="float" office:value="2.22492">
                <text:p>2.224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60.00764802582">
                <text:p>1360.00764802582</text:p>
              </table:table-cell>
              <table:table-cell office:value-type="float" office:value="2.10031">
                <text:p>2.100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65.01144002582">
                <text:p>1365.01144002582</text:p>
              </table:table-cell>
              <table:table-cell office:value-type="float" office:value="2.10217">
                <text:p>2.102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70.01308802582">
                <text:p>1370.01308802582</text:p>
              </table:table-cell>
              <table:table-cell office:value-type="float" office:value="2.09982">
                <text:p>2.099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75.01304002582">
                <text:p>1375.01304002582</text:p>
              </table:table-cell>
              <table:table-cell office:value-type="float" office:value="2.10326">
                <text:p>2.103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80.01240002542">
                <text:p>1380.01240002542</text:p>
              </table:table-cell>
              <table:table-cell office:value-type="float" office:value="2.33895">
                <text:p>2.338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85.00860802542">
                <text:p>1385.00860802542</text:p>
              </table:table-cell>
              <table:table-cell office:value-type="float" office:value="2.3338">
                <text:p>2.33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90.01432002582">
                <text:p>1390.01432002582</text:p>
              </table:table-cell>
              <table:table-cell office:value-type="float" office:value="2.33358">
                <text:p>2.333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95.01020802582">
                <text:p>1395.01020802582</text:p>
              </table:table-cell>
              <table:table-cell office:value-type="float" office:value="2.09236">
                <text:p>2.092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00.00892802582">
                <text:p>1400.00892802582</text:p>
              </table:table-cell>
              <table:table-cell office:value-type="float" office:value="1.91064">
                <text:p>1.910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05.01304002582">
                <text:p>1405.01304002582</text:p>
              </table:table-cell>
              <table:table-cell office:value-type="float" office:value="1.90818">
                <text:p>1.908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10.01683202542">
                <text:p>1410.01683202542</text:p>
              </table:table-cell>
              <table:table-cell office:value-type="float" office:value="2.01413">
                <text:p>2.014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15.01120002582">
                <text:p>1415.01120002582</text:p>
              </table:table-cell>
              <table:table-cell office:value-type="float" office:value="2.01498">
                <text:p>2.014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20.02108802582">
                <text:p>1420.02108802582</text:p>
              </table:table-cell>
              <table:table-cell office:value-type="float" office:value="2.0171">
                <text:p>2.01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25.01080002582">
                <text:p>1425.01080002582</text:p>
              </table:table-cell>
              <table:table-cell office:value-type="float" office:value="2.01725">
                <text:p>2.017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30.02491202542">
                <text:p>1430.02491202542</text:p>
              </table:table-cell>
              <table:table-cell office:value-type="float" office:value="1.94244">
                <text:p>1.942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35.01555202582">
                <text:p>1435.01555202582</text:p>
              </table:table-cell>
              <table:table-cell office:value-type="float" office:value="1.9652">
                <text:p>1.96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40.01432002542">
                <text:p>1440.01432002542</text:p>
              </table:table-cell>
              <table:table-cell office:value-type="float" office:value="2.09446">
                <text:p>2.094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45.01144002542">
                <text:p>1445.01144002542</text:p>
              </table:table-cell>
              <table:table-cell office:value-type="float" office:value="2.10215">
                <text:p>2.102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50.01336004937">
                <text:p>1450.01336004937</text:p>
              </table:table-cell>
              <table:table-cell office:value-type="float" office:value="2.46167">
                <text:p>2.461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55.01907202582">
                <text:p>1455.01907202582</text:p>
              </table:table-cell>
              <table:table-cell office:value-type="float" office:value="2.46591">
                <text:p>2.465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60.01304002582">
                <text:p>1460.01304002582</text:p>
              </table:table-cell>
              <table:table-cell office:value-type="float" office:value="2.20786">
                <text:p>2.207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65.01659204937">
                <text:p>1465.01659204937</text:p>
              </table:table-cell>
              <table:table-cell office:value-type="float" office:value="2.58133">
                <text:p>2.581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70.00668802582">
                <text:p>1470.00668802582</text:p>
              </table:table-cell>
              <table:table-cell office:value-type="float" office:value="2.58194">
                <text:p>2.581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75.00984002582">
                <text:p>1475.00984002582</text:p>
              </table:table-cell>
              <table:table-cell office:value-type="float" office:value="2.5812">
                <text:p>2.58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80.01563202582">
                <text:p>1480.01563202582</text:p>
              </table:table-cell>
              <table:table-cell office:value-type="float" office:value="2.31031">
                <text:p>2.310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85.00956802582">
                <text:p>1485.00956802582</text:p>
              </table:table-cell>
              <table:table-cell office:value-type="float" office:value="2.31082">
                <text:p>2.310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90.01184002582">
                <text:p>1490.01184002582</text:p>
              </table:table-cell>
              <table:table-cell office:value-type="float" office:value="2.11532">
                <text:p>2.115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95.01244802582">
                <text:p>1495.01244802582</text:p>
              </table:table-cell>
              <table:table-cell office:value-type="float" office:value="2.11638">
                <text:p>2.116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00.00764802582">
                <text:p>1500.00764802582</text:p>
              </table:table-cell>
              <table:table-cell office:value-type="float" office:value="1.90989">
                <text:p>1.909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05.01248002582">
                <text:p>1505.01248002582</text:p>
              </table:table-cell>
              <table:table-cell office:value-type="float" office:value="1.90959">
                <text:p>1.909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10.01216002582">
                <text:p>1510.01216002582</text:p>
              </table:table-cell>
              <table:table-cell office:value-type="float" office:value="1.91015">
                <text:p>1.910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15.01112002582">
                <text:p>1515.01112002582</text:p>
              </table:table-cell>
              <table:table-cell office:value-type="float" office:value="1.8322">
                <text:p>1.83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20.01875202542">
                <text:p>1520.01875202542</text:p>
              </table:table-cell>
              <table:table-cell office:value-type="float" office:value="1.96381">
                <text:p>1.963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25.01048002582">
                <text:p>1525.01048002582</text:p>
              </table:table-cell>
              <table:table-cell office:value-type="float" office:value="1.96167">
                <text:p>1.961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30.01436802582">
                <text:p>1530.01436802582</text:p>
              </table:table-cell>
              <table:table-cell office:value-type="float" office:value="1.95946">
                <text:p>1.959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35.01372802582">
                <text:p>1535.01372802582</text:p>
              </table:table-cell>
              <table:table-cell office:value-type="float" office:value="1.95908">
                <text:p>1.959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40.01308802582">
                <text:p>1540.01308802582</text:p>
              </table:table-cell>
              <table:table-cell office:value-type="float" office:value="1.95902">
                <text:p>1.959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45.01280002582">
                <text:p>1545.01280002582</text:p>
              </table:table-cell>
              <table:table-cell office:value-type="float" office:value="1.96071">
                <text:p>1.960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50.01056002582">
                <text:p>1550.01056002582</text:p>
              </table:table-cell>
              <table:table-cell office:value-type="float" office:value="1.96128">
                <text:p>1.961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55.00892802582">
                <text:p>1555.00892802582</text:p>
              </table:table-cell>
              <table:table-cell office:value-type="float" office:value="1.95921">
                <text:p>1.959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60.01404802582">
                <text:p>1560.01404802582</text:p>
              </table:table-cell>
              <table:table-cell office:value-type="float" office:value="1.95886">
                <text:p>1.958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65.00928002582">
                <text:p>1565.00928002582</text:p>
              </table:table-cell>
              <table:table-cell office:value-type="float" office:value="1.95868">
                <text:p>1.958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70.01395202582">
                <text:p>1570.01395202582</text:p>
              </table:table-cell>
              <table:table-cell office:value-type="float" office:value="1.82856">
                <text:p>1.828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75.01696002582">
                <text:p>1575.01696002582</text:p>
              </table:table-cell>
              <table:table-cell office:value-type="float" office:value="1.83024">
                <text:p>1.830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80.00828802582">
                <text:p>1580.00828802582</text:p>
              </table:table-cell>
              <table:table-cell office:value-type="float" office:value="1.8324">
                <text:p>1.83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85.01400002582">
                <text:p>1585.01400002582</text:p>
              </table:table-cell>
              <table:table-cell office:value-type="float" office:value="1.83255">
                <text:p>1.832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90.01432002582">
                <text:p>1590.01432002582</text:p>
              </table:table-cell>
              <table:table-cell office:value-type="float" office:value="1.83244">
                <text:p>1.832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95.01184002582">
                <text:p>1595.01184002582</text:p>
              </table:table-cell>
              <table:table-cell office:value-type="float" office:value="1.83234">
                <text:p>1.832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00.01052802582">
                <text:p>1600.01052802582</text:p>
              </table:table-cell>
              <table:table-cell office:value-type="float" office:value="1.83217">
                <text:p>1.832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05.01400002582">
                <text:p>1605.01400002582</text:p>
              </table:table-cell>
              <table:table-cell office:value-type="float" office:value="1.83234">
                <text:p>1.832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10.01464002582">
                <text:p>1610.01464002582</text:p>
              </table:table-cell>
              <table:table-cell office:value-type="float" office:value="1.83255">
                <text:p>1.832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15.01088002582">
                <text:p>1615.01088002582</text:p>
              </table:table-cell>
              <table:table-cell office:value-type="float" office:value="1.83394">
                <text:p>1.833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20.01052802582">
                <text:p>1620.01052802582</text:p>
              </table:table-cell>
              <table:table-cell office:value-type="float" office:value="1.83384">
                <text:p>1.833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25.01408002542">
                <text:p>1625.01408002542</text:p>
              </table:table-cell>
              <table:table-cell office:value-type="float" office:value="1.75592">
                <text:p>1.755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30.01304002582">
                <text:p>1630.01304002582</text:p>
              </table:table-cell>
              <table:table-cell office:value-type="float" office:value="1.75527">
                <text:p>1.755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35.01427202582">
                <text:p>1635.01427202582</text:p>
              </table:table-cell>
              <table:table-cell office:value-type="float" office:value="1.75532">
                <text:p>1.755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40.01088002582">
                <text:p>1640.01088002582</text:p>
              </table:table-cell>
              <table:table-cell office:value-type="float" office:value="1.75496">
                <text:p>1.754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45.01464002582">
                <text:p>1645.01464002582</text:p>
              </table:table-cell>
              <table:table-cell office:value-type="float" office:value="1.7552">
                <text:p>1.75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50.01304002582">
                <text:p>1650.01304002582</text:p>
              </table:table-cell>
              <table:table-cell office:value-type="float" office:value="1.75519">
                <text:p>1.755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55.01747202542">
                <text:p>1655.01747202542</text:p>
              </table:table-cell>
              <table:table-cell office:value-type="float" office:value="1.81148">
                <text:p>1.811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60.01208002582">
                <text:p>1660.01208002582</text:p>
              </table:table-cell>
              <table:table-cell office:value-type="float" office:value="1.81048">
                <text:p>1.810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65.01208002582">
                <text:p>1665.01208002582</text:p>
              </table:table-cell>
              <table:table-cell office:value-type="float" office:value="1.8111">
                <text:p>1.81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70.01176002582">
                <text:p>1670.01176002582</text:p>
              </table:table-cell>
              <table:table-cell office:value-type="float" office:value="1.8115">
                <text:p>1.81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75.01208002582">
                <text:p>1675.01208002582</text:p>
              </table:table-cell>
              <table:table-cell office:value-type="float" office:value="1.86146">
                <text:p>1.861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80.01715204937">
                <text:p>1680.01715204937</text:p>
              </table:table-cell>
              <table:table-cell office:value-type="float" office:value="2.03913">
                <text:p>2.039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85.01304002582">
                <text:p>1685.01304002582</text:p>
              </table:table-cell>
              <table:table-cell office:value-type="float" office:value="2.03955">
                <text:p>2.039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90.01184002582">
                <text:p>1690.01184002582</text:p>
              </table:table-cell>
              <table:table-cell office:value-type="float" office:value="2.04026">
                <text:p>2.040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95.01024002582">
                <text:p>1695.01024002582</text:p>
              </table:table-cell>
              <table:table-cell office:value-type="float" office:value="2.03772">
                <text:p>2.037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00.01499202582">
                <text:p>1700.01499202582</text:p>
              </table:table-cell>
              <table:table-cell office:value-type="float" office:value="2.03897">
                <text:p>2.038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05.01240002582">
                <text:p>1705.01240002582</text:p>
              </table:table-cell>
              <table:table-cell office:value-type="float" office:value="1.9125">
                <text:p>1.9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10.01244802542">
                <text:p>1710.01244802542</text:p>
              </table:table-cell>
              <table:table-cell office:value-type="float" office:value="2.04315">
                <text:p>2.043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15.01024002582">
                <text:p>1715.01024002582</text:p>
              </table:table-cell>
              <table:table-cell office:value-type="float" office:value="2.04184">
                <text:p>2.041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20.01216002582">
                <text:p>1720.01216002582</text:p>
              </table:table-cell>
              <table:table-cell office:value-type="float" office:value="2.04161">
                <text:p>2.041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25.01436802582">
                <text:p>1725.01436802582</text:p>
              </table:table-cell>
              <table:table-cell office:value-type="float" office:value="2.04192">
                <text:p>2.041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30.00992002582">
                <text:p>1730.00992002582</text:p>
              </table:table-cell>
              <table:table-cell office:value-type="float" office:value="1.86142">
                <text:p>1.861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35.01340802582">
                <text:p>1735.01340802582</text:p>
              </table:table-cell>
              <table:table-cell office:value-type="float" office:value="1.86074">
                <text:p>1.860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40.01468802582">
                <text:p>1740.01468802582</text:p>
              </table:table-cell>
              <table:table-cell office:value-type="float" office:value="1.8612">
                <text:p>1.86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45.01176002582">
                <text:p>1745.01176002582</text:p>
              </table:table-cell>
              <table:table-cell office:value-type="float" office:value="1.8611">
                <text:p>1.86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50.00924802582">
                <text:p>1750.00924802582</text:p>
              </table:table-cell>
              <table:table-cell office:value-type="float" office:value="1.86059">
                <text:p>1.860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55.00892802582">
                <text:p>1755.00892802582</text:p>
              </table:table-cell>
              <table:table-cell office:value-type="float" office:value="1.86028">
                <text:p>1.860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60.01272002582">
                <text:p>1760.01272002582</text:p>
              </table:table-cell>
              <table:table-cell office:value-type="float" office:value="1.83146">
                <text:p>1.831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65.01112002582">
                <text:p>1765.01112002582</text:p>
              </table:table-cell>
              <table:table-cell office:value-type="float" office:value="1.8318">
                <text:p>1.83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70.01208002582">
                <text:p>1770.01208002582</text:p>
              </table:table-cell>
              <table:table-cell office:value-type="float" office:value="1.83182">
                <text:p>1.831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75.01340804937">
                <text:p>1775.01340804937</text:p>
              </table:table-cell>
              <table:table-cell office:value-type="float" office:value="1.90394">
                <text:p>1.903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80.01819202582">
                <text:p>1780.01819202582</text:p>
              </table:table-cell>
              <table:table-cell office:value-type="float" office:value="1.90628">
                <text:p>1.906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85.00892802582">
                <text:p>1785.00892802582</text:p>
              </table:table-cell>
              <table:table-cell office:value-type="float" office:value="1.90444">
                <text:p>1.904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90.01016002582">
                <text:p>1790.01016002582</text:p>
              </table:table-cell>
              <table:table-cell office:value-type="float" office:value="1.90392">
                <text:p>1.903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95.01244802582">
                <text:p>1795.01244802582</text:p>
              </table:table-cell>
              <table:table-cell office:value-type="float" office:value="1.90596">
                <text:p>1.905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00.01500802582">
                <text:p>1800.01500802582</text:p>
              </table:table-cell>
              <table:table-cell office:value-type="float" office:value="1.90489">
                <text:p>1.904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05.01528002582">
                <text:p>1805.01528002582</text:p>
              </table:table-cell>
              <table:table-cell office:value-type="float" office:value="1.90462">
                <text:p>1.904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10.00956802582">
                <text:p>1810.00956802582</text:p>
              </table:table-cell>
              <table:table-cell office:value-type="float" office:value="1.90482">
                <text:p>1.904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15.02390955235">
                <text:p>1815.02390955235</text:p>
              </table:table-cell>
              <table:table-cell office:value-type="float" office:value="1.90457">
                <text:p>1.904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20.00960002582">
                <text:p>1820.00960002582</text:p>
              </table:table-cell>
              <table:table-cell office:value-type="float" office:value="1.87975">
                <text:p>1.879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25.01152002582">
                <text:p>1825.01152002582</text:p>
              </table:table-cell>
              <table:table-cell office:value-type="float" office:value="1.81807">
                <text:p>1.818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30.00668802582">
                <text:p>1830.00668802582</text:p>
              </table:table-cell>
              <table:table-cell office:value-type="float" office:value="1.81844">
                <text:p>1.818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35.01176002582">
                <text:p>1835.01176002582</text:p>
              </table:table-cell>
              <table:table-cell office:value-type="float" office:value="1.82016">
                <text:p>1.820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40.01400002582">
                <text:p>1840.01400002582</text:p>
              </table:table-cell>
              <table:table-cell office:value-type="float" office:value="1.82008">
                <text:p>1.820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45.01307202542">
                <text:p>1845.01307202542</text:p>
              </table:table-cell>
              <table:table-cell office:value-type="float" office:value="1.93699">
                <text:p>1.936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50.01208002582">
                <text:p>1850.01208002582</text:p>
              </table:table-cell>
              <table:table-cell office:value-type="float" office:value="1.93701">
                <text:p>1.937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55.00796802582">
                <text:p>1855.00796802582</text:p>
              </table:table-cell>
              <table:table-cell office:value-type="float" office:value="1.93689">
                <text:p>1.936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60.00960002582">
                <text:p>1860.00960002582</text:p>
              </table:table-cell>
              <table:table-cell office:value-type="float" office:value="1.9364">
                <text:p>1.93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65.01208002582">
                <text:p>1865.01208002582</text:p>
              </table:table-cell>
              <table:table-cell office:value-type="float" office:value="1.93591">
                <text:p>1.935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75.01144002582">
                <text:p>1875.01144002582</text:p>
              </table:table-cell>
              <table:table-cell office:value-type="float" office:value="1.95557">
                <text:p>1.955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80.01691202582">
                <text:p>1880.01691202582</text:p>
              </table:table-cell>
              <table:table-cell office:value-type="float" office:value="1.95561">
                <text:p>1.955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85.01080002582">
                <text:p>1885.01080002582</text:p>
              </table:table-cell>
              <table:table-cell office:value-type="float" office:value="1.95694">
                <text:p>1.956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90.01468802582">
                <text:p>1890.01468802582</text:p>
              </table:table-cell>
              <table:table-cell office:value-type="float" office:value="1.95434">
                <text:p>1.954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95.0301937653">
                <text:p>1895.0301937653</text:p>
              </table:table-cell>
              <table:table-cell office:value-type="float" office:value="2.03518">
                <text:p>2.035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00.01248002582">
                <text:p>1900.01248002582</text:p>
              </table:table-cell>
              <table:table-cell office:value-type="float" office:value="1.86082">
                <text:p>1.860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05.01304002582">
                <text:p>1905.01304002582</text:p>
              </table:table-cell>
              <table:table-cell office:value-type="float" office:value="1.85898">
                <text:p>1.858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10.00860802582">
                <text:p>1910.00860802582</text:p>
              </table:table-cell>
              <table:table-cell office:value-type="float" office:value="1.85948">
                <text:p>1.859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15.01080002582">
                <text:p>1915.01080002582</text:p>
              </table:table-cell>
              <table:table-cell office:value-type="float" office:value="1.85967">
                <text:p>1.859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20.00896002582">
                <text:p>1920.00896002582</text:p>
              </table:table-cell>
              <table:table-cell office:value-type="float" office:value="1.85832">
                <text:p>1.858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25.01048002582">
                <text:p>1925.01048002582</text:p>
              </table:table-cell>
              <table:table-cell office:value-type="float" office:value="1.85928">
                <text:p>1.859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35.01016002184">
                <text:p>1935.01016002184</text:p>
              </table:table-cell>
              <table:table-cell office:value-type="float" office:value="4.16198">
                <text:p>4.161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40.01116802183">
                <text:p>1940.01116802183</text:p>
              </table:table-cell>
              <table:table-cell office:value-type="float" office:value="4.1585">
                <text:p>4.15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45.01344003033">
                <text:p>1945.01344003033</text:p>
              </table:table-cell>
              <table:table-cell office:value-type="float" office:value="4.27315">
                <text:p>4.273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50.01696002184">
                <text:p>1950.01696002184</text:p>
              </table:table-cell>
              <table:table-cell office:value-type="float" office:value="4.20856">
                <text:p>4.208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55.00988802183">
                <text:p>1955.00988802183</text:p>
              </table:table-cell>
              <table:table-cell office:value-type="float" office:value="4.20599">
                <text:p>4.205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60.01176002184">
                <text:p>1960.01176002184</text:p>
              </table:table-cell>
              <table:table-cell office:value-type="float" office:value="4.21439">
                <text:p>4.214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70.01208002184">
                <text:p>1970.01208002184</text:p>
              </table:table-cell>
              <table:table-cell office:value-type="float" office:value="4.21199">
                <text:p>4.211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75.01088002183">
                <text:p>1975.01088002183</text:p>
              </table:table-cell>
              <table:table-cell office:value-type="float" office:value="4.2095">
                <text:p>4.20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80.01208002183">
                <text:p>1980.01208002183</text:p>
              </table:table-cell>
              <table:table-cell office:value-type="float" office:value="4.20864">
                <text:p>4.208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85.01368002184">
                <text:p>1985.01368002184</text:p>
              </table:table-cell>
              <table:table-cell office:value-type="float" office:value="4.20546">
                <text:p>4.205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90.01304002373">
                <text:p>1990.01304002373</text:p>
              </table:table-cell>
              <table:table-cell office:value-type="float" office:value="2.77634">
                <text:p>2.776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00.00764802981">
                <text:p>2000.00764802981</text:p>
              </table:table-cell>
              <table:table-cell office:value-type="float" office:value="5.04442">
                <text:p>5.044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10.02222407783">
                <text:p>2010.02222407783</text:p>
              </table:table-cell>
              <table:table-cell office:value-type="float" office:value="8.4842">
                <text:p>8.48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15.01617604885">
                <text:p>2015.01617604885</text:p>
              </table:table-cell>
              <table:table-cell office:value-type="float" office:value="7.5144">
                <text:p>7.51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20.01718404885">
                <text:p>2020.01718404885</text:p>
              </table:table-cell>
              <table:table-cell office:value-type="float" office:value="6.55037">
                <text:p>6.550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25.01910404885">
                <text:p>2025.01910404885</text:p>
              </table:table-cell>
              <table:table-cell office:value-type="float" office:value="5.78879">
                <text:p>5.788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30.04483376268">
                <text:p>2030.04483376268</text:p>
              </table:table-cell>
              <table:table-cell office:value-type="float" office:value="5.00797">
                <text:p>5.007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35.01337604885">
                <text:p>2035.01337604885</text:p>
              </table:table-cell>
              <table:table-cell office:value-type="float" office:value="4.03585">
                <text:p>4.035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40.01873604885">
                <text:p>2040.01873604885</text:p>
              </table:table-cell>
              <table:table-cell office:value-type="float" office:value="3.06316">
                <text:p>3.063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45.01972804885">
                <text:p>2045.01972804885</text:p>
              </table:table-cell>
              <table:table-cell office:value-type="float" office:value="2.09987">
                <text:p>2.099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50.01681604885">
                <text:p>2050.01681604885</text:p>
              </table:table-cell>
              <table:table-cell office:value-type="float" office:value="1.3537">
                <text:p>1.35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55.01366404885">
                <text:p>2055.01366404885</text:p>
              </table:table-cell>
              <table:table-cell office:value-type="float" office:value="0.452266">
                <text:p>0.4522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60.01649604885">
                <text:p>2060.01649604885</text:p>
              </table:table-cell>
              <table:table-cell office:value-type="float" office:value="0.753905">
                <text:p>0.7539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65.02196805513">
                <text:p>2065.02196805513</text:p>
              </table:table-cell>
              <table:table-cell office:value-type="float" office:value="0.942283">
                <text:p>0.9422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70.01750404885">
                <text:p>2070.01750404885</text:p>
              </table:table-cell>
              <table:table-cell office:value-type="float" office:value="0.924723">
                <text:p>0.9247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75.01334404885">
                <text:p>2075.01334404885</text:p>
              </table:table-cell>
              <table:table-cell office:value-type="float" office:value="0.608113">
                <text:p>0.6081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80.01142404885">
                <text:p>2080.01142404885</text:p>
              </table:table-cell>
              <table:table-cell office:value-type="float" office:value="0.416273">
                <text:p>0.4162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85.01489604885">
                <text:p>2085.01489604885</text:p>
              </table:table-cell>
              <table:table-cell office:value-type="float" office:value="0.734893">
                <text:p>0.7348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90.01529604885">
                <text:p>2090.01529604885</text:p>
              </table:table-cell>
              <table:table-cell office:value-type="float" office:value="0.732827">
                <text:p>0.7328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95.01718404885">
                <text:p>2095.01718404885</text:p>
              </table:table-cell>
              <table:table-cell office:value-type="float" office:value="0.736965">
                <text:p>0.7369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100.01361605513">
                <text:p>2100.01361605513</text:p>
              </table:table-cell>
              <table:table-cell office:value-type="float" office:value="0.670096">
                <text:p>0.6700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105.01174404885">
                <text:p>2105.01174404885</text:p>
              </table:table-cell>
              <table:table-cell office:value-type="float" office:value="0.681779">
                <text:p>0.6817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10.01110405514">
                <text:p>2110.01110405514</text:p>
              </table:table-cell>
              <table:table-cell office:value-type="float" office:value="0.50116">
                <text:p>0.501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15.01777604885">
                <text:p>2115.01777604885</text:p>
              </table:table-cell>
              <table:table-cell office:value-type="float" office:value="0.306131">
                <text:p>0.3061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120.01590405513">
                <text:p>2120.01590405513</text:p>
              </table:table-cell>
              <table:table-cell office:value-type="float" office:value="0.500073">
                <text:p>0.5000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125.01590404885">
                <text:p>2125.01590404885</text:p>
              </table:table-cell>
              <table:table-cell office:value-type="float" office:value="0.555368">
                <text:p>0.5553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130.02321604885">
                <text:p>2130.02321604885</text:p>
              </table:table-cell>
              <table:table-cell office:value-type="float" office:value="0.559479">
                <text:p>0.5594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135.01681604885">
                <text:p>2135.01681604885</text:p>
              </table:table-cell>
              <table:table-cell office:value-type="float" office:value="0.439023">
                <text:p>0.4390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40.02454350477">
                <text:p>2140.02454350477</text:p>
              </table:table-cell>
              <table:table-cell office:value-type="float" office:value="10.4355">
                <text:p>10.43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45.01561604885">
                <text:p>2145.01561604885</text:p>
              </table:table-cell>
              <table:table-cell office:value-type="float" office:value="0.820944">
                <text:p>0.8209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55.01462404885">
                <text:p>2155.01462404885</text:p>
              </table:table-cell>
              <table:table-cell office:value-type="float" office:value="0.632743">
                <text:p>0.6327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60.01465604885">
                <text:p>2160.01465604885</text:p>
              </table:table-cell>
              <table:table-cell office:value-type="float" office:value="0.557208">
                <text:p>0.5572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65.01497604885">
                <text:p>2165.01497604885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70.01654404885">
                <text:p>2170.01654404885</text:p>
              </table:table-cell>
              <table:table-cell office:value-type="float" office:value="0.610285">
                <text:p>0.6102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75.01681605514">
                <text:p>2175.01681605514</text:p>
              </table:table-cell>
              <table:table-cell office:value-type="float" office:value="0.656545">
                <text:p>0.6565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80.01494404885">
                <text:p>2180.01494404885</text:p>
              </table:table-cell>
              <table:table-cell office:value-type="float" office:value="0.620318">
                <text:p>0.6203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85.01430404885">
                <text:p>2185.01430404885</text:p>
              </table:table-cell>
              <table:table-cell office:value-type="float" office:value="0.906219">
                <text:p>0.9062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90.02556804885">
                <text:p>2190.02556804885</text:p>
              </table:table-cell>
              <table:table-cell office:value-type="float" office:value="1.37688">
                <text:p>1.376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95.01681604885">
                <text:p>2195.01681604885</text:p>
              </table:table-cell>
              <table:table-cell office:value-type="float" office:value="0.921866">
                <text:p>0.9218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200.01905604885">
                <text:p>2200.01905604885</text:p>
              </table:table-cell>
              <table:table-cell office:value-type="float" office:value="0.922602">
                <text:p>0.9226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205.01785604885">
                <text:p>2205.01785604885</text:p>
              </table:table-cell>
              <table:table-cell office:value-type="float" office:value="0.92299">
                <text:p>0.922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210.01489605514">
                <text:p>2210.01489605514</text:p>
              </table:table-cell>
              <table:table-cell office:value-type="float" office:value="1.00434">
                <text:p>1.004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215.01334405513">
                <text:p>2215.01334405513</text:p>
              </table:table-cell>
              <table:table-cell office:value-type="float" office:value="0.93892">
                <text:p>0.938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220.01681604885">
                <text:p>2220.01681604885</text:p>
              </table:table-cell>
              <table:table-cell office:value-type="float" office:value="0.937844">
                <text:p>0.9378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225.01369605513">
                <text:p>2225.01369605513</text:p>
              </table:table-cell>
              <table:table-cell office:value-type="float" office:value="0.797675">
                <text:p>0.7976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30.01777604885">
                <text:p>2230.01777604885</text:p>
              </table:table-cell>
              <table:table-cell office:value-type="float" office:value="0.795762">
                <text:p>0.7957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35.01430404885">
                <text:p>2235.01430404885</text:p>
              </table:table-cell>
              <table:table-cell office:value-type="float" office:value="0.612588">
                <text:p>0.6125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40.01617604885">
                <text:p>2240.01617604885</text:p>
              </table:table-cell>
              <table:table-cell office:value-type="float" office:value="0.328256">
                <text:p>0.3282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45.02216005513">
                <text:p>2245.02216005513</text:p>
              </table:table-cell>
              <table:table-cell office:value-type="float" office:value="0.399975">
                <text:p>0.3999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50.01649604885">
                <text:p>2250.01649604885</text:p>
              </table:table-cell>
              <table:table-cell office:value-type="float" office:value="0.402445">
                <text:p>0.4024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55.01238404885">
                <text:p>2255.01238404885</text:p>
              </table:table-cell>
              <table:table-cell office:value-type="float" office:value="0.403258">
                <text:p>0.4032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60.01585604885">
                <text:p>2260.01585604885</text:p>
              </table:table-cell>
              <table:table-cell office:value-type="float" office:value="0.398797">
                <text:p>0.3987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65.01777605513">
                <text:p>2265.01777605513</text:p>
              </table:table-cell>
              <table:table-cell office:value-type="float" office:value="0.397153">
                <text:p>0.3971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70.01841604885">
                <text:p>2270.01841604885</text:p>
              </table:table-cell>
              <table:table-cell office:value-type="float" office:value="0.66528">
                <text:p>0.665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75.01366404885">
                <text:p>2275.01366404885</text:p>
              </table:table-cell>
              <table:table-cell office:value-type="float" office:value="0.591482">
                <text:p>0.5914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80.01497604885">
                <text:p>2280.01497604885</text:p>
              </table:table-cell>
              <table:table-cell office:value-type="float" office:value="0.614812">
                <text:p>0.6148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85.01945604885">
                <text:p>2285.01945604885</text:p>
              </table:table-cell>
              <table:table-cell office:value-type="float" office:value="0.930846">
                <text:p>0.9308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90.01681604885">
                <text:p>2290.01681604885</text:p>
              </table:table-cell>
              <table:table-cell office:value-type="float" office:value="0.954467">
                <text:p>0.9544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95.01180804777">
                <text:p>2295.01180804777</text:p>
              </table:table-cell>
              <table:table-cell office:value-type="float" office:value="1.67688">
                <text:p>1.676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300.01657604885">
                <text:p>2300.01657604885</text:p>
              </table:table-cell>
              <table:table-cell office:value-type="float" office:value="1.68883">
                <text:p>1.688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305.01649604885">
                <text:p>2305.01649604885</text:p>
              </table:table-cell>
              <table:table-cell office:value-type="float" office:value="1.68967">
                <text:p>1.689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10.01873604885">
                <text:p>2310.01873604885</text:p>
              </table:table-cell>
              <table:table-cell office:value-type="float" office:value="1.90605">
                <text:p>1.906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315.01529604885">
                <text:p>2315.01529604885</text:p>
              </table:table-cell>
              <table:table-cell office:value-type="float" office:value="1.7024">
                <text:p>1.70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320.01529604885">
                <text:p>2320.01529604885</text:p>
              </table:table-cell>
              <table:table-cell office:value-type="float" office:value="1.93821">
                <text:p>1.938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25.01750404885">
                <text:p>2325.01750404885</text:p>
              </table:table-cell>
              <table:table-cell office:value-type="float" office:value="1.93476">
                <text:p>1.934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330.01654405513">
                <text:p>2330.01654405513</text:p>
              </table:table-cell>
              <table:table-cell office:value-type="float" office:value="2.16508">
                <text:p>2.165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35.01878404885">
                <text:p>2335.01878404885</text:p>
              </table:table-cell>
              <table:table-cell office:value-type="float" office:value="2.16496">
                <text:p>2.164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40.01585604885">
                <text:p>2340.01585604885</text:p>
              </table:table-cell>
              <table:table-cell office:value-type="float" office:value="2.1524">
                <text:p>2.15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45.01969604885">
                <text:p>2345.01969604885</text:p>
              </table:table-cell>
              <table:table-cell office:value-type="float" office:value="1.59264">
                <text:p>1.592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50.01433604885">
                <text:p>2350.01433604885</text:p>
              </table:table-cell>
              <table:table-cell office:value-type="float" office:value="1.5828">
                <text:p>1.58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55.01593604885">
                <text:p>2355.01593604885</text:p>
              </table:table-cell>
              <table:table-cell office:value-type="float" office:value="1.58083">
                <text:p>1.580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60.01529604885">
                <text:p>2360.01529604885</text:p>
              </table:table-cell>
              <table:table-cell office:value-type="float" office:value="1.58135">
                <text:p>1.581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65.01553604885">
                <text:p>2365.01553604885</text:p>
              </table:table-cell>
              <table:table-cell office:value-type="float" office:value="1.59119">
                <text:p>1.591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70.01809605514">
                <text:p>2370.01809605514</text:p>
              </table:table-cell>
              <table:table-cell office:value-type="float" office:value="1.21036">
                <text:p>1.210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75.02102404885">
                <text:p>2375.02102404885</text:p>
              </table:table-cell>
              <table:table-cell office:value-type="float" office:value="1.23251">
                <text:p>1.232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80.01841604885">
                <text:p>2380.01841604885</text:p>
              </table:table-cell>
              <table:table-cell office:value-type="float" office:value="1.24564">
                <text:p>1.245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85.01489605513">
                <text:p>2385.01489605513</text:p>
              </table:table-cell>
              <table:table-cell office:value-type="float" office:value="1.23389">
                <text:p>1.233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90.01750404885">
                <text:p>2390.01750404885</text:p>
              </table:table-cell>
              <table:table-cell office:value-type="float" office:value="1.50568">
                <text:p>1.505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95.01238405514">
                <text:p>2395.01238405514</text:p>
              </table:table-cell>
              <table:table-cell office:value-type="float" office:value="1.29079">
                <text:p>1.290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00.01649604885">
                <text:p>2400.01649604885</text:p>
              </table:table-cell>
              <table:table-cell office:value-type="float" office:value="1.28992">
                <text:p>1.289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05.01561604885">
                <text:p>2405.01561604885</text:p>
              </table:table-cell>
              <table:table-cell office:value-type="float" office:value="1.30275">
                <text:p>1.302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410.01622404885">
                <text:p>2410.01622404885</text:p>
              </table:table-cell>
              <table:table-cell office:value-type="float" office:value="0.852037">
                <text:p>0.8520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15.01526404885">
                <text:p>2415.01526404885</text:p>
              </table:table-cell>
              <table:table-cell office:value-type="float" office:value="0.865658">
                <text:p>0.8656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20.01272003629">
                <text:p>2420.01272003629</text:p>
              </table:table-cell>
              <table:table-cell office:value-type="float" office:value="1.34951">
                <text:p>1.349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25.01745604885">
                <text:p>2425.01745604885</text:p>
              </table:table-cell>
              <table:table-cell office:value-type="float" office:value="1.32787">
                <text:p>1.327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430.02028804885">
                <text:p>2430.02028804885</text:p>
              </table:table-cell>
              <table:table-cell office:value-type="float" office:value="1.06244">
                <text:p>1.062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35.01593604885">
                <text:p>2435.015936048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40.01713604885">
                <text:p>2440.01713604885</text:p>
              </table:table-cell>
              <table:table-cell office:value-type="float" office:value="0.813166">
                <text:p>0.8131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45.01649605513">
                <text:p>2445.01649605513</text:p>
              </table:table-cell>
              <table:table-cell office:value-type="float" office:value="0.698624">
                <text:p>0.6986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50.01681604885">
                <text:p>2450.01681604885</text:p>
              </table:table-cell>
              <table:table-cell office:value-type="float" office:value="0.701302">
                <text:p>0.7013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55.01873604885">
                <text:p>2455.01873604885</text:p>
              </table:table-cell>
              <table:table-cell office:value-type="float" office:value="0.696523">
                <text:p>0.6965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60.00828803629">
                <text:p>2460.00828803629</text:p>
              </table:table-cell>
              <table:table-cell office:value-type="float" office:value="1.26526">
                <text:p>1.265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65.01369604885">
                <text:p>2465.01369604885</text:p>
              </table:table-cell>
              <table:table-cell office:value-type="float" office:value="1.26095">
                <text:p>1.260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70.01681604885">
                <text:p>2470.01681604885</text:p>
              </table:table-cell>
              <table:table-cell office:value-type="float" office:value="0.610482">
                <text:p>0.6104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75.01617604885">
                <text:p>2475.01617604885</text:p>
              </table:table-cell>
              <table:table-cell office:value-type="float" office:value="1.06534">
                <text:p>1.065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80.01561604885">
                <text:p>2480.01561604885</text:p>
              </table:table-cell>
              <table:table-cell office:value-type="float" office:value="1.06826">
                <text:p>1.068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85.01489605513">
                <text:p>2485.01489605513</text:p>
              </table:table-cell>
              <table:table-cell office:value-type="float" office:value="1.06654">
                <text:p>1.066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90.01910404885">
                <text:p>2490.01910404885</text:p>
              </table:table-cell>
              <table:table-cell office:value-type="float" office:value="1.07147">
                <text:p>1.071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95.01649604885">
                <text:p>2495.01649604885</text:p>
              </table:table-cell>
              <table:table-cell office:value-type="float" office:value="0.946077">
                <text:p>0.9460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00.01745604885">
                <text:p>2500.01745604885</text:p>
              </table:table-cell>
              <table:table-cell office:value-type="float" office:value="1.00613">
                <text:p>1.006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05.01654404885">
                <text:p>2505.01654404885</text:p>
              </table:table-cell>
              <table:table-cell office:value-type="float" office:value="1.00844">
                <text:p>1.008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10.01561604885">
                <text:p>2510.01561604885</text:p>
              </table:table-cell>
              <table:table-cell office:value-type="float" office:value="0.458787">
                <text:p>0.4587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15.01553604885">
                <text:p>2515.01553604885</text:p>
              </table:table-cell>
              <table:table-cell office:value-type="float" office:value="0.448355">
                <text:p>0.4483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20.01777604885">
                <text:p>2520.01777604885</text:p>
              </table:table-cell>
              <table:table-cell office:value-type="float" office:value="0.899621">
                <text:p>0.8996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25.01681604885">
                <text:p>2525.01681604885</text:p>
              </table:table-cell>
              <table:table-cell office:value-type="float" office:value="0.451406">
                <text:p>0.4514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30.01745604885">
                <text:p>2530.01745604885</text:p>
              </table:table-cell>
              <table:table-cell office:value-type="float" office:value="0.448578">
                <text:p>0.4485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35.01937604885">
                <text:p>2535.01937604885</text:p>
              </table:table-cell>
              <table:table-cell office:value-type="float" office:value="0.466906">
                <text:p>0.4669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40.01112004777">
                <text:p>2540.01112004777</text:p>
              </table:table-cell>
              <table:table-cell office:value-type="float" office:value="1.51886">
                <text:p>1.518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45.01721604885">
                <text:p>2545.01721604885</text:p>
              </table:table-cell>
              <table:table-cell office:value-type="float" office:value="1.5194">
                <text:p>1.51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50.01817604885">
                <text:p>2550.01817604885</text:p>
              </table:table-cell>
              <table:table-cell office:value-type="float" office:value="1.46074">
                <text:p>1.460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55.01585605513">
                <text:p>2555.01585605513</text:p>
              </table:table-cell>
              <table:table-cell office:value-type="float" office:value="1.64888">
                <text:p>1.648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60.01433604885">
                <text:p>2560.01433604885</text:p>
              </table:table-cell>
              <table:table-cell office:value-type="float" office:value="1.62506">
                <text:p>1.625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65.02220804885">
                <text:p>2565.02220804885</text:p>
              </table:table-cell>
              <table:table-cell office:value-type="float" office:value="1.62499">
                <text:p>1.624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75.02252804885">
                <text:p>2575.02252804885</text:p>
              </table:table-cell>
              <table:table-cell office:value-type="float" office:value="1.17288">
                <text:p>1.172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80.01782404885">
                <text:p>2580.01782404885</text:p>
              </table:table-cell>
              <table:table-cell office:value-type="float" office:value="1.16808">
                <text:p>1.168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85.01401604885">
                <text:p>2585.01401604885</text:p>
              </table:table-cell>
              <table:table-cell office:value-type="float" office:value="1.68912">
                <text:p>1.689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90.01521604885">
                <text:p>2590.01521604885</text:p>
              </table:table-cell>
              <table:table-cell office:value-type="float" office:value="1.49802">
                <text:p>1.498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95.01558404885">
                <text:p>2595.01558404885</text:p>
              </table:table-cell>
              <table:table-cell office:value-type="float" office:value="0.472669">
                <text:p>0.4726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600.02550404885">
                <text:p>2600.02550404885</text:p>
              </table:table-cell>
              <table:table-cell office:value-type="float" office:value="0.467785">
                <text:p>0.4677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605.02300804885">
                <text:p>2605.02300804885</text:p>
              </table:table-cell>
              <table:table-cell office:value-type="float" office:value="0.883473">
                <text:p>0.8834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610.01558404885">
                <text:p>2610.01558404885</text:p>
              </table:table-cell>
              <table:table-cell office:value-type="float" office:value="0.708627">
                <text:p>0.7086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615.01905604885">
                <text:p>2615.01905604885</text:p>
              </table:table-cell>
              <table:table-cell office:value-type="float" office:value="1.15622">
                <text:p>1.156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620.01905604885">
                <text:p>2620.01905604885</text:p>
              </table:table-cell>
              <table:table-cell office:value-type="float" office:value="1.1617">
                <text:p>1.16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625.01489604885">
                <text:p>2625.01489604885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630.01369604885">
                <text:p>2630.01369604885</text:p>
              </table:table-cell>
              <table:table-cell office:value-type="float" office:value="1.17775">
                <text:p>1.177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635.02041604885">
                <text:p>2635.02041604885</text:p>
              </table:table-cell>
              <table:table-cell office:value-type="float" office:value="0.905017">
                <text:p>0.9050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40.01593604885">
                <text:p>2640.01593604885</text:p>
              </table:table-cell>
              <table:table-cell office:value-type="float" office:value="0.909793">
                <text:p>0.90979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45.01969604885">
                <text:p>2645.01969604885</text:p>
              </table:table-cell>
              <table:table-cell office:value-type="float" office:value="1.19221">
                <text:p>1.192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50.01465604885">
                <text:p>2650.01465604885</text:p>
              </table:table-cell>
              <table:table-cell office:value-type="float" office:value="1.17753">
                <text:p>1.177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55.01529604885">
                <text:p>2655.01529604885</text:p>
              </table:table-cell>
              <table:table-cell office:value-type="float" office:value="1.01903">
                <text:p>1.019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60.02408005513">
                <text:p>2660.02408005513</text:p>
              </table:table-cell>
              <table:table-cell office:value-type="float" office:value="1.06999">
                <text:p>1.069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65.01425604885">
                <text:p>2665.01425604885</text:p>
              </table:table-cell>
              <table:table-cell office:value-type="float" office:value="0.627314">
                <text:p>0.6273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70.01817604885">
                <text:p>2670.01817604885</text:p>
              </table:table-cell>
              <table:table-cell office:value-type="float" office:value="1.07001">
                <text:p>1.070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75.01425604885">
                <text:p>2675.01425604885</text:p>
              </table:table-cell>
              <table:table-cell office:value-type="float" office:value="1.0498">
                <text:p>1.04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80.01689605514">
                <text:p>2680.01689605514</text:p>
              </table:table-cell>
              <table:table-cell office:value-type="float" office:value="1.23386">
                <text:p>1.2338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85.01649604885">
                <text:p>2685.01649604885</text:p>
              </table:table-cell>
              <table:table-cell office:value-type="float" office:value="0.958609">
                <text:p>0.9586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90.01561604885">
                <text:p>2690.01561604885</text:p>
              </table:table-cell>
              <table:table-cell office:value-type="float" office:value="0.940015">
                <text:p>0.9400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95.01681605514">
                <text:p>2695.01681605514</text:p>
              </table:table-cell>
              <table:table-cell office:value-type="float" office:value="0.928787">
                <text:p>0.9287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700.01681604885">
                <text:p>2700.01681604885</text:p>
              </table:table-cell>
              <table:table-cell office:value-type="float" office:value="1.20206">
                <text:p>1.202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705.01553605513">
                <text:p>2705.01553605513</text:p>
              </table:table-cell>
              <table:table-cell office:value-type="float" office:value="1.13304">
                <text:p>1.133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710.01625604885">
                <text:p>2710.01625604885</text:p>
              </table:table-cell>
              <table:table-cell office:value-type="float" office:value="1.06376">
                <text:p>1.063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715.01593604885">
                <text:p>2715.01593604885</text:p>
              </table:table-cell>
              <table:table-cell office:value-type="float" office:value="1.35216">
                <text:p>1.352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720.01489604885">
                <text:p>2720.01489604885</text:p>
              </table:table-cell>
              <table:table-cell office:value-type="float" office:value="0.889406">
                <text:p>0.8894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725.01585604885">
                <text:p>2725.01585604885</text:p>
              </table:table-cell>
              <table:table-cell office:value-type="float" office:value="1.35256">
                <text:p>1.352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730.01369604885">
                <text:p>2730.01369604885</text:p>
              </table:table-cell>
              <table:table-cell office:value-type="float" office:value="1.14873">
                <text:p>1.148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735.01657604885">
                <text:p>2735.01657604885</text:p>
              </table:table-cell>
              <table:table-cell office:value-type="float" office:value="1.13156">
                <text:p>1.131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40.01649604885">
                <text:p>2740.01649604885</text:p>
              </table:table-cell>
              <table:table-cell office:value-type="float" office:value="1.13093">
                <text:p>1.1309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745.02540804885">
                <text:p>2745.02540804885</text:p>
              </table:table-cell>
              <table:table-cell office:value-type="float" office:value="1.33907">
                <text:p>1.339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50.02220804885">
                <text:p>2750.02220804885</text:p>
              </table:table-cell>
              <table:table-cell office:value-type="float" office:value="1.06171">
                <text:p>1.061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55.02105604885">
                <text:p>2755.02105604885</text:p>
              </table:table-cell>
              <table:table-cell office:value-type="float" office:value="1.3601">
                <text:p>1.36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60.01465604885">
                <text:p>2760.01465604885</text:p>
              </table:table-cell>
              <table:table-cell office:value-type="float" office:value="1.35367">
                <text:p>1.353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65.02161604885">
                <text:p>2765.02161604885</text:p>
              </table:table-cell>
              <table:table-cell office:value-type="float" office:value="1.35809">
                <text:p>1.3580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70.01721604885">
                <text:p>2770.01721604885</text:p>
              </table:table-cell>
              <table:table-cell office:value-type="float" office:value="1.35489">
                <text:p>1.354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75.02260804885">
                <text:p>2775.02260804885</text:p>
              </table:table-cell>
              <table:table-cell office:value-type="float" office:value="0.900257">
                <text:p>0.9002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80.01881604885">
                <text:p>2780.01881604885</text:p>
              </table:table-cell>
              <table:table-cell office:value-type="float" office:value="0.902357">
                <text:p>0.9023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85.01809604885">
                <text:p>2785.01809604885</text:p>
              </table:table-cell>
              <table:table-cell office:value-type="float" office:value="0.899673">
                <text:p>0.89967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90.01788804885">
                <text:p>2790.01788804885</text:p>
              </table:table-cell>
              <table:table-cell office:value-type="float" office:value="0.895324">
                <text:p>0.8953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95.01625604885">
                <text:p>2795.01625604885</text:p>
              </table:table-cell>
              <table:table-cell office:value-type="float" office:value="0.625283">
                <text:p>0.6252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00.01844804885">
                <text:p>2800.01844804885</text:p>
              </table:table-cell>
              <table:table-cell office:value-type="float" office:value="0.861185">
                <text:p>0.8611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805.02600005513">
                <text:p>2805.02600005513</text:p>
              </table:table-cell>
              <table:table-cell office:value-type="float" office:value="0.608457">
                <text:p>0.6084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810.01590404885">
                <text:p>2810.01590404885</text:p>
              </table:table-cell>
              <table:table-cell office:value-type="float" office:value="0.625381">
                <text:p>0.62538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815.01873604885">
                <text:p>2815.01873604885</text:p>
              </table:table-cell>
              <table:table-cell office:value-type="float" office:value="0.433514">
                <text:p>0.4335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820.01305605514">
                <text:p>2820.01305605514</text:p>
              </table:table-cell>
              <table:table-cell office:value-type="float" office:value="0.50745">
                <text:p>0.507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25.02160004885">
                <text:p>2825.02160004885</text:p>
              </table:table-cell>
              <table:table-cell office:value-type="float" office:value="0.508319">
                <text:p>0.5083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830.01689604885">
                <text:p>2830.01689604885</text:p>
              </table:table-cell>
              <table:table-cell office:value-type="float" office:value="0.533421">
                <text:p>0.53342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835.01905605514">
                <text:p>2835.01905605514</text:p>
              </table:table-cell>
              <table:table-cell office:value-type="float" office:value="0.741732">
                <text:p>0.74173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840.01590404885">
                <text:p>2840.01590404885</text:p>
              </table:table-cell>
              <table:table-cell office:value-type="float" office:value="0.73513">
                <text:p>0.735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845.02252804885">
                <text:p>2845.02252804885</text:p>
              </table:table-cell>
              <table:table-cell office:value-type="float" office:value="0.477232">
                <text:p>0.4772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50.01585604885">
                <text:p>2850.01585604885</text:p>
              </table:table-cell>
              <table:table-cell office:value-type="float" office:value="0.353264">
                <text:p>0.35326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55.01433604885">
                <text:p>2855.01433604885</text:p>
              </table:table-cell>
              <table:table-cell office:value-type="float" office:value="0.282125">
                <text:p>0.282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60.01457604885">
                <text:p>2860.01457604885</text:p>
              </table:table-cell>
              <table:table-cell office:value-type="float" office:value="0.511932">
                <text:p>0.5119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65.01745604885">
                <text:p>2865.01745604885</text:p>
              </table:table-cell>
              <table:table-cell office:value-type="float" office:value="0.508544">
                <text:p>0.5085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70.02100805514">
                <text:p>2870.02100805514</text:p>
              </table:table-cell>
              <table:table-cell office:value-type="float" office:value="0.50809">
                <text:p>0.5080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75.01521604885">
                <text:p>2875.01521604885</text:p>
              </table:table-cell>
              <table:table-cell office:value-type="float" office:value="0.71786">
                <text:p>0.717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80.02220805513">
                <text:p>2880.02220805513</text:p>
              </table:table-cell>
              <table:table-cell office:value-type="float" office:value="0.80962">
                <text:p>0.8096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85.01782404885">
                <text:p>2885.01782404885</text:p>
              </table:table-cell>
              <table:table-cell office:value-type="float" office:value="0.618423">
                <text:p>0.6184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90.01809604885">
                <text:p>2890.01809604885</text:p>
              </table:table-cell>
              <table:table-cell office:value-type="float" office:value="0.615136">
                <text:p>0.6151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95.01782404885">
                <text:p>2895.01782404885</text:p>
              </table:table-cell>
              <table:table-cell office:value-type="float" office:value="0.619357">
                <text:p>0.61935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900.01393604885">
                <text:p>2900.01393604885</text:p>
              </table:table-cell>
              <table:table-cell office:value-type="float" office:value="0.617651">
                <text:p>0.6176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905.01809605513">
                <text:p>2905.01809605513</text:p>
              </table:table-cell>
              <table:table-cell office:value-type="float" office:value="0.799355">
                <text:p>0.7993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910.01689604885">
                <text:p>2910.01689604885</text:p>
              </table:table-cell>
              <table:table-cell office:value-type="float" office:value="0.340615">
                <text:p>0.3406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915.01977605513">
                <text:p>2915.01977605513</text:p>
              </table:table-cell>
              <table:table-cell office:value-type="float" office:value="0.53121">
                <text:p>0.5312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20.01814404885">
                <text:p>2920.01814404885</text:p>
              </table:table-cell>
              <table:table-cell office:value-type="float" office:value="0.422046">
                <text:p>0.4220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925.01553604885">
                <text:p>2925.01553604885</text:p>
              </table:table-cell>
              <table:table-cell office:value-type="float" office:value="0.676459">
                <text:p>0.67645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30.01497604885">
                <text:p>2930.01497604885</text:p>
              </table:table-cell>
              <table:table-cell office:value-type="float" office:value="0.564826">
                <text:p>0.56482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935.01465604885">
                <text:p>2935.01465604885</text:p>
              </table:table-cell>
              <table:table-cell office:value-type="float" office:value="0.805635">
                <text:p>0.8056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940.01689604885">
                <text:p>2940.01689604885</text:p>
              </table:table-cell>
              <table:table-cell office:value-type="float" office:value="0.805572">
                <text:p>0.8055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945.01465604885">
                <text:p>2945.01465604885</text:p>
              </table:table-cell>
              <table:table-cell office:value-type="float" office:value="0.815801">
                <text:p>0.8158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50.01785605513">
                <text:p>2950.01785605513</text:p>
              </table:table-cell>
              <table:table-cell office:value-type="float" office:value="1.02144">
                <text:p>1.0214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55.01497604885">
                <text:p>2955.01497604885</text:p>
              </table:table-cell>
              <table:table-cell office:value-type="float" office:value="0.817401">
                <text:p>0.8174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60.01657604885">
                <text:p>2960.01657604885</text:p>
              </table:table-cell>
              <table:table-cell office:value-type="float" office:value="0.806952">
                <text:p>0.8069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65.01494404885">
                <text:p>2965.01494404885</text:p>
              </table:table-cell>
              <table:table-cell office:value-type="float" office:value="0.885114">
                <text:p>0.8851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70.01974404885">
                <text:p>2970.01974404885</text:p>
              </table:table-cell>
              <table:table-cell office:value-type="float" office:value="0.885475">
                <text:p>0.8854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75.01270405513">
                <text:p>2975.01270405513</text:p>
              </table:table-cell>
              <table:table-cell office:value-type="float" office:value="0.691398">
                <text:p>0.6913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80.01585604885">
                <text:p>2980.01585604885</text:p>
              </table:table-cell>
              <table:table-cell office:value-type="float" office:value="0.670525">
                <text:p>0.6705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85.01585605513">
                <text:p>2985.01585605513</text:p>
              </table:table-cell>
              <table:table-cell office:value-type="float" office:value="0.569789">
                <text:p>0.5697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90.01521604885">
                <text:p>2990.01521604885</text:p>
              </table:table-cell>
              <table:table-cell office:value-type="float" office:value="0.56807">
                <text:p>0.5680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95.01305604885">
                <text:p>2995.01305604885</text:p>
              </table:table-cell>
              <table:table-cell office:value-type="float" office:value="0.55507">
                <text:p>0.555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000.01553604885">
                <text:p>3000.01553604885</text:p>
              </table:table-cell>
              <table:table-cell office:value-type="float" office:value="0.843102">
                <text:p>0.84310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005.01561604885">
                <text:p>3005.01561604885</text:p>
              </table:table-cell>
              <table:table-cell office:value-type="float" office:value="0.843976">
                <text:p>0.84397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010.01913604885">
                <text:p>3010.01913604885</text:p>
              </table:table-cell>
              <table:table-cell office:value-type="float" office:value="0.852011">
                <text:p>0.8520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015.01521604885">
                <text:p>3015.01521604885</text:p>
              </table:table-cell>
              <table:table-cell office:value-type="float" office:value="0.651249">
                <text:p>0.65124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020.01497605513">
                <text:p>3020.01497605513</text:p>
              </table:table-cell>
              <table:table-cell office:value-type="float" office:value="0.776183">
                <text:p>0.77618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025.01433604885">
                <text:p>3025.01433604885</text:p>
              </table:table-cell>
              <table:table-cell office:value-type="float" office:value="0.593481">
                <text:p>0.59348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030.01913604885">
                <text:p>3030.01913604885</text:p>
              </table:table-cell>
              <table:table-cell office:value-type="float" office:value="0.592658">
                <text:p>0.59265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035.01681605514">
                <text:p>3035.01681605514</text:p>
              </table:table-cell>
              <table:table-cell office:value-type="float" office:value="0.592988">
                <text:p>0.5929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040.01617604885">
                <text:p>3040.01617604885</text:p>
              </table:table-cell>
              <table:table-cell office:value-type="float" office:value="0.58888">
                <text:p>0.5888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045.02574403629">
                <text:p>3045.02574403629</text:p>
              </table:table-cell>
              <table:table-cell office:value-type="float" office:value="1.22488">
                <text:p>1.2248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50.01617604885">
                <text:p>3050.01617604885</text:p>
              </table:table-cell>
              <table:table-cell office:value-type="float" office:value="0.712048">
                <text:p>0.71204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55.01302405513">
                <text:p>3055.01302405513</text:p>
              </table:table-cell>
              <table:table-cell office:value-type="float" office:value="0.843201">
                <text:p>0.8432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60.01817604885">
                <text:p>3060.01817604885</text:p>
              </table:table-cell>
              <table:table-cell office:value-type="float" office:value="0.848266">
                <text:p>0.84826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65.01585605513">
                <text:p>3065.01585605513</text:p>
              </table:table-cell>
              <table:table-cell office:value-type="float" office:value="1.03755">
                <text:p>1.037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70.01465604885">
                <text:p>3070.01465604885</text:p>
              </table:table-cell>
              <table:table-cell office:value-type="float" office:value="0.98656">
                <text:p>0.986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75.01841604885">
                <text:p>3075.01841604885</text:p>
              </table:table-cell>
              <table:table-cell office:value-type="float" office:value="0.99104">
                <text:p>0.991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85.01497604885">
                <text:p>3085.01497604885</text:p>
              </table:table-cell>
              <table:table-cell office:value-type="float" office:value="1.16349">
                <text:p>1.163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90.01849604885">
                <text:p>3090.01849604885</text:p>
              </table:table-cell>
              <table:table-cell office:value-type="float" office:value="0.976799">
                <text:p>0.9767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95.01617605514">
                <text:p>3095.01617605514</text:p>
              </table:table-cell>
              <table:table-cell office:value-type="float" office:value="1.08272">
                <text:p>1.082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100.01721604885">
                <text:p>3100.01721604885</text:p>
              </table:table-cell>
              <table:table-cell office:value-type="float" office:value="0.430421">
                <text:p>0.4304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105.01713605513">
                <text:p>3105.01713605513</text:p>
              </table:table-cell>
              <table:table-cell office:value-type="float" office:value="0.651108">
                <text:p>0.6511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110.01969604885">
                <text:p>3110.01969604885</text:p>
              </table:table-cell>
              <table:table-cell office:value-type="float" office:value="0.538222">
                <text:p>0.5382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115.01753604885">
                <text:p>3115.01753604885</text:p>
              </table:table-cell>
              <table:table-cell office:value-type="float" office:value="0.538157">
                <text:p>0.5381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120.01585604885">
                <text:p>3120.01585604885</text:p>
              </table:table-cell>
              <table:table-cell office:value-type="float" office:value="0.301222">
                <text:p>0.3012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125.02521604885">
                <text:p>3125.02521604885</text:p>
              </table:table-cell>
              <table:table-cell office:value-type="float" office:value="0.233647">
                <text:p>0.23364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130.01846404885">
                <text:p>3130.01846404885</text:p>
              </table:table-cell>
              <table:table-cell office:value-type="float" office:value="0.284771">
                <text:p>0.28477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35.01785604885">
                <text:p>3135.01785604885</text:p>
              </table:table-cell>
              <table:table-cell office:value-type="float" office:value="0.282284">
                <text:p>0.28228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140.01977604885">
                <text:p>3140.01977604885</text:p>
              </table:table-cell>
              <table:table-cell office:value-type="float" office:value="0.298451">
                <text:p>0.2984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145.01878404885">
                <text:p>3145.01878404885</text:p>
              </table:table-cell>
              <table:table-cell office:value-type="float" office:value="0.23191">
                <text:p>0.231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150.02009605513">
                <text:p>3150.02009605513</text:p>
              </table:table-cell>
              <table:table-cell office:value-type="float" office:value="0.264584">
                <text:p>0.2645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55.01681604885">
                <text:p>3155.01681604885</text:p>
              </table:table-cell>
              <table:table-cell office:value-type="float" office:value="0.247682">
                <text:p>0.24768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60.01465604885">
                <text:p>3160.01465604885</text:p>
              </table:table-cell>
              <table:table-cell office:value-type="float" office:value="0.246278">
                <text:p>0.24627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65.01297604885">
                <text:p>3165.01297604885</text:p>
              </table:table-cell>
              <table:table-cell office:value-type="float" office:value="0.244952">
                <text:p>0.2449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70.01777605513">
                <text:p>3170.01777605513</text:p>
              </table:table-cell>
              <table:table-cell office:value-type="float" office:value="0.24825">
                <text:p>0.248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75.01657604885">
                <text:p>3175.01657604885</text:p>
              </table:table-cell>
              <table:table-cell office:value-type="float" office:value="0.681068">
                <text:p>0.6810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80.01497604885">
                <text:p>3180.01497604885</text:p>
              </table:table-cell>
              <table:table-cell office:value-type="float" office:value="0.629681">
                <text:p>0.6296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85.01814405513">
                <text:p>3185.01814405513</text:p>
              </table:table-cell>
              <table:table-cell office:value-type="float" office:value="0.827762">
                <text:p>0.8277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90.01590404885">
                <text:p>3190.01590404885</text:p>
              </table:table-cell>
              <table:table-cell office:value-type="float" office:value="0.826851">
                <text:p>0.8268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95.01561604885">
                <text:p>3195.01561604885</text:p>
              </table:table-cell>
              <table:table-cell office:value-type="float" office:value="1.04468">
                <text:p>1.044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200.01649604885">
                <text:p>3200.01649604885</text:p>
              </table:table-cell>
              <table:table-cell office:value-type="float" office:value="0.83746">
                <text:p>0.837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205.01305605514">
                <text:p>3205.01305605514</text:p>
              </table:table-cell>
              <table:table-cell office:value-type="float" office:value="0.922485">
                <text:p>0.92248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210.01561604885">
                <text:p>3210.01561604885</text:p>
              </table:table-cell>
              <table:table-cell office:value-type="float" office:value="0.921864">
                <text:p>0.9218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215.01721604885">
                <text:p>3215.01721604885</text:p>
              </table:table-cell>
              <table:table-cell office:value-type="float" office:value="1.19431">
                <text:p>1.194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220.01457604885">
                <text:p>3220.01457604885</text:p>
              </table:table-cell>
              <table:table-cell office:value-type="float" office:value="0.935632">
                <text:p>0.9356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225.01689604885">
                <text:p>3225.01689604885</text:p>
              </table:table-cell>
              <table:table-cell office:value-type="float" office:value="0.488382">
                <text:p>0.4883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230.01809605514">
                <text:p>3230.01809605514</text:p>
              </table:table-cell>
              <table:table-cell office:value-type="float" office:value="0.69228">
                <text:p>0.6922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235.01529604885">
                <text:p>3235.01529604885</text:p>
              </table:table-cell>
              <table:table-cell office:value-type="float" office:value="0.485975">
                <text:p>0.4859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240.01521604885">
                <text:p>3240.01521604885</text:p>
              </table:table-cell>
              <table:table-cell office:value-type="float" office:value="0.5016">
                <text:p>0.50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245.01585604885">
                <text:p>3245.01585604885</text:p>
              </table:table-cell>
              <table:table-cell office:value-type="float" office:value="0.271484">
                <text:p>0.2714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250.01366405513">
                <text:p>3250.01366405513</text:p>
              </table:table-cell>
              <table:table-cell office:value-type="float" office:value="0.395177">
                <text:p>0.3951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255.01593604885">
                <text:p>3255.01593604885</text:p>
              </table:table-cell>
              <table:table-cell office:value-type="float" office:value="0.269921">
                <text:p>0.2699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60.02313603629">
                <text:p>3260.02313603629</text:p>
              </table:table-cell>
              <table:table-cell office:value-type="float" office:value="0.843659">
                <text:p>0.8436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65.01553604885">
                <text:p>3265.01553604885</text:p>
              </table:table-cell>
              <table:table-cell office:value-type="float" office:value="0.720883">
                <text:p>0.72088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70.01745605514">
                <text:p>3270.01745605514</text:p>
              </table:table-cell>
              <table:table-cell office:value-type="float" office:value="0.854915">
                <text:p>0.8549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75.01622404885">
                <text:p>3275.01622404885</text:p>
              </table:table-cell>
              <table:table-cell office:value-type="float" office:value="0.778589">
                <text:p>0.77858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80.01585604885">
                <text:p>3280.01585604885</text:p>
              </table:table-cell>
              <table:table-cell office:value-type="float" office:value="0.724739">
                <text:p>0.72473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85.01369604885">
                <text:p>3285.01369604885</text:p>
              </table:table-cell>
              <table:table-cell office:value-type="float" office:value="0.729755">
                <text:p>0.7297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90.02257604885">
                <text:p>3290.02257604885</text:p>
              </table:table-cell>
              <table:table-cell office:value-type="float" office:value="0.820811">
                <text:p>0.8208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95.01814404885">
                <text:p>3295.01814404885</text:p>
              </table:table-cell>
              <table:table-cell office:value-type="float" office:value="0.821182">
                <text:p>0.82118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300.01521605514">
                <text:p>3300.01521605514</text:p>
              </table:table-cell>
              <table:table-cell office:value-type="float" office:value="0.806576">
                <text:p>0.8065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305.01593604885">
                <text:p>3305.01593604885</text:p>
              </table:table-cell>
              <table:table-cell office:value-type="float" office:value="0.986447">
                <text:p>0.98644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310.01337604885">
                <text:p>3310.01337604885</text:p>
              </table:table-cell>
              <table:table-cell office:value-type="float" office:value="0.425226">
                <text:p>0.4252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315.01844804885">
                <text:p>3315.01844804885</text:p>
              </table:table-cell>
              <table:table-cell office:value-type="float" office:value="0.401915">
                <text:p>0.4019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320.01841604885">
                <text:p>3320.01841604885</text:p>
              </table:table-cell>
              <table:table-cell office:value-type="float" office:value="0.61074">
                <text:p>0.610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325.01238404885">
                <text:p>3325.01238404885</text:p>
              </table:table-cell>
              <table:table-cell office:value-type="float" office:value="0.631529">
                <text:p>0.6315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330.01625604885">
                <text:p>3330.01625604885</text:p>
              </table:table-cell>
              <table:table-cell office:value-type="float" office:value="0.655631">
                <text:p>0.6556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335.01721604885">
                <text:p>3335.01721604885</text:p>
              </table:table-cell>
              <table:table-cell office:value-type="float" office:value="0.622976">
                <text:p>0.62297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340.01649604885">
                <text:p>3340.01649604885</text:p>
              </table:table-cell>
              <table:table-cell office:value-type="float" office:value="0.329879">
                <text:p>0.32987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345.01752004777">
                <text:p>3345.01752004777</text:p>
              </table:table-cell>
              <table:table-cell office:value-type="float" office:value="1.35158">
                <text:p>1.351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350.01590405513">
                <text:p>3350.01590405513</text:p>
              </table:table-cell>
              <table:table-cell office:value-type="float" office:value="1.45619">
                <text:p>1.456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55.01681604885">
                <text:p>3355.01681604885</text:p>
              </table:table-cell>
              <table:table-cell office:value-type="float" office:value="1.23328">
                <text:p>1.233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60.02193605513">
                <text:p>3360.02193605513</text:p>
              </table:table-cell>
              <table:table-cell office:value-type="float" office:value="1.35208">
                <text:p>1.352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65.02070404885">
                <text:p>3365.02070404885</text:p>
              </table:table-cell>
              <table:table-cell office:value-type="float" office:value="1.35627">
                <text:p>1.356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70.01649604885">
                <text:p>3370.01649604885</text:p>
              </table:table-cell>
              <table:table-cell office:value-type="float" office:value="1.1812">
                <text:p>1.18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75.01657605513">
                <text:p>3375.01657605513</text:p>
              </table:table-cell>
              <table:table-cell office:value-type="float" office:value="1.38372">
                <text:p>1.3837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80.01425604885">
                <text:p>3380.01425604885</text:p>
              </table:table-cell>
              <table:table-cell office:value-type="float" office:value="1.38228">
                <text:p>1.382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85.01649604885">
                <text:p>3385.01649604885</text:p>
              </table:table-cell>
              <table:table-cell office:value-type="float" office:value="1.31762">
                <text:p>1.3176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90.01777604885">
                <text:p>3390.01777604885</text:p>
              </table:table-cell>
              <table:table-cell office:value-type="float" office:value="1.76935">
                <text:p>1.769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95.02504004885">
                <text:p>3395.02504004885</text:p>
              </table:table-cell>
              <table:table-cell office:value-type="float" office:value="0.699939">
                <text:p>0.6999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400.01657605513">
                <text:p>3400.01657605513</text:p>
              </table:table-cell>
              <table:table-cell office:value-type="float" office:value="0.700832">
                <text:p>0.7008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405.01649604885">
                <text:p>3405.01649604885</text:p>
              </table:table-cell>
              <table:table-cell office:value-type="float" office:value="0.700399">
                <text:p>0.7003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410.01780804885">
                <text:p>3410.01780804885</text:p>
              </table:table-cell>
              <table:table-cell office:value-type="float" office:value="0.595863">
                <text:p>0.5958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415.01553604885">
                <text:p>3415.01553604885</text:p>
              </table:table-cell>
              <table:table-cell office:value-type="float" office:value="0.847535">
                <text:p>0.84753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420.01433604885">
                <text:p>3420.01433604885</text:p>
              </table:table-cell>
              <table:table-cell office:value-type="float" office:value="0.849966">
                <text:p>0.84996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425.01881604885">
                <text:p>3425.01881604885</text:p>
              </table:table-cell>
              <table:table-cell office:value-type="float" office:value="0.59376">
                <text:p>0.593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430.01841604885">
                <text:p>3430.01841604885</text:p>
              </table:table-cell>
              <table:table-cell office:value-type="float" office:value="0.604041">
                <text:p>0.60404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435.01430404885">
                <text:p>3435.01430404885</text:p>
              </table:table-cell>
              <table:table-cell office:value-type="float" office:value="1.0853">
                <text:p>1.085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440.01654404885">
                <text:p>3440.01654404885</text:p>
              </table:table-cell>
              <table:table-cell office:value-type="float" office:value="0.605416">
                <text:p>0.6054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445.02260804885">
                <text:p>3445.02260804885</text:p>
              </table:table-cell>
              <table:table-cell office:value-type="float" office:value="0.61494">
                <text:p>0.6149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450.02454404885">
                <text:p>3450.02454404885</text:p>
              </table:table-cell>
              <table:table-cell office:value-type="float" office:value="0.705194">
                <text:p>0.7051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455.01561605513">
                <text:p>3455.01561605513</text:p>
              </table:table-cell>
              <table:table-cell office:value-type="float" office:value="0.906021">
                <text:p>0.9060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60.01713604885">
                <text:p>3460.01713604885</text:p>
              </table:table-cell>
              <table:table-cell office:value-type="float" office:value="0.879247">
                <text:p>0.87924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65.01401604885">
                <text:p>3465.01401604885</text:p>
              </table:table-cell>
              <table:table-cell office:value-type="float" office:value="0.619429">
                <text:p>0.6194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70.02033604885">
                <text:p>3470.02033604885</text:p>
              </table:table-cell>
              <table:table-cell office:value-type="float" office:value="0.632251">
                <text:p>0.63225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75.01112004777">
                <text:p>3475.01112004777</text:p>
              </table:table-cell>
              <table:table-cell office:value-type="float" office:value="1.78379">
                <text:p>1.7837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80.01777604885">
                <text:p>3480.01777604885</text:p>
              </table:table-cell>
              <table:table-cell office:value-type="float" office:value="1.77063">
                <text:p>1.770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85.01152004777">
                <text:p>3485.01152004777</text:p>
              </table:table-cell>
              <table:table-cell office:value-type="float" office:value="2.31955">
                <text:p>2.319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90.01489604885">
                <text:p>3490.01489604885</text:p>
              </table:table-cell>
              <table:table-cell office:value-type="float" office:value="2.31986">
                <text:p>2.319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95.01497604885">
                <text:p>3495.01497604885</text:p>
              </table:table-cell>
              <table:table-cell office:value-type="float" office:value="2.3316">
                <text:p>2.33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500.01809605514">
                <text:p>3500.01809605514</text:p>
              </table:table-cell>
              <table:table-cell office:value-type="float" office:value="2.25431">
                <text:p>2.2543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505.01686404885">
                <text:p>3505.01686404885</text:p>
              </table:table-cell>
              <table:table-cell office:value-type="float" office:value="2.32988">
                <text:p>2.3298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510.01457605514">
                <text:p>3510.01457605514</text:p>
              </table:table-cell>
              <table:table-cell office:value-type="float" office:value="2.41777">
                <text:p>2.417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515.01361604885">
                <text:p>3515.01361604885</text:p>
              </table:table-cell>
              <table:table-cell office:value-type="float" office:value="2.38968">
                <text:p>2.3896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520.01777604885">
                <text:p>3520.01777604885</text:p>
              </table:table-cell>
              <table:table-cell office:value-type="float" office:value="2.38915">
                <text:p>2.389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525.01585605513">
                <text:p>3525.01585605513</text:p>
              </table:table-cell>
              <table:table-cell office:value-type="float" office:value="1.33729">
                <text:p>1.337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530.01713604885">
                <text:p>3530.01713604885</text:p>
              </table:table-cell>
              <table:table-cell office:value-type="float" office:value="1.33795">
                <text:p>1.337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535.01553604885">
                <text:p>3535.01553604885</text:p>
              </table:table-cell>
              <table:table-cell office:value-type="float" office:value="0.518547">
                <text:p>0.51854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540.01617605513">
                <text:p>3540.01617605513</text:p>
              </table:table-cell>
              <table:table-cell office:value-type="float" office:value="0.716282">
                <text:p>0.7162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545.01841605513">
                <text:p>3545.01841605513</text:p>
              </table:table-cell>
              <table:table-cell office:value-type="float" office:value="0.780774">
                <text:p>0.7807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550.01553604885">
                <text:p>3550.01553604885</text:p>
              </table:table-cell>
              <table:table-cell office:value-type="float" office:value="0.797188">
                <text:p>0.7971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555.01625604885">
                <text:p>3555.01625604885</text:p>
              </table:table-cell>
              <table:table-cell office:value-type="float" office:value="0.799877">
                <text:p>0.7998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60.01110405513">
                <text:p>3560.01110405513</text:p>
              </table:table-cell>
              <table:table-cell office:value-type="float" office:value="0.800255">
                <text:p>0.8002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65.01489604885">
                <text:p>3565.01489604885</text:p>
              </table:table-cell>
              <table:table-cell office:value-type="float" office:value="0.996179">
                <text:p>0.99617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70.01873604885">
                <text:p>3570.01873604885</text:p>
              </table:table-cell>
              <table:table-cell office:value-type="float" office:value="0.997467">
                <text:p>0.9974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75.01713605513">
                <text:p>3575.01713605513</text:p>
              </table:table-cell>
              <table:table-cell office:value-type="float" office:value="1.07553">
                <text:p>1.075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80.01625604885">
                <text:p>3580.01625604885</text:p>
              </table:table-cell>
              <table:table-cell office:value-type="float" office:value="1.0749">
                <text:p>1.074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85.01873604885">
                <text:p>3585.01873604885</text:p>
              </table:table-cell>
              <table:table-cell office:value-type="float" office:value="0.992794">
                <text:p>0.99279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90.02060805514">
                <text:p>3590.02060805514</text:p>
              </table:table-cell>
              <table:table-cell office:value-type="float" office:value="0.848243">
                <text:p>0.8482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95.01969604885">
                <text:p>3595.01969604885</text:p>
              </table:table-cell>
              <table:table-cell office:value-type="float" office:value="0.730425">
                <text:p>0.7304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600.01489605514">
                <text:p>3600.01489605514</text:p>
              </table:table-cell>
              <table:table-cell office:value-type="float" office:value="0.763742">
                <text:p>0.76374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605.01681605513">
                <text:p>3605.01681605513</text:p>
              </table:table-cell>
              <table:table-cell office:value-type="float" office:value="0.742551">
                <text:p>0.7425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610.01529604885">
                <text:p>3610.01529604885</text:p>
              </table:table-cell>
              <table:table-cell office:value-type="float" office:value="0.866096">
                <text:p>0.8660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615.01846405514">
                <text:p>3615.01846405514</text:p>
              </table:table-cell>
              <table:table-cell office:value-type="float" office:value="0.75853">
                <text:p>0.7585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620.01585604885">
                <text:p>3620.01585604885</text:p>
              </table:table-cell>
              <table:table-cell office:value-type="float" office:value="0.74696">
                <text:p>0.7469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625.01585604885">
                <text:p>3625.01585604885</text:p>
              </table:table-cell>
              <table:table-cell office:value-type="float" office:value="1.02288">
                <text:p>1.0228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630.01369604885">
                <text:p>3630.01369604885</text:p>
              </table:table-cell>
              <table:table-cell office:value-type="float" office:value="1.02259">
                <text:p>1.0225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635.01238404885">
                <text:p>3635.01238404885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640.01681604885">
                <text:p>3640.01681604885</text:p>
              </table:table-cell>
              <table:table-cell office:value-type="float" office:value="0.924005">
                <text:p>0.9240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645.01652804885">
                <text:p>3645.01652804885</text:p>
              </table:table-cell>
              <table:table-cell office:value-type="float" office:value="0.938684">
                <text:p>0.93868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650.01713605513">
                <text:p>3650.01713605513</text:p>
              </table:table-cell>
              <table:table-cell office:value-type="float" office:value="0.797461">
                <text:p>0.79746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55.01782404885">
                <text:p>3655.01782404885</text:p>
              </table:table-cell>
              <table:table-cell office:value-type="float" office:value="0.841129">
                <text:p>0.8411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60.01846404885">
                <text:p>3660.01846404885</text:p>
              </table:table-cell>
              <table:table-cell office:value-type="float" office:value="0.605323">
                <text:p>0.60532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65.01713604885">
                <text:p>3665.01713604885</text:p>
              </table:table-cell>
              <table:table-cell office:value-type="float" office:value="0.491014">
                <text:p>0.4910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70.01996805513">
                <text:p>3670.01996805513</text:p>
              </table:table-cell>
              <table:table-cell office:value-type="float" office:value="0.743634">
                <text:p>0.7436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75.01777604885">
                <text:p>3675.01777604885</text:p>
              </table:table-cell>
              <table:table-cell office:value-type="float" office:value="0.307371">
                <text:p>0.30737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80.01585605513">
                <text:p>3680.01585605513</text:p>
              </table:table-cell>
              <table:table-cell office:value-type="float" office:value="0.509754">
                <text:p>0.50975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85.01529604885">
                <text:p>3685.01529604885</text:p>
              </table:table-cell>
              <table:table-cell office:value-type="float" office:value="0.509095">
                <text:p>0.5090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90.01846404885">
                <text:p>3690.01846404885</text:p>
              </table:table-cell>
              <table:table-cell office:value-type="float" office:value="0.60778">
                <text:p>0.6077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95.01553605513">
                <text:p>3695.01553605513</text:p>
              </table:table-cell>
              <table:table-cell office:value-type="float" office:value="0.794301">
                <text:p>0.79430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700.01401604885">
                <text:p>3700.01401604885</text:p>
              </table:table-cell>
              <table:table-cell office:value-type="float" office:value="0.954921">
                <text:p>0.9549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705.01777604885">
                <text:p>3705.01777604885</text:p>
              </table:table-cell>
              <table:table-cell office:value-type="float" office:value="0.685749">
                <text:p>0.6857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710.01489605514">
                <text:p>3710.01489605514</text:p>
              </table:table-cell>
              <table:table-cell office:value-type="float" office:value="0.926611">
                <text:p>0.9266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715.01302404885">
                <text:p>3715.01302404885</text:p>
              </table:table-cell>
              <table:table-cell office:value-type="float" office:value="0.928573">
                <text:p>0.92857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720.02454405513">
                <text:p>3720.02454405513</text:p>
              </table:table-cell>
              <table:table-cell office:value-type="float" office:value="0.929658">
                <text:p>0.92965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725.01777604885">
                <text:p>3725.01777604885</text:p>
              </table:table-cell>
              <table:table-cell office:value-type="float" office:value="0.905486">
                <text:p>0.90548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730.01900804885">
                <text:p>3730.01900804885</text:p>
              </table:table-cell>
              <table:table-cell office:value-type="float" office:value="0.697446">
                <text:p>0.69744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735.02260804885">
                <text:p>3735.02260804885</text:p>
              </table:table-cell>
              <table:table-cell office:value-type="float" office:value="0.696932">
                <text:p>0.6969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740.01873605514">
                <text:p>3740.01873605514</text:p>
              </table:table-cell>
              <table:table-cell office:value-type="float" office:value="0.88267">
                <text:p>0.882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745.01553604885">
                <text:p>3745.01553604885</text:p>
              </table:table-cell>
              <table:table-cell office:value-type="float" office:value="0.677866">
                <text:p>0.67786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750.01334404885">
                <text:p>3750.01334404885</text:p>
              </table:table-cell>
              <table:table-cell office:value-type="float" office:value="0.406714">
                <text:p>0.4067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755.02166404885">
                <text:p>3755.02166404885</text:p>
              </table:table-cell>
              <table:table-cell office:value-type="float" office:value="0.693728">
                <text:p>0.69372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60.01270404885">
                <text:p>3760.01270404885</text:p>
              </table:table-cell>
              <table:table-cell office:value-type="float" office:value="0.436489">
                <text:p>0.43648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65.01521604885">
                <text:p>3765.01521604885</text:p>
              </table:table-cell>
              <table:table-cell office:value-type="float" office:value="0.457017">
                <text:p>0.45701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70.01585605514">
                <text:p>3770.01585605514</text:p>
              </table:table-cell>
              <table:table-cell office:value-type="float" office:value="0.272159">
                <text:p>0.27215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75.01625604885">
                <text:p>3775.01625604885</text:p>
              </table:table-cell>
              <table:table-cell office:value-type="float" office:value="0.270791">
                <text:p>0.2707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80.01593604885">
                <text:p>3780.01593604885</text:p>
              </table:table-cell>
              <table:table-cell office:value-type="float" office:value="0.268177">
                <text:p>0.26817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85.01366404885">
                <text:p>3785.01366404885</text:p>
              </table:table-cell>
              <table:table-cell office:value-type="float" office:value="0.749997">
                <text:p>0.74999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90.01585604885">
                <text:p>3790.01585604885</text:p>
              </table:table-cell>
              <table:table-cell office:value-type="float" office:value="0.500301">
                <text:p>0.5003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95.01401604885">
                <text:p>3795.01401604885</text:p>
              </table:table-cell>
              <table:table-cell office:value-type="float" office:value="0.981729">
                <text:p>0.9817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800.02193604885">
                <text:p>3800.02193604885</text:p>
              </table:table-cell>
              <table:table-cell office:value-type="float" office:value="0.970138">
                <text:p>0.97013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805.01910404885">
                <text:p>3805.01910404885</text:p>
              </table:table-cell>
              <table:table-cell office:value-type="float" office:value="0.756208">
                <text:p>0.7562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810.01521604885">
                <text:p>3810.01521604885</text:p>
              </table:table-cell>
              <table:table-cell office:value-type="float" office:value="0.761182">
                <text:p>0.76118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825.05504012197">
                <text:p>3825.05504012197</text:p>
              </table:table-cell>
              <table:table-cell office:value-type="float" office:value="0.759539">
                <text:p>0.75953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830.01681604885">
                <text:p>3830.01681604885</text:p>
              </table:table-cell>
              <table:table-cell office:value-type="float" office:value="0.650828">
                <text:p>0.6508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835.06043981288">
                <text:p>3835.06043981288</text:p>
              </table:table-cell>
              <table:table-cell office:value-type="float" office:value="0.891194">
                <text:p>0.89119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840.01465604885">
                <text:p>3840.01465604885</text:p>
              </table:table-cell>
              <table:table-cell office:value-type="float" office:value="1.15604">
                <text:p>1.156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845.01657604885">
                <text:p>3845.01657604885</text:p>
              </table:table-cell>
              <table:table-cell office:value-type="float" office:value="0.680231">
                <text:p>0.68023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850.01713604885">
                <text:p>3850.01713604885</text:p>
              </table:table-cell>
              <table:table-cell office:value-type="float" office:value="0.979025">
                <text:p>0.9790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855.02038405404">
                <text:p>3855.02038405404</text:p>
              </table:table-cell>
              <table:table-cell office:value-type="float" office:value="0.591924">
                <text:p>0.5919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860.01494404885">
                <text:p>3860.01494404885</text:p>
              </table:table-cell>
              <table:table-cell office:value-type="float" office:value="0.614888">
                <text:p>0.6148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65.01814404885">
                <text:p>3865.01814404885</text:p>
              </table:table-cell>
              <table:table-cell office:value-type="float" office:value="1.05581">
                <text:p>1.0558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70.01337604885">
                <text:p>3870.01337604885</text:p>
              </table:table-cell>
              <table:table-cell office:value-type="float" office:value="1.04322">
                <text:p>1.043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80.01590404885">
                <text:p>3880.01590404885</text:p>
              </table:table-cell>
              <table:table-cell office:value-type="float" office:value="1.04123">
                <text:p>1.041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85.01625604885">
                <text:p>3885.01625604885</text:p>
              </table:table-cell>
              <table:table-cell office:value-type="float" office:value="1.02676">
                <text:p>1.0267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90.01617605404">
                <text:p>3890.01617605404</text:p>
              </table:table-cell>
              <table:table-cell office:value-type="float" office:value="0.968457">
                <text:p>0.9684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95.02065604885">
                <text:p>3895.02065604885</text:p>
              </table:table-cell>
              <table:table-cell office:value-type="float" office:value="0.969984">
                <text:p>0.9699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900.01521605404">
                <text:p>3900.01521605404</text:p>
              </table:table-cell>
              <table:table-cell office:value-type="float" office:value="1.17831">
                <text:p>1.178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905.01718404885">
                <text:p>3905.01718404885</text:p>
              </table:table-cell>
              <table:table-cell office:value-type="float" office:value="0.947563">
                <text:p>0.94756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910.01521604885">
                <text:p>3910.01521604885</text:p>
              </table:table-cell>
              <table:table-cell office:value-type="float" office:value="0.85873">
                <text:p>0.8587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915.01523204777">
                <text:p>3915.01523204777</text:p>
              </table:table-cell>
              <table:table-cell office:value-type="float" office:value="1.98867">
                <text:p>1.988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920.01809604885">
                <text:p>3920.01809604885</text:p>
              </table:table-cell>
              <table:table-cell office:value-type="float" office:value="1.52683">
                <text:p>1.5268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925.01521605404">
                <text:p>3925.01521605404</text:p>
              </table:table-cell>
              <table:table-cell office:value-type="float" office:value="1.74624">
                <text:p>1.7462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930.01878404885">
                <text:p>3930.01878404885</text:p>
              </table:table-cell>
              <table:table-cell office:value-type="float" office:value="2.02136">
                <text:p>2.021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935.01809604885">
                <text:p>3935.01809604885</text:p>
              </table:table-cell>
              <table:table-cell office:value-type="float" office:value="2.02117">
                <text:p>2.021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940.01881605404">
                <text:p>3940.01881605404</text:p>
              </table:table-cell>
              <table:table-cell office:value-type="float" office:value="1.89882">
                <text:p>1.8988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945.01686404885">
                <text:p>3945.01686404885</text:p>
              </table:table-cell>
              <table:table-cell office:value-type="float" office:value="1.63141">
                <text:p>1.6314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950.03024009268">
                <text:p>3950.03024009268</text:p>
              </table:table-cell>
              <table:table-cell office:value-type="float" office:value="1.90268">
                <text:p>1.902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955.01425604885">
                <text:p>3955.01425604885</text:p>
              </table:table-cell>
              <table:table-cell office:value-type="float" office:value="2.15678">
                <text:p>2.1567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960.01553604885">
                <text:p>3960.01553604885</text:p>
              </table:table-cell>
              <table:table-cell office:value-type="float" office:value="2.13779">
                <text:p>2.137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965.01270405404">
                <text:p>3965.01270405404</text:p>
              </table:table-cell>
              <table:table-cell office:value-type="float" office:value="1.19411">
                <text:p>1.194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970.01465604885">
                <text:p>3970.01465604885</text:p>
              </table:table-cell>
              <table:table-cell office:value-type="float" office:value="1.65202">
                <text:p>1.652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75.02076804885">
                <text:p>3975.02076804885</text:p>
              </table:table-cell>
              <table:table-cell office:value-type="float" office:value="1.43402">
                <text:p>1.4340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80.01689604885">
                <text:p>3980.01689604885</text:p>
              </table:table-cell>
              <table:table-cell office:value-type="float" office:value="1.16768">
                <text:p>1.1676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85.01497604885">
                <text:p>3985.01497604885</text:p>
              </table:table-cell>
              <table:table-cell office:value-type="float" office:value="1.43206">
                <text:p>1.432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90.02582404885">
                <text:p>3990.02582404885</text:p>
              </table:table-cell>
              <table:table-cell office:value-type="float" office:value="1.34373">
                <text:p>1.343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95.02124805404">
                <text:p>3995.02124805404</text:p>
              </table:table-cell>
              <table:table-cell office:value-type="float" office:value="1.58528">
                <text:p>1.5852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000.01302404885">
                <text:p>4000.01302404885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005.01913604885">
                <text:p>4005.01913604885</text:p>
              </table:table-cell>
              <table:table-cell office:value-type="float" office:value="0.827047">
                <text:p>0.82704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010.01777604885">
                <text:p>4010.01777604885</text:p>
              </table:table-cell>
              <table:table-cell office:value-type="float" office:value="0.838562">
                <text:p>0.83856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015.01521605404">
                <text:p>4015.01521605404</text:p>
              </table:table-cell>
              <table:table-cell office:value-type="float" office:value="0.712511">
                <text:p>0.7125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020.01657604885">
                <text:p>4020.01657604885</text:p>
              </table:table-cell>
              <table:table-cell office:value-type="float" office:value="0.519284">
                <text:p>0.51928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025.02356804885">
                <text:p>4025.02356804885</text:p>
              </table:table-cell>
              <table:table-cell office:value-type="float" office:value="0.518257">
                <text:p>0.5182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030.02060805404">
                <text:p>4030.02060805404</text:p>
              </table:table-cell>
              <table:table-cell office:value-type="float" office:value="0.72088">
                <text:p>0.7208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035.01553604885">
                <text:p>4035.01553604885</text:p>
              </table:table-cell>
              <table:table-cell office:value-type="float" office:value="0.720309">
                <text:p>0.72030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040.01625605404">
                <text:p>4040.01625605404</text:p>
              </table:table-cell>
              <table:table-cell office:value-type="float" office:value="0.803634">
                <text:p>0.80363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045.01305604885">
                <text:p>4045.01305604885</text:p>
              </table:table-cell>
              <table:table-cell office:value-type="float" office:value="0.835768">
                <text:p>0.83576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050.02265604885">
                <text:p>4050.02265604885</text:p>
              </table:table-cell>
              <table:table-cell office:value-type="float" office:value="0.851381">
                <text:p>0.85138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055.02257605404">
                <text:p>4055.02257605404</text:p>
              </table:table-cell>
              <table:table-cell office:value-type="float" office:value="0.929367">
                <text:p>0.9293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060.01590404885">
                <text:p>4060.01590404885</text:p>
              </table:table-cell>
              <table:table-cell office:value-type="float" office:value="1.21113">
                <text:p>1.211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065.01814404885">
                <text:p>4065.01814404885</text:p>
              </table:table-cell>
              <table:table-cell office:value-type="float" office:value="1.18366">
                <text:p>1.1836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70.01873604885">
                <text:p>4070.01873604885</text:p>
              </table:table-cell>
              <table:table-cell office:value-type="float" office:value="0.877667">
                <text:p>0.8776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75.01777605404">
                <text:p>4075.01777605404</text:p>
              </table:table-cell>
              <table:table-cell office:value-type="float" office:value="0.944166">
                <text:p>0.9441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80.01561604885">
                <text:p>4080.01561604885</text:p>
              </table:table-cell>
              <table:table-cell office:value-type="float" office:value="0.756706">
                <text:p>0.75670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85.02073604885">
                <text:p>4085.02073604885</text:p>
              </table:table-cell>
              <table:table-cell office:value-type="float" office:value="0.501828">
                <text:p>0.50182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90.01649604885">
                <text:p>4090.01649604885</text:p>
              </table:table-cell>
              <table:table-cell office:value-type="float" office:value="0.40751">
                <text:p>0.4075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95.01876804885">
                <text:p>4095.01876804885</text:p>
              </table:table-cell>
              <table:table-cell office:value-type="float" office:value="0.182269">
                <text:p>0.18226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100.01940804885">
                <text:p>4100.01940804885</text:p>
              </table:table-cell>
              <table:table-cell office:value-type="float" office:value="0.265439">
                <text:p>0.2654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105.02284805404">
                <text:p>4105.02284805404</text:p>
              </table:table-cell>
              <table:table-cell office:value-type="float" office:value="0.3273">
                <text:p>0.327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110.01489604885">
                <text:p>4110.01489604885</text:p>
              </table:table-cell>
              <table:table-cell office:value-type="float" office:value="0.26324">
                <text:p>0.263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115.02201604885">
                <text:p>4115.02201604885</text:p>
              </table:table-cell>
              <table:table-cell office:value-type="float" office:value="0.276344">
                <text:p>0.27634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120.01940804885">
                <text:p>4120.01940804885</text:p>
              </table:table-cell>
              <table:table-cell office:value-type="float" office:value="0.256179">
                <text:p>0.25617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125.01430404885">
                <text:p>4125.01430404885</text:p>
              </table:table-cell>
              <table:table-cell office:value-type="float" office:value="0.146862">
                <text:p>0.1468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130.02164804886">
                <text:p>4130.02164804886</text:p>
              </table:table-cell>
              <table:table-cell office:value-type="float" office:value="0.228372">
                <text:p>0.22837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135.01561604885">
                <text:p>4135.01561604885</text:p>
              </table:table-cell>
              <table:table-cell office:value-type="float" office:value="0.205533">
                <text:p>0.2055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140.01841604885">
                <text:p>4140.01841604885</text:p>
              </table:table-cell>
              <table:table-cell office:value-type="float" office:value="0.498793">
                <text:p>0.49879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145.01745605404">
                <text:p>4145.01745605404</text:p>
              </table:table-cell>
              <table:table-cell office:value-type="float" office:value="0.699688">
                <text:p>0.69968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150.01433604885">
                <text:p>4150.01433604885</text:p>
              </table:table-cell>
              <table:table-cell office:value-type="float" office:value="0.690536">
                <text:p>0.69053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155.01841605404">
                <text:p>4155.01841605404</text:p>
              </table:table-cell>
              <table:table-cell office:value-type="float" office:value="0.63547">
                <text:p>0.6354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160.01841604885">
                <text:p>4160.01841604885</text:p>
              </table:table-cell>
              <table:table-cell office:value-type="float" office:value="0.63592">
                <text:p>0.635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165.01617604885">
                <text:p>4165.01617604885</text:p>
              </table:table-cell>
              <table:table-cell office:value-type="float" office:value="0.634172">
                <text:p>0.63417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170.01393604885">
                <text:p>4170.01393604885</text:p>
              </table:table-cell>
              <table:table-cell office:value-type="float" office:value="1.08041">
                <text:p>1.0804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75.01817604885">
                <text:p>4175.01817604885</text:p>
              </table:table-cell>
              <table:table-cell office:value-type="float" office:value="1.05797">
                <text:p>1.0579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80.01657604885">
                <text:p>4180.01657604885</text:p>
              </table:table-cell>
              <table:table-cell office:value-type="float" office:value="0.778153">
                <text:p>0.77815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85.01369604885">
                <text:p>4185.01369604885</text:p>
              </table:table-cell>
              <table:table-cell office:value-type="float" office:value="0.791888">
                <text:p>0.7918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90.01777604885">
                <text:p>4190.01777604885</text:p>
              </table:table-cell>
              <table:table-cell office:value-type="float" office:value="0.792472">
                <text:p>0.79247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95.01809604885">
                <text:p>4195.01809604885</text:p>
              </table:table-cell>
              <table:table-cell office:value-type="float" office:value="0.587207">
                <text:p>0.5872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200.01494405404">
                <text:p>4200.01494405404</text:p>
              </table:table-cell>
              <table:table-cell office:value-type="float" office:value="0.675135">
                <text:p>0.67513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205.01913604885">
                <text:p>4205.01913604885</text:p>
              </table:table-cell>
              <table:table-cell office:value-type="float" office:value="0.474051">
                <text:p>0.4740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210.01401604885">
                <text:p>4210.01401604885</text:p>
              </table:table-cell>
              <table:table-cell office:value-type="float" office:value="0.475027">
                <text:p>0.4750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215.01745604885">
                <text:p>4215.01745604885</text:p>
              </table:table-cell>
              <table:table-cell office:value-type="float" office:value="0.950608">
                <text:p>0.9506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220.02033604885">
                <text:p>4220.02033604885</text:p>
              </table:table-cell>
              <table:table-cell office:value-type="float" office:value="0.48079">
                <text:p>0.4807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225.01625604885">
                <text:p>4225.01625604885</text:p>
              </table:table-cell>
              <table:table-cell office:value-type="float" office:value="0.957486">
                <text:p>0.95748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230.01809604885">
                <text:p>4230.01809604885</text:p>
              </table:table-cell>
              <table:table-cell office:value-type="float" office:value="0.959873">
                <text:p>0.95987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235.01561604885">
                <text:p>4235.01561604885</text:p>
              </table:table-cell>
              <table:table-cell office:value-type="float" office:value="0.953303">
                <text:p>0.95330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240.02361604885">
                <text:p>4240.02361604885</text:p>
              </table:table-cell>
              <table:table-cell office:value-type="float" office:value="0.95363">
                <text:p>0.9536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245.01657604885">
                <text:p>4245.01657604885</text:p>
              </table:table-cell>
              <table:table-cell office:value-type="float" office:value="0.952414">
                <text:p>0.95241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250.01526404885">
                <text:p>4250.01526404885</text:p>
              </table:table-cell>
              <table:table-cell office:value-type="float" office:value="0.863179">
                <text:p>0.86317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255.02321605404">
                <text:p>4255.02321605404</text:p>
              </table:table-cell>
              <table:table-cell office:value-type="float" office:value="1.11828">
                <text:p>1.118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260.01777604885">
                <text:p>4260.01777604885</text:p>
              </table:table-cell>
              <table:table-cell office:value-type="float" office:value="1.11886">
                <text:p>1.1188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265.01809604885">
                <text:p>4265.01809604885</text:p>
              </table:table-cell>
              <table:table-cell office:value-type="float" office:value="0.655702">
                <text:p>0.65570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270.01846404885">
                <text:p>4270.01846404885</text:p>
              </table:table-cell>
              <table:table-cell office:value-type="float" office:value="0.642835">
                <text:p>0.6428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75.01206404885">
                <text:p>4275.01206404885</text:p>
              </table:table-cell>
              <table:table-cell office:value-type="float" office:value="0.167087">
                <text:p>0.16708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80.01465604885">
                <text:p>4280.01465604885</text:p>
              </table:table-cell>
              <table:table-cell office:value-type="float" office:value="0.189285">
                <text:p>0.1892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85.01465604885">
                <text:p>4285.01465604885</text:p>
              </table:table-cell>
              <table:table-cell office:value-type="float" office:value="0.210614">
                <text:p>0.2106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90.01686404885">
                <text:p>4290.01686404885</text:p>
              </table:table-cell>
              <table:table-cell office:value-type="float" office:value="0.189454">
                <text:p>0.1894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95.01777604885">
                <text:p>4295.01777604885</text:p>
              </table:table-cell>
              <table:table-cell office:value-type="float" office:value="0.191662">
                <text:p>0.19166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300.01681605404">
                <text:p>4300.01681605404</text:p>
              </table:table-cell>
              <table:table-cell office:value-type="float" office:value="0.278144">
                <text:p>0.27814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305.01462404885">
                <text:p>4305.01462404885</text:p>
              </table:table-cell>
              <table:table-cell office:value-type="float" office:value="0.384171">
                <text:p>0.38417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310.02257604885">
                <text:p>4310.02257604885</text:p>
              </table:table-cell>
              <table:table-cell office:value-type="float" office:value="0.378585">
                <text:p>0.37858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315.01617605404">
                <text:p>4315.01617605404</text:p>
              </table:table-cell>
              <table:table-cell office:value-type="float" office:value="0.321951">
                <text:p>0.3219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320.01908804886">
                <text:p>4320.01908804886</text:p>
              </table:table-cell>
              <table:table-cell office:value-type="float" office:value="0.320312">
                <text:p>0.3203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325.01654404885">
                <text:p>4325.01654404885</text:p>
              </table:table-cell>
              <table:table-cell office:value-type="float" office:value="0.301891">
                <text:p>0.3018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330.01841605404">
                <text:p>4330.01841605404</text:p>
              </table:table-cell>
              <table:table-cell office:value-type="float" office:value="0.352001">
                <text:p>0.35200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335.01521605404">
                <text:p>4335.01521605404</text:p>
              </table:table-cell>
              <table:table-cell office:value-type="float" office:value="0.395334">
                <text:p>0.39533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340.01654404885">
                <text:p>4340.01654404885</text:p>
              </table:table-cell>
              <table:table-cell office:value-type="float" office:value="0.395368">
                <text:p>0.39536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345.01809604885">
                <text:p>4345.01809604885</text:p>
              </table:table-cell>
              <table:table-cell office:value-type="float" office:value="0.394536">
                <text:p>0.39453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350.01270404885">
                <text:p>4350.01270404885</text:p>
              </table:table-cell>
              <table:table-cell office:value-type="float" office:value="0.793509">
                <text:p>0.79350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355.01878404885">
                <text:p>4355.01878404885</text:p>
              </table:table-cell>
              <table:table-cell office:value-type="float" office:value="1.01683">
                <text:p>1.0168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360.01881604885">
                <text:p>4360.01881604885</text:p>
              </table:table-cell>
              <table:table-cell office:value-type="float" office:value="1.02508">
                <text:p>1.0250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365.01841604885">
                <text:p>4365.01841604885</text:p>
              </table:table-cell>
              <table:table-cell office:value-type="float" office:value="0.82289">
                <text:p>0.8228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370.02033604885">
                <text:p>4370.02033604885</text:p>
              </table:table-cell>
              <table:table-cell office:value-type="float" office:value="1.30381">
                <text:p>1.3038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375.01241605404">
                <text:p>4375.01241605404</text:p>
              </table:table-cell>
              <table:table-cell office:value-type="float" office:value="1.40208">
                <text:p>1.4020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80.01369604885">
                <text:p>4380.01369604885</text:p>
              </table:table-cell>
              <table:table-cell office:value-type="float" office:value="1.19956">
                <text:p>1.1995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85.01969605404">
                <text:p>4385.01969605404</text:p>
              </table:table-cell>
              <table:table-cell office:value-type="float" office:value="1.12621">
                <text:p>1.126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90.01302404885">
                <text:p>4390.01302404885</text:p>
              </table:table-cell>
              <table:table-cell office:value-type="float" office:value="1.3403">
                <text:p>1.340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95.01465605404">
                <text:p>4395.01465605404</text:p>
              </table:table-cell>
              <table:table-cell office:value-type="float" office:value="1.4521">
                <text:p>1.45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400.01465604885">
                <text:p>4400.01465604885</text:p>
              </table:table-cell>
              <table:table-cell office:value-type="float" office:value="1.20499">
                <text:p>1.204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405.01809604885">
                <text:p>4405.01809604885</text:p>
              </table:table-cell>
              <table:table-cell office:value-type="float" office:value="0.950904">
                <text:p>0.95090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410.01585604885">
                <text:p>4410.01585604885</text:p>
              </table:table-cell>
              <table:table-cell office:value-type="float" office:value="0.941872">
                <text:p>0.94187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415.01625604885">
                <text:p>4415.01625604885</text:p>
              </table:table-cell>
              <table:table-cell office:value-type="float" office:value="0.941698">
                <text:p>0.94169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420.01585604885">
                <text:p>4420.01585604885</text:p>
              </table:table-cell>
              <table:table-cell office:value-type="float" office:value="0.461824">
                <text:p>0.4618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430.01561604885">
                <text:p>4430.01561604885</text:p>
              </table:table-cell>
              <table:table-cell office:value-type="float" office:value="0.35811">
                <text:p>0.358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435.01777604885">
                <text:p>4435.01777604885</text:p>
              </table:table-cell>
              <table:table-cell office:value-type="float" office:value="0.652213">
                <text:p>0.65221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440.01433604885">
                <text:p>4440.01433604885</text:p>
              </table:table-cell>
              <table:table-cell office:value-type="float" office:value="0.593851">
                <text:p>0.5938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445.01593605404">
                <text:p>4445.01593605404</text:p>
              </table:table-cell>
              <table:table-cell office:value-type="float" office:value="0.481063">
                <text:p>0.4810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450.01588804885">
                <text:p>4450.01588804885</text:p>
              </table:table-cell>
              <table:table-cell office:value-type="float" office:value="0.419523">
                <text:p>0.41952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455.01465604885">
                <text:p>4455.01465604885</text:p>
              </table:table-cell>
              <table:table-cell office:value-type="float" office:value="0.419497">
                <text:p>0.41949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460.01945605404">
                <text:p>4460.01945605404</text:p>
              </table:table-cell>
              <table:table-cell office:value-type="float" office:value="0.465739">
                <text:p>0.46573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465.01369604885">
                <text:p>4465.01369604885</text:p>
              </table:table-cell>
              <table:table-cell office:value-type="float" office:value="0.478578">
                <text:p>0.4785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470.01305604885">
                <text:p>4470.01305604885</text:p>
              </table:table-cell>
              <table:table-cell office:value-type="float" office:value="0.507467">
                <text:p>0.5074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475.01561604885">
                <text:p>4475.01561604885</text:p>
              </table:table-cell>
              <table:table-cell office:value-type="float" office:value="0.531325">
                <text:p>0.5313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480.01457605404">
                <text:p>4480.01457605404</text:p>
              </table:table-cell>
              <table:table-cell office:value-type="float" office:value="0.790456">
                <text:p>0.79045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85.01689604885">
                <text:p>4485.01689604885</text:p>
              </table:table-cell>
              <table:table-cell office:value-type="float" office:value="0.789938">
                <text:p>0.78993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90.01713604885">
                <text:p>4490.01713604885</text:p>
              </table:table-cell>
              <table:table-cell office:value-type="float" office:value="0.788556">
                <text:p>0.78855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95.01625604886">
                <text:p>4495.01625604886</text:p>
              </table:table-cell>
              <table:table-cell office:value-type="float" office:value="0.612569">
                <text:p>0.6125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500.01846405404">
                <text:p>4500.01846405404</text:p>
              </table:table-cell>
              <table:table-cell office:value-type="float" office:value="0.815445">
                <text:p>0.81544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505.01553604885">
                <text:p>4505.01553604885</text:p>
              </table:table-cell>
              <table:table-cell office:value-type="float" office:value="0.579685">
                <text:p>0.57968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510.01462405404">
                <text:p>4510.01462405404</text:p>
              </table:table-cell>
              <table:table-cell office:value-type="float" office:value="0.670479">
                <text:p>0.67047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515.01777605404">
                <text:p>4515.01777605404</text:p>
              </table:table-cell>
              <table:table-cell office:value-type="float" office:value="0.755485">
                <text:p>0.75548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520.01681604885">
                <text:p>4520.01681604885</text:p>
              </table:table-cell>
              <table:table-cell office:value-type="float" office:value="0.983566">
                <text:p>0.98356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525.01716805404">
                <text:p>4525.01716805404</text:p>
              </table:table-cell>
              <table:table-cell office:value-type="float" office:value="1.04562">
                <text:p>1.0456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530.01718404885">
                <text:p>4530.01718404885</text:p>
              </table:table-cell>
              <table:table-cell office:value-type="float" office:value="0.790353">
                <text:p>0.79035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535.01625604886">
                <text:p>4535.01625604886</text:p>
              </table:table-cell>
              <table:table-cell office:value-type="float" office:value="0.788813">
                <text:p>0.7888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540.01718404885">
                <text:p>4540.01718404885</text:p>
              </table:table-cell>
              <table:table-cell office:value-type="float" office:value="0.79083">
                <text:p>0.790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545.01529605404">
                <text:p>4545.01529605404</text:p>
              </table:table-cell>
              <table:table-cell office:value-type="float" office:value="0.85405">
                <text:p>0.854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550.01713604885">
                <text:p>4550.01713604885</text:p>
              </table:table-cell>
              <table:table-cell office:value-type="float" office:value="0.650781">
                <text:p>0.65078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555.02073604885">
                <text:p>4555.02073604885</text:p>
              </table:table-cell>
              <table:table-cell office:value-type="float" office:value="0.63866">
                <text:p>0.6386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560.03758410118">
                <text:p>4560.03758410118</text:p>
              </table:table-cell>
              <table:table-cell office:value-type="float" office:value="8.90602">
                <text:p>8.906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565.02358404885">
                <text:p>4565.02358404885</text:p>
              </table:table-cell>
              <table:table-cell office:value-type="float" office:value="0.963046">
                <text:p>0.96304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570.01590404885">
                <text:p>4570.01590404885</text:p>
              </table:table-cell>
              <table:table-cell office:value-type="float" office:value="0.738257">
                <text:p>0.73825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575.01585604885">
                <text:p>4575.01585604885</text:p>
              </table:table-cell>
              <table:table-cell office:value-type="float" office:value="0.626116">
                <text:p>0.6261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80.01400004777">
                <text:p>4580.01400004777</text:p>
              </table:table-cell>
              <table:table-cell office:value-type="float" office:value="1.6941">
                <text:p>1.694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85.01721604885">
                <text:p>4585.01721604885</text:p>
              </table:table-cell>
              <table:table-cell office:value-type="float" office:value="1.50692">
                <text:p>1.5069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95.02092804885">
                <text:p>4595.02092804885</text:p>
              </table:table-cell>
              <table:table-cell office:value-type="float" office:value="1.5092">
                <text:p>1.509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600.01713605404">
                <text:p>4600.01713605404</text:p>
              </table:table-cell>
              <table:table-cell office:value-type="float" office:value="1.57104">
                <text:p>1.5710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605.01814404885">
                <text:p>4605.01814404885</text:p>
              </table:table-cell>
              <table:table-cell office:value-type="float" office:value="2.03751">
                <text:p>2.0375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610.01812804885">
                <text:p>4610.01812804885</text:p>
              </table:table-cell>
              <table:table-cell office:value-type="float" office:value="2.03847">
                <text:p>2.0384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615.01745604885">
                <text:p>4615.01745604885</text:p>
              </table:table-cell>
              <table:table-cell office:value-type="float" office:value="1.44096">
                <text:p>1.4409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620.01625604886">
                <text:p>4620.01625604886</text:p>
              </table:table-cell>
              <table:table-cell office:value-type="float" office:value="1.65397">
                <text:p>1.6539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625.01649604885">
                <text:p>4625.01649604885</text:p>
              </table:table-cell>
              <table:table-cell office:value-type="float" office:value="1.65898">
                <text:p>1.658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630.01846405404">
                <text:p>4630.01846405404</text:p>
              </table:table-cell>
              <table:table-cell office:value-type="float" office:value="1.89381">
                <text:p>1.8938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635.01681604885">
                <text:p>4635.01681604885</text:p>
              </table:table-cell>
              <table:table-cell office:value-type="float" office:value="1.07229">
                <text:p>1.072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640.01174404885">
                <text:p>4640.01174404885</text:p>
              </table:table-cell>
              <table:table-cell office:value-type="float" office:value="1.07293">
                <text:p>1.072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645.01425605404">
                <text:p>4645.01425605404</text:p>
              </table:table-cell>
              <table:table-cell office:value-type="float" office:value="1.15416">
                <text:p>1.154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650.01777604885">
                <text:p>4650.01777604885</text:p>
              </table:table-cell>
              <table:table-cell office:value-type="float" office:value="1.21967">
                <text:p>1.219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655.01974405404">
                <text:p>4655.01974405404</text:p>
              </table:table-cell>
              <table:table-cell office:value-type="float" office:value="0.953533">
                <text:p>0.95353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660.01681604885">
                <text:p>4660.01681604885</text:p>
              </table:table-cell>
              <table:table-cell office:value-type="float" office:value="1.25025">
                <text:p>1.250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665.01745605404">
                <text:p>4665.01745605404</text:p>
              </table:table-cell>
              <table:table-cell office:value-type="float" office:value="1.43567">
                <text:p>1.4356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670.01657604885">
                <text:p>4670.01657604885</text:p>
              </table:table-cell>
              <table:table-cell office:value-type="float" office:value="1.16951">
                <text:p>1.1695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675.01617604885">
                <text:p>4675.01617604885</text:p>
              </table:table-cell>
              <table:table-cell office:value-type="float" office:value="1.1596">
                <text:p>1.159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680.01718405404">
                <text:p>4680.01718405404</text:p>
              </table:table-cell>
              <table:table-cell office:value-type="float" office:value="1.10935">
                <text:p>1.109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685.02006404885">
                <text:p>4685.02006404885</text:p>
              </table:table-cell>
              <table:table-cell office:value-type="float" office:value="1.18656">
                <text:p>1.186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90.01649605404">
                <text:p>4690.01649605404</text:p>
              </table:table-cell>
              <table:table-cell office:value-type="float" office:value="1.39001">
                <text:p>1.390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95.01430404885">
                <text:p>4695.01430404885</text:p>
              </table:table-cell>
              <table:table-cell office:value-type="float" office:value="1.31292">
                <text:p>1.312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700.01777604885">
                <text:p>4700.01777604885</text:p>
              </table:table-cell>
              <table:table-cell office:value-type="float" office:value="1.49289">
                <text:p>1.4928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705.01913604885">
                <text:p>4705.01913604885</text:p>
              </table:table-cell>
              <table:table-cell office:value-type="float" office:value="1.28702">
                <text:p>1.2870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710.01110404885">
                <text:p>4710.01110404885</text:p>
              </table:table-cell>
              <table:table-cell office:value-type="float" office:value="1.28913">
                <text:p>1.289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715.01945604885">
                <text:p>4715.01945604885</text:p>
              </table:table-cell>
              <table:table-cell office:value-type="float" office:value="1.08833">
                <text:p>1.0883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720.01465604885">
                <text:p>4720.01465604885</text:p>
              </table:table-cell>
              <table:table-cell office:value-type="float" office:value="1.32567">
                <text:p>1.325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725.01713604885">
                <text:p>4725.01713604885</text:p>
              </table:table-cell>
              <table:table-cell office:value-type="float" office:value="1.32643">
                <text:p>1.3264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730.01376004777">
                <text:p>4730.01376004777</text:p>
              </table:table-cell>
              <table:table-cell office:value-type="float" office:value="2.13744">
                <text:p>2.137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735.01462404885">
                <text:p>4735.01462404885</text:p>
              </table:table-cell>
              <table:table-cell office:value-type="float" office:value="1.89896">
                <text:p>1.898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740.01681604885">
                <text:p>4740.01681604885</text:p>
              </table:table-cell>
              <table:table-cell office:value-type="float" office:value="1.70127">
                <text:p>1.7012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745.01401604885">
                <text:p>4745.01401604885</text:p>
              </table:table-cell>
              <table:table-cell office:value-type="float" office:value="1.71968">
                <text:p>1.7196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750.01401604885">
                <text:p>4750.01401604885</text:p>
              </table:table-cell>
              <table:table-cell office:value-type="float" office:value="1.68828">
                <text:p>1.6882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755.01881604885">
                <text:p>4755.01881604885</text:p>
              </table:table-cell>
              <table:table-cell office:value-type="float" office:value="1.68854">
                <text:p>1.6885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760.01617604885">
                <text:p>4760.01617604885</text:p>
              </table:table-cell>
              <table:table-cell office:value-type="float" office:value="1.68643">
                <text:p>1.686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765.01617604885">
                <text:p>4765.01617604885</text:p>
              </table:table-cell>
              <table:table-cell office:value-type="float" office:value="1.70329">
                <text:p>1.7032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770.01497604885">
                <text:p>4770.01497604885</text:p>
              </table:table-cell>
              <table:table-cell office:value-type="float" office:value="1.51781">
                <text:p>1.5178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775.01393605404">
                <text:p>4775.01393605404</text:p>
              </table:table-cell>
              <table:table-cell office:value-type="float" office:value="1.75395">
                <text:p>1.7539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780.01489604885">
                <text:p>4780.01489604885</text:p>
              </table:table-cell>
              <table:table-cell office:value-type="float" office:value="0.701333">
                <text:p>0.70133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785.01304004777">
                <text:p>4785.01304004777</text:p>
              </table:table-cell>
              <table:table-cell office:value-type="float" office:value="1.84938">
                <text:p>1.8493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90.01521604885">
                <text:p>4790.01521604885</text:p>
              </table:table-cell>
              <table:table-cell office:value-type="float" office:value="1.87439">
                <text:p>1.8743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95.01585604885">
                <text:p>4795.01585604885</text:p>
              </table:table-cell>
              <table:table-cell office:value-type="float" office:value="1.84929">
                <text:p>1.849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800.01553604885">
                <text:p>4800.01553604885</text:p>
              </table:table-cell>
              <table:table-cell office:value-type="float" office:value="1.393">
                <text:p>1.39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805.02316804885">
                <text:p>4805.02316804885</text:p>
              </table:table-cell>
              <table:table-cell office:value-type="float" office:value="1.68613">
                <text:p>1.686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810.01689604885">
                <text:p>4810.01689604885</text:p>
              </table:table-cell>
              <table:table-cell office:value-type="float" office:value="1.39278">
                <text:p>1.3927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815.01462405404">
                <text:p>4815.01462405404</text:p>
              </table:table-cell>
              <table:table-cell office:value-type="float" office:value="1.57636">
                <text:p>1.5763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820.01593604885">
                <text:p>4820.01593604885</text:p>
              </table:table-cell>
              <table:table-cell office:value-type="float" office:value="1.57154">
                <text:p>1.5715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825.01996804885">
                <text:p>4825.01996804885</text:p>
              </table:table-cell>
              <table:table-cell office:value-type="float" office:value="1.60725">
                <text:p>1.607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830.01617604885">
                <text:p>4830.01617604885</text:p>
              </table:table-cell>
              <table:table-cell office:value-type="float" office:value="1.60893">
                <text:p>1.6089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835.01942404885">
                <text:p>4835.01942404885</text:p>
              </table:table-cell>
              <table:table-cell office:value-type="float" office:value="0.479383">
                <text:p>0.47938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840.01777604885">
                <text:p>4840.01777604885</text:p>
              </table:table-cell>
              <table:table-cell office:value-type="float" office:value="0.766772">
                <text:p>0.7667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845.01785604885">
                <text:p>4845.01785604885</text:p>
              </table:table-cell>
              <table:table-cell office:value-type="float" office:value="0.792657">
                <text:p>0.79265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850.02132805404">
                <text:p>4850.02132805404</text:p>
              </table:table-cell>
              <table:table-cell office:value-type="float" office:value="1.00905">
                <text:p>1.009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855.01585604886">
                <text:p>4855.01585604886</text:p>
              </table:table-cell>
              <table:table-cell office:value-type="float" office:value="0.884094">
                <text:p>0.8840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860.01873605404">
                <text:p>4860.01873605404</text:p>
              </table:table-cell>
              <table:table-cell office:value-type="float" office:value="0.960608">
                <text:p>0.96060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865.02001604885">
                <text:p>4865.02001604885</text:p>
              </table:table-cell>
              <table:table-cell office:value-type="float" office:value="0.753997">
                <text:p>0.7539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870.01593604885">
                <text:p>4870.01593604885</text:p>
              </table:table-cell>
              <table:table-cell office:value-type="float" office:value="0.734391">
                <text:p>0.73439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875.01745604885">
                <text:p>4875.01745604885</text:p>
              </table:table-cell>
              <table:table-cell office:value-type="float" office:value="0.573788">
                <text:p>0.57378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880.01521605404">
                <text:p>4880.01521605404</text:p>
              </table:table-cell>
              <table:table-cell office:value-type="float" office:value="0.816309">
                <text:p>0.81630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85.01369604886">
                <text:p>4885.01369604886</text:p>
              </table:table-cell>
              <table:table-cell office:value-type="float" office:value="0.864732">
                <text:p>0.86473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90.01561605404">
                <text:p>4890.01561605404</text:p>
              </table:table-cell>
              <table:table-cell office:value-type="float" office:value="0.853039">
                <text:p>0.85303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95.02038404885">
                <text:p>4895.02038404885</text:p>
              </table:table-cell>
              <table:table-cell office:value-type="float" office:value="0.845786">
                <text:p>0.84578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900.01817605404">
                <text:p>4900.01817605404</text:p>
              </table:table-cell>
              <table:table-cell office:value-type="float" office:value="1.28835">
                <text:p>1.2883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905.02225604885">
                <text:p>4905.02225604885</text:p>
              </table:table-cell>
              <table:table-cell office:value-type="float" office:value="1.09984">
                <text:p>1.099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910.01337604885">
                <text:p>4910.01337604885</text:p>
              </table:table-cell>
              <table:table-cell office:value-type="float" office:value="0.965494">
                <text:p>0.96549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915.01465604885">
                <text:p>4915.01465604885</text:p>
              </table:table-cell>
              <table:table-cell office:value-type="float" office:value="0.967005">
                <text:p>0.96700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920.01529604885">
                <text:p>4920.01529604885</text:p>
              </table:table-cell>
              <table:table-cell office:value-type="float" office:value="0.966165">
                <text:p>0.96616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925.01617605404">
                <text:p>4925.01617605404</text:p>
              </table:table-cell>
              <table:table-cell office:value-type="float" office:value="1.01303">
                <text:p>1.0130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930.01526404885">
                <text:p>4930.01526404885</text:p>
              </table:table-cell>
              <table:table-cell office:value-type="float" office:value="0.815631">
                <text:p>0.81563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935.01270404885">
                <text:p>4935.01270404885</text:p>
              </table:table-cell>
              <table:table-cell office:value-type="float" office:value="0.746764">
                <text:p>0.74676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940.01873605404">
                <text:p>4940.01873605404</text:p>
              </table:table-cell>
              <table:table-cell office:value-type="float" office:value="0.715254">
                <text:p>0.71525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945.01625604885">
                <text:p>4945.01625604885</text:p>
              </table:table-cell>
              <table:table-cell office:value-type="float" office:value="0.713958">
                <text:p>0.7139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950.01561604885">
                <text:p>4950.01561604885</text:p>
              </table:table-cell>
              <table:table-cell office:value-type="float" office:value="0.224203">
                <text:p>0.22420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955.01713604885">
                <text:p>4955.01713604885</text:p>
              </table:table-cell>
              <table:table-cell office:value-type="float" office:value="0.236096">
                <text:p>0.23609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960.01521604885">
                <text:p>4960.01521604885</text:p>
              </table:table-cell>
              <table:table-cell office:value-type="float" office:value="0.238807">
                <text:p>0.23880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965.01553604885">
                <text:p>4965.01553604885</text:p>
              </table:table-cell>
              <table:table-cell office:value-type="float" office:value="0.240725">
                <text:p>0.24072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970.01841605404">
                <text:p>4970.01841605404</text:p>
              </table:table-cell>
              <table:table-cell office:value-type="float" office:value="0.340748">
                <text:p>0.34074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975.01585604885">
                <text:p>4975.01585604885</text:p>
              </table:table-cell>
              <table:table-cell office:value-type="float" office:value="0.250904">
                <text:p>0.2509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980.01713604885">
                <text:p>4980.01713604885</text:p>
              </table:table-cell>
              <table:table-cell office:value-type="float" office:value="0.247751">
                <text:p>0.24775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85.02204804885">
                <text:p>4985.02204804885</text:p>
              </table:table-cell>
              <table:table-cell office:value-type="float" office:value="0.412928">
                <text:p>0.41292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90.02006404885">
                <text:p>4990.02006404885</text:p>
              </table:table-cell>
              <table:table-cell office:value-type="float" office:value="0.321138">
                <text:p>0.32113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95.01625604886">
                <text:p>4995.01625604886</text:p>
              </table:table-cell>
              <table:table-cell office:value-type="float" office:value="0.299692">
                <text:p>0.2996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000.01553604885">
                <text:p>5000.01553604885</text:p>
              </table:table-cell>
              <table:table-cell office:value-type="float" office:value="0.134153">
                <text:p>0.13415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005.01206404885">
                <text:p>5005.01206404885</text:p>
              </table:table-cell>
              <table:table-cell office:value-type="float" office:value="0.525399">
                <text:p>0.52539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010.01745604885">
                <text:p>5010.01745604885</text:p>
              </table:table-cell>
              <table:table-cell office:value-type="float" office:value="0.523112">
                <text:p>0.5231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015.02073604885">
                <text:p>5015.02073604885</text:p>
              </table:table-cell>
              <table:table-cell office:value-type="float" office:value="0.537209">
                <text:p>0.53720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020.01844804885">
                <text:p>5020.01844804885</text:p>
              </table:table-cell>
              <table:table-cell office:value-type="float" office:value="0.71002">
                <text:p>0.7100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025.01617604885">
                <text:p>5025.01617604885</text:p>
              </table:table-cell>
              <table:table-cell office:value-type="float" office:value="0.688185">
                <text:p>0.68818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030.01689604885">
                <text:p>5030.01689604885</text:p>
              </table:table-cell>
              <table:table-cell office:value-type="float" office:value="1.13985">
                <text:p>1.1398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035.01401604885">
                <text:p>5035.01401604885</text:p>
              </table:table-cell>
              <table:table-cell office:value-type="float" office:value="0.874679">
                <text:p>0.87467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040.02356804885">
                <text:p>5040.02356804885</text:p>
              </table:table-cell>
              <table:table-cell office:value-type="float" office:value="0.87436">
                <text:p>0.8743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045.02550404885">
                <text:p>5045.02550404885</text:p>
              </table:table-cell>
              <table:table-cell office:value-type="float" office:value="0.876556">
                <text:p>0.87655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050.01521605404">
                <text:p>5050.01521605404</text:p>
              </table:table-cell>
              <table:table-cell office:value-type="float" office:value="0.978691">
                <text:p>0.9786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055.01745604885">
                <text:p>5055.01745604885</text:p>
              </table:table-cell>
              <table:table-cell office:value-type="float" office:value="0.50341">
                <text:p>0.5034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060.01553604885">
                <text:p>5060.01553604885</text:p>
              </table:table-cell>
              <table:table-cell office:value-type="float" office:value="0.764977">
                <text:p>0.76497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065.01561604885">
                <text:p>5065.01561604885</text:p>
              </table:table-cell>
              <table:table-cell office:value-type="float" office:value="0.741988">
                <text:p>0.74198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070.01457604885">
                <text:p>5070.01457604885</text:p>
              </table:table-cell>
              <table:table-cell office:value-type="float" office:value="0.963673">
                <text:p>0.96367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075.01521604885">
                <text:p>5075.01521604885</text:p>
              </table:table-cell>
              <table:table-cell office:value-type="float" office:value="0.967649">
                <text:p>0.96764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080.01561605404">
                <text:p>5080.01561605404</text:p>
              </table:table-cell>
              <table:table-cell office:value-type="float" office:value="0.612482">
                <text:p>0.61248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085.01177604885">
                <text:p>5085.01177604885</text:p>
              </table:table-cell>
              <table:table-cell office:value-type="float" office:value="0.613628">
                <text:p>0.61362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90.01649605404">
                <text:p>5090.01649605404</text:p>
              </table:table-cell>
              <table:table-cell office:value-type="float" office:value="0.807433">
                <text:p>0.80743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095.01745604885">
                <text:p>5095.01745604885</text:p>
              </table:table-cell>
              <table:table-cell office:value-type="float" office:value="1.04709">
                <text:p>1.0470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100.01305605404">
                <text:p>5100.01305605404</text:p>
              </table:table-cell>
              <table:table-cell office:value-type="float" office:value="1.04655">
                <text:p>1.0465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105.01657604886">
                <text:p>5105.01657604886</text:p>
              </table:table-cell>
              <table:table-cell office:value-type="float" office:value="1.32217">
                <text:p>1.3221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110.01625604885">
                <text:p>5110.01625604885</text:p>
              </table:table-cell>
              <table:table-cell office:value-type="float" office:value="1.04539">
                <text:p>1.0453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115.01430404885">
                <text:p>5115.01430404885</text:p>
              </table:table-cell>
              <table:table-cell office:value-type="float" office:value="1.04305">
                <text:p>1.0430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120.01996804885">
                <text:p>5120.01996804885</text:p>
              </table:table-cell>
              <table:table-cell office:value-type="float" office:value="0.851817">
                <text:p>0.85181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125.01590404885">
                <text:p>5125.01590404885</text:p>
              </table:table-cell>
              <table:table-cell office:value-type="float" office:value="0.851552">
                <text:p>0.85155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130.01553604885">
                <text:p>5130.01553604885</text:p>
              </table:table-cell>
              <table:table-cell office:value-type="float" office:value="0.786392">
                <text:p>0.78639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135.01489605404">
                <text:p>5135.01489605404</text:p>
              </table:table-cell>
              <table:table-cell office:value-type="float" office:value="0.81902">
                <text:p>0.8190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140.01593604885">
                <text:p>5140.01593604885</text:p>
              </table:table-cell>
              <table:table-cell office:value-type="float" office:value="0.616808">
                <text:p>0.61680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145.01657604885">
                <text:p>5145.01657604885</text:p>
              </table:table-cell>
              <table:table-cell office:value-type="float" office:value="0.328805">
                <text:p>0.32880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150.01238404885">
                <text:p>5150.01238404885</text:p>
              </table:table-cell>
              <table:table-cell office:value-type="float" office:value="0.445682">
                <text:p>0.44568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155.01841604885">
                <text:p>5155.01841604885</text:p>
              </table:table-cell>
              <table:table-cell office:value-type="float" office:value="0.212622">
                <text:p>0.21262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160.01425604885">
                <text:p>5160.01425604885</text:p>
              </table:table-cell>
              <table:table-cell office:value-type="float" office:value="0.4642">
                <text:p>0.464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165.01270405404">
                <text:p>5165.01270405404</text:p>
              </table:table-cell>
              <table:table-cell office:value-type="float" office:value="0.554744">
                <text:p>0.55474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170.01713604885">
                <text:p>5170.01713604885</text:p>
              </table:table-cell>
              <table:table-cell office:value-type="float" office:value="0.863397">
                <text:p>0.86339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175.01337604885">
                <text:p>5175.01337604885</text:p>
              </table:table-cell>
              <table:table-cell office:value-type="float" office:value="0.870851">
                <text:p>0.87085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180.01713605404">
                <text:p>5180.01713605404</text:p>
              </table:table-cell>
              <table:table-cell office:value-type="float" office:value="1.05673">
                <text:p>1.0567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185.01561604885">
                <text:p>5185.01561604885</text:p>
              </table:table-cell>
              <table:table-cell office:value-type="float" office:value="0.957477">
                <text:p>0.95747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190.01558404885">
                <text:p>5190.01558404885</text:p>
              </table:table-cell>
              <table:table-cell office:value-type="float" office:value="0.959112">
                <text:p>0.95911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195.01782404885">
                <text:p>5195.01782404885</text:p>
              </table:table-cell>
              <table:table-cell office:value-type="float" office:value="1.43016">
                <text:p>1.4301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200.01718404885">
                <text:p>5200.01718404885</text:p>
              </table:table-cell>
              <table:table-cell office:value-type="float" office:value="1.22068">
                <text:p>1.2206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205.01745604885">
                <text:p>5205.01745604885</text:p>
              </table:table-cell>
              <table:table-cell office:value-type="float" office:value="1.20608">
                <text:p>1.2060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210.01777604885">
                <text:p>5210.01777604885</text:p>
              </table:table-cell>
              <table:table-cell office:value-type="float" office:value="1.01569">
                <text:p>1.0156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215.01937605404">
                <text:p>5215.01937605404</text:p>
              </table:table-cell>
              <table:table-cell office:value-type="float" office:value="1.07705">
                <text:p>1.0770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220.01561604885">
                <text:p>5220.01561604885</text:p>
              </table:table-cell>
              <table:table-cell office:value-type="float" office:value="0.801692">
                <text:p>0.80169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225.01713604885">
                <text:p>5225.01713604885</text:p>
              </table:table-cell>
              <table:table-cell office:value-type="float" office:value="0.797405">
                <text:p>0.79740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230.01337604885">
                <text:p>5230.01337604885</text:p>
              </table:table-cell>
              <table:table-cell office:value-type="float" office:value="1.23571">
                <text:p>1.2357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235.01433604885">
                <text:p>5235.01433604885</text:p>
              </table:table-cell>
              <table:table-cell office:value-type="float" office:value="1.21795">
                <text:p>1.2179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240.01593604885">
                <text:p>5240.01593604885</text:p>
              </table:table-cell>
              <table:table-cell office:value-type="float" office:value="1.21941">
                <text:p>1.2194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245.01494404885">
                <text:p>5245.01494404885</text:p>
              </table:table-cell>
              <table:table-cell office:value-type="float" office:value="0.809113">
                <text:p>0.80911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250.01753604885">
                <text:p>5250.01753604885</text:p>
              </table:table-cell>
              <table:table-cell office:value-type="float" office:value="0.810193">
                <text:p>0.81019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255.01681604885">
                <text:p>5255.01681604885</text:p>
              </table:table-cell>
              <table:table-cell office:value-type="float" office:value="0.840389">
                <text:p>0.84038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260.01777605404">
                <text:p>5260.01777605404</text:p>
              </table:table-cell>
              <table:table-cell office:value-type="float" office:value="1.05104">
                <text:p>1.0510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265.01713604885">
                <text:p>5265.01713604885</text:p>
              </table:table-cell>
              <table:table-cell office:value-type="float" office:value="1.19695">
                <text:p>1.1969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270.01812804885">
                <text:p>5270.01812804885</text:p>
              </table:table-cell>
              <table:table-cell office:value-type="float" office:value="0.900149">
                <text:p>0.90014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275.01617604885">
                <text:p>5275.01617604885</text:p>
              </table:table-cell>
              <table:table-cell office:value-type="float" office:value="0.878388">
                <text:p>0.87838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280.01462405404">
                <text:p>5280.01462405404</text:p>
              </table:table-cell>
              <table:table-cell office:value-type="float" office:value="0.358716">
                <text:p>0.35871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285.01462404885">
                <text:p>5285.01462404885</text:p>
              </table:table-cell>
              <table:table-cell office:value-type="float" office:value="0.663886">
                <text:p>0.66388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290.01657604885">
                <text:p>5290.01657604885</text:p>
              </table:table-cell>
              <table:table-cell office:value-type="float" office:value="0.681416">
                <text:p>0.68141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295.01681604885">
                <text:p>5295.01681604885</text:p>
              </table:table-cell>
              <table:table-cell office:value-type="float" office:value="0.702192">
                <text:p>0.70219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300.01593604885">
                <text:p>5300.01593604885</text:p>
              </table:table-cell>
              <table:table-cell office:value-type="float" office:value="0.702095">
                <text:p>0.70209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305.01649604885">
                <text:p>5305.01649604885</text:p>
              </table:table-cell>
              <table:table-cell office:value-type="float" office:value="0.673787">
                <text:p>0.67378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310.01529604885">
                <text:p>5310.01529604885</text:p>
              </table:table-cell>
              <table:table-cell office:value-type="float" office:value="0.874995">
                <text:p>0.87499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315.01686404885">
                <text:p>5315.01686404885</text:p>
              </table:table-cell>
              <table:table-cell office:value-type="float" office:value="0.635728">
                <text:p>0.63572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320.01718404885">
                <text:p>5320.01718404885</text:p>
              </table:table-cell>
              <table:table-cell office:value-type="float" office:value="0.885124">
                <text:p>0.88512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325.01553604886">
                <text:p>5325.01553604886</text:p>
              </table:table-cell>
              <table:table-cell office:value-type="float" office:value="0.886153">
                <text:p>0.88615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330.01273604885">
                <text:p>5330.01273604885</text:p>
              </table:table-cell>
              <table:table-cell office:value-type="float" office:value="0.696249">
                <text:p>0.69624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335.01681605404">
                <text:p>5335.01681605404</text:p>
              </table:table-cell>
              <table:table-cell office:value-type="float" office:value="0.688461">
                <text:p>0.68846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340.01809604885">
                <text:p>5340.01809604885</text:p>
              </table:table-cell>
              <table:table-cell office:value-type="float" office:value="0.682396">
                <text:p>0.68239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345.01305604885">
                <text:p>5345.01305604885</text:p>
              </table:table-cell>
              <table:table-cell office:value-type="float" office:value="0.724978">
                <text:p>0.72497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350.01433604885">
                <text:p>5350.01433604885</text:p>
              </table:table-cell>
              <table:table-cell office:value-type="float" office:value="0.724165">
                <text:p>0.72416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355.01593604885">
                <text:p>5355.01593604885</text:p>
              </table:table-cell>
              <table:table-cell office:value-type="float" office:value="0.780232">
                <text:p>0.78023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360.01945604885">
                <text:p>5360.01945604885</text:p>
              </table:table-cell>
              <table:table-cell office:value-type="float" office:value="0.26673">
                <text:p>0.2667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365.01841604885">
                <text:p>5365.01841604885</text:p>
              </table:table-cell>
              <table:table-cell office:value-type="float" office:value="0.252764">
                <text:p>0.25276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375.01873604885">
                <text:p>5375.01873604885</text:p>
              </table:table-cell>
              <table:table-cell office:value-type="float" office:value="0.292901">
                <text:p>0.29290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380.01174405404">
                <text:p>5380.01174405404</text:p>
              </table:table-cell>
              <table:table-cell office:value-type="float" office:value="0.341401">
                <text:p>0.34140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385.01873604885">
                <text:p>5385.01873604885</text:p>
              </table:table-cell>
              <table:table-cell office:value-type="float" office:value="0.349553">
                <text:p>0.34955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390.01942404885">
                <text:p>5390.01942404885</text:p>
              </table:table-cell>
              <table:table-cell office:value-type="float" office:value="0.362208">
                <text:p>0.36220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395.01585604886">
                <text:p>5395.01585604886</text:p>
              </table:table-cell>
              <table:table-cell office:value-type="float" office:value="0.357664">
                <text:p>0.35766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400.02105605404">
                <text:p>5400.02105605404</text:p>
              </table:table-cell>
              <table:table-cell office:value-type="float" office:value="0.276545">
                <text:p>0.27654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405.01841604885">
                <text:p>5405.01841604885</text:p>
              </table:table-cell>
              <table:table-cell office:value-type="float" office:value="0.411506">
                <text:p>0.41150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410.01745604885">
                <text:p>5410.01745604885</text:p>
              </table:table-cell>
              <table:table-cell office:value-type="float" office:value="0.34307">
                <text:p>0.3430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415.01649604885">
                <text:p>5415.01649604885</text:p>
              </table:table-cell>
              <table:table-cell office:value-type="float" office:value="0.342582">
                <text:p>0.34258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420.01777604885">
                <text:p>5420.01777604885</text:p>
              </table:table-cell>
              <table:table-cell office:value-type="float" office:value="0.337472">
                <text:p>0.33747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425.01080004777">
                <text:p>5425.01080004777</text:p>
              </table:table-cell>
              <table:table-cell office:value-type="float" office:value="1.36247">
                <text:p>1.3624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430.01745604885">
                <text:p>5430.01745604885</text:p>
              </table:table-cell>
              <table:table-cell office:value-type="float" office:value="1.18398">
                <text:p>1.1839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435.01401605404">
                <text:p>5435.01401605404</text:p>
              </table:table-cell>
              <table:table-cell office:value-type="float" office:value="1.31191">
                <text:p>1.3119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440.01713604885">
                <text:p>5440.01713604885</text:p>
              </table:table-cell>
              <table:table-cell office:value-type="float" office:value="1.31196">
                <text:p>1.3119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445.01745604885">
                <text:p>5445.01745604885</text:p>
              </table:table-cell>
              <table:table-cell office:value-type="float" office:value="1.40753">
                <text:p>1.4075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450.01433604885">
                <text:p>5450.01433604885</text:p>
              </table:table-cell>
              <table:table-cell office:value-type="float" office:value="1.23823">
                <text:p>1.2382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455.01433604885">
                <text:p>5455.01433604885</text:p>
              </table:table-cell>
              <table:table-cell office:value-type="float" office:value="1.06168">
                <text:p>1.0616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460.02156804885">
                <text:p>5460.02156804885</text:p>
              </table:table-cell>
              <table:table-cell office:value-type="float" office:value="1.05157">
                <text:p>1.0515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465.01593604885">
                <text:p>5465.01593604885</text:p>
              </table:table-cell>
              <table:table-cell office:value-type="float" office:value="1.05471">
                <text:p>1.0547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470.01526404885">
                <text:p>5470.01526404885</text:p>
              </table:table-cell>
              <table:table-cell office:value-type="float" office:value="1.1913">
                <text:p>1.191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475.01497605404">
                <text:p>5475.01497605404</text:p>
              </table:table-cell>
              <table:table-cell office:value-type="float" office:value="0.306458">
                <text:p>0.30645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480.01657604886">
                <text:p>5480.01657604886</text:p>
              </table:table-cell>
              <table:table-cell office:value-type="float" office:value="0.300879">
                <text:p>0.30087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485.01305604885">
                <text:p>5485.01305604885</text:p>
              </table:table-cell>
              <table:table-cell office:value-type="float" office:value="0.172546">
                <text:p>0.17254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490.01369604885">
                <text:p>5490.01369604885</text:p>
              </table:table-cell>
              <table:table-cell office:value-type="float" office:value="0.324942">
                <text:p>0.32494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495.01873604886">
                <text:p>5495.01873604886</text:p>
              </table:table-cell>
              <table:table-cell office:value-type="float" office:value="0.273239">
                <text:p>0.27323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500.01369604885">
                <text:p>5500.01369604885</text:p>
              </table:table-cell>
              <table:table-cell office:value-type="float" office:value="0.275169">
                <text:p>0.27516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505.01913604886">
                <text:p>5505.01913604886</text:p>
              </table:table-cell>
              <table:table-cell office:value-type="float" office:value="0.293107">
                <text:p>0.29310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510.01777605404">
                <text:p>5510.01777605404</text:p>
              </table:table-cell>
              <table:table-cell office:value-type="float" office:value="0.483617">
                <text:p>0.48361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515.01649604885">
                <text:p>5515.01649604885</text:p>
              </table:table-cell>
              <table:table-cell office:value-type="float" office:value="0.493184">
                <text:p>0.49318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520.01718404885">
                <text:p>5520.01718404885</text:p>
              </table:table-cell>
              <table:table-cell office:value-type="float" office:value="0.281691">
                <text:p>0.28169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525.01785605404">
                <text:p>5525.01785605404</text:p>
              </table:table-cell>
              <table:table-cell office:value-type="float" office:value="0.281647">
                <text:p>0.28164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530.02161604885">
                <text:p>5530.02161604885</text:p>
              </table:table-cell>
              <table:table-cell office:value-type="float" office:value="0.519593">
                <text:p>0.51959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535.01625605404">
                <text:p>5535.01625605404</text:p>
              </table:table-cell>
              <table:table-cell office:value-type="float" office:value="0.781956">
                <text:p>0.78195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540.01369604885">
                <text:p>5540.01369604885</text:p>
              </table:table-cell>
              <table:table-cell office:value-type="float" office:value="0.517307">
                <text:p>0.51730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545.01393604885">
                <text:p>5545.01393604885</text:p>
              </table:table-cell>
              <table:table-cell office:value-type="float" office:value="0.517576">
                <text:p>0.51757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550.01681604885">
                <text:p>5550.01681604885</text:p>
              </table:table-cell>
              <table:table-cell office:value-type="float" office:value="0.997577">
                <text:p>0.99757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555.02193605404">
                <text:p>5555.02193605404</text:p>
              </table:table-cell>
              <table:table-cell office:value-type="float" office:value="1.59945">
                <text:p>1.5994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560.01457604885">
                <text:p>5560.01457604885</text:p>
              </table:table-cell>
              <table:table-cell office:value-type="float" office:value="1.64505">
                <text:p>1.6450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565.01561605404">
                <text:p>5565.01561605404</text:p>
              </table:table-cell>
              <table:table-cell office:value-type="float" office:value="1.84223">
                <text:p>1.8422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570.01369604885">
                <text:p>5570.01369604885</text:p>
              </table:table-cell>
              <table:table-cell office:value-type="float" office:value="2.08214">
                <text:p>2.0821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575.02001604885">
                <text:p>5575.02001604885</text:p>
              </table:table-cell>
              <table:table-cell office:value-type="float" office:value="1.9904">
                <text:p>1.990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580.01593604885">
                <text:p>5580.01593604885</text:p>
              </table:table-cell>
              <table:table-cell office:value-type="float" office:value="2.19906">
                <text:p>2.1990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585.01497604885">
                <text:p>5585.01497604885</text:p>
              </table:table-cell>
              <table:table-cell office:value-type="float" office:value="1.94309">
                <text:p>1.9430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590.01817604885">
                <text:p>5590.01817604885</text:p>
              </table:table-cell>
              <table:table-cell office:value-type="float" office:value="1.94406">
                <text:p>1.9440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595.01969604885">
                <text:p>5595.01969604885</text:p>
              </table:table-cell>
              <table:table-cell office:value-type="float" office:value="1.94626">
                <text:p>1.9462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600.01270405404">
                <text:p>5600.01270405404</text:p>
              </table:table-cell>
              <table:table-cell office:value-type="float" office:value="1.56853">
                <text:p>1.5685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605.01521604885">
                <text:p>5605.01521604885</text:p>
              </table:table-cell>
              <table:table-cell office:value-type="float" office:value="0.939729">
                <text:p>0.93972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610.01366404885">
                <text:p>5610.01366404885</text:p>
              </table:table-cell>
              <table:table-cell office:value-type="float" office:value="0.690208">
                <text:p>0.69020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615.01553605404">
                <text:p>5615.01553605404</text:p>
              </table:table-cell>
              <table:table-cell office:value-type="float" office:value="1.09845">
                <text:p>1.0984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620.01785604885">
                <text:p>5620.01785604885</text:p>
              </table:table-cell>
              <table:table-cell office:value-type="float" office:value="0.891024">
                <text:p>0.89102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625.01305604885">
                <text:p>5625.01305604885</text:p>
              </table:table-cell>
              <table:table-cell office:value-type="float" office:value="0.891875">
                <text:p>0.89187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630.04771212756">
                <text:p>5630.04771212756</text:p>
              </table:table-cell>
              <table:table-cell office:value-type="float" office:value="0.628042">
                <text:p>0.62804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635.02220804841">
                <text:p>5635.02220804841</text:p>
              </table:table-cell>
              <table:table-cell office:value-type="float" office:value="0.627395">
                <text:p>0.62739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640.023253542">
                <text:p>5640.023253542</text:p>
              </table:table-cell>
              <table:table-cell office:value-type="float" office:value="1.61638">
                <text:p>1.6163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645.03888015151">
                <text:p>5645.03888015151</text:p>
              </table:table-cell>
              <table:table-cell office:value-type="float" office:value="1.61597">
                <text:p>1.6159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655.02001604885">
                <text:p>5655.02001604885</text:p>
              </table:table-cell>
              <table:table-cell office:value-type="float" office:value="1.52423">
                <text:p>1.5242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660.01689604885">
                <text:p>5660.01689604885</text:p>
              </table:table-cell>
              <table:table-cell office:value-type="float" office:value="1.81211">
                <text:p>1.8121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670.01489604885">
                <text:p>5670.01489604885</text:p>
              </table:table-cell>
              <table:table-cell office:value-type="float" office:value="1.79505">
                <text:p>1.7950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675.01462404885">
                <text:p>5675.01462404885</text:p>
              </table:table-cell>
              <table:table-cell office:value-type="float" office:value="1.2252">
                <text:p>1.225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680.01617604885">
                <text:p>5680.01617604885</text:p>
              </table:table-cell>
              <table:table-cell office:value-type="float" office:value="1.6857">
                <text:p>1.685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685.01369604885">
                <text:p>5685.01369604885</text:p>
              </table:table-cell>
              <table:table-cell office:value-type="float" office:value="1.67154">
                <text:p>1.6715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690.01940804885">
                <text:p>5690.01940804885</text:p>
              </table:table-cell>
              <table:table-cell office:value-type="float" office:value="1.67222">
                <text:p>1.6722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695.04990416542">
                <text:p>5695.04990416542</text:p>
              </table:table-cell>
              <table:table-cell office:value-type="float" office:value="1.87937">
                <text:p>1.8793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700.01430404885">
                <text:p>5700.01430404885</text:p>
              </table:table-cell>
              <table:table-cell office:value-type="float" office:value="0.852767">
                <text:p>0.85276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705.01721605404">
                <text:p>5705.01721605404</text:p>
              </table:table-cell>
              <table:table-cell office:value-type="float" office:value="1.11179">
                <text:p>1.1117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710.01556804885">
                <text:p>5710.01556804885</text:p>
              </table:table-cell>
              <table:table-cell office:value-type="float" office:value="1.14013">
                <text:p>1.1401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715.01430404885">
                <text:p>5715.01430404885</text:p>
              </table:table-cell>
              <table:table-cell office:value-type="float" office:value="1.14144">
                <text:p>1.1414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720.01465605404">
                <text:p>5720.01465605404</text:p>
              </table:table-cell>
              <table:table-cell office:value-type="float" office:value="1.40155">
                <text:p>1.4015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725.01366404885">
                <text:p>5725.01366404885</text:p>
              </table:table-cell>
              <table:table-cell office:value-type="float" office:value="1.40056">
                <text:p>1.4005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730.01932805404">
                <text:p>5730.01932805404</text:p>
              </table:table-cell>
              <table:table-cell office:value-type="float" office:value="1.13818">
                <text:p>1.1381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735.01657604886">
                <text:p>5735.01657604886</text:p>
              </table:table-cell>
              <table:table-cell office:value-type="float" office:value="1.33941">
                <text:p>1.3394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740.01878404885">
                <text:p>5740.01878404885</text:p>
              </table:table-cell>
              <table:table-cell office:value-type="float" office:value="1.06604">
                <text:p>1.0660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745.02132805404">
                <text:p>5745.02132805404</text:p>
              </table:table-cell>
              <table:table-cell office:value-type="float" office:value="0.949454">
                <text:p>0.94945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750.01809604885">
                <text:p>5750.01809604885</text:p>
              </table:table-cell>
              <table:table-cell office:value-type="float" office:value="0.952176">
                <text:p>0.95217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755.01561604885">
                <text:p>5755.01561604885</text:p>
              </table:table-cell>
              <table:table-cell office:value-type="float" office:value="0.698129">
                <text:p>0.69812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765.01433604885">
                <text:p>5765.01433604885</text:p>
              </table:table-cell>
              <table:table-cell office:value-type="float" office:value="0.881765">
                <text:p>0.88176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770.01873604885">
                <text:p>5770.01873604885</text:p>
              </table:table-cell>
              <table:table-cell office:value-type="float" office:value="0.881242">
                <text:p>0.88124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775.01777605404">
                <text:p>5775.01777605404</text:p>
              </table:table-cell>
              <table:table-cell office:value-type="float" office:value="0.746756">
                <text:p>0.74675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780.01521604885">
                <text:p>5780.01521604885</text:p>
              </table:table-cell>
              <table:table-cell office:value-type="float" office:value="0.745841">
                <text:p>0.74584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785.01433604885">
                <text:p>5785.01433604885</text:p>
              </table:table-cell>
              <table:table-cell office:value-type="float" office:value="0.561997">
                <text:p>0.56199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790.02001604885">
                <text:p>5790.02001604885</text:p>
              </table:table-cell>
              <table:table-cell office:value-type="float" office:value="0.364599">
                <text:p>0.36459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795.01777604885">
                <text:p>5795.01777604885</text:p>
              </table:table-cell>
              <table:table-cell office:value-type="float" office:value="0.571171">
                <text:p>0.57117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800.01809604885">
                <text:p>5800.01809604885</text:p>
              </table:table-cell>
              <table:table-cell office:value-type="float" office:value="0.476868">
                <text:p>0.47686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805.01649604885">
                <text:p>5805.01649604885</text:p>
              </table:table-cell>
              <table:table-cell office:value-type="float" office:value="0.686649">
                <text:p>0.68664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810.01585605404">
                <text:p>5810.01585605404</text:p>
              </table:table-cell>
              <table:table-cell office:value-type="float" office:value="0.891014">
                <text:p>0.89101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815.01753604885">
                <text:p>5815.01753604885</text:p>
              </table:table-cell>
              <table:table-cell office:value-type="float" office:value="0.771145">
                <text:p>0.77114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820.01878404885">
                <text:p>5820.01878404885</text:p>
              </table:table-cell>
              <table:table-cell office:value-type="float" office:value="0.770225">
                <text:p>0.77022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825.01369604885">
                <text:p>5825.01369604885</text:p>
              </table:table-cell>
              <table:table-cell office:value-type="float" office:value="0.678402">
                <text:p>0.67840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830.02166404885">
                <text:p>5830.02166404885</text:p>
              </table:table-cell>
              <table:table-cell office:value-type="float" office:value="0.709797">
                <text:p>0.70979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835.01905604885">
                <text:p>5835.01905604885</text:p>
              </table:table-cell>
              <table:table-cell office:value-type="float" office:value="0.695147">
                <text:p>0.69514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840.01809604885">
                <text:p>5840.01809604885</text:p>
              </table:table-cell>
              <table:table-cell office:value-type="float" office:value="0.693452">
                <text:p>0.69345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845.01745605404">
                <text:p>5845.01745605404</text:p>
              </table:table-cell>
              <table:table-cell office:value-type="float" office:value="0.693383">
                <text:p>0.69338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850.02188804885">
                <text:p>5850.02188804885</text:p>
              </table:table-cell>
              <table:table-cell office:value-type="float" office:value="0.951165">
                <text:p>0.95116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855.01777605404">
                <text:p>5855.01777605404</text:p>
              </table:table-cell>
              <table:table-cell office:value-type="float" office:value="0.834348">
                <text:p>0.83434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860.01561604885">
                <text:p>5860.01561604885</text:p>
              </table:table-cell>
              <table:table-cell office:value-type="float" office:value="0.631189">
                <text:p>0.63118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865.01425604885">
                <text:p>5865.01425604885</text:p>
              </table:table-cell>
              <table:table-cell office:value-type="float" office:value="0.835109">
                <text:p>0.83510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870.01369604885">
                <text:p>5870.01369604885</text:p>
              </table:table-cell>
              <table:table-cell office:value-type="float" office:value="0.541723">
                <text:p>0.54172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875.01681604885">
                <text:p>5875.01681604885</text:p>
              </table:table-cell>
              <table:table-cell office:value-type="float" office:value="0.554844">
                <text:p>0.55484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880.0248960925">
                <text:p>5880.0248960925</text:p>
              </table:table-cell>
              <table:table-cell office:value-type="float" office:value="1.2265">
                <text:p>1.226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885.01654404885">
                <text:p>5885.01654404885</text:p>
              </table:table-cell>
              <table:table-cell office:value-type="float" office:value="1.22563">
                <text:p>1.2256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890.01462404885">
                <text:p>5890.01462404885</text:p>
              </table:table-cell>
              <table:table-cell office:value-type="float" office:value="1.25074">
                <text:p>1.2507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895.01713604885">
                <text:p>5895.01713604885</text:p>
              </table:table-cell>
              <table:table-cell office:value-type="float" office:value="1.01941">
                <text:p>1.0194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900.01497604885">
                <text:p>5900.01497604885</text:p>
              </table:table-cell>
              <table:table-cell office:value-type="float" office:value="0.860522">
                <text:p>0.86052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905.01689604885">
                <text:p>5905.01689604885</text:p>
              </table:table-cell>
              <table:table-cell office:value-type="float" office:value="0.863047">
                <text:p>0.86304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915.01593604885">
                <text:p>5915.01593604885</text:p>
              </table:table-cell>
              <table:table-cell office:value-type="float" office:value="0.863179">
                <text:p>0.86317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920.01369605404">
                <text:p>5920.01369605404</text:p>
              </table:table-cell>
              <table:table-cell office:value-type="float" office:value="0.569825">
                <text:p>0.56982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925.01844804885">
                <text:p>5925.01844804885</text:p>
              </table:table-cell>
              <table:table-cell office:value-type="float" office:value="0.569538">
                <text:p>0.56953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930.01974404885">
                <text:p>5930.01974404885</text:p>
              </table:table-cell>
              <table:table-cell office:value-type="float" office:value="0.577444">
                <text:p>0.57744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935.01521604885">
                <text:p>5935.01521604885</text:p>
              </table:table-cell>
              <table:table-cell office:value-type="float" office:value="0.230511">
                <text:p>0.23051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940.01713605404">
                <text:p>5940.01713605404</text:p>
              </table:table-cell>
              <table:table-cell office:value-type="float" office:value="0.296452">
                <text:p>0.29645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945.01750405404">
                <text:p>5945.01750405404</text:p>
              </table:table-cell>
              <table:table-cell office:value-type="float" office:value="0.42765">
                <text:p>0.4276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950.02321604885">
                <text:p>5950.02321604885</text:p>
              </table:table-cell>
              <table:table-cell office:value-type="float" office:value="0.428348">
                <text:p>0.42834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955.01713604885">
                <text:p>5955.01713604885</text:p>
              </table:table-cell>
              <table:table-cell office:value-type="float" office:value="0.282622">
                <text:p>0.28262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960.01777604885">
                <text:p>5960.01777604885</text:p>
              </table:table-cell>
              <table:table-cell office:value-type="float" office:value="0.379939">
                <text:p>0.37993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965.02324805404">
                <text:p>5965.02324805404</text:p>
              </table:table-cell>
              <table:table-cell office:value-type="float" office:value="0.479966">
                <text:p>0.47996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970.01654404885">
                <text:p>5970.01654404885</text:p>
              </table:table-cell>
              <table:table-cell office:value-type="float" office:value="0.34512">
                <text:p>0.3451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975.01401605404">
                <text:p>5975.01401605404</text:p>
              </table:table-cell>
              <table:table-cell office:value-type="float" office:value="0.477963">
                <text:p>0.47796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980.01750404885">
                <text:p>5980.01750404885</text:p>
              </table:table-cell>
              <table:table-cell office:value-type="float" office:value="0.487299">
                <text:p>0.48729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985.01777604885">
                <text:p>5985.01777604885</text:p>
              </table:table-cell>
              <table:table-cell office:value-type="float" office:value="0.489289">
                <text:p>0.48928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990.01649605404">
                <text:p>5990.01649605404</text:p>
              </table:table-cell>
              <table:table-cell office:value-type="float" office:value="0.487094">
                <text:p>0.48709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995.01657604885">
                <text:p>5995.01657604885</text:p>
              </table:table-cell>
              <table:table-cell office:value-type="float" office:value="0.354731">
                <text:p>0.354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